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llCentennial LT Address" svg:font-family="'BellCentennial LT Address'" style:font-adornments="Regular" style:font-pitch="variable"/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83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5.182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5.427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5.373cm"/>
    </style:style>
    <style:style style:name="co22" style:family="table-column">
      <style:table-column-properties fo:break-before="auto" style:column-width="3.249cm"/>
    </style:style>
    <style:style style:name="co23" style:family="table-column">
      <style:table-column-properties fo:break-before="auto" style:column-width="4.801cm"/>
    </style:style>
    <style:style style:name="co24" style:family="table-column">
      <style:table-column-properties fo:break-before="auto" style:column-width="2.704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6.299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3.792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4.011cm"/>
    </style:style>
    <style:style style:name="co31" style:family="table-column">
      <style:table-column-properties fo:break-before="auto" style:column-width="3.166cm"/>
    </style:style>
    <style:style style:name="co32" style:family="table-column">
      <style:table-column-properties fo:break-before="auto" style:column-width="7.497cm"/>
    </style:style>
    <style:style style:name="co33" style:family="table-column">
      <style:table-column-properties fo:break-before="auto" style:column-width="6.98cm"/>
    </style:style>
    <style:style style:name="co34" style:family="table-column">
      <style:table-column-properties fo:break-before="auto" style:column-width="3.766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521cm"/>
    </style:style>
    <style:style style:name="co37" style:family="table-column">
      <style:table-column-properties fo:break-before="auto" style:column-width="5.046cm"/>
    </style:style>
    <style:style style:name="co38" style:family="table-column">
      <style:table-column-properties fo:break-before="auto" style:column-width="4.228cm"/>
    </style:style>
    <style:style style:name="co39" style:family="table-column">
      <style:table-column-properties fo:break-before="auto" style:column-width="5.018cm"/>
    </style:style>
    <style:style style:name="co40" style:family="table-column">
      <style:table-column-properties fo:break-before="auto" style:column-width="3.575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2.785cm"/>
    </style:style>
    <style:style style:name="co43" style:family="table-column">
      <style:table-column-properties fo:break-before="auto" style:column-width="8.123cm"/>
    </style:style>
    <style:style style:name="co44" style:family="table-column">
      <style:table-column-properties fo:break-before="auto" style:column-width="5.782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2.649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3.357cm"/>
    </style:style>
    <style:style style:name="co49" style:family="table-column">
      <style:table-column-properties fo:break-before="auto" style:column-width="7.361cm"/>
    </style:style>
    <style:style style:name="co50" style:family="table-column">
      <style:table-column-properties fo:break-before="auto" style:column-width="4.038cm"/>
    </style:style>
    <style:style style:name="co51" style:family="table-column">
      <style:table-column-properties fo:break-before="auto" style:column-width="4.747cm"/>
    </style:style>
    <style:style style:name="co52" style:family="table-column">
      <style:table-column-properties fo:break-before="auto" style:column-width="8.396cm"/>
    </style:style>
    <style:style style:name="co53" style:family="table-column">
      <style:table-column-properties fo:break-before="auto" style:column-width="7.878cm"/>
    </style:style>
    <style:style style:name="co54" style:family="table-column">
      <style:table-column-properties fo:break-before="auto" style:column-width="7.225cm"/>
    </style:style>
    <style:style style:name="co55" style:family="table-column">
      <style:table-column-properties fo:break-before="auto" style:column-width="9.132cm"/>
    </style:style>
    <style:style style:name="co56" style:family="table-column">
      <style:table-column-properties fo:break-before="auto" style:column-width="8.613cm"/>
    </style:style>
    <style:style style:name="co57" style:family="table-column">
      <style:table-column-properties fo:break-before="auto" style:column-width="2.485cm"/>
    </style:style>
    <style:style style:name="co58" style:family="table-column">
      <style:table-column-properties fo:break-before="auto" style:column-width="3.494cm"/>
    </style:style>
    <style:style style:name="co59" style:family="table-column">
      <style:table-column-properties fo:break-before="auto" style:column-width="4.256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3.385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Heading_20_2" style:data-style-name="N3"/>
    <style:style style:name="ce2" style:family="table-cell" style:parent-style-name="Heading_20_2" style:data-style-name="N3">
      <style:table-cell-properties fo:background-color="#ffcc99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ffcc99"/>
    </style:style>
  </office:automatic-styles>
  <office:body>
    <office:spreadsheet>
      <table:calculation-settings table:automatic-find-labels="false" table:use-regular-expressions="false" table:use-wildcards="true"/>
      <table:table table:name="income_summary_u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4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number-columns-repeated="2" table:default-cell-style-name="ce3"/>
        <table:table-column table:style-name="co18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" table:default-cell-style-name="ce3"/>
        <table:table-column table:style-name="co22" table:default-cell-style-name="ce3"/>
        <table:table-column table:style-name="co2" table:default-cell-style-name="ce3"/>
        <table:table-column table:style-name="co23" table:default-cell-style-name="ce3"/>
        <table:table-column table:style-name="co7" table:default-cell-style-name="ce3"/>
        <table:table-column table:style-name="co24" table:default-cell-style-name="ce3"/>
        <table:table-column table:style-name="co2" table:number-columns-repeated="2" table:default-cell-style-name="ce3"/>
        <table:table-column table:style-name="co25" table:default-cell-style-name="ce3"/>
        <table:table-column table:style-name="co26" table:default-cell-style-name="ce3"/>
        <table:table-column table:style-name="co15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" table:number-columns-repeated="2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" table:number-columns-repeated="2" table:default-cell-style-name="ce3"/>
        <table:table-column table:style-name="co37" table:default-cell-style-name="ce3"/>
        <table:table-column table:style-name="co38" table:default-cell-style-name="ce3"/>
        <table:table-column table:style-name="co17" table:default-cell-style-name="ce3"/>
        <table:table-column table:style-name="co39" table:default-cell-style-name="ce3"/>
        <table:table-column table:style-name="co40" table:default-cell-style-name="ce3"/>
        <table:table-column table:style-name="co2" table:default-cell-style-name="ce3"/>
        <table:table-column table:style-name="co41" table:default-cell-style-name="ce3"/>
        <table:table-column table:style-name="co22" table:default-cell-style-name="ce3"/>
        <table:table-column table:style-name="co42" table:default-cell-style-name="ce3"/>
        <table:table-column table:style-name="co43" table:default-cell-style-name="ce3"/>
        <table:table-column table:style-name="co2" table:number-columns-repeated="3" table:default-cell-style-name="ce3"/>
        <table:table-column table:style-name="co44" table:default-cell-style-name="ce3"/>
        <table:table-column table:style-name="co2" table:number-columns-repeated="2" table:default-cell-style-name="ce3"/>
        <table:table-column table:style-name="co4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2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2" table:default-cell-style-name="ce3"/>
        <table:table-column table:style-name="co40" table:default-cell-style-name="ce3"/>
        <table:table-column table:style-name="co2" table:number-columns-repeated="2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18" table:default-cell-style-name="ce3"/>
        <table:table-column table:style-name="co38" table:default-cell-style-name="ce3"/>
        <table:table-column table:style-name="co61" table:default-cell-style-name="ce3"/>
        <table:table-column table:style-name="co1" table:default-cell-style-name="ce3"/>
        <table:table-column table:style-name="co62" table:number-columns-repeated="912" table:default-cell-style-name="ce3"/>
        <table:table-column table:style-name="co6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10 July 2023 – initial full GB costings</text:p>
          </table:table-cell>
          <table:table-cell table:style-name="ce1" table:number-columns-repeated="1010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self_employment_income</text:p>
          </table:table-cell>
          <table:table-cell table:style-name="ce1" office:value-type="string" calcext:value-type="string">
            <text:p>odd_jobs</text:p>
          </table:table-cell>
          <table:table-cell table:style-name="ce1" office:value-type="string" calcext:value-type="string">
            <text:p>private_pensions</text:p>
          </table:table-cell>
          <table:table-cell table:style-name="ce1" office:value-type="string" calcext:value-type="string">
            <text:p>national_savings</text:p>
          </table:table-cell>
          <table:table-cell table:style-name="ce1" office:value-type="string" calcext:value-type="string">
            <text:p>bank_interest</text:p>
          </table:table-cell>
          <table:table-cell table:style-name="ce1" office:value-type="string" calcext:value-type="string">
            <text:p>stocks_shares</text:p>
          </table:table-cell>
          <table:table-cell table:style-name="ce1" office:value-type="string" calcext:value-type="string">
            <text:p>individual_savings_account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royalties</text:p>
          </table:table-cell>
          <table:table-cell table:style-name="ce1" office:value-type="string" calcext:value-type="string">
            <text:p>bonds_and_gilts</text:p>
          </table:table-cell>
          <table:table-cell table:style-name="ce1" office:value-type="string" calcext:value-type="string">
            <text:p>other_investment_income</text:p>
          </table:table-cell>
          <table:table-cell table:style-name="ce1" office:value-type="string" calcext:value-type="string">
            <text:p>other_income</text:p>
          </table:table-cell>
          <table:table-cell table:style-name="ce1" office:value-type="string" calcext:value-type="string">
            <text:p>alimony_and_child_support_received</text:p>
          </table:table-cell>
          <table:table-cell table:style-name="ce1" office:value-type="string" calcext:value-type="string">
            <text:p>private_sickness_scheme_benefits</text:p>
          </table:table-cell>
          <table:table-cell table:style-name="ce1" office:value-type="string" calcext:value-type="string">
            <text:p>accident_insurance_scheme_benefits</text:p>
          </table:table-cell>
          <table:table-cell table:style-name="ce1" office:value-type="string" calcext:value-type="string">
            <text:p>hospital_savings_scheme_benefits</text:p>
          </table:table-cell>
          <table:table-cell table:style-name="ce1" office:value-type="string" calcext:value-type="string">
            <text:p>unemployment_or_redundancy_insurance</text:p>
          </table:table-cell>
          <table:table-cell table:style-name="ce1" office:value-type="string" calcext:value-type="string">
            <text:p>permanent_health_insurance</text:p>
          </table:table-cell>
          <table:table-cell table:style-name="ce1" office:value-type="string" calcext:value-type="string">
            <text:p>any_other_sickness_insurance</text:p>
          </table:table-cell>
          <table:table-cell table:style-name="ce1" office:value-type="string" calcext:value-type="string">
            <text:p>critical_illness_cover</text:p>
          </table:table-cell>
          <table:table-cell table:style-name="ce1" office:value-type="string" calcext:value-type="string">
            <text:p>trade_union_sick_or_strike_pay</text:p>
          </table:table-cell>
          <table:table-cell table:style-name="ce1" office:value-type="string" calcext:value-type="string">
            <text:p>health_insurance</text:p>
          </table:table-cell>
          <table:table-cell table:style-name="ce1" office:value-type="string" calcext:value-type="string">
            <text:p>alimony_and_child_support_paid</text:p>
          </table:table-cell>
          <table:table-cell table:style-name="ce1" office:value-type="string" calcext:value-type="string">
            <text:p>trade_unions_etc</text:p>
          </table:table-cell>
          <table:table-cell table:style-name="ce1" office:value-type="string" calcext:value-type="string">
            <text:p>friendly_societies</text:p>
          </table:table-cell>
          <table:table-cell table:style-name="ce1" office:value-type="string" calcext:value-type="string">
            <text:p>work_expenses</text:p>
          </table:table-cell>
          <table:table-cell table:style-name="ce1" office:value-type="string" calcext:value-type="string">
            <text:p>avcs</text:p>
          </table:table-cell>
          <table:table-cell table:style-name="ce1" office:value-type="string" calcext:value-type="string">
            <text:p>other_deductions</text:p>
          </table:table-cell>
          <table:table-cell table:style-name="ce1" office:value-type="string" calcext:value-type="string">
            <text:p>loan_repayments</text:p>
          </table:table-cell>
          <table:table-cell table:style-name="ce1" office:value-type="string" calcext:value-type="string">
            <text:p>pension_contributions_employee</text:p>
          </table:table-cell>
          <table:table-cell table:style-name="ce1" office:value-type="string" calcext:value-type="string">
            <text:p>pension_contributions_employer</text:p>
          </table:table-cell>
          <table:table-cell table:style-name="ce1" office:value-type="string" calcext:value-type="string">
            <text:p>income_tax</text:p>
          </table:table-cell>
          <table:table-cell table:style-name="ce1" office:value-type="string" calcext:value-type="string">
            <text:p>national_insurance</text:p>
          </table:table-cell>
          <table:table-cell table:style-name="ce1" office:value-type="string" calcext:value-type="string">
            <text:p>local_taxes</text:p>
          </table:table-cell>
          <table:table-cell table:style-name="ce1" office:value-type="string" calcext:value-type="string">
            <text:p>social_fund_loan_repayment</text:p>
          </table:table-cell>
          <table:table-cell table:style-name="ce1" office:value-type="string" calcext:value-type="string">
            <text:p>student_loan_repayments</text:p>
          </table:table-cell>
          <table:table-cell table:style-name="ce1" office:value-type="string" calcext:value-type="string">
            <text:p>care_insurance</text:p>
          </table:table-cell>
          <table:table-cell table:style-name="ce1" office:value-type="string" calcext:value-type="string">
            <text:p>child_benefit</text:p>
          </table:table-cell>
          <table:table-cell table:style-name="ce1" office:value-type="string" calcext:value-type="string">
            <text:p>state_pension</text:p>
          </table:table-cell>
          <table:table-cell table:style-name="ce1" office:value-type="string" calcext:value-type="string">
            <text:p>bereavement_allowance</text:p>
          </table:table-cell>
          <table:table-cell table:style-name="ce1" office:value-type="string" calcext:value-type="string">
            <text:p>armed_forces_compensation_scheme</text:p>
          </table:table-cell>
          <table:table-cell table:style-name="ce1" office:value-type="string" calcext:value-type="string">
            <text:p>war_widows_pension</text:p>
          </table:table-cell>
          <table:table-cell table:style-name="ce1" office:value-type="string" calcext:value-type="string">
            <text:p>severe_disability_allowance</text:p>
          </table:table-cell>
          <table:table-cell table:style-name="ce1" office:value-type="string" calcext:value-type="string">
            <text:p>attendance_allowance</text:p>
          </table:table-cell>
          <table:table-cell table:style-name="ce1" office:value-type="string" calcext:value-type="string">
            <text:p>carers_allowance</text:p>
          </table:table-cell>
          <table:table-cell table:style-name="ce1" office:value-type="string" calcext:value-type="string">
            <text:p>industrial_injury_benefit</text:p>
          </table:table-cell>
          <table:table-cell table:style-name="ce1" office:value-type="string" calcext:value-type="string">
            <text:p>incapacity_benefit</text:p>
          </table:table-cell>
          <table:table-cell table:style-name="ce1" office:value-type="string" calcext:value-type="string">
            <text:p>personal_independence_payment_daily_living</text:p>
          </table:table-cell>
          <table:table-cell table:style-name="ce1" office:value-type="string" calcext:value-type="string">
            <text:p>personal_independence_payment_mobility</text:p>
          </table:table-cell>
          <table:table-cell table:style-name="ce1" office:value-type="string" calcext:value-type="string">
            <text:p>dla_self_care</text:p>
          </table:table-cell>
          <table:table-cell table:style-name="ce1" office:value-type="string" calcext:value-type="string">
            <text:p>dla_mobility</text:p>
          </table:table-cell>
          <table:table-cell table:style-name="ce1" office:value-type="string" calcext:value-type="string">
            <text:p>education_allowances</text:p>
          </table:table-cell>
          <table:table-cell table:style-name="ce1" office:value-type="string" calcext:value-type="string">
            <text:p>foster_care_payments</text:p>
          </table:table-cell>
          <table:table-cell table:style-name="ce1" office:value-type="string" calcext:value-type="string">
            <text:p>maternity_allowance</text:p>
          </table:table-cell>
          <table:table-cell table:style-name="ce1" office:value-type="string" calcext:value-type="string">
            <text:p>maternity_grant</text:p>
          </table:table-cell>
          <table:table-cell table:style-name="ce1" office:value-type="string" calcext:value-type="string">
            <text:p>funeral_grant</text:p>
          </table:table-cell>
          <table:table-cell table:style-name="ce1" office:value-type="string" calcext:value-type="string">
            <text:p>any_other_ni_or_state_benefit</text:p>
          </table:table-cell>
          <table:table-cell table:style-name="ce1" office:value-type="string" calcext:value-type="string">
            <text:p>friendly_society_benefits</text:p>
          </table:table-cell>
          <table:table-cell table:style-name="ce1" office:value-type="string" calcext:value-type="string">
            <text:p>government_training_allowances</text:p>
          </table:table-cell>
          <table:table-cell table:style-name="ce1" office:value-type="string" calcext:value-type="string">
            <text:p>contrib_jobseekers_allowance</text:p>
          </table:table-cell>
          <table:table-cell table:style-name="ce1" office:value-type="string" calcext:value-type="string">
            <text:p>guardians_allowance</text:p>
          </table:table-cell>
          <table:table-cell table:style-name="ce1" office:value-type="string" calcext:value-type="string">
            <text:p>widows_payment</text:p>
          </table:table-cell>
          <table:table-cell table:style-name="ce1" office:value-type="string" calcext:value-type="string">
            <text:p>winter_fuel_payments</text:p>
          </table:table-cell>
          <table:table-cell table:style-name="ce1" office:value-type="string" calcext:value-type="string">
            <text:p>working_tax_credit</text:p>
          </table:table-cell>
          <table:table-cell table:style-name="ce1" office:value-type="string" calcext:value-type="string">
            <text:p>child_tax_credit</text:p>
          </table:table-cell>
          <table:table-cell table:style-name="ce1" office:value-type="string" calcext:value-type="string">
            <text:p>non_contrib_employment_and_support_allowance</text:p>
          </table:table-cell>
          <table:table-cell table:style-name="ce1" office:value-type="string" calcext:value-type="string">
            <text:p>income_support</text:p>
          </table:table-cell>
          <table:table-cell table:style-name="ce1" office:value-type="string" calcext:value-type="string">
            <text:p>pension_credit</text:p>
          </table:table-cell>
          <table:table-cell table:style-name="ce1" office:value-type="string" calcext:value-type="string">
            <text:p>savings_credit</text:p>
          </table:table-cell>
          <table:table-cell table:style-name="ce1" office:value-type="string" calcext:value-type="string">
            <text:p>non_contrib_jobseekers_allowance</text:p>
          </table:table-cell>
          <table:table-cell table:style-name="ce1" office:value-type="string" calcext:value-type="string">
            <text:p>housing_benefit</text:p>
          </table:table-cell>
          <table:table-cell table:style-name="ce1" office:value-type="string" calcext:value-type="string">
            <text:p>free_school_meals</text:p>
          </table:table-cell>
          <table:table-cell table:style-name="ce1" office:value-type="string" calcext:value-type="string">
            <text:p>universal_credit</text:p>
          </table:table-cell>
          <table:table-cell table:style-name="ce1" office:value-type="string" calcext:value-type="string">
            <text:p>other_benefits</text:p>
          </table:table-cell>
          <table:table-cell table:style-name="ce1" office:value-type="string" calcext:value-type="string">
            <text:p>student_grants</text:p>
          </table:table-cell>
          <table:table-cell table:style-name="ce1" office:value-type="string" calcext:value-type="string">
            <text:p>student_loans</text:p>
          </table:table-cell>
          <table:table-cell table:style-name="ce1" office:value-type="string" calcext:value-type="string">
            <text:p>council_tax_benefit</text:p>
          </table:table-cell>
          <table:table-cell table:style-name="ce1" office:value-type="string" calcext:value-type="string">
            <text:p>contrib_employment_and_support_allowance</text:p>
          </table:table-cell>
          <table:table-cell table:style-name="ce1" office:value-type="string" calcext:value-type="string">
            <text:p>scottish_child_payment</text:p>
          </table:table-cell>
          <table:table-cell table:style-name="ce1" office:value-type="string" calcext:value-type="string">
            <text:p>scottish_carers_supplement</text:p>
          </table:table-cell>
          <table:table-cell table:style-name="ce1" office:value-type="string" calcext:value-type="string">
            <text:p>discresionary_housing_payment</text:p>
          </table:table-cell>
          <table:table-cell table:style-name="ce1" office:value-type="string" calcext:value-type="string">
            <text:p>scottish_disability_assistance_children_daily_living</text:p>
          </table:table-cell>
          <table:table-cell table:style-name="ce1" office:value-type="string" calcext:value-type="string">
            <text:p>scottish_disability_assistance_children_mobility</text:p>
          </table:table-cell>
          <table:table-cell table:style-name="ce1" office:value-type="string" calcext:value-type="string">
            <text:p>scottish_disability_assistance_older_people</text:p>
          </table:table-cell>
          <table:table-cell table:style-name="ce1" office:value-type="string" calcext:value-type="string">
            <text:p>scottish_disability_assistance_working_age_daily_living</text:p>
          </table:table-cell>
          <table:table-cell table:style-name="ce1" office:value-type="string" calcext:value-type="string">
            <text:p>scottish_disability_assistance_working_age_mobility</text:p>
          </table:table-cell>
          <table:table-cell table:style-name="ce1" office:value-type="string" calcext:value-type="string">
            <text:p>basic_income</text:p>
          </table:table-cell>
          <table:table-cell table:style-name="ce1" office:value-type="string" calcext:value-type="string">
            <text:p>employers_ni</text:p>
          </table:table-cell>
          <table:table-cell table:style-name="ce1" office:value-type="string" calcext:value-type="string">
            <text:p>scottish_income_tax</text:p>
          </table:table-cell>
          <table:table-cell table:style-name="ce1" office:value-type="string" calcext:value-type="string">
            <text:p>total_benefits</text:p>
          </table:table-cell>
          <table:table-cell table:style-name="ce1" office:value-type="string" calcext:value-type="string">
            <text:p>legacy_mtbs</text:p>
          </table:table-cell>
          <table:table-cell table:style-name="ce1" office:value-type="string" calcext:value-type="string">
            <text:p>means_tested_bens</text:p>
          </table:table-cell>
          <table:table-cell table:style-name="ce1" office:value-type="string" calcext:value-type="string">
            <text:p>non_means_tested_bens</text:p>
          </table:table-cell>
          <table:table-cell table:style-name="ce1" office:value-type="string" calcext:value-type="string">
            <text:p>sickness_illness</text:p>
          </table:table-cell>
          <table:table-cell table:style-name="ce1" office:value-type="string" calcext:value-type="string">
            <text:p>scottish_benefits</text:p>
          </table:table-cell>
          <table:table-cell table:style-name="ce1" office:value-type="string" calcext:value-type="string">
            <text:p>pension_relief_at_source</text:p>
          </table:table-cell>
          <table:table-cell table:style-name="ce1" office:value-type="string" calcext:value-type="string">
            <text:p>net_cost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912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Grant Total £p.a</text:p>
          </table:table-cell>
          <table:table-cell office:value-type="float" office:value="919474649761.109" calcext:value-type="float">
            <text:p>919,474,649,761</text:p>
          </table:table-cell>
          <table:table-cell office:value-type="float" office:value="102155730690.495" calcext:value-type="float">
            <text:p>102,155,730,690</text:p>
          </table:table-cell>
          <table:table-cell office:value-type="float" office:value="290999480.360133" calcext:value-type="float">
            <text:p>290,999,480</text:p>
          </table:table-cell>
          <table:table-cell office:value-type="float" office:value="112948298432.001" calcext:value-type="float">
            <text:p>112,948,298,432</text:p>
          </table:table-cell>
          <table:table-cell office:value-type="float" office:value="724727047.219888" calcext:value-type="float">
            <text:p>724,727,047</text:p>
          </table:table-cell>
          <table:table-cell office:value-type="float" office:value="488786940.869593" calcext:value-type="float">
            <text:p>488,786,941</text:p>
          </table:table-cell>
          <table:table-cell office:value-type="float" office:value="7108916107.40175" calcext:value-type="float">
            <text:p>7,108,916,107</text:p>
          </table:table-cell>
          <table:table-cell office:value-type="float" office:value="2932739901.53277" calcext:value-type="float">
            <text:p>2,932,739,902</text:p>
          </table:table-cell>
          <table:table-cell office:value-type="float" office:value="12392438531.541" calcext:value-type="float">
            <text:p>12,392,438,532</text:p>
          </table:table-cell>
          <table:table-cell office:value-type="float" office:value="131394632.942945" calcext:value-type="float">
            <text:p>131,394,633</text:p>
          </table:table-cell>
          <table:table-cell office:value-type="float" office:value="50773393.9292543" calcext:value-type="float">
            <text:p>50,773,394</text:p>
          </table:table-cell>
          <table:table-cell office:value-type="float" office:value="4289432384.83469" calcext:value-type="float">
            <text:p>4,289,432,385</text:p>
          </table:table-cell>
          <table:table-cell office:value-type="float" office:value="1982809714.2901" calcext:value-type="float">
            <text:p>1,982,809,714</text:p>
          </table:table-cell>
          <table:table-cell office:value-type="float" office:value="3183067239.25053" calcext:value-type="float">
            <text:p>3,183,067,239</text:p>
          </table:table-cell>
          <table:table-cell office:value-type="float" office:value="20503483.8698639" calcext:value-type="float">
            <text:p>20,503,484</text:p>
          </table:table-cell>
          <table:table-cell office:value-type="float" office:value="116375240.225046" calcext:value-type="float">
            <text:p>116,375,24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41561149.273714" calcext:value-type="float">
            <text:p>141,561,149</text:p>
          </table:table-cell>
          <table:table-cell office:value-type="float" office:value="60292238.0757722" calcext:value-type="float">
            <text:p>60,292,238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15818.761866" calcext:value-type="float">
            <text:p>16,215,819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183546.05283" calcext:value-type="float">
            <text:p>4,159,183,546</text:p>
          </table:table-cell>
          <table:table-cell office:value-type="float" office:value="397605729.732332" calcext:value-type="float">
            <text:p>397,605,730</text:p>
          </table:table-cell>
          <table:table-cell office:value-type="float" office:value="199290424664.448" calcext:value-type="float">
            <text:p>199,290,424,664</text:p>
          </table:table-cell>
          <table:table-cell office:value-type="float" office:value="61924685547.1636" calcext:value-type="float">
            <text:p>61,924,685,547</text:p>
          </table:table-cell>
          <table:table-cell office:value-type="float" office:value="48178478044.6542" calcext:value-type="float">
            <text:p>48,178,478,045</text:p>
          </table:table-cell>
          <table:table-cell office:value-type="float" office:value="136910475.406071" calcext:value-type="float">
            <text:p>136,910,475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10038391909.5289" calcext:value-type="float">
            <text:p>10,038,391,910</text:p>
          </table:table-cell>
          <table:table-cell office:value-type="float" office:value="90820497842.9839" calcext:value-type="float">
            <text:p>90,820,497,843</text:p>
          </table:table-cell>
          <table:table-cell office:value-type="float" office:value="0" calcext:value-type="float">
            <text:p>0</text:p>
          </table:table-cell>
          <table:table-cell office:value-type="float" office:value="181687955.677573" calcext:value-type="float">
            <text:p>181,687,956</text:p>
          </table:table-cell>
          <table:table-cell office:value-type="float" office:value="572989847.143158" calcext:value-type="float">
            <text:p>572,989,84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297164893.875" calcext:value-type="float">
            <text:p>3,297,164,894</text:p>
          </table:table-cell>
          <table:table-cell office:value-type="float" office:value="4891660278.12857" calcext:value-type="float">
            <text:p>4,891,660,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3166293.81429" calcext:value-type="float">
            <text:p>9,063,166,294</text:p>
          </table:table-cell>
          <table:table-cell office:value-type="float" office:value="4703234510.68393" calcext:value-type="float">
            <text:p>4,703,234,511</text:p>
          </table:table-cell>
          <table:table-cell office:value-type="float" office:value="2306477136.20357" calcext:value-type="float">
            <text:p>2,306,477,136</text:p>
          </table:table-cell>
          <table:table-cell office:value-type="float" office:value="1315642057.55357" calcext:value-type="float">
            <text:p>1,315,642,058</text:p>
          </table:table-cell>
          <table:table-cell office:value-type="float" office:value="0" calcext:value-type="float">
            <text:p>0</text:p>
          </table:table-cell>
          <table:table-cell office:value-type="float" office:value="4322883.32257946" calcext:value-type="float">
            <text:p>4,322,883</text:p>
          </table:table-cell>
          <table:table-cell office:value-type="float" office:value="109609121.655" calcext:value-type="float">
            <text:p>109,609,122</text:p>
          </table:table-cell>
          <table:table-cell office:value-type="float" office:value="630717561.214286" calcext:value-type="float">
            <text:p>630,717,561</text:p>
          </table:table-cell>
          <table:table-cell office:value-type="float" office:value="349937624.25" calcext:value-type="float">
            <text:p>349,937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104791041.594643" calcext:value-type="float">
            <text:p>104,791,042</text:p>
          </table:table-cell>
          <table:table-cell office:value-type="float" office:value="5032177.0875" calcext:value-type="float">
            <text:p>5,032,177</text:p>
          </table:table-cell>
          <table:table-cell office:value-type="float" office:value="238119301.629146" calcext:value-type="float">
            <text:p>238,119,302</text:p>
          </table:table-cell>
          <table:table-cell office:value-type="float" office:value="0" calcext:value-type="float">
            <text:p>0</text:p>
          </table:table-cell>
          <table:table-cell office:value-type="float" office:value="2626301225.45907" calcext:value-type="float">
            <text:p>2,626,301,225</text:p>
          </table:table-cell>
          <table:table-cell office:value-type="float" office:value="8803785398.55388" calcext:value-type="float">
            <text:p>8,803,785,399</text:p>
          </table:table-cell>
          <table:table-cell office:value-type="float" office:value="6811887759.88694" calcext:value-type="float">
            <text:p>6,811,887,760</text:p>
          </table:table-cell>
          <table:table-cell office:value-type="float" office:value="1064199885.95421" calcext:value-type="float">
            <text:p>1,064,199,886</text:p>
          </table:table-cell>
          <table:table-cell office:value-type="float" office:value="3066052650.66243" calcext:value-type="float">
            <text:p>3,066,052,651</text:p>
          </table:table-cell>
          <table:table-cell office:value-type="float" office:value="286882939.718157" calcext:value-type="float">
            <text:p>286,882,940</text:p>
          </table:table-cell>
          <table:table-cell office:value-type="float" office:value="427391714.540106" calcext:value-type="float">
            <text:p>427,391,715</text:p>
          </table:table-cell>
          <table:table-cell office:value-type="float" office:value="10933358029.8759" calcext:value-type="float">
            <text:p>10,933,358,030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37459482547.5465" calcext:value-type="float">
            <text:p>37,459,482,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4971320.06444" calcext:value-type="float">
            <text:p>6,644,971,320</text:p>
          </table:table-cell>
          <table:table-cell office:value-type="float" office:value="2184136651.3125" calcext:value-type="float">
            <text:p>2,184,136,651</text:p>
          </table:table-cell>
          <table:table-cell office:value-type="float" office:value="409802673.214286" calcext:value-type="float">
            <text:p>409,802,673</text:p>
          </table:table-cell>
          <table:table-cell office:value-type="float" office:value="0" calcext:value-type="float">
            <text:p>0</text:p>
          </table:table-cell>
          <table:table-cell office:value-type="float" office:value="79738386.4027996" calcext:value-type="float">
            <text:p>79,738,3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75989664.185" calcext:value-type="float">
            <text:p>108,875,989,664</text:p>
          </table:table-cell>
          <table:table-cell office:value-type="float" office:value="197490159123.562" calcext:value-type="float">
            <text:p>197,490,159,124</text:p>
          </table:table-cell>
          <table:table-cell office:value-type="float" office:value="210757527002.469" calcext:value-type="float">
            <text:p>210,757,527,002</text:p>
          </table:table-cell>
          <table:table-cell office:value-type="float" office:value="34019859604.6507" calcext:value-type="float">
            <text:p>34,019,859,605</text:p>
          </table:table-cell>
          <table:table-cell office:value-type="float" office:value="79812642519.9934" calcext:value-type="float">
            <text:p>79,812,642,520</text:p>
          </table:table-cell>
          <table:table-cell office:value-type="float" office:value="130944884482.475" calcext:value-type="float">
            <text:p>130,944,884,482</text:p>
          </table:table-cell>
          <table:table-cell office:value-type="float" office:value="25612723947.9268" calcext:value-type="float">
            <text:p>25,612,723,948</text:p>
          </table:table-cell>
          <table:table-cell office:value-type="float" office:value="409802673.214286" calcext:value-type="float">
            <text:p>409,802,673</text:p>
          </table:table-cell>
          <table:table-cell office:value-type="float" office:value="980115006.969606" calcext:value-type="float">
            <text:p>980,115,007</text:p>
          </table:table-cell>
          <table:table-cell office:value-type="float" office:value="-98636061253.7972" calcext:value-type="float">
            <text:p>-98,636,061,254</text:p>
          </table:table-cell>
          <table:table-cell office:value-type="string" calcext:value-type="string">
            <text:p>Grant Total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ts</text:p>
          </table:table-cell>
          <table:table-cell office:value-type="float" office:value="25658309" calcext:value-type="float">
            <text:p>25,658,309</text:p>
          </table:table-cell>
          <table:table-cell office:value-type="float" office:value="3776827" calcext:value-type="float">
            <text:p>3,776,827</text:p>
          </table:table-cell>
          <table:table-cell office:value-type="float" office:value="241562" calcext:value-type="float">
            <text:p>241,562</text:p>
          </table:table-cell>
          <table:table-cell office:value-type="float" office:value="9332790" calcext:value-type="float">
            <text:p>9,332,790</text:p>
          </table:table-cell>
          <table:table-cell office:value-type="float" office:value="3535416" calcext:value-type="float">
            <text:p>3,535,416</text:p>
          </table:table-cell>
          <table:table-cell office:value-type="float" office:value="9773722" calcext:value-type="float">
            <text:p>9,773,722</text:p>
          </table:table-cell>
          <table:table-cell office:value-type="float" office:value="2456765" calcext:value-type="float">
            <text:p>2,456,765</text:p>
          </table:table-cell>
          <table:table-cell office:value-type="float" office:value="6995287" calcext:value-type="float">
            <text:p>6,995,287</text:p>
          </table:table-cell>
          <table:table-cell office:value-type="float" office:value="1466854" calcext:value-type="float">
            <text:p>1,466,854</text:p>
          </table:table-cell>
          <table:table-cell office:value-type="float" office:value="78209" calcext:value-type="float">
            <text:p>78,209</text:p>
          </table:table-cell>
          <table:table-cell office:value-type="float" office:value="43866" calcext:value-type="float">
            <text:p>43,866</text:p>
          </table:table-cell>
          <table:table-cell office:value-type="float" office:value="26203062" calcext:value-type="float">
            <text:p>26,203,062</text:p>
          </table:table-cell>
          <table:table-cell office:value-type="float" office:value="318321" calcext:value-type="float">
            <text:p>318,321</text:p>
          </table:table-cell>
          <table:table-cell office:value-type="float" office:value="714246" calcext:value-type="float">
            <text:p>714,246</text:p>
          </table:table-cell>
          <table:table-cell office:value-type="float" office:value="3627" calcext:value-type="float">
            <text:p>3,627</text:p>
          </table:table-cell>
          <table:table-cell office:value-type="float" office:value="9840" calcext:value-type="float">
            <text:p>9,840</text:p>
          </table:table-cell>
          <table:table-cell office:value-type="float" office:value="1167" calcext:value-type="float">
            <text:p>1,167</text:p>
          </table:table-cell>
          <table:table-cell office:value-type="float" office:value="521" calcext:value-type="float">
            <text:p>521</text:p>
          </table:table-cell>
          <table:table-cell office:value-type="float" office:value="7314" calcext:value-type="float">
            <text:p>7,314</text:p>
          </table:table-cell>
          <table:table-cell office:value-type="float" office:value="14281" calcext:value-type="float">
            <text:p>14,281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9" calcext:value-type="float">
            <text:p>4,6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795" calcext:value-type="float">
            <text:p>1,303,795</text:p>
          </table:table-cell>
          <table:table-cell office:value-type="float" office:value="219789" calcext:value-type="float">
            <text:p>219,789</text:p>
          </table:table-cell>
          <table:table-cell office:value-type="float" office:value="30209385" calcext:value-type="float">
            <text:p>30,209,385</text:p>
          </table:table-cell>
          <table:table-cell office:value-type="float" office:value="24579491" calcext:value-type="float">
            <text:p>24,579,491</text:p>
          </table:table-cell>
          <table:table-cell office:value-type="float" office:value="27251607" calcext:value-type="float">
            <text:p>27,251,607</text:p>
          </table:table-cell>
          <table:table-cell office:value-type="float" office:value="150173" calcext:value-type="float">
            <text:p>150,173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5699785" calcext:value-type="float">
            <text:p>5,699,785</text:p>
          </table:table-cell>
          <table:table-cell office:value-type="float" office:value="11290339" calcext:value-type="float">
            <text:p>11,290,339</text:p>
          </table:table-cell>
          <table:table-cell office:value-type="float" office:value="0" calcext:value-type="float">
            <text:p>0</text:p>
          </table:table-cell>
          <table:table-cell office:value-type="float" office:value="27044" calcext:value-type="float">
            <text:p>27,044</text:p>
          </table:table-cell>
          <table:table-cell office:value-type="float" office:value="102047" calcext:value-type="float">
            <text:p>102,047</text:p>
          </table:table-cell>
          <table:table-cell office:value-type="float" office:value="7610" calcext:value-type="float">
            <text:p>7,610</text:p>
          </table:table-cell>
          <table:table-cell office:value-type="float" office:value="791896" calcext:value-type="float">
            <text:p>791,896</text:p>
          </table:table-cell>
          <table:table-cell office:value-type="float" office:value="1345028" calcext:value-type="float">
            <text:p>1,34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4844" calcext:value-type="float">
            <text:p>2,274,844</text:p>
          </table:table-cell>
          <table:table-cell office:value-type="float" office:value="1817367" calcext:value-type="float">
            <text:p>1,817,367</text:p>
          </table:table-cell>
          <table:table-cell office:value-type="float" office:value="694414" calcext:value-type="float">
            <text:p>694,414</text:p>
          </table:table-cell>
          <table:table-cell office:value-type="float" office:value="523909" calcext:value-type="float">
            <text:p>523,909</text:p>
          </table:table-cell>
          <table:table-cell office:value-type="float" office:value="0" calcext:value-type="float">
            <text:p>0</text:p>
          </table:table-cell>
          <table:table-cell office:value-type="float" office:value="44818" calcext:value-type="float">
            <text:p>44,818</text:p>
          </table:table-cell>
          <table:table-cell office:value-type="float" office:value="13409" calcext:value-type="float">
            <text:p>13,409</text:p>
          </table:table-cell>
          <table:table-cell office:value-type="float" office:value="26295" calcext:value-type="float">
            <text:p>26,295</text:p>
          </table:table-cell>
          <table:table-cell office:value-type="float" office:value="11651" calcext:value-type="float">
            <text:p>11,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27311" calcext:value-type="float">
            <text:p>27,311</text:p>
          </table:table-cell>
          <table:table-cell office:value-type="float" office:value="5199" calcext:value-type="float">
            <text:p>5,199</text:p>
          </table:table-cell>
          <table:table-cell office:value-type="float" office:value="52719" calcext:value-type="float">
            <text:p>52,719</text:p>
          </table:table-cell>
          <table:table-cell office:value-type="float" office:value="0" calcext:value-type="float">
            <text:p>0</text:p>
          </table:table-cell>
          <table:table-cell office:value-type="float" office:value="828021" calcext:value-type="float">
            <text:p>828,021</text:p>
          </table:table-cell>
          <table:table-cell office:value-type="float" office:value="1172804" calcext:value-type="float">
            <text:p>1,172,804</text:p>
          </table:table-cell>
          <table:table-cell office:value-type="float" office:value="1057750" calcext:value-type="float">
            <text:p>1,057,750</text:p>
          </table:table-cell>
          <table:table-cell office:value-type="float" office:value="251631" calcext:value-type="float">
            <text:p>251,631</text:p>
          </table:table-cell>
          <table:table-cell office:value-type="float" office:value="1011899" calcext:value-type="float">
            <text:p>1,011,899</text:p>
          </table:table-cell>
          <table:table-cell office:value-type="float" office:value="543879" calcext:value-type="float">
            <text:p>543,879</text:p>
          </table:table-cell>
          <table:table-cell office:value-type="float" office:value="126696" calcext:value-type="float">
            <text:p>126,696</text:p>
          </table:table-cell>
          <table:table-cell office:value-type="float" office:value="2402955" calcext:value-type="float">
            <text:p>2,402,955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4341907" calcext:value-type="float">
            <text:p>4,341,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4303" calcext:value-type="float">
            <text:p>6,064,303</text:p>
          </table:table-cell>
          <table:table-cell office:value-type="float" office:value="360212" calcext:value-type="float">
            <text:p>360,212</text:p>
          </table:table-cell>
          <table:table-cell office:value-type="float" office:value="175419" calcext:value-type="float">
            <text:p>175,419</text:p>
          </table:table-cell>
          <table:table-cell office:value-type="float" office:value="0" calcext:value-type="float">
            <text:p>0</text:p>
          </table:table-cell>
          <table:table-cell office:value-type="float" office:value="98033" calcext:value-type="float">
            <text:p>98,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958536" calcext:value-type="float">
            <text:p>22,958,536</text:p>
          </table:table-cell>
          <table:table-cell office:value-type="float" office:value="30150634" calcext:value-type="float">
            <text:p>30,150,634</text:p>
          </table:table-cell>
          <table:table-cell office:value-type="float" office:value="25500746" calcext:value-type="float">
            <text:p>25,500,746</text:p>
          </table:table-cell>
          <table:table-cell office:value-type="float" office:value="5047760" calcext:value-type="float">
            <text:p>5,047,760</text:p>
          </table:table-cell>
          <table:table-cell office:value-type="float" office:value="12654517" calcext:value-type="float">
            <text:p>12,654,517</text:p>
          </table:table-cell>
          <table:table-cell office:value-type="float" office:value="19716246" calcext:value-type="float">
            <text:p>19,716,246</text:p>
          </table:table-cell>
          <table:table-cell office:value-type="float" office:value="4990910" calcext:value-type="float">
            <text:p>4,990,910</text:p>
          </table:table-cell>
          <table:table-cell office:value-type="float" office:value="175419" calcext:value-type="float">
            <text:p>175,419</text:p>
          </table:table-cell>
          <table:table-cell office:value-type="float" office:value="1307914" calcext:value-type="float">
            <text:p>1,307,914</text:p>
          </table:table-cell>
          <table:table-cell office:value-type="float" office:value="22274722" calcext:value-type="float">
            <text:p>22,274,722</text:p>
          </table:table-cell>
          <table:table-cell office:value-type="string" calcext:value-type="string">
            <text:p>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95608230.47636" calcext:value-type="float">
            <text:p>1,195,608,230</text:p>
          </table:table-cell>
          <table:table-cell office:value-type="float" office:value="241082309.826453" calcext:value-type="float">
            <text:p>241,082,3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95214.898072166" calcext:value-type="float">
            <text:p>895,215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95214.898072166" calcext:value-type="float">
            <text:p>895,215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7631159.61938" calcext:value-type="float">
            <text:p>1,277,631,160</text:p>
          </table:table-cell>
          <table:table-cell office:value-type="string" calcext:value-type="string">
            <text:p>Missing_ILO_Employmen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923642" calcext:value-type="float">
            <text:p>13,923,642</text:p>
          </table:table-cell>
          <table:table-cell office:value-type="float" office:value="220219" calcext:value-type="float">
            <text:p>220,2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office:value-type="string" calcext:value-type="string">
            <text:p>Missing_ILO_Employmen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£p.a</text:p>
          </table:table-cell>
          <table:table-cell office:value-type="float" office:value="837734966957.119" calcext:value-type="float">
            <text:p>837,734,966,957</text:p>
          </table:table-cell>
          <table:table-cell office:value-type="float" office:value="6207078125.18202" calcext:value-type="float">
            <text:p>6,207,078,125</text:p>
          </table:table-cell>
          <table:table-cell office:value-type="float" office:value="117936477.586571" calcext:value-type="float">
            <text:p>117,936,478</text:p>
          </table:table-cell>
          <table:table-cell office:value-type="float" office:value="4773554595.32132" calcext:value-type="float">
            <text:p>4,773,554,595</text:p>
          </table:table-cell>
          <table:table-cell office:value-type="float" office:value="145512496.327128" calcext:value-type="float">
            <text:p>145,512,496</text:p>
          </table:table-cell>
          <table:table-cell office:value-type="float" office:value="173677770.92236" calcext:value-type="float">
            <text:p>173,677,771</text:p>
          </table:table-cell>
          <table:table-cell office:value-type="float" office:value="2941613847.00525" calcext:value-type="float">
            <text:p>2,941,613,847</text:p>
          </table:table-cell>
          <table:table-cell office:value-type="float" office:value="943664150.654315" calcext:value-type="float">
            <text:p>943,664,151</text:p>
          </table:table-cell>
          <table:table-cell office:value-type="float" office:value="3765008145.31424" calcext:value-type="float">
            <text:p>3,765,008,145</text:p>
          </table:table-cell>
          <table:table-cell office:value-type="float" office:value="14396329.7856205" calcext:value-type="float">
            <text:p>14,396,330</text:p>
          </table:table-cell>
          <table:table-cell office:value-type="float" office:value="2701043.93088858" calcext:value-type="float">
            <text:p>2,701,044</text:p>
          </table:table-cell>
          <table:table-cell office:value-type="float" office:value="930683758.506071" calcext:value-type="float">
            <text:p>930,683,759</text:p>
          </table:table-cell>
          <table:table-cell office:value-type="float" office:value="198716691.437999" calcext:value-type="float">
            <text:p>198,716,691</text:p>
          </table:table-cell>
          <table:table-cell office:value-type="float" office:value="2347785595.70423" calcext:value-type="float">
            <text:p>2,347,785,596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25708161.0772622" calcext:value-type="float">
            <text:p>25,708,161</text:p>
          </table:table-cell>
          <table:table-cell office:value-type="float" office:value="33359743.0921154" calcext:value-type="float">
            <text:p>33,359,743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8141081.63576" calcext:value-type="float">
            <text:p>3,628,141,082</text:p>
          </table:table-cell>
          <table:table-cell office:value-type="float" office:value="366414801.307654" calcext:value-type="float">
            <text:p>366,414,801</text:p>
          </table:table-cell>
          <table:table-cell office:value-type="float" office:value="155970396652.865" calcext:value-type="float">
            <text:p>155,970,396,653</text:p>
          </table:table-cell>
          <table:table-cell office:value-type="float" office:value="54384497781.6236" calcext:value-type="float">
            <text:p>54,384,497,782</text:p>
          </table:table-cell>
          <table:table-cell office:value-type="float" office:value="21865643872.6757" calcext:value-type="float">
            <text:p>21,865,643,873</text:p>
          </table:table-cell>
          <table:table-cell office:value-type="float" office:value="0" calcext:value-type="float">
            <text:p>0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2984134923.40325" calcext:value-type="float">
            <text:p>2,984,134,923</text:p>
          </table:table-cell>
          <table:table-cell office:value-type="float" office:value="2036731323.47143" calcext:value-type="float">
            <text:p>2,036,731,323</text:p>
          </table:table-cell>
          <table:table-cell office:value-type="float" office:value="0" calcext:value-type="float">
            <text:p>0</text:p>
          </table:table-cell>
          <table:table-cell office:value-type="float" office:value="15644678.5603067" calcext:value-type="float">
            <text:p>15,644,679</text:p>
          </table:table-cell>
          <table:table-cell office:value-type="float" office:value="2057730.35967396" calcext:value-type="float">
            <text:p>2,057,730</text:p>
          </table:table-cell>
          <table:table-cell office:value-type="float" office:value="0" calcext:value-type="float">
            <text:p>0</text:p>
          </table:table-cell>
          <table:table-cell office:value-type="float" office:value="7703519.05714286" calcext:value-type="float">
            <text:p>7,703,519</text:p>
          </table:table-cell>
          <table:table-cell office:value-type="float" office:value="33153492.0428571" calcext:value-type="float">
            <text:p>33,153,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16591.526786" calcext:value-type="float">
            <text:p>420,916,592</text:p>
          </table:table-cell>
          <table:table-cell office:value-type="float" office:value="203873233.516071" calcext:value-type="float">
            <text:p>203,873,234</text:p>
          </table:table-cell>
          <table:table-cell office:value-type="float" office:value="123059179.489286" calcext:value-type="float">
            <text:p>123,059,179</text:p>
          </table:table-cell>
          <table:table-cell office:value-type="float" office:value="43036794.4017857" calcext:value-type="float">
            <text:p>43,036,794</text:p>
          </table:table-cell>
          <table:table-cell office:value-type="float" office:value="0" calcext:value-type="float">
            <text:p>0</text:p>
          </table:table-cell>
          <table:table-cell office:value-type="float" office:value="934755.04936053" calcext:value-type="float">
            <text:p>934,755</text:p>
          </table:table-cell>
          <table:table-cell office:value-type="float" office:value="33065023.275" calcext:value-type="float">
            <text:p>33,065,023</text:p>
          </table:table-cell>
          <table:table-cell office:value-type="float" office:value="40480135.7142857" calcext:value-type="float">
            <text:p>40,480,136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64658.8115558" calcext:value-type="float">
            <text:p>61,764,659</text:p>
          </table:table-cell>
          <table:table-cell office:value-type="float" office:value="0" calcext:value-type="float">
            <text:p>0</text:p>
          </table:table-cell>
          <table:table-cell office:value-type="float" office:value="791499806.294381" calcext:value-type="float">
            <text:p>791,499,806</text:p>
          </table:table-cell>
          <table:table-cell office:value-type="float" office:value="1193502797.72558" calcext:value-type="float">
            <text:p>1,193,502,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0079.990566" calcext:value-type="float">
            <text:p>11,190,080</text:p>
          </table:table-cell>
          <table:table-cell office:value-type="float" office:value="0" calcext:value-type="float">
            <text:p>0</text:p>
          </table:table-cell>
          <table:table-cell office:value-type="float" office:value="61743027.7564286" calcext:value-type="float">
            <text:p>61,743,028</text:p>
          </table:table-cell>
          <table:table-cell office:value-type="float" office:value="291705915.429845" calcext:value-type="float">
            <text:p>291,705,915</text:p>
          </table:table-cell>
          <table:table-cell office:value-type="float" office:value="0" calcext:value-type="float">
            <text:p>0</text:p>
          </table:table-cell>
          <table:table-cell office:value-type="float" office:value="5181388188.45458" calcext:value-type="float">
            <text:p>5,181,388,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259955.952639" calcext:value-type="float">
            <text:p>133,259,956</text:p>
          </table:table-cell>
          <table:table-cell office:value-type="float" office:value="47943299.4" calcext:value-type="float">
            <text:p>47,943,299</text:p>
          </table:table-cell>
          <table:table-cell office:value-type="float" office:value="63970928.5714286" calcext:value-type="float">
            <text:p>63,970,929</text:p>
          </table:table-cell>
          <table:table-cell office:value-type="float" office:value="0" calcext:value-type="float">
            <text:p>0</text:p>
          </table:table-cell>
          <table:table-cell office:value-type="float" office:value="4390481.33322965" calcext:value-type="float">
            <text:p>4,390,4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742024059.46" calcext:value-type="float">
            <text:p>102,742,024,059</text:p>
          </table:table-cell>
          <table:table-cell office:value-type="float" office:value="155073466559.98" calcext:value-type="float">
            <text:p>155,073,466,560</text:p>
          </table:table-cell>
          <table:table-cell office:value-type="float" office:value="13806946386.0482" calcext:value-type="float">
            <text:p>13,806,946,386</text:p>
          </table:table-cell>
          <table:table-cell office:value-type="float" office:value="2349641627.1968" calcext:value-type="float">
            <text:p>2,349,641,627</text:p>
          </table:table-cell>
          <table:table-cell office:value-type="float" office:value="7728260700.17544" calcext:value-type="float">
            <text:p>7,728,260,700</text:p>
          </table:table-cell>
          <table:table-cell office:value-type="float" office:value="6078685685.87273" calcext:value-type="float">
            <text:p>6,078,685,686</text:p>
          </table:table-cell>
          <table:table-cell office:value-type="float" office:value="831742810.033929" calcext:value-type="float">
            <text:p>831,742,810</text:p>
          </table:table-cell>
          <table:table-cell office:value-type="float" office:value="63970928.5714286" calcext:value-type="float">
            <text:p>63,970,929</text:p>
          </table:table-cell>
          <table:table-cell office:value-type="float" office:value="840226537.911163" calcext:value-type="float">
            <text:p>840,226,538</text:p>
          </table:table-cell>
          <table:table-cell office:value-type="float" office:value="-218413591921.116" calcext:value-type="float">
            <text:p>-218,413,591,921</text:p>
          </table:table-cell>
          <table:table-cell office:value-type="string" calcext:value-type="string">
            <text:p>Full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counts</text:p>
          </table:table-cell>
          <table:table-cell office:value-type="float" office:value="20535106" calcext:value-type="float">
            <text:p>20,535,106</text:p>
          </table:table-cell>
          <table:table-cell office:value-type="float" office:value="291014" calcext:value-type="float">
            <text:p>291,014</text:p>
          </table:table-cell>
          <table:table-cell office:value-type="float" office:value="62638" calcext:value-type="float">
            <text:p>62,638</text:p>
          </table:table-cell>
          <table:table-cell office:value-type="float" office:value="462253" calcext:value-type="float">
            <text:p>462,253</text:p>
          </table:table-cell>
          <table:table-cell office:value-type="float" office:value="874556" calcext:value-type="float">
            <text:p>874,556</text:p>
          </table:table-cell>
          <table:table-cell office:value-type="float" office:value="4366756" calcext:value-type="float">
            <text:p>4,366,756</text:p>
          </table:table-cell>
          <table:table-cell office:value-type="float" office:value="879461" calcext:value-type="float">
            <text:p>879,461</text:p>
          </table:table-cell>
          <table:table-cell office:value-type="float" office:value="2904014" calcext:value-type="float">
            <text:p>2,904,014</text:p>
          </table:table-cell>
          <table:table-cell office:value-type="float" office:value="494811" calcext:value-type="float">
            <text:p>494,811</text:p>
          </table:table-cell>
          <table:table-cell office:value-type="float" office:value="13906" calcext:value-type="float">
            <text:p>13,906</text:p>
          </table:table-cell>
          <table:table-cell office:value-type="float" office:value="7275" calcext:value-type="float">
            <text:p>7,275</text:p>
          </table:table-cell>
          <table:table-cell office:value-type="float" office:value="5649118" calcext:value-type="float">
            <text:p>5,649,118</text:p>
          </table:table-cell>
          <table:table-cell office:value-type="float" office:value="9194" calcext:value-type="float">
            <text:p>9,194</text:p>
          </table:table-cell>
          <table:table-cell office:value-type="float" office:value="511839" calcext:value-type="float">
            <text:p>511,839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20" calcext:value-type="float">
            <text:p>1,220</text:p>
          </table:table-cell>
          <table:table-cell office:value-type="float" office:value="7035" calcext:value-type="float">
            <text:p>7,03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015" calcext:value-type="float">
            <text:p>1,086,015</text:p>
          </table:table-cell>
          <table:table-cell office:value-type="float" office:value="199273" calcext:value-type="float">
            <text:p>199,273</text:p>
          </table:table-cell>
          <table:table-cell office:value-type="float" office:value="19905767" calcext:value-type="float">
            <text:p>19,905,767</text:p>
          </table:table-cell>
          <table:table-cell office:value-type="float" office:value="19587368" calcext:value-type="float">
            <text:p>19,587,368</text:p>
          </table:table-cell>
          <table:table-cell office:value-type="float" office:value="11916299" calcext:value-type="float">
            <text:p>11,916,299</text:p>
          </table:table-cell>
          <table:table-cell office:value-type="float" office:value="0" calcext:value-type="float">
            <text:p>0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1887595" calcext:value-type="float">
            <text:p>1,887,595</text:p>
          </table:table-cell>
          <table:table-cell office:value-type="float" office:value="220674" calcext:value-type="float">
            <text:p>220,674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,387</text:p>
          </table:table-cell>
          <table:table-cell office:value-type="float" office:value="3284" calcext:value-type="float">
            <text:p>3,284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,841</text:p>
          </table:table-cell>
          <table:table-cell office:value-type="float" office:value="9116" calcext:value-type="float">
            <text:p>9,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99" calcext:value-type="float">
            <text:p>113,399</text:p>
          </table:table-cell>
          <table:table-cell office:value-type="float" office:value="91351" calcext:value-type="float">
            <text:p>91,351</text:p>
          </table:table-cell>
          <table:table-cell office:value-type="float" office:value="44459" calcext:value-type="float">
            <text:p>44,459</text:p>
          </table:table-cell>
          <table:table-cell office:value-type="float" office:value="27159" calcext:value-type="float">
            <text:p>27,159</text:p>
          </table:table-cell>
          <table:table-cell office:value-type="float" office:value="0" calcext:value-type="float">
            <text:p>0</text:p>
          </table:table-cell>
          <table:table-cell office:value-type="float" office:value="6944" calcext:value-type="float">
            <text:p>6,944</text:p>
          </table:table-cell>
          <table:table-cell office:value-type="float" office:value="4045" calcext:value-type="float">
            <text:p>4,045</text:p>
          </table:table-cell>
          <table:table-cell office:value-type="float" office:value="1293" calcext:value-type="float">
            <text:p>1,293</text:p>
          </table:table-cell>
          <table:table-cell office:value-type="float" office:value="1458" calcext:value-type="float">
            <text:p>1,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0" calcext:value-type="float">
            <text:p>13,500</text:p>
          </table:table-cell>
          <table:table-cell office:value-type="float" office:value="0" calcext:value-type="float">
            <text:p>0</text:p>
          </table:table-cell>
          <table:table-cell office:value-type="float" office:value="301236" calcext:value-type="float">
            <text:p>301,236</text:p>
          </table:table-cell>
          <table:table-cell office:value-type="float" office:value="200083" calcext:value-type="float">
            <text:p>200,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5" calcext:value-type="float">
            <text:p>3,735</text:p>
          </table:table-cell>
          <table:table-cell office:value-type="float" office:value="0" calcext:value-type="float">
            <text:p>0</text:p>
          </table:table-cell>
          <table:table-cell office:value-type="float" office:value="15356" calcext:value-type="float">
            <text:p>15,356</text:p>
          </table:table-cell>
          <table:table-cell office:value-type="float" office:value="99439" calcext:value-type="float">
            <text:p>99,439</text:p>
          </table:table-cell>
          <table:table-cell office:value-type="float" office:value="0" calcext:value-type="float">
            <text:p>0</text:p>
          </table:table-cell>
          <table:table-cell office:value-type="float" office:value="821703" calcext:value-type="float">
            <text:p>821,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560" calcext:value-type="float">
            <text:p>213,560</text:p>
          </table:table-cell>
          <table:table-cell office:value-type="float" office:value="8146" calcext:value-type="float">
            <text:p>8,146</text:p>
          </table:table-cell>
          <table:table-cell office:value-type="float" office:value="33067" calcext:value-type="float">
            <text:p>33,067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,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451863" calcext:value-type="float">
            <text:p>19,451,863</text:p>
          </table:table-cell>
          <table:table-cell office:value-type="float" office:value="19901647" calcext:value-type="float">
            <text:p>19,901,647</text:p>
          </table:table-cell>
          <table:table-cell office:value-type="float" office:value="3152152" calcext:value-type="float">
            <text:p>3,152,152</text:p>
          </table:table-cell>
          <table:table-cell office:value-type="float" office:value="490673" calcext:value-type="float">
            <text:p>490,673</text:p>
          </table:table-cell>
          <table:table-cell office:value-type="float" office:value="1346102" calcext:value-type="float">
            <text:p>1,346,102</text:p>
          </table:table-cell>
          <table:table-cell office:value-type="float" office:value="2292812" calcext:value-type="float">
            <text:p>2,292,812</text:p>
          </table:table-cell>
          <table:table-cell office:value-type="float" office:value="185538" calcext:value-type="float">
            <text:p>185,538</text:p>
          </table:table-cell>
          <table:table-cell office:value-type="float" office:value="33067" calcext:value-type="float">
            <text:p>33,067</text:p>
          </table:table-cell>
          <table:table-cell office:value-type="float" office:value="1090134" calcext:value-type="float">
            <text:p>1,090,134</text:p>
          </table:table-cell>
          <table:table-cell office:value-type="float" office:value="1243271" calcext:value-type="float">
            <text:p>1,243,271</text:p>
          </table:table-cell>
          <table:table-cell office:value-type="string" calcext:value-type="string">
            <text:p>Full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£p.a</text:p>
          </table:table-cell>
          <table:table-cell office:value-type="float" office:value="80629775482.8883" calcext:value-type="float">
            <text:p>80,629,775,483</text:p>
          </table:table-cell>
          <table:table-cell office:value-type="float" office:value="1118283753.95432" calcext:value-type="float">
            <text:p>1,118,283,754</text:p>
          </table:table-cell>
          <table:table-cell office:value-type="float" office:value="57718655.0292926" calcext:value-type="float">
            <text:p>57,718,655</text:p>
          </table:table-cell>
          <table:table-cell office:value-type="float" office:value="6019954396.36444" calcext:value-type="float">
            <text:p>6,019,954,396</text:p>
          </table:table-cell>
          <table:table-cell office:value-type="float" office:value="69991192.8235418" calcext:value-type="float">
            <text:p>69,991,193</text:p>
          </table:table-cell>
          <table:table-cell office:value-type="float" office:value="39738194.8659084" calcext:value-type="float">
            <text:p>39,738,195</text:p>
          </table:table-cell>
          <table:table-cell office:value-type="float" office:value="318049794.212704" calcext:value-type="float">
            <text:p>318,049,794</text:p>
          </table:table-cell>
          <table:table-cell office:value-type="float" office:value="256580905.145369" calcext:value-type="float">
            <text:p>256,580,905</text:p>
          </table:table-cell>
          <table:table-cell office:value-type="float" office:value="1662951293.73774" calcext:value-type="float">
            <text:p>1,662,951,294</text:p>
          </table:table-cell>
          <table:table-cell office:value-type="float" office:value="1119414.40612144" calcext:value-type="float">
            <text:p>1,119,414</text:p>
          </table:table-cell>
          <table:table-cell office:value-type="float" office:value="2946894.97883575" calcext:value-type="float">
            <text:p>2,946,895</text:p>
          </table:table-cell>
          <table:table-cell office:value-type="float" office:value="189186788.88966" calcext:value-type="float">
            <text:p>189,186,789</text:p>
          </table:table-cell>
          <table:table-cell office:value-type="float" office:value="404535321.140518" calcext:value-type="float">
            <text:p>404,535,321</text:p>
          </table:table-cell>
          <table:table-cell office:value-type="float" office:value="113847819.100654" calcext:value-type="float">
            <text:p>113,847,8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5405024.687215" calcext:value-type="float">
            <text:p>475,405,025</text:p>
          </table:table-cell>
          <table:table-cell office:value-type="float" office:value="31190928.4246778" calcext:value-type="float">
            <text:p>31,190,928</text:p>
          </table:table-cell>
          <table:table-cell office:value-type="float" office:value="9015071448.40752" calcext:value-type="float">
            <text:p>9,015,071,448</text:p>
          </table:table-cell>
          <table:table-cell office:value-type="float" office:value="2818653403.47612" calcext:value-type="float">
            <text:p>2,818,653,403</text:p>
          </table:table-cell>
          <table:table-cell office:value-type="float" office:value="3606912124.41181" calcext:value-type="float">
            <text:p>3,606,912,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4785487.39864" calcext:value-type="float">
            <text:p>2,654,785,487</text:p>
          </table:table-cell>
          <table:table-cell office:value-type="float" office:value="2704304522.03036" calcext:value-type="float">
            <text:p>2,704,304,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66566.0511816" calcext:value-type="float">
            <text:p>49,566,566</text:p>
          </table:table-cell>
          <table:table-cell office:value-type="float" office:value="0" calcext:value-type="float">
            <text:p>0</text:p>
          </table:table-cell>
          <table:table-cell office:value-type="float" office:value="7883845.59107143" calcext:value-type="float">
            <text:p>7,883,846</text:p>
          </table:table-cell>
          <table:table-cell office:value-type="float" office:value="262780338.696429" calcext:value-type="float">
            <text:p>262,780,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129843.516071" calcext:value-type="float">
            <text:p>382,129,844</text:p>
          </table:table-cell>
          <table:table-cell office:value-type="float" office:value="162447598.607143" calcext:value-type="float">
            <text:p>162,447,599</text:p>
          </table:table-cell>
          <table:table-cell office:value-type="float" office:value="249256133.025" calcext:value-type="float">
            <text:p>249,256,133</text:p>
          </table:table-cell>
          <table:table-cell office:value-type="float" office:value="99977404.0178571" calcext:value-type="float">
            <text:p>99,977,404</text:p>
          </table:table-cell>
          <table:table-cell office:value-type="float" office:value="0" calcext:value-type="float">
            <text:p>0</text:p>
          </table:table-cell>
          <table:table-cell office:value-type="float" office:value="306306.718785771" calcext:value-type="float">
            <text:p>306,307</text:p>
          </table:table-cell>
          <table:table-cell office:value-type="float" office:value="0" calcext:value-type="float">
            <text:p>0</text:p>
          </table:table-cell>
          <table:table-cell office:value-type="float" office:value="108705705" calcext:value-type="float">
            <text:p>108,705,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672144.5090517" calcext:value-type="float">
            <text:p>88,672,145</text:p>
          </table:table-cell>
          <table:table-cell office:value-type="float" office:value="0" calcext:value-type="float">
            <text:p>0</text:p>
          </table:table-cell>
          <table:table-cell office:value-type="float" office:value="823372602.325666" calcext:value-type="float">
            <text:p>823,372,602</text:p>
          </table:table-cell>
          <table:table-cell office:value-type="float" office:value="1590135365.45438" calcext:value-type="float">
            <text:p>1,590,135,365</text:p>
          </table:table-cell>
          <table:table-cell office:value-type="float" office:value="62149452.1767339" calcext:value-type="float">
            <text:p>62,149,452</text:p>
          </table:table-cell>
          <table:table-cell office:value-type="float" office:value="0" calcext:value-type="float">
            <text:p>0</text:p>
          </table:table-cell>
          <table:table-cell office:value-type="float" office:value="3498601.9125" calcext:value-type="float">
            <text:p>3,498,602</text:p>
          </table:table-cell>
          <table:table-cell office:value-type="float" office:value="0" calcext:value-type="float">
            <text:p>0</text:p>
          </table:table-cell>
          <table:table-cell office:value-type="float" office:value="29017962.4915622" calcext:value-type="float">
            <text:p>29,017,962</text:p>
          </table:table-cell>
          <table:table-cell office:value-type="float" office:value="692760121.347247" calcext:value-type="float">
            <text:p>692,760,121</text:p>
          </table:table-cell>
          <table:table-cell office:value-type="float" office:value="0" calcext:value-type="float">
            <text:p>0</text:p>
          </table:table-cell>
          <table:table-cell office:value-type="float" office:value="5547170114.95145" calcext:value-type="float">
            <text:p>5,547,170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274466.731708" calcext:value-type="float">
            <text:p>253,274,467</text:p>
          </table:table-cell>
          <table:table-cell office:value-type="float" office:value="62043118.2" calcext:value-type="float">
            <text:p>62,043,118</text:p>
          </table:table-cell>
          <table:table-cell office:value-type="float" office:value="110135919.642857" calcext:value-type="float">
            <text:p>110,135,920</text:p>
          </table:table-cell>
          <table:table-cell office:value-type="float" office:value="0" calcext:value-type="float">
            <text:p>0</text:p>
          </table:table-cell>
          <table:table-cell office:value-type="float" office:value="5070807.20040988" calcext:value-type="float">
            <text:p>5,070,8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79172724.72907" calcext:value-type="float">
            <text:p>6,079,172,725</text:p>
          </table:table-cell>
          <table:table-cell office:value-type="float" office:value="8902248881.83022" calcext:value-type="float">
            <text:p>8,902,248,882</text:p>
          </table:table-cell>
          <table:table-cell office:value-type="float" office:value="15949444427.5961" calcext:value-type="float">
            <text:p>15,949,444,428</text:p>
          </table:table-cell>
          <table:table-cell office:value-type="float" office:value="3200934105.70809" calcext:value-type="float">
            <text:p>3,200,934,106</text:p>
          </table:table-cell>
          <table:table-cell office:value-type="float" office:value="9111514607.03411" calcext:value-type="float">
            <text:p>9,111,514,607</text:p>
          </table:table-cell>
          <table:table-cell office:value-type="float" office:value="6837929820.562" calcext:value-type="float">
            <text:p>6,837,929,821</text:p>
          </table:table-cell>
          <table:table-cell office:value-type="float" office:value="1164475163.45357" calcext:value-type="float">
            <text:p>1,164,475,163</text:p>
          </table:table-cell>
          <table:table-cell office:value-type="float" office:value="110135919.642857" calcext:value-type="float">
            <text:p>110,135,920</text:p>
          </table:table-cell>
          <table:table-cell office:value-type="float" office:value="125979109.125978" calcext:value-type="float">
            <text:p>125,979,109</text:p>
          </table:table-cell>
          <table:table-cell office:value-type="float" office:value="508807451.300659" calcext:value-type="float">
            <text:p>508,807,451</text:p>
          </table:table-cell>
          <table:table-cell office:value-type="string" calcext:value-type="string">
            <text:p>Part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counts</text:p>
          </table:table-cell>
          <table:table-cell office:value-type="float" office:value="5020904" calcext:value-type="float">
            <text:p>5,020,904</text:p>
          </table:table-cell>
          <table:table-cell office:value-type="float" office:value="126318" calcext:value-type="float">
            <text:p>126,318</text:p>
          </table:table-cell>
          <table:table-cell office:value-type="float" office:value="54580" calcext:value-type="float">
            <text:p>54,580</text:p>
          </table:table-cell>
          <table:table-cell office:value-type="float" office:value="542822" calcext:value-type="float">
            <text:p>542,822</text:p>
          </table:table-cell>
          <table:table-cell office:value-type="float" office:value="326903" calcext:value-type="float">
            <text:p>326,903</text:p>
          </table:table-cell>
          <table:table-cell office:value-type="float" office:value="920150" calcext:value-type="float">
            <text:p>920,150</text:p>
          </table:table-cell>
          <table:table-cell office:value-type="float" office:value="159471" calcext:value-type="float">
            <text:p>159,471</text:p>
          </table:table-cell>
          <table:table-cell office:value-type="float" office:value="661393" calcext:value-type="float">
            <text:p>661,393</text:p>
          </table:table-cell>
          <table:table-cell office:value-type="float" office:value="196382" calcext:value-type="float">
            <text:p>196,382</text:p>
          </table:table-cell>
          <table:table-cell office:value-type="float" office:value="5269" calcext:value-type="float">
            <text:p>5,269</text:p>
          </table:table-cell>
          <table:table-cell office:value-type="float" office:value="2751" calcext:value-type="float">
            <text:p>2,751</text:p>
          </table:table-cell>
          <table:table-cell office:value-type="float" office:value="1240028" calcext:value-type="float">
            <text:p>1,240,028</text:p>
          </table:table-cell>
          <table:table-cell office:value-type="float" office:value="12067" calcext:value-type="float">
            <text:p>12,067</text:p>
          </table:table-cell>
          <table:table-cell office:value-type="float" office:value="30988" calcext:value-type="float">
            <text:p>30,9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0755" calcext:value-type="float">
            <text:p>210,755</text:p>
          </table:table-cell>
          <table:table-cell office:value-type="float" office:value="20516" calcext:value-type="float">
            <text:p>20,516</text:p>
          </table:table-cell>
          <table:table-cell office:value-type="float" office:value="2801067" calcext:value-type="float">
            <text:p>2,801,067</text:p>
          </table:table-cell>
          <table:table-cell office:value-type="float" office:value="2375062" calcext:value-type="float">
            <text:p>2,375,062</text:p>
          </table:table-cell>
          <table:table-cell office:value-type="float" office:value="2156737" calcext:value-type="float">
            <text:p>2,156,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7549" calcext:value-type="float">
            <text:p>1,497,549</text:p>
          </table:table-cell>
          <table:table-cell office:value-type="float" office:value="304943" calcext:value-type="float">
            <text:p>304,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1" calcext:value-type="float">
            <text:p>9,251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,166</text:p>
          </table:table-cell>
          <table:table-cell office:value-type="float" office:value="72255" calcext:value-type="float">
            <text:p>72,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15" calcext:value-type="float">
            <text:p>100,115</text:p>
          </table:table-cell>
          <table:table-cell office:value-type="float" office:value="70274" calcext:value-type="float">
            <text:p>70,274</text:p>
          </table:table-cell>
          <table:table-cell office:value-type="float" office:value="72477" calcext:value-type="float">
            <text:p>72,477</text:p>
          </table:table-cell>
          <table:table-cell office:value-type="float" office:value="46931" calcext:value-type="float">
            <text:p>46,931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,801</text:p>
          </table:table-cell>
          <table:table-cell office:value-type="float" office:value="0" calcext:value-type="float">
            <text:p>0</text:p>
          </table:table-cell>
          <table:table-cell office:value-type="float" office:value="4644" calcext:value-type="float">
            <text:p>4,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40" calcext:value-type="float">
            <text:p>13,540</text:p>
          </table:table-cell>
          <table:table-cell office:value-type="float" office:value="0" calcext:value-type="float">
            <text:p>0</text:p>
          </table:table-cell>
          <table:table-cell office:value-type="float" office:value="256128" calcext:value-type="float">
            <text:p>256,128</text:p>
          </table:table-cell>
          <table:table-cell office:value-type="float" office:value="264217" calcext:value-type="float">
            <text:p>264,217</text:p>
          </table:table-cell>
          <table:table-cell office:value-type="float" office:value="13894" calcext:value-type="float">
            <text:p>13,894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,003</text:p>
          </table:table-cell>
          <table:table-cell office:value-type="float" office:value="0" calcext:value-type="float">
            <text:p>0</text:p>
          </table:table-cell>
          <table:table-cell office:value-type="float" office:value="19674" calcext:value-type="float">
            <text:p>19,674</text:p>
          </table:table-cell>
          <table:table-cell office:value-type="float" office:value="166373" calcext:value-type="float">
            <text:p>166,373</text:p>
          </table:table-cell>
          <table:table-cell office:value-type="float" office:value="0" calcext:value-type="float">
            <text:p>0</text:p>
          </table:table-cell>
          <table:table-cell office:value-type="float" office:value="660470" calcext:value-type="float">
            <text:p>660,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257" calcext:value-type="float">
            <text:p>426,257</text:p>
          </table:table-cell>
          <table:table-cell office:value-type="float" office:value="10111" calcext:value-type="float">
            <text:p>10,111</text:p>
          </table:table-cell>
          <table:table-cell office:value-type="float" office:value="43071" calcext:value-type="float">
            <text:p>43,071</text:p>
          </table:table-cell>
          <table:table-cell office:value-type="float" office:value="0" calcext:value-type="float">
            <text:p>0</text:p>
          </table:table-cell>
          <table:table-cell office:value-type="float" office:value="4934" calcext:value-type="float">
            <text:p>4,9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44763" calcext:value-type="float">
            <text:p>3,444,763</text:p>
          </table:table-cell>
          <table:table-cell office:value-type="float" office:value="2799823" calcext:value-type="float">
            <text:p>2,799,823</text:p>
          </table:table-cell>
          <table:table-cell office:value-type="float" office:value="2418112" calcext:value-type="float">
            <text:p>2,418,112</text:p>
          </table:table-cell>
          <table:table-cell office:value-type="float" office:value="474827" calcext:value-type="float">
            <text:p>474,827</text:p>
          </table:table-cell>
          <table:table-cell office:value-type="float" office:value="1167968" calcext:value-type="float">
            <text:p>1,167,968</text:p>
          </table:table-cell>
          <table:table-cell office:value-type="float" office:value="1952757" calcext:value-type="float">
            <text:p>1,952,757</text:p>
          </table:table-cell>
          <table:table-cell office:value-type="float" office:value="237893" calcext:value-type="float">
            <text:p>237,893</text:p>
          </table:table-cell>
          <table:table-cell office:value-type="float" office:value="43071" calcext:value-type="float">
            <text:p>43,071</text:p>
          </table:table-cell>
          <table:table-cell office:value-type="float" office:value="210755" calcext:value-type="float">
            <text:p>210,755</text:p>
          </table:table-cell>
          <table:table-cell office:value-type="float" office:value="1941949" calcext:value-type="float">
            <text:p>1,941,949</text:p>
          </table:table-cell>
          <table:table-cell office:value-type="string" calcext:value-type="string">
            <text:p>Part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£p.a</text:p>
          </table:table-cell>
          <table:table-cell office:value-type="float" office:value="751047414.372538" calcext:value-type="float">
            <text:p>751,047,414</text:p>
          </table:table-cell>
          <table:table-cell office:value-type="float" office:value="77411668349.3234" calcext:value-type="float">
            <text:p>77,411,668,349</text:p>
          </table:table-cell>
          <table:table-cell office:value-type="float" office:value="10150056.111258" calcext:value-type="float">
            <text:p>10,150,056</text:p>
          </table:table-cell>
          <table:table-cell office:value-type="float" office:value="1723993359.38628" calcext:value-type="float">
            <text:p>1,723,993,359</text:p>
          </table:table-cell>
          <table:table-cell office:value-type="float" office:value="55034711.2879688" calcext:value-type="float">
            <text:p>55,034,711</text:p>
          </table:table-cell>
          <table:table-cell office:value-type="float" office:value="19984956.8378588" calcext:value-type="float">
            <text:p>19,984,957</text:p>
          </table:table-cell>
          <table:table-cell office:value-type="float" office:value="504113350.826317" calcext:value-type="float">
            <text:p>504,113,351</text:p>
          </table:table-cell>
          <table:table-cell office:value-type="float" office:value="131785824.604334" calcext:value-type="float">
            <text:p>131,785,825</text:p>
          </table:table-cell>
          <table:table-cell office:value-type="float" office:value="1373920683.56321" calcext:value-type="float">
            <text:p>1,373,920,684</text:p>
          </table:table-cell>
          <table:table-cell office:value-type="float" office:value="76647217.5873703" calcext:value-type="float">
            <text:p>76,647,218</text:p>
          </table:table-cell>
          <table:table-cell office:value-type="float" office:value="1111274.10690432" calcext:value-type="float">
            <text:p>1,111,274</text:p>
          </table:table-cell>
          <table:table-cell office:value-type="float" office:value="65580270.6905778" calcext:value-type="float">
            <text:p>65,580,271</text:p>
          </table:table-cell>
          <table:table-cell office:value-type="float" office:value="145389856.579918" calcext:value-type="float">
            <text:p>145,389,857</text:p>
          </table:table-cell>
          <table:table-cell office:value-type="float" office:value="393946369.132686" calcext:value-type="float">
            <text:p>393,946,369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762445.8130512" calcext:value-type="float">
            <text:p>51,762,446</text:p>
          </table:table-cell>
          <table:table-cell office:value-type="float" office:value="0" calcext:value-type="float">
            <text:p>0</text:p>
          </table:table-cell>
          <table:table-cell office:value-type="float" office:value="15411065721.5311" calcext:value-type="float">
            <text:p>15,411,065,722</text:p>
          </table:table-cell>
          <table:table-cell office:value-type="float" office:value="4138978472.79271" calcext:value-type="float">
            <text:p>4,138,978,473</text:p>
          </table:table-cell>
          <table:table-cell office:value-type="float" office:value="3347665371.57917" calcext:value-type="float">
            <text:p>3,347,665,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011484.929503" calcext:value-type="float">
            <text:p>291,011,485</text:p>
          </table:table-cell>
          <table:table-cell office:value-type="float" office:value="1537192253.57679" calcext:value-type="float">
            <text:p>1,537,192,254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9708677.3775" calcext:value-type="float">
            <text:p>9,708,677</text:p>
          </table:table-cell>
          <table:table-cell office:value-type="float" office:value="0" calcext:value-type="float">
            <text:p>0</text:p>
          </table:table-cell>
          <table:table-cell office:value-type="float" office:value="5443633.82142857" calcext:value-type="float">
            <text:p>5,443,634</text:p>
          </table:table-cell>
          <table:table-cell office:value-type="float" office:value="85414975.2214286" calcext:value-type="float">
            <text:p>85,414,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13564.1589286" calcext:value-type="float">
            <text:p>45,113,564</text:p>
          </table:table-cell>
          <table:table-cell office:value-type="float" office:value="31815930.8892857" calcext:value-type="float">
            <text:p>31,815,931</text:p>
          </table:table-cell>
          <table:table-cell office:value-type="float" office:value="13221614.3089286" calcext:value-type="float">
            <text:p>13,221,614</text:p>
          </table:table-cell>
          <table:table-cell office:value-type="float" office:value="2160662.46428571" calcext:value-type="float">
            <text:p>2,160,662</text:p>
          </table:table-cell>
          <table:table-cell office:value-type="float" office:value="0" calcext:value-type="float">
            <text:p>0</text:p>
          </table:table-cell>
          <table:table-cell office:value-type="float" office:value="692959.53594709" calcext:value-type="float">
            <text:p>692,960</text:p>
          </table:table-cell>
          <table:table-cell office:value-type="float" office:value="29402939.115" calcext:value-type="float">
            <text:p>29,402,939</text:p>
          </table:table-cell>
          <table:table-cell office:value-type="float" office:value="153639803.571429" calcext:value-type="float">
            <text:p>153,639,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49274.6305419" calcext:value-type="float">
            <text:p>15,349,275</text:p>
          </table:table-cell>
          <table:table-cell office:value-type="float" office:value="0" calcext:value-type="float">
            <text:p>0</text:p>
          </table:table-cell>
          <table:table-cell office:value-type="float" office:value="580774623.077084" calcext:value-type="float">
            <text:p>580,774,623</text:p>
          </table:table-cell>
          <table:table-cell office:value-type="float" office:value="178355171.184256" calcext:value-type="float">
            <text:p>178,355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2360.30786928" calcext:value-type="float">
            <text:p>7,752,360</text:p>
          </table:table-cell>
          <table:table-cell office:value-type="float" office:value="1278005.75680941" calcext:value-type="float">
            <text:p>1,278,006</text:p>
          </table:table-cell>
          <table:table-cell office:value-type="float" office:value="0" calcext:value-type="float">
            <text:p>0</text:p>
          </table:table-cell>
          <table:table-cell office:value-type="float" office:value="325713996.102938" calcext:value-type="float">
            <text:p>325,713,996</text:p>
          </table:table-cell>
          <table:table-cell office:value-type="float" office:value="0" calcext:value-type="float">
            <text:p>0</text:p>
          </table:table-cell>
          <table:table-cell office:value-type="float" office:value="1331713316.73061" calcext:value-type="float">
            <text:p>1,331,713,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65048.2134111" calcext:value-type="float">
            <text:p>62,465,048</text:p>
          </table:table-cell>
          <table:table-cell office:value-type="float" office:value="14585747.4" calcext:value-type="float">
            <text:p>14,585,747</text:p>
          </table:table-cell>
          <table:table-cell office:value-type="float" office:value="15860981.25" calcext:value-type="float">
            <text:p>15,860,9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126849.58862" calcext:value-type="float">
            <text:p>43,126,850</text:p>
          </table:table-cell>
          <table:table-cell office:value-type="float" office:value="15294201992.9775" calcext:value-type="float">
            <text:p>15,294,201,993</text:p>
          </table:table-cell>
          <table:table-cell office:value-type="float" office:value="4745451667.45958" calcext:value-type="float">
            <text:p>4,745,451,667</text:p>
          </table:table-cell>
          <table:table-cell office:value-type="float" office:value="1093874156.42896" calcext:value-type="float">
            <text:p>1,093,874,156</text:p>
          </table:table-cell>
          <table:table-cell office:value-type="float" office:value="2503913502.62297" calcext:value-type="float">
            <text:p>2,503,913,503</text:p>
          </table:table-cell>
          <table:table-cell office:value-type="float" office:value="2241538164.8366" calcext:value-type="float">
            <text:p>2,241,538,165</text:p>
          </table:table-cell>
          <table:table-cell office:value-type="float" office:value="183170380.864286" calcext:value-type="float">
            <text:p>183,170,381</text:p>
          </table:table-cell>
          <table:table-cell office:value-type="float" office:value="15860981.25" calcext:value-type="float">
            <text:p>15,860,981</text:p>
          </table:table-cell>
          <table:table-cell office:value-type="float" office:value="12940611.4532628" calcext:value-type="float">
            <text:p>12,940,611</text:p>
          </table:table-cell>
          <table:table-cell office:value-type="float" office:value="-18152257898.4434" calcext:value-type="float">
            <text:p>-18,152,257,898</text:p>
          </table:table-cell>
          <table:table-cell office:value-type="string" calcext:value-type="string">
            <text:p>Full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counts</text:p>
          </table:table-cell>
          <table:table-cell office:value-type="float" office:value="60597" calcext:value-type="float">
            <text:p>60,597</text:p>
          </table:table-cell>
          <table:table-cell office:value-type="float" office:value="2427649" calcext:value-type="float">
            <text:p>2,427,649</text:p>
          </table:table-cell>
          <table:table-cell office:value-type="float" office:value="6682" calcext:value-type="float">
            <text:p>6,682</text:p>
          </table:table-cell>
          <table:table-cell office:value-type="float" office:value="158848" calcext:value-type="float">
            <text:p>158,848</text:p>
          </table:table-cell>
          <table:table-cell office:value-type="float" office:value="205872" calcext:value-type="float">
            <text:p>205,872</text:p>
          </table:table-cell>
          <table:table-cell office:value-type="float" office:value="509807" calcext:value-type="float">
            <text:p>509,807</text:p>
          </table:table-cell>
          <table:table-cell office:value-type="float" office:value="110186" calcext:value-type="float">
            <text:p>110,186</text:p>
          </table:table-cell>
          <table:table-cell office:value-type="float" office:value="330888" calcext:value-type="float">
            <text:p>330,888</text:p>
          </table:table-cell>
          <table:table-cell office:value-type="float" office:value="173470" calcext:value-type="float">
            <text:p>173,470</text:p>
          </table:table-cell>
          <table:table-cell office:value-type="float" office:value="20386" calcext:value-type="float">
            <text:p>20,386</text:p>
          </table:table-cell>
          <table:table-cell office:value-type="float" office:value="1228" calcext:value-type="float">
            <text:p>1,228</text:p>
          </table:table-cell>
          <table:table-cell office:value-type="float" office:value="603210" calcext:value-type="float">
            <text:p>603,210</text:p>
          </table:table-cell>
          <table:table-cell office:value-type="float" office:value="6549" calcext:value-type="float">
            <text:p>6,549</text:p>
          </table:table-cell>
          <table:table-cell office:value-type="float" office:value="71427" calcext:value-type="float">
            <text:p>71,427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728" calcext:value-type="float">
            <text:p>5,728</text:p>
          </table:table-cell>
          <table:table-cell office:value-type="float" office:value="0" calcext:value-type="float">
            <text:p>0</text:p>
          </table:table-cell>
          <table:table-cell office:value-type="float" office:value="1920695" calcext:value-type="float">
            <text:p>1,920,695</text:p>
          </table:table-cell>
          <table:table-cell office:value-type="float" office:value="2063843" calcext:value-type="float">
            <text:p>2,063,843</text:p>
          </table:table-cell>
          <table:table-cell office:value-type="float" office:value="1692013" calcext:value-type="float">
            <text:p>1,692,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540" calcext:value-type="float">
            <text:p>175,540</text:p>
          </table:table-cell>
          <table:table-cell office:value-type="float" office:value="176967" calcext:value-type="float">
            <text:p>176,967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2845" calcext:value-type="float">
            <text:p>2,845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,424</text:p>
          </table:table-cell>
          <table:table-cell office:value-type="float" office:value="23486" calcext:value-type="float">
            <text:p>23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5" calcext:value-type="float">
            <text:p>13,325</text:p>
          </table:table-cell>
          <table:table-cell office:value-type="float" office:value="11361" calcext:value-type="float">
            <text:p>11,361</text:p>
          </table:table-cell>
          <table:table-cell office:value-type="float" office:value="6125" calcext:value-type="float">
            <text:p>6,125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7884" calcext:value-type="float">
            <text:p>7,884</text:p>
          </table:table-cell>
          <table:table-cell office:value-type="float" office:value="3597" calcext:value-type="float">
            <text:p>3,597</text:p>
          </table:table-cell>
          <table:table-cell office:value-type="float" office:value="5889" calcext:value-type="float">
            <text:p>5,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0" calcext:value-type="float">
            <text:p>0</text:p>
          </table:table-cell>
          <table:table-cell office:value-type="float" office:value="151965" calcext:value-type="float">
            <text:p>151,965</text:p>
          </table:table-cell>
          <table:table-cell office:value-type="float" office:value="25814" calcext:value-type="float">
            <text:p>25,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,858</text:p>
          </table:table-cell>
          <table:table-cell office:value-type="float" office:value="6407" calcext:value-type="float">
            <text:p>6,407</text:p>
          </table:table-cell>
          <table:table-cell office:value-type="float" office:value="0" calcext:value-type="float">
            <text:p>0</text:p>
          </table:table-cell>
          <table:table-cell office:value-type="float" office:value="57372" calcext:value-type="float">
            <text:p>57,372</text:p>
          </table:table-cell>
          <table:table-cell office:value-type="float" office:value="0" calcext:value-type="float">
            <text:p>0</text:p>
          </table:table-cell>
          <table:table-cell office:value-type="float" office:value="159568" calcext:value-type="float">
            <text:p>159,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56" calcext:value-type="float">
            <text:p>86,056</text:p>
          </table:table-cell>
          <table:table-cell office:value-type="float" office:value="2377" calcext:value-type="float">
            <text:p>2,377</text:p>
          </table:table-cell>
          <table:table-cell office:value-type="float" office:value="10031" calcext:value-type="float">
            <text:p>10,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192" calcext:value-type="float">
            <text:p>45,192</text:p>
          </table:table-cell>
          <table:table-cell office:value-type="float" office:value="1920695" calcext:value-type="float">
            <text:p>1,920,695</text:p>
          </table:table-cell>
          <table:table-cell office:value-type="float" office:value="665457" calcext:value-type="float">
            <text:p>665,457</text:p>
          </table:table-cell>
          <table:table-cell office:value-type="float" office:value="182683" calcext:value-type="float">
            <text:p>182,683</text:p>
          </table:table-cell>
          <table:table-cell office:value-type="float" office:value="360132" calcext:value-type="float">
            <text:p>360,132</text:p>
          </table:table-cell>
          <table:table-cell office:value-type="float" office:value="390188" calcext:value-type="float">
            <text:p>390,188</text:p>
          </table:table-cell>
          <table:table-cell office:value-type="float" office:value="43414" calcext:value-type="float">
            <text:p>43,414</text:p>
          </table:table-cell>
          <table:table-cell office:value-type="float" office:value="10031" calcext:value-type="float">
            <text:p>10,031</text:p>
          </table:table-cell>
          <table:table-cell office:value-type="float" office:value="5728" calcext:value-type="float">
            <text:p>5,728</text:p>
          </table:table-cell>
          <table:table-cell office:value-type="float" office:value="475625" calcext:value-type="float">
            <text:p>475,625</text:p>
          </table:table-cell>
          <table:table-cell office:value-type="string" calcext:value-type="string">
            <text:p>Full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£p.a</text:p>
          </table:table-cell>
          <table:table-cell office:value-type="float" office:value="358859906.729192" calcext:value-type="float">
            <text:p>358,859,907</text:p>
          </table:table-cell>
          <table:table-cell office:value-type="float" office:value="17418700462.0355" calcext:value-type="float">
            <text:p>17,418,700,462</text:p>
          </table:table-cell>
          <table:table-cell office:value-type="float" office:value="28525319.8881438" calcext:value-type="float">
            <text:p>28,525,320</text:p>
          </table:table-cell>
          <table:table-cell office:value-type="float" office:value="2395544749.46308" calcext:value-type="float">
            <text:p>2,395,544,749</text:p>
          </table:table-cell>
          <table:table-cell office:value-type="float" office:value="28411608.7665531" calcext:value-type="float">
            <text:p>28,411,609</text:p>
          </table:table-cell>
          <table:table-cell office:value-type="float" office:value="33819227.5697364" calcext:value-type="float">
            <text:p>33,819,228</text:p>
          </table:table-cell>
          <table:table-cell office:value-type="float" office:value="267289233.917407" calcext:value-type="float">
            <text:p>267,289,234</text:p>
          </table:table-cell>
          <table:table-cell office:value-type="float" office:value="62461541.9371257" calcext:value-type="float">
            <text:p>62,461,542</text:p>
          </table:table-cell>
          <table:table-cell office:value-type="float" office:value="754057169.070192" calcext:value-type="float">
            <text:p>754,057,169</text:p>
          </table:table-cell>
          <table:table-cell office:value-type="float" office:value="9016357.67368296" calcext:value-type="float">
            <text:p>9,016,358</text:p>
          </table:table-cell>
          <table:table-cell office:value-type="float" office:value="752846.958714155" calcext:value-type="float">
            <text:p>752,847</text:p>
          </table:table-cell>
          <table:table-cell office:value-type="float" office:value="210315576.001271" calcext:value-type="float">
            <text:p>210,315,576</text:p>
          </table:table-cell>
          <table:table-cell office:value-type="float" office:value="200010039.498218" calcext:value-type="float">
            <text:p>200,010,039</text:p>
          </table:table-cell>
          <table:table-cell office:value-type="float" office:value="8573377.24782036" calcext:value-type="float">
            <text:p>8,573,37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74993.916806" calcext:value-type="float">
            <text:p>3,874,994</text:p>
          </table:table-cell>
          <table:table-cell office:value-type="float" office:value="0" calcext:value-type="float">
            <text:p>0</text:p>
          </table:table-cell>
          <table:table-cell office:value-type="float" office:value="3888055020.28168" calcext:value-type="float">
            <text:p>3,888,055,020</text:p>
          </table:table-cell>
          <table:table-cell office:value-type="float" office:value="582555889.271174" calcext:value-type="float">
            <text:p>582,555,889</text:p>
          </table:table-cell>
          <table:table-cell office:value-type="float" office:value="1001100129.06528" calcext:value-type="float">
            <text:p>1,001,100,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661269.179383" calcext:value-type="float">
            <text:p>367,661,269</text:p>
          </table:table-cell>
          <table:table-cell office:value-type="float" office:value="1451240300.85" calcext:value-type="float">
            <text:p>1,451,240,301</text:p>
          </table:table-cell>
          <table:table-cell office:value-type="float" office:value="0" calcext:value-type="float">
            <text:p>0</text:p>
          </table:table-cell>
          <table:table-cell office:value-type="float" office:value="2103840" calcext:value-type="float">
            <text:p>2,103,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21691.7857143" calcext:value-type="float">
            <text:p>94,921,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15892.2392857" calcext:value-type="float">
            <text:p>64,615,892</text:p>
          </table:table-cell>
          <table:table-cell office:value-type="float" office:value="8797855.01785714" calcext:value-type="float">
            <text:p>8,797,855</text:p>
          </table:table-cell>
          <table:table-cell office:value-type="float" office:value="42526516.6714286" calcext:value-type="float">
            <text:p>42,526,517</text:p>
          </table:table-cell>
          <table:table-cell office:value-type="float" office:value="14565593.4267857" calcext:value-type="float">
            <text:p>14,565,593</text:p>
          </table:table-cell>
          <table:table-cell office:value-type="float" office:value="0" calcext:value-type="float">
            <text:p>0</text:p>
          </table:table-cell>
          <table:table-cell office:value-type="float" office:value="268042.507305195" calcext:value-type="float">
            <text:p>268,0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49510.2133005" calcext:value-type="float">
            <text:p>16,749,510</text:p>
          </table:table-cell>
          <table:table-cell office:value-type="float" office:value="0" calcext:value-type="float">
            <text:p>0</text:p>
          </table:table-cell>
          <table:table-cell office:value-type="float" office:value="174435550.773782" calcext:value-type="float">
            <text:p>174,435,551</text:p>
          </table:table-cell>
          <table:table-cell office:value-type="float" office:value="370745684.610645" calcext:value-type="float">
            <text:p>370,745,685</text:p>
          </table:table-cell>
          <table:table-cell office:value-type="float" office:value="102149141.136842" calcext:value-type="float">
            <text:p>102,149,141</text:p>
          </table:table-cell>
          <table:table-cell office:value-type="float" office:value="7978125.13587187" calcext:value-type="float">
            <text:p>7,978,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95488.5083182" calcext:value-type="float">
            <text:p>27,195,489</text:p>
          </table:table-cell>
          <table:table-cell office:value-type="float" office:value="121356977.331913" calcext:value-type="float">
            <text:p>121,356,977</text:p>
          </table:table-cell>
          <table:table-cell office:value-type="float" office:value="0" calcext:value-type="float">
            <text:p>0</text:p>
          </table:table-cell>
          <table:table-cell office:value-type="float" office:value="1050124673.40835" calcext:value-type="float">
            <text:p>1,050,124,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35405.3039724" calcext:value-type="float">
            <text:p>75,535,405</text:p>
          </table:table-cell>
          <table:table-cell office:value-type="float" office:value="8879081.4" calcext:value-type="float">
            <text:p>8,879,081</text:p>
          </table:table-cell>
          <table:table-cell office:value-type="float" office:value="8936884.82142857" calcext:value-type="float">
            <text:p>8,936,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66030.40713" calcext:value-type="float">
            <text:p>11,666,030</text:p>
          </table:table-cell>
          <table:table-cell office:value-type="float" office:value="3799094159.39879" calcext:value-type="float">
            <text:p>3,799,094,159</text:p>
          </table:table-cell>
          <table:table-cell office:value-type="float" office:value="4010787524.32218" calcext:value-type="float">
            <text:p>4,010,787,524</text:p>
          </table:table-cell>
          <table:table-cell office:value-type="float" office:value="803860967.497372" calcext:value-type="float">
            <text:p>803,860,967</text:p>
          </table:table-cell>
          <table:table-cell office:value-type="float" office:value="1938457931.03112" calcext:value-type="float">
            <text:p>1,938,457,931</text:p>
          </table:table-cell>
          <table:table-cell office:value-type="float" office:value="2072329593.29106" calcext:value-type="float">
            <text:p>2,072,329,593</text:p>
          </table:table-cell>
          <table:table-cell office:value-type="float" office:value="225427549.141071" calcext:value-type="float">
            <text:p>225,427,549</text:p>
          </table:table-cell>
          <table:table-cell office:value-type="float" office:value="8936884.82142857" calcext:value-type="float">
            <text:p>8,936,885</text:p>
          </table:table-cell>
          <table:table-cell office:value-type="float" office:value="968748.479201501" calcext:value-type="float">
            <text:p>968,748</text:p>
          </table:table-cell>
          <table:table-cell office:value-type="float" office:value="-1460923514.29595" calcext:value-type="float">
            <text:p>-1,460,923,514</text:p>
          </table:table-cell>
          <table:table-cell office:value-type="string" calcext:value-type="string">
            <text:p>Part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counts</text:p>
          </table:table-cell>
          <table:table-cell office:value-type="float" office:value="41702" calcext:value-type="float">
            <text:p>41,702</text:p>
          </table:table-cell>
          <table:table-cell office:value-type="float" office:value="931846" calcext:value-type="float">
            <text:p>931,846</text:p>
          </table:table-cell>
          <table:table-cell office:value-type="float" office:value="63131" calcext:value-type="float">
            <text:p>63,131</text:p>
          </table:table-cell>
          <table:table-cell office:value-type="float" office:value="167404" calcext:value-type="float">
            <text:p>167,404</text:p>
          </table:table-cell>
          <table:table-cell office:value-type="float" office:value="143134" calcext:value-type="float">
            <text:p>143,134</text:p>
          </table:table-cell>
          <table:table-cell office:value-type="float" office:value="216136" calcext:value-type="float">
            <text:p>216,136</text:p>
          </table:table-cell>
          <table:table-cell office:value-type="float" office:value="86332" calcext:value-type="float">
            <text:p>86,332</text:p>
          </table:table-cell>
          <table:table-cell office:value-type="float" office:value="181049" calcext:value-type="float">
            <text:p>181,049</text:p>
          </table:table-cell>
          <table:table-cell office:value-type="float" office:value="71943" calcext:value-type="float">
            <text:p>71,943</text:p>
          </table:table-cell>
          <table:table-cell office:value-type="float" office:value="6462" calcext:value-type="float">
            <text:p>6,462</text:p>
          </table:table-cell>
          <table:table-cell office:value-type="float" office:value="1482" calcext:value-type="float">
            <text:p>1,482</text:p>
          </table:table-cell>
          <table:table-cell office:value-type="float" office:value="283745" calcext:value-type="float">
            <text:p>283,745</text:p>
          </table:table-cell>
          <table:table-cell office:value-type="float" office:value="8487" calcext:value-type="float">
            <text:p>8,487</text:p>
          </table:table-cell>
          <table:table-cell office:value-type="float" office:value="1455" calcext:value-type="float">
            <text:p>1,45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297" calcext:value-type="float">
            <text:p>1,297</text:p>
          </table:table-cell>
          <table:table-cell office:value-type="float" office:value="0" calcext:value-type="float">
            <text:p>0</text:p>
          </table:table-cell>
          <table:table-cell office:value-type="float" office:value="535326" calcext:value-type="float">
            <text:p>535,326</text:p>
          </table:table-cell>
          <table:table-cell office:value-type="float" office:value="553218" calcext:value-type="float">
            <text:p>553,218</text:p>
          </table:table-cell>
          <table:table-cell office:value-type="float" office:value="514154" calcext:value-type="float">
            <text:p>514,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051" calcext:value-type="float">
            <text:p>208,051</text:p>
          </table:table-cell>
          <table:table-cell office:value-type="float" office:value="169372" calcext:value-type="float">
            <text:p>169,37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00" calcext:value-type="float">
            <text:p>26,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2" calcext:value-type="float">
            <text:p>20,022</text:p>
          </table:table-cell>
          <table:table-cell office:value-type="float" office:value="4806" calcext:value-type="float">
            <text:p>4,806</text:p>
          </table:table-cell>
          <table:table-cell office:value-type="float" office:value="13082" calcext:value-type="float">
            <text:p>13,082</text:p>
          </table:table-cell>
          <table:table-cell office:value-type="float" office:value="5856" calcext:value-type="float">
            <text:p>5,856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,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7" calcext:value-type="float">
            <text:p>2,817</text:p>
          </table:table-cell>
          <table:table-cell office:value-type="float" office:value="0" calcext:value-type="float">
            <text:p>0</text:p>
          </table:table-cell>
          <table:table-cell office:value-type="float" office:value="41671" calcext:value-type="float">
            <text:p>41,671</text:p>
          </table:table-cell>
          <table:table-cell office:value-type="float" office:value="41481" calcext:value-type="float">
            <text:p>41,481</text:p>
          </table:table-cell>
          <table:table-cell office:value-type="float" office:value="9626" calcext:value-type="float">
            <text:p>9,626</text:p>
          </table:table-cell>
          <table:table-cell office:value-type="float" office:value="1648" calcext:value-type="float">
            <text:p>1,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1" calcext:value-type="float">
            <text:p>6,051</text:p>
          </table:table-cell>
          <table:table-cell office:value-type="float" office:value="27792" calcext:value-type="float">
            <text:p>27,792</text:p>
          </table:table-cell>
          <table:table-cell office:value-type="float" office:value="0" calcext:value-type="float">
            <text:p>0</text:p>
          </table:table-cell>
          <table:table-cell office:value-type="float" office:value="112078" calcext:value-type="float">
            <text:p>112,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635" calcext:value-type="float">
            <text:p>83,635</text:p>
          </table:table-cell>
          <table:table-cell office:value-type="float" office:value="1447" calcext:value-type="float">
            <text:p>1,447</text:p>
          </table:table-cell>
          <table:table-cell office:value-type="float" office:value="6851" calcext:value-type="float">
            <text:p>6,8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18" calcext:value-type="float">
            <text:p>16,718</text:p>
          </table:table-cell>
          <table:table-cell office:value-type="float" office:value="527036" calcext:value-type="float">
            <text:p>527,036</text:p>
          </table:table-cell>
          <table:table-cell office:value-type="float" office:value="530043" calcext:value-type="float">
            <text:p>530,043</text:p>
          </table:table-cell>
          <table:table-cell office:value-type="float" office:value="90482" calcext:value-type="float">
            <text:p>90,482</text:p>
          </table:table-cell>
          <table:table-cell office:value-type="float" office:value="212697" calcext:value-type="float">
            <text:p>212,697</text:p>
          </table:table-cell>
          <table:table-cell office:value-type="float" office:value="419850" calcext:value-type="float">
            <text:p>419,850</text:p>
          </table:table-cell>
          <table:table-cell office:value-type="float" office:value="56643" calcext:value-type="float">
            <text:p>56,643</text:p>
          </table:table-cell>
          <table:table-cell office:value-type="float" office:value="6851" calcext:value-type="float">
            <text:p>6,851</text:p>
          </table:table-cell>
          <table:table-cell office:value-type="float" office:value="1297" calcext:value-type="float">
            <text:p>1,297</text:p>
          </table:table-cell>
          <table:table-cell office:value-type="float" office:value="458527" calcext:value-type="float">
            <text:p>458,527</text:p>
          </table:table-cell>
          <table:table-cell office:value-type="string" calcext:value-type="string">
            <text:p>Part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2062.10385376" calcext:value-type="float">
            <text:p>3,052,062</text:p>
          </table:table-cell>
          <table:table-cell office:value-type="float" office:value="187468741.433516" calcext:value-type="float">
            <text:p>187,468,741</text:p>
          </table:table-cell>
          <table:table-cell office:value-type="float" office:value="4706754.18226568" calcext:value-type="float">
            <text:p>4,706,754</text:p>
          </table:table-cell>
          <table:table-cell office:value-type="float" office:value="807976.720797418" calcext:value-type="float">
            <text:p>807,977</text:p>
          </table:table-cell>
          <table:table-cell office:value-type="float" office:value="18782110.7716277" calcext:value-type="float">
            <text:p>18,782,111</text:p>
          </table:table-cell>
          <table:table-cell office:value-type="float" office:value="2286217.69200582" calcext:value-type="float">
            <text:p>2,286,218</text:p>
          </table:table-cell>
          <table:table-cell office:value-type="float" office:value="66496285.186793" calcext:value-type="float">
            <text:p>66,496,285</text:p>
          </table:table-cell>
          <table:table-cell office:value-type="float" office:value="3172219.74435594" calcext:value-type="float">
            <text:p>3,172,220</text:p>
          </table:table-cell>
          <table:table-cell office:value-type="float" office:value="0" calcext:value-type="float">
            <text:p>0</text:p>
          </table:table-cell>
          <table:table-cell office:value-type="float" office:value="13005325.0716775" calcext:value-type="float">
            <text:p>13,005,325</text:p>
          </table:table-cell>
          <table:table-cell office:value-type="float" office:value="0" calcext:value-type="float">
            <text:p>0</text:p>
          </table:table-cell>
          <table:table-cell office:value-type="float" office:value="36117024.1101522" calcext:value-type="float">
            <text:p>36,117,0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462774.9798377" calcext:value-type="float">
            <text:p>15,462,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804572.045682" calcext:value-type="float">
            <text:p>21,804,572</text:p>
          </table:table-cell>
          <table:table-cell office:value-type="float" office:value="0" calcext:value-type="float">
            <text:p>0</text:p>
          </table:table-cell>
          <table:table-cell office:value-type="float" office:value="528363912.586111" calcext:value-type="float">
            <text:p>528,363,913</text:p>
          </table:table-cell>
          <table:table-cell office:value-type="float" office:value="5811120.71678572" calcext:value-type="float">
            <text:p>5,811,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78945.1" calcext:value-type="float">
            <text:p>228,878,945</text:p>
          </table:table-cell>
          <table:table-cell office:value-type="float" office:value="36682949.7535714" calcext:value-type="float">
            <text:p>36,682,9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999341.125" calcext:value-type="float">
            <text:p>131,999,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86818.053571" calcext:value-type="float">
            <text:p>188,086,818</text:p>
          </table:table-cell>
          <table:table-cell office:value-type="float" office:value="89190535.7732143" calcext:value-type="float">
            <text:p>89,190,536</text:p>
          </table:table-cell>
          <table:table-cell office:value-type="float" office:value="10984768.5214286" calcext:value-type="float">
            <text:p>10,984,769</text:p>
          </table:table-cell>
          <table:table-cell office:value-type="float" office:value="7554210.075" calcext:value-type="float">
            <text:p>7,554,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74695.3446429" calcext:value-type="float">
            <text:p>64,874,695</text:p>
          </table:table-cell>
          <table:table-cell office:value-type="float" office:value="0" calcext:value-type="float">
            <text:p>0</text:p>
          </table:table-cell>
          <table:table-cell office:value-type="float" office:value="15640711.8226601" calcext:value-type="float">
            <text:p>15,640,712</text:p>
          </table:table-cell>
          <table:table-cell office:value-type="float" office:value="0" calcext:value-type="float">
            <text:p>0</text:p>
          </table:table-cell>
          <table:table-cell office:value-type="float" office:value="18903888.7200814" calcext:value-type="float">
            <text:p>18,903,889</text:p>
          </table:table-cell>
          <table:table-cell office:value-type="float" office:value="269105769.872601" calcext:value-type="float">
            <text:p>269,105,770</text:p>
          </table:table-cell>
          <table:table-cell office:value-type="float" office:value="158546299.825136" calcext:value-type="float">
            <text:p>158,546,300</text:p>
          </table:table-cell>
          <table:table-cell office:value-type="float" office:value="31342467.75" calcext:value-type="float">
            <text:p>31,342,468</text:p>
          </table:table-cell>
          <table:table-cell office:value-type="float" office:value="1297557.71438984" calcext:value-type="float">
            <text:p>1,297,558</text:p>
          </table:table-cell>
          <table:table-cell office:value-type="float" office:value="0" calcext:value-type="float">
            <text:p>0</text:p>
          </table:table-cell>
          <table:table-cell office:value-type="float" office:value="276948022.183389" calcext:value-type="float">
            <text:p>276,948,022</text:p>
          </table:table-cell>
          <table:table-cell office:value-type="float" office:value="281966251.142328" calcext:value-type="float">
            <text:p>281,966,251</text:p>
          </table:table-cell>
          <table:table-cell office:value-type="float" office:value="0" calcext:value-type="float">
            <text:p>0</text:p>
          </table:table-cell>
          <table:table-cell office:value-type="float" office:value="3075188321.24662" calcext:value-type="float">
            <text:p>3,075,188,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751054.362585" calcext:value-type="float">
            <text:p>320,751,054</text:p>
          </table:table-cell>
          <table:table-cell office:value-type="float" office:value="44714489.4" calcext:value-type="float">
            <text:p>44,714,489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13954012.440636" calcext:value-type="float">
            <text:p>13,954,0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516778.2867052" calcext:value-type="float">
            <text:p>21,516,778</text:p>
          </table:table-cell>
          <table:table-cell office:value-type="float" office:value="5339343551.44114" calcext:value-type="float">
            <text:p>5,339,343,551</text:p>
          </table:table-cell>
          <table:table-cell office:value-type="float" office:value="1038110257.20792" calcext:value-type="float">
            <text:p>1,038,110,257</text:p>
          </table:table-cell>
          <table:table-cell office:value-type="float" office:value="4465762464.06713" calcext:value-type="float">
            <text:p>4,465,762,464</text:p>
          </table:table-cell>
          <table:table-cell office:value-type="float" office:value="873581087.374011" calcext:value-type="float">
            <text:p>873,581,087</text:p>
          </table:table-cell>
          <table:table-cell office:value-type="float" office:value="427815673.548214" calcext:value-type="float">
            <text:p>427,815,674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4789175066.80935" calcext:value-type="float">
            <text:p>4,789,175,067</text:p>
          </table:table-cell>
          <table:table-cell office:value-type="string" calcext:value-type="string">
            <text:p>Un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,075</text:p>
          </table:table-cell>
          <table:table-cell office:value-type="float" office:value="24106" calcext:value-type="float">
            <text:p>24,106</text:p>
          </table:table-cell>
          <table:table-cell office:value-type="float" office:value="20726" calcext:value-type="float">
            <text:p>20,726</text:p>
          </table:table-cell>
          <table:table-cell office:value-type="float" office:value="109678" calcext:value-type="float">
            <text:p>109,678</text:p>
          </table:table-cell>
          <table:table-cell office:value-type="float" office:value="7755" calcext:value-type="float">
            <text:p>7,755</text:p>
          </table:table-cell>
          <table:table-cell office:value-type="float" office:value="39264" calcext:value-type="float">
            <text:p>39,264</text:p>
          </table:table-cell>
          <table:table-cell office:value-type="float" office:value="9462" calcext:value-type="float">
            <text:p>9,462</text:p>
          </table:table-cell>
          <table:table-cell office:value-type="float" office:value="4965" calcext:value-type="float">
            <text:p>4,965</text:p>
          </table:table-cell>
          <table:table-cell office:value-type="float" office:value="0" calcext:value-type="float">
            <text:p>0</text:p>
          </table:table-cell>
          <table:table-cell office:value-type="float" office:value="91360" calcext:value-type="float">
            <text:p>91,360</text:p>
          </table:table-cell>
          <table:table-cell office:value-type="float" office:value="0" calcext:value-type="float">
            <text:p>0</text:p>
          </table:table-cell>
          <table:table-cell office:value-type="float" office:value="6797" calcext:value-type="float">
            <text:p>6,7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58" calcext:value-type="float">
            <text:p>3,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56" calcext:value-type="float">
            <text:p>7,656</text:p>
          </table:table-cell>
          <table:table-cell office:value-type="float" office:value="0" calcext:value-type="float">
            <text:p>0</text:p>
          </table:table-cell>
          <table:table-cell office:value-type="float" office:value="361230" calcext:value-type="float">
            <text:p>361,230</text:p>
          </table:table-cell>
          <table:table-cell office:value-type="float" office:value="11721" calcext:value-type="float">
            <text:p>11,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61" calcext:value-type="float">
            <text:p>140,961</text:p>
          </table:table-cell>
          <table:table-cell office:value-type="float" office:value="3914" calcext:value-type="float">
            <text:p>3,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95" calcext:value-type="float">
            <text:p>36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33" calcext:value-type="float">
            <text:p>45,933</text:p>
          </table:table-cell>
          <table:table-cell office:value-type="float" office:value="37968" calcext:value-type="float">
            <text:p>37,968</text:p>
          </table:table-cell>
          <table:table-cell office:value-type="float" office:value="4260" calcext:value-type="float">
            <text:p>4,260</text:p>
          </table:table-cell>
          <table:table-cell office:value-type="float" office:value="2945" calcext:value-type="float">
            <text:p>2,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6" calcext:value-type="float">
            <text:p>17,376</text:p>
          </table:table-cell>
          <table:table-cell office:value-type="float" office:value="0" calcext:value-type="float">
            <text:p>0</text:p>
          </table:table-cell>
          <table:table-cell office:value-type="float" office:value="5457" calcext:value-type="float">
            <text:p>5,457</text:p>
          </table:table-cell>
          <table:table-cell office:value-type="float" office:value="0" calcext:value-type="float">
            <text:p>0</text:p>
          </table:table-cell>
          <table:table-cell office:value-type="float" office:value="5379" calcext:value-type="float">
            <text:p>5,379</text:p>
          </table:table-cell>
          <table:table-cell office:value-type="float" office:value="51002" calcext:value-type="float">
            <text:p>51,002</text:p>
          </table:table-cell>
          <table:table-cell office:value-type="float" office:value="30595" calcext:value-type="float">
            <text:p>30,595</text:p>
          </table:table-cell>
          <table:table-cell office:value-type="float" office:value="7801" calcext:value-type="float">
            <text:p>7,801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75199" calcext:value-type="float">
            <text:p>75,199</text:p>
          </table:table-cell>
          <table:table-cell office:value-type="float" office:value="62930" calcext:value-type="float">
            <text:p>62,930</text:p>
          </table:table-cell>
          <table:table-cell office:value-type="float" office:value="0" calcext:value-type="float">
            <text:p>0</text:p>
          </table:table-cell>
          <table:table-cell office:value-type="float" office:value="523847" calcext:value-type="float">
            <text:p>523,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34" calcext:value-type="float">
            <text:p>259,534</text:p>
          </table:table-cell>
          <table:table-cell office:value-type="float" office:value="7287" calcext:value-type="float">
            <text:p>7,287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17029" calcext:value-type="float">
            <text:p>17,0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56" calcext:value-type="float">
            <text:p>7,656</text:p>
          </table:table-cell>
          <table:table-cell office:value-type="float" office:value="783384" calcext:value-type="float">
            <text:p>783,384</text:p>
          </table:table-cell>
          <table:table-cell office:value-type="float" office:value="154678" calcext:value-type="float">
            <text:p>154,678</text:p>
          </table:table-cell>
          <table:table-cell office:value-type="float" office:value="692001" calcext:value-type="float">
            <text:p>692,001</text:p>
          </table:table-cell>
          <table:table-cell office:value-type="float" office:value="261029" calcext:value-type="float">
            <text:p>261,029</text:p>
          </table:table-cell>
          <table:table-cell office:value-type="float" office:value="85931" calcext:value-type="float">
            <text:p>85,931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752222" calcext:value-type="float">
            <text:p>752,222</text:p>
          </table:table-cell>
          <table:table-cell office:value-type="string" calcext:value-type="string">
            <text:p>Un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93382.6253808" calcext:value-type="float">
            <text:p>60,193,383</text:p>
          </table:table-cell>
          <table:table-cell office:value-type="float" office:value="92661184963.9159" calcext:value-type="float">
            <text:p>92,661,184,964</text:p>
          </table:table-cell>
          <table:table-cell office:value-type="float" office:value="378318591.039253" calcext:value-type="float">
            <text:p>378,318,591</text:p>
          </table:table-cell>
          <table:table-cell office:value-type="float" office:value="195410089.938967" calcext:value-type="float">
            <text:p>195,410,090</text:p>
          </table:table-cell>
          <table:table-cell office:value-type="float" office:value="2642671974.29786" calcext:value-type="float">
            <text:p>2,642,671,974</text:p>
          </table:table-cell>
          <table:table-cell office:value-type="float" office:value="1409408092.52808" calcext:value-type="float">
            <text:p>1,409,408,093</text:p>
          </table:table-cell>
          <table:table-cell office:value-type="float" office:value="3735987126.31591" calcext:value-type="float">
            <text:p>3,735,987,126</text:p>
          </table:table-cell>
          <table:table-cell office:value-type="float" office:value="16118205.7675372" calcext:value-type="float">
            <text:p>16,118,206</text:p>
          </table:table-cell>
          <table:table-cell office:value-type="float" office:value="43261320.4809188" calcext:value-type="float">
            <text:p>43,261,320</text:p>
          </table:table-cell>
          <table:table-cell office:value-type="float" office:value="1324732363.02768" calcext:value-type="float">
            <text:p>1,324,732,363</text:p>
          </table:table-cell>
          <table:table-cell office:value-type="float" office:value="790206995.531682" calcext:value-type="float">
            <text:p>790,206,996</text:p>
          </table:table-cell>
          <table:table-cell office:value-type="float" office:value="132274236.760423" calcext:value-type="float">
            <text:p>132,274,237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7176315.4418702" calcext:value-type="float">
            <text:p>27,176,315</text:p>
          </table:table-cell>
          <table:table-cell office:value-type="float" office:value="3742935.46378714" calcext:value-type="float">
            <text:p>3,742,9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403656449.8873" calcext:value-type="float">
            <text:p>14,403,656,450</text:p>
          </table:table-cell>
          <table:table-cell office:value-type="float" office:value="0" calcext:value-type="float">
            <text:p>0</text:p>
          </table:table-cell>
          <table:table-cell office:value-type="float" office:value="13372248002.6764" calcext:value-type="float">
            <text:p>13,372,248,003</text:p>
          </table:table-cell>
          <table:table-cell office:value-type="float" office:value="9558734.42571429" calcext:value-type="float">
            <text:p>9,558,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24609.4785714" calcext:value-type="float">
            <text:p>39,124,609</text:p>
          </table:table-cell>
          <table:table-cell office:value-type="float" office:value="80455149402.8518" calcext:value-type="float">
            <text:p>80,455,149,403</text:p>
          </table:table-cell>
          <table:table-cell office:value-type="float" office:value="0" calcext:value-type="float">
            <text:p>0</text:p>
          </table:table-cell>
          <table:table-cell office:value-type="float" office:value="80811102.4731593" calcext:value-type="float">
            <text:p>80,811,102</text:p>
          </table:table-cell>
          <table:table-cell office:value-type="float" office:value="495374967.04302" calcext:value-type="float">
            <text:p>495,374,96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201728491.78929" calcext:value-type="float">
            <text:p>3,201,728,492</text:p>
          </table:table-cell>
          <table:table-cell office:value-type="float" office:value="1312705171.00714" calcext:value-type="float">
            <text:p>1,312,705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736346.94464" calcext:value-type="float">
            <text:p>1,115,736,347</text:p>
          </table:table-cell>
          <table:table-cell office:value-type="float" office:value="604690592.367857" calcext:value-type="float">
            <text:p>604,690,592</text:p>
          </table:table-cell>
          <table:table-cell office:value-type="float" office:value="901868563.746429" calcext:value-type="float">
            <text:p>901,868,564</text:p>
          </table:table-cell>
          <table:table-cell office:value-type="float" office:value="798705480.535714" calcext:value-type="float">
            <text:p>798,705,481</text:p>
          </table:table-cell>
          <table:table-cell office:value-type="float" office:value="0" calcext:value-type="float">
            <text:p>0</text:p>
          </table:table-cell>
          <table:table-cell office:value-type="float" office:value="738777.506242665" calcext:value-type="float">
            <text:p>738,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1403.15" calcext:value-type="float">
            <text:p>4,301,403</text:p>
          </table:table-cell>
          <table:table-cell office:value-type="float" office:value="6047627.25779967" calcext:value-type="float">
            <text:p>6,047,627</text:p>
          </table:table-cell>
          <table:table-cell office:value-type="float" office:value="0" calcext:value-type="float">
            <text:p>0</text:p>
          </table:table-cell>
          <table:table-cell office:value-type="float" office:value="27376970.1107988" calcext:value-type="float">
            <text:p>27,376,970</text:p>
          </table:table-cell>
          <table:table-cell office:value-type="float" office:value="6340560" calcext:value-type="float">
            <text:p>6,340,560</text:p>
          </table:table-cell>
          <table:table-cell office:value-type="float" office:value="578120187.05646" calcext:value-type="float">
            <text:p>578,120,187</text:p>
          </table:table-cell>
          <table:table-cell office:value-type="float" office:value="96165657.6868788" calcext:value-type="float">
            <text:p>96,165,658</text:p>
          </table:table-cell>
          <table:table-cell office:value-type="float" office:value="2936133106.22141" calcext:value-type="float">
            <text:p>2,936,133,106</text:p>
          </table:table-cell>
          <table:table-cell office:value-type="float" office:value="285604933.961347" calcext:value-type="float">
            <text:p>285,604,934</text:p>
          </table:table-cell>
          <table:table-cell office:value-type="float" office:value="20309780.336094" calcext:value-type="float">
            <text:p>20,309,780</text:p>
          </table:table-cell>
          <table:table-cell office:value-type="float" office:value="4627489027.42102" calcext:value-type="float">
            <text:p>4,627,489,027</text:p>
          </table:table-cell>
          <table:table-cell office:value-type="float" office:value="0" calcext:value-type="float">
            <text:p>0</text:p>
          </table:table-cell>
          <table:table-cell office:value-type="float" office:value="151615926.385224" calcext:value-type="float">
            <text:p>151,615,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3865001.92513" calcext:value-type="float">
            <text:p>2,883,865,002</text:p>
          </table:table-cell>
          <table:table-cell office:value-type="float" office:value="16561603.8" calcext:value-type="float">
            <text:p>16,561,604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5026381.79635832" calcext:value-type="float">
            <text:p>5,026,3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81619770.9953" calcext:value-type="float">
            <text:p>13,881,619,771</text:p>
          </table:table-cell>
          <table:table-cell office:value-type="float" office:value="100719529879.092" calcext:value-type="float">
            <text:p>100,719,529,879</text:p>
          </table:table-cell>
          <table:table-cell office:value-type="float" office:value="8577540222.794" calcext:value-type="float">
            <text:p>8,577,540,223</text:p>
          </table:table-cell>
          <table:table-cell office:value-type="float" office:value="11614398665.3901" calcext:value-type="float">
            <text:p>11,614,398,665</text:p>
          </table:table-cell>
          <table:table-cell office:value-type="float" office:value="89105131213.7016" calcext:value-type="float">
            <text:p>89,105,131,214</text:p>
          </table:table-cell>
          <table:table-cell office:value-type="float" office:value="7970813424.05893" calcext:value-type="float">
            <text:p>7,970,813,424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72943625426.528" calcext:value-type="float">
            <text:p>72,943,625,427</text:p>
          </table:table-cell>
          <table:table-cell office:value-type="string" calcext:value-type="string">
            <text:p>Reti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31" calcext:value-type="float">
            <text:p>18,731</text:p>
          </table:table-cell>
          <table:table-cell office:value-type="float" office:value="7428149" calcext:value-type="float">
            <text:p>7,428,149</text:p>
          </table:table-cell>
          <table:table-cell office:value-type="float" office:value="1788790" calcext:value-type="float">
            <text:p>1,788,790</text:p>
          </table:table-cell>
          <table:table-cell office:value-type="float" office:value="2754300" calcext:value-type="float">
            <text:p>2,754,300</text:p>
          </table:table-cell>
          <table:table-cell office:value-type="float" office:value="1056756" calcext:value-type="float">
            <text:p>1,056,756</text:p>
          </table:table-cell>
          <table:table-cell office:value-type="float" office:value="2460292" calcext:value-type="float">
            <text:p>2,460,292</text:p>
          </table:table-cell>
          <table:table-cell office:value-type="float" office:value="411366" calcext:value-type="float">
            <text:p>411,366</text:p>
          </table:table-cell>
          <table:table-cell office:value-type="float" office:value="22600" calcext:value-type="float">
            <text:p>22,600</text:p>
          </table:table-cell>
          <table:table-cell office:value-type="float" office:value="30091" calcext:value-type="float">
            <text:p>30,091</text:p>
          </table:table-cell>
          <table:table-cell office:value-type="float" office:value="3662674" calcext:value-type="float">
            <text:p>3,662,674</text:p>
          </table:table-cell>
          <table:table-cell office:value-type="float" office:value="58235" calcext:value-type="float">
            <text:p>58,235</text:p>
          </table:table-cell>
          <table:table-cell office:value-type="float" office:value="29233" calcext:value-type="float">
            <text:p>29,23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,884</text:p>
          </table:table-cell>
          <table:table-cell office:value-type="float" office:value="1551" calcext:value-type="float">
            <text:p>1,5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806035" calcext:value-type="float">
            <text:p>4,806,035</text:p>
          </table:table-cell>
          <table:table-cell office:value-type="float" office:value="0" calcext:value-type="float">
            <text:p>0</text:p>
          </table:table-cell>
          <table:table-cell office:value-type="float" office:value="7461102" calcext:value-type="float">
            <text:p>7,461,102</text:p>
          </table:table-cell>
          <table:table-cell office:value-type="float" office:value="8089" calcext:value-type="float">
            <text:p>8,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0" calcext:value-type="float">
            <text:p>24,710</text:p>
          </table:table-cell>
          <table:table-cell office:value-type="float" office:value="10145425" calcext:value-type="float">
            <text:p>10,145,425</text:p>
          </table:table-cell>
          <table:table-cell office:value-type="float" office:value="0" calcext:value-type="float">
            <text:p>0</text:p>
          </table:table-cell>
          <table:table-cell office:value-type="float" office:value="12453" calcext:value-type="float">
            <text:p>12,453</text:p>
          </table:table-cell>
          <table:table-cell office:value-type="float" office:value="81308" calcext:value-type="float">
            <text:p>81,308</text:p>
          </table:table-cell>
          <table:table-cell office:value-type="float" office:value="7610" calcext:value-type="float">
            <text:p>7,610</text:p>
          </table:table-cell>
          <table:table-cell office:value-type="float" office:value="770302" calcext:value-type="float">
            <text:p>770,302</text:p>
          </table:table-cell>
          <table:table-cell office:value-type="float" office:value="360946" calcext:value-type="float">
            <text:p>360,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816" calcext:value-type="float">
            <text:p>285,816</text:p>
          </table:table-cell>
          <table:table-cell office:value-type="float" office:value="234503" calcext:value-type="float">
            <text:p>234,503</text:p>
          </table:table-cell>
          <table:table-cell office:value-type="float" office:value="276008" calcext:value-type="float">
            <text:p>276,008</text:p>
          </table:table-cell>
          <table:table-cell office:value-type="float" office:value="262797" calcext:value-type="float">
            <text:p>262,797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,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44" calcext:value-type="float">
            <text:p>4,444</text:p>
          </table:table-cell>
          <table:table-cell office:value-type="float" office:value="2110" calcext:value-type="float">
            <text:p>2,110</text:p>
          </table:table-cell>
          <table:table-cell office:value-type="float" office:value="0" calcext:value-type="float">
            <text:p>0</text:p>
          </table:table-cell>
          <table:table-cell office:value-type="float" office:value="17559" calcext:value-type="float">
            <text:p>17,559</text:p>
          </table:table-cell>
          <table:table-cell office:value-type="float" office:value="1822" calcext:value-type="float">
            <text:p>1,822</text:p>
          </table:table-cell>
          <table:table-cell office:value-type="float" office:value="48750" calcext:value-type="float">
            <text:p>48,750</text:p>
          </table:table-cell>
          <table:table-cell office:value-type="float" office:value="15185" calcext:value-type="float">
            <text:p>15,185</text:p>
          </table:table-cell>
          <table:table-cell office:value-type="float" office:value="969826" calcext:value-type="float">
            <text:p>969,826</text:p>
          </table:table-cell>
          <table:table-cell office:value-type="float" office:value="537472" calcext:value-type="float">
            <text:p>537,472</text:p>
          </table:table-cell>
          <table:table-cell office:value-type="float" office:value="3924" calcext:value-type="float">
            <text:p>3,924</text:p>
          </table:table-cell>
          <table:table-cell office:value-type="float" office:value="1055604" calcext:value-type="float">
            <text:p>1,055,604</text:p>
          </table:table-cell>
          <table:table-cell office:value-type="float" office:value="0" calcext:value-type="float">
            <text:p>0</text:p>
          </table:table-cell>
          <table:table-cell office:value-type="float" office:value="33384" calcext:value-type="float">
            <text:p>33,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9795" calcext:value-type="float">
            <text:p>2,669,795</text:p>
          </table:table-cell>
          <table:table-cell office:value-type="float" office:value="2699" calcext:value-type="float">
            <text:p>2,699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7366" calcext:value-type="float">
            <text:p>7,3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71965" calcext:value-type="float">
            <text:p>4,771,965</text:p>
          </table:table-cell>
          <table:table-cell office:value-type="float" office:value="10274233" calcext:value-type="float">
            <text:p>10,274,233</text:p>
          </table:table-cell>
          <table:table-cell office:value-type="float" office:value="1846996" calcext:value-type="float">
            <text:p>1,846,996</text:p>
          </table:table-cell>
          <table:table-cell office:value-type="float" office:value="2896646" calcext:value-type="float">
            <text:p>2,896,646</text:p>
          </table:table-cell>
          <table:table-cell office:value-type="float" office:value="10217331" calcext:value-type="float">
            <text:p>10,217,331</text:p>
          </table:table-cell>
          <table:table-cell office:value-type="float" office:value="1724655" calcext:value-type="float">
            <text:p>1,724,655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9777396" calcext:value-type="float">
            <text:p>9,777,396</text:p>
          </table:table-cell>
          <table:table-cell office:value-type="string" calcext:value-type="string">
            <text:p>Retired - counts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Student - £p.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2672.26464443" calcext:value-type="float">
            <text:p>2,002,672</text:p>
          </table:table-cell>
          <table:table-cell table:style-name="ce4" office:value-type="float" office:value="63358643.2850407" calcext:value-type="float">
            <text:p>63,358,643</text:p>
          </table:table-cell>
          <table:table-cell table:style-name="ce4" office:value-type="float" office:value="59713.3208353889" calcext:value-type="float">
            <text:p>59,713</text:p>
          </table:table-cell>
          <table:table-cell table:style-name="ce4" office:value-type="float" office:value="6909898.25225379" calcext:value-type="float">
            <text:p>6,909,898</text:p>
          </table:table-cell>
          <table:table-cell table:style-name="ce4" office:value-type="float" office:value="6752022.90197797" calcext:value-type="float">
            <text:p>6,752,023</text:p>
          </table:table-cell>
          <table:table-cell table:style-name="ce4" office:value-type="float" office:value="22701934.825129" calcext:value-type="float">
            <text:p>22,701,935</text:p>
          </table:table-cell>
          <table:table-cell table:style-name="ce4" office:value-type="float" office:value="33768848.3099218" calcext:value-type="float">
            <text:p>33,768,8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.4729926280054" calcext:value-type="float">
            <text:p>13</text:p>
          </table:table-cell>
          <table:table-cell table:style-name="ce4" office:value-type="float" office:value="5186031.4763391" calcext:value-type="float">
            <text:p>5,186,031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style-name="ce4" office:value-type="float" office:value="2595385.90397557" calcext:value-type="float">
            <text:p>2,595,3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177204.90625" calcext:value-type="float">
            <text:p>250,177,2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20617344.966071" calcext:value-type="float">
            <text:p>120,617,345</text:p>
          </table:table-cell>
          <table:table-cell table:style-name="ce4" office:value-type="float" office:value="14684511" calcext:value-type="float">
            <text:p>14,684,51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3322460.8464286" calcext:value-type="float">
            <text:p>73,322,4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251546.3446429" calcext:value-type="float">
            <text:p>50,251,546</text:p>
          </table:table-cell>
          <table:table-cell table:style-name="ce4" office:value-type="float" office:value="25800654.7285714" calcext:value-type="float">
            <text:p>25,800,655</text:p>
          </table:table-cell>
          <table:table-cell table:style-name="ce4" office:value-type="float" office:value="12246068.0839286" calcext:value-type="float">
            <text:p>12,246,068</text:p>
          </table:table-cell>
          <table:table-cell table:style-name="ce4" office:value-type="float" office:value="3655069.79464286" calcext:value-type="float">
            <text:p>3,655,07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24313052.6379715" calcext:value-type="float">
            <text:p>24,313,053</text:p>
          </table:table-cell>
          <table:table-cell table:style-name="ce4" office:value-type="float" office:value="303728223.829867" calcext:value-type="float">
            <text:p>303,728,2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8031194.151786" calcext:value-type="float">
            <text:p>148,031,1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46973.793171114" calcext:value-type="float">
            <text:p>246,974</text:p>
          </table:table-cell>
          <table:table-cell table:style-name="ce4" office:value-type="float" office:value="823211895.354194" calcext:value-type="float">
            <text:p>823,211,8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8885512.657235" calcext:value-type="float">
            <text:p>368,885,5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48307608.841786" calcext:value-type="float">
            <text:p>148,307,6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29367.85714286" calcext:value-type="float">
            <text:p>7,529,3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9030.688942117" calcext:value-type="float">
            <text:p>379,03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595385.90397557" calcext:value-type="float">
            <text:p>2,595,386</text:p>
          </table:table-cell>
          <table:table-cell table:style-name="ce4" office:value-type="float" office:value="2125210515.57638" calcext:value-type="float">
            <text:p>2,125,210,516</text:p>
          </table:table-cell>
          <table:table-cell table:style-name="ce4" office:value-type="float" office:value="1299531339.76699" calcext:value-type="float">
            <text:p>1,299,531,340</text:p>
          </table:table-cell>
          <table:table-cell table:style-name="ce4" office:value-type="float" office:value="1824253829.12315" calcext:value-type="float">
            <text:p>1,824,253,829</text:p>
          </table:table-cell>
          <table:table-cell table:style-name="ce4" office:value-type="float" office:value="300956686.453228" calcext:value-type="float">
            <text:p>300,956,686</text:p>
          </table:table-cell>
          <table:table-cell table:style-name="ce4" office:value-type="float" office:value="165275799.798214" calcext:value-type="float">
            <text:p>165,275,800</text:p>
          </table:table-cell>
          <table:table-cell table:style-name="ce4" office:value-type="float" office:value="7529367.85714286" calcext:value-type="float">
            <text:p>7,529,3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72437924.76616" calcext:value-type="float">
            <text:p>1,872,437,925</text:p>
          </table:table-cell>
          <table:table-cell table:style-name="ce4" office:value-type="string" calcext:value-type="string">
            <text:p>Student - £p.a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table:style-name="ce2" office:value-type="string" calcext:value-type="string">
            <text:p>Student - cou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056" calcext:value-type="float">
            <text:p>9,056</text:p>
          </table:table-cell>
          <table:table-cell table:style-name="ce4" office:value-type="float" office:value="10000" calcext:value-type="float">
            <text:p>10,000</text:p>
          </table:table-cell>
          <table:table-cell table:style-name="ce4" office:value-type="float" office:value="2957" calcext:value-type="float">
            <text:p>2,957</text:p>
          </table:table-cell>
          <table:table-cell table:style-name="ce4" office:value-type="float" office:value="113386" calcext:value-type="float">
            <text:p>113,386</text:p>
          </table:table-cell>
          <table:table-cell table:style-name="ce4" office:value-type="float" office:value="21555" calcext:value-type="float">
            <text:p>21,555</text:p>
          </table:table-cell>
          <table:table-cell table:style-name="ce4" office:value-type="float" office:value="68093" calcext:value-type="float">
            <text:p>68,093</text:p>
          </table:table-cell>
          <table:table-cell table:style-name="ce4" office:value-type="float" office:value="6718" calcext:value-type="float">
            <text:p>6,7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9" calcext:value-type="float">
            <text:p>1,039</text:p>
          </table:table-cell>
          <table:table-cell table:style-name="ce4" office:value-type="float" office:value="83541" calcext:value-type="float">
            <text:p>83,541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style-name="ce4" office:value-type="float" office:value="1243" calcext:value-type="float">
            <text:p>1,2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1788" calcext:value-type="float">
            <text:p>171,7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0993" calcext:value-type="float">
            <text:p>60,993</text:p>
          </table:table-cell>
          <table:table-cell table:style-name="ce4" office:value-type="float" office:value="1520" calcext:value-type="float">
            <text:p>1,5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0161" calcext:value-type="float">
            <text:p>20,1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849" calcext:value-type="float">
            <text:p>10,849</text:p>
          </table:table-cell>
          <table:table-cell table:style-name="ce4" office:value-type="float" office:value="9257" calcext:value-type="float">
            <text:p>9,257</text:p>
          </table:table-cell>
          <table:table-cell table:number-columns-repeated="2" table:style-name="ce4" office:value-type="float" office:value="2865" calcext:value-type="float">
            <text:p>2,865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5183" calcext:value-type="float">
            <text:p>5,183</text:p>
          </table:table-cell>
          <table:table-cell table:style-name="ce4" office:value-type="float" office:value="27361" calcext:value-type="float">
            <text:p>27,3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654" calcext:value-type="float">
            <text:p>31,6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50" calcext:value-type="float">
            <text:p>2,250</text:p>
          </table:table-cell>
          <table:table-cell table:style-name="ce4" office:value-type="float" office:value="128431" calcext:value-type="float">
            <text:p>128,4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359" calcext:value-type="float">
            <text:p>40,3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4598" calcext:value-type="float">
            <text:p>114,5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21" calcext:value-type="float">
            <text:p>3,8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3" calcext:value-type="float">
            <text:p>98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243" calcext:value-type="float">
            <text:p>1,243</text:p>
          </table:table-cell>
          <table:table-cell table:style-name="ce4" office:value-type="float" office:value="249905" calcext:value-type="float">
            <text:p>249,905</text:p>
          </table:table-cell>
          <table:table-cell table:style-name="ce4" office:value-type="float" office:value="170400" calcext:value-type="float">
            <text:p>170,400</text:p>
          </table:table-cell>
          <table:table-cell table:style-name="ce4" office:value-type="float" office:value="211866" calcext:value-type="float">
            <text:p>211,866</text:p>
          </table:table-cell>
          <table:table-cell table:style-name="ce4" office:value-type="float" office:value="88261" calcext:value-type="float">
            <text:p>88,261</text:p>
          </table:table-cell>
          <table:table-cell table:style-name="ce4" office:value-type="float" office:value="33572" calcext:value-type="float">
            <text:p>33,572</text:p>
          </table:table-cell>
          <table:table-cell table:style-name="ce4" office:value-type="float" office:value="3821" calcext:value-type="float">
            <text:p>3,8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7389" calcext:value-type="float">
            <text:p>247,389</text:p>
          </table:table-cell>
          <table:table-cell table:style-name="ce4" office:value-type="string" calcext:value-type="string">
            <text:p>Student - counts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office:value-type="string" calcext:value-type="string">
            <text:p>Looking_after_family_or_hom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6.101994852" calcext:value-type="float">
            <text:p>607,646</text:p>
          </table:table-cell>
          <table:table-cell office:value-type="float" office:value="197933208.091382" calcext:value-type="float">
            <text:p>197,933,208</text:p>
          </table:table-cell>
          <table:table-cell office:value-type="float" office:value="9665861.24522148" calcext:value-type="float">
            <text:p>9,665,861</text:p>
          </table:table-cell>
          <table:table-cell office:value-type="float" office:value="3466455.7640115" calcext:value-type="float">
            <text:p>3,466,456</text:p>
          </table:table-cell>
          <table:table-cell office:value-type="float" office:value="101331323.444422" calcext:value-type="float">
            <text:p>101,331,323</text:p>
          </table:table-cell>
          <table:table-cell office:value-type="float" office:value="22345864.592937" calcext:value-type="float">
            <text:p>22,345,865</text:p>
          </table:table-cell>
          <table:table-cell office:value-type="float" office:value="48880621.1018012" calcext:value-type="float">
            <text:p>48,880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54364.837876" calcext:value-type="float">
            <text:p>234,654,365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58378066.733984" calcext:value-type="float">
            <text:p>58,378,0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2539339.722098" calcext:value-type="float">
            <text:p>42,539,340</text:p>
          </table:table-cell>
          <table:table-cell office:value-type="float" office:value="0" calcext:value-type="float">
            <text:p>0</text:p>
          </table:table-cell>
          <table:table-cell office:value-type="float" office:value="487480642.66875" calcext:value-type="float">
            <text:p>487,480,643</text:p>
          </table:table-cell>
          <table:table-cell office:value-type="float" office:value="2817841.13571429" calcext:value-type="float">
            <text:p>2,817,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758788.23146" calcext:value-type="float">
            <text:p>1,633,758,788</text:p>
          </table:table-cell>
          <table:table-cell office:value-type="float" office:value="75547944.75" calcext:value-type="float">
            <text:p>75,547,9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8525285.453571" calcext:value-type="float">
            <text:p>368,525,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98572.9464286" calcext:value-type="float">
            <text:p>37,098,573</text:p>
          </table:table-cell>
          <table:table-cell office:value-type="float" office:value="8839016.08392857" calcext:value-type="float">
            <text:p>8,839,016</text:p>
          </table:table-cell>
          <table:table-cell office:value-type="float" office:value="126758916.75" calcext:value-type="float">
            <text:p>126,758,917</text:p>
          </table:table-cell>
          <table:table-cell office:value-type="float" office:value="26621410.6125" calcext:value-type="float">
            <text:p>26,621,411</text:p>
          </table:table-cell>
          <table:table-cell office:value-type="float" office:value="0" calcext:value-type="float">
            <text:p>0</text:p>
          </table:table-cell>
          <table:table-cell office:value-type="float" office:value="488960.861505056" calcext:value-type="float">
            <text:p>488,961</text:p>
          </table:table-cell>
          <table:table-cell office:value-type="float" office:value="35599054.725" calcext:value-type="float">
            <text:p>35,599,055</text:p>
          </table:table-cell>
          <table:table-cell office:value-type="float" office:value="104568048.642857" calcext:value-type="float">
            <text:p>104,568,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19800.75" calcext:value-type="float">
            <text:p>10,819,801</text:p>
          </table:table-cell>
          <table:table-cell office:value-type="float" office:value="0" calcext:value-type="float">
            <text:p>0</text:p>
          </table:table-cell>
          <table:table-cell office:value-type="float" office:value="3651505.74712644" calcext:value-type="float">
            <text:p>3,651,506</text:p>
          </table:table-cell>
          <table:table-cell office:value-type="float" office:value="0" calcext:value-type="float">
            <text:p>0</text:p>
          </table:table-cell>
          <table:table-cell office:value-type="float" office:value="183596.562699368" calcext:value-type="float">
            <text:p>183,597</text:p>
          </table:table-cell>
          <table:table-cell office:value-type="float" office:value="1351363591.06652" calcext:value-type="float">
            <text:p>1,351,363,591</text:p>
          </table:table-cell>
          <table:table-cell office:value-type="float" office:value="8869079.81142857" calcext:value-type="float">
            <text:p>8,869,080</text:p>
          </table:table-cell>
          <table:table-cell office:value-type="float" office:value="284394601.238571" calcext:value-type="float">
            <text:p>284,394,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071224.35712" calcext:value-type="float">
            <text:p>318,071,224</text:p>
          </table:table-cell>
          <table:table-cell office:value-type="float" office:value="0" calcext:value-type="float">
            <text:p>0</text:p>
          </table:table-cell>
          <table:table-cell office:value-type="float" office:value="2921106799.00845" calcext:value-type="float">
            <text:p>2,921,106,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402177.997752" calcext:value-type="float">
            <text:p>285,402,178</text:p>
          </table:table-cell>
          <table:table-cell office:value-type="float" office:value="0" calcext:value-type="float">
            <text:p>0</text:p>
          </table:table-cell>
          <table:table-cell office:value-type="float" office:value="53990472.3214286" calcext:value-type="float">
            <text:p>53,990,472</text:p>
          </table:table-cell>
          <table:table-cell office:value-type="float" office:value="0" calcext:value-type="float">
            <text:p>0</text:p>
          </table:table-cell>
          <table:table-cell office:value-type="float" office:value="3397183.73479059" calcext:value-type="float">
            <text:p>3,397,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65899.0602188" calcext:value-type="float">
            <text:p>13,265,899</text:p>
          </table:table-cell>
          <table:table-cell office:value-type="float" office:value="7659056031.65314" calcext:value-type="float">
            <text:p>7,659,056,032</text:p>
          </table:table-cell>
          <table:table-cell office:value-type="float" office:value="1962882093.03634" calcext:value-type="float">
            <text:p>1,962,882,093</text:p>
          </table:table-cell>
          <table:table-cell office:value-type="float" office:value="5223381542.36397" calcext:value-type="float">
            <text:p>5,223,381,542</text:p>
          </table:table-cell>
          <table:table-cell office:value-type="float" office:value="2435674489.28916" calcext:value-type="float">
            <text:p>2,435,674,489</text:p>
          </table:table-cell>
          <table:table-cell office:value-type="float" office:value="567843201.846429" calcext:value-type="float">
            <text:p>567,843,202</text:p>
          </table:table-cell>
          <table:table-cell office:value-type="float" office:value="53990472.3214286" calcext:value-type="float">
            <text:p>53,990,472</text:p>
          </table:table-cell>
          <table:table-cell office:value-type="float" office:value="0" calcext:value-type="float">
            <text:p>0</text:p>
          </table:table-cell>
          <table:table-cell office:value-type="float" office:value="7129036049.26229" calcext:value-type="float">
            <text:p>7,129,036,049</text:p>
          </table:table-cell>
          <table:table-cell office:value-type="string" calcext:value-type="string">
            <text:p>Looking_after_family_or_hom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Looking_after_family_or_hom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2" calcext:value-type="float">
            <text:p>2,122</text:p>
          </table:table-cell>
          <table:table-cell office:value-type="float" office:value="31533" calcext:value-type="float">
            <text:p>31,533</text:p>
          </table:table-cell>
          <table:table-cell office:value-type="float" office:value="34431" calcext:value-type="float">
            <text:p>34,431</text:p>
          </table:table-cell>
          <table:table-cell office:value-type="float" office:value="167407" calcext:value-type="float">
            <text:p>167,407</text:p>
          </table:table-cell>
          <table:table-cell office:value-type="float" office:value="42783" calcext:value-type="float">
            <text:p>42,783</text:p>
          </table:table-cell>
          <table:table-cell office:value-type="float" office:value="74709" calcext:value-type="float">
            <text:p>74,709</text:p>
          </table:table-cell>
          <table:table-cell office:value-type="float" office:value="8588" calcext:value-type="float">
            <text:p>8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16" calcext:value-type="float">
            <text:p>172,716</text:p>
          </table:table-cell>
          <table:table-cell office:value-type="float" office:value="3570" calcext:value-type="float">
            <text:p>3,570</text:p>
          </table:table-cell>
          <table:table-cell office:value-type="float" office:value="15003" calcext:value-type="float">
            <text:p>15,00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614" calcext:value-type="float">
            <text:p>11,614</text:p>
          </table:table-cell>
          <table:table-cell office:value-type="float" office:value="0" calcext:value-type="float">
            <text:p>0</text:p>
          </table:table-cell>
          <table:table-cell office:value-type="float" office:value="335942" calcext:value-type="float">
            <text:p>335,942</text:p>
          </table:table-cell>
          <table:table-cell office:value-type="float" office:value="4448" calcext:value-type="float">
            <text:p>4,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60" calcext:value-type="float">
            <text:p>802,260</text:p>
          </table:table-cell>
          <table:table-cell office:value-type="float" office:value="7820" calcext:value-type="float">
            <text:p>7,8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331" calcext:value-type="float">
            <text:p>101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4" calcext:value-type="float">
            <text:p>9,494</text:p>
          </table:table-cell>
          <table:table-cell office:value-type="float" office:value="5025" calcext:value-type="float">
            <text:p>5,025</text:p>
          </table:table-cell>
          <table:table-cell office:value-type="float" office:value="44028" calcext:value-type="float">
            <text:p>44,028</text:p>
          </table:table-cell>
          <table:table-cell office:value-type="float" office:value="20867" calcext:value-type="float">
            <text:p>20,867</text:p>
          </table:table-cell>
          <table:table-cell office:value-type="float" office:value="0" calcext:value-type="float">
            <text:p>0</text:p>
          </table:table-cell>
          <table:table-cell office:value-type="float" office:value="7188" calcext:value-type="float">
            <text:p>7,188</text:p>
          </table:table-cell>
          <table:table-cell office:value-type="float" office:value="4355" calcext:value-type="float">
            <text:p>4,355</text:p>
          </table:table-cell>
          <table:table-cell office:value-type="float" office:value="3307" calcext:value-type="float">
            <text:p>3,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3" calcext:value-type="float">
            <text:p>2,693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,274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98548" calcext:value-type="float">
            <text:p>198,548</text:p>
          </table:table-cell>
          <table:table-cell office:value-type="float" office:value="1976" calcext:value-type="float">
            <text:p>1,976</text:p>
          </table:table-cell>
          <table:table-cell office:value-type="float" office:value="59419" calcext:value-type="float">
            <text:p>59,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77" calcext:value-type="float">
            <text:p>69,777</text:p>
          </table:table-cell>
          <table:table-cell office:value-type="float" office:value="0" calcext:value-type="float">
            <text:p>0</text:p>
          </table:table-cell>
          <table:table-cell office:value-type="float" office:value="236293" calcext:value-type="float">
            <text:p>236,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871" calcext:value-type="float">
            <text:p>222,871</text:p>
          </table:table-cell>
          <table:table-cell office:value-type="float" office:value="0" calcext:value-type="float">
            <text:p>0</text:p>
          </table:table-cell>
          <table:table-cell office:value-type="float" office:value="18259" calcext:value-type="float">
            <text:p>18,259</text:p>
          </table:table-cell>
          <table:table-cell office:value-type="float" office:value="0" calcext:value-type="float">
            <text:p>0</text:p>
          </table:table-cell>
          <table:table-cell office:value-type="float" office:value="6868" calcext:value-type="float">
            <text:p>6,8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86" calcext:value-type="float">
            <text:p>6,686</text:p>
          </table:table-cell>
          <table:table-cell office:value-type="float" office:value="885139" calcext:value-type="float">
            <text:p>885,139</text:p>
          </table:table-cell>
          <table:table-cell office:value-type="float" office:value="219864" calcext:value-type="float">
            <text:p>219,864</text:p>
          </table:table-cell>
          <table:table-cell office:value-type="float" office:value="459750" calcext:value-type="float">
            <text:p>459,750</text:p>
          </table:table-cell>
          <table:table-cell office:value-type="float" office:value="841672" calcext:value-type="float">
            <text:p>841,672</text:p>
          </table:table-cell>
          <table:table-cell office:value-type="float" office:value="129518" calcext:value-type="float">
            <text:p>129,518</text:p>
          </table:table-cell>
          <table:table-cell office:value-type="float" office:value="18259" calcext:value-type="float">
            <text:p>18,259</text:p>
          </table:table-cell>
          <table:table-cell office:value-type="float" office:value="0" calcext:value-type="float">
            <text:p>0</text:p>
          </table:table-cell>
          <table:table-cell office:value-type="float" office:value="869482" calcext:value-type="float">
            <text:p>869,482</text:p>
          </table:table-cell>
          <table:table-cell office:value-type="string" calcext:value-type="string">
            <text:p>Looking_after_family_or_hom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67.7027637" calcext:value-type="float">
            <text:p>118,868</text:p>
          </table:table-cell>
          <table:table-cell office:value-type="float" office:value="2156834381.35015" calcext:value-type="float">
            <text:p>2,156,834,381</text:p>
          </table:table-cell>
          <table:table-cell office:value-type="float" office:value="8107666.95769312" calcext:value-type="float">
            <text:p>8,107,667</text:p>
          </table:table-cell>
          <table:table-cell office:value-type="float" office:value="6637697.64526225" calcext:value-type="float">
            <text:p>6,637,698</text:p>
          </table:table-cell>
          <table:table-cell office:value-type="float" office:value="55088420.6511691" calcext:value-type="float">
            <text:p>55,088,421</text:p>
          </table:table-cell>
          <table:table-cell office:value-type="float" office:value="7303943.64668202" calcext:value-type="float">
            <text:p>7,303,944</text:p>
          </table:table-cell>
          <table:table-cell office:value-type="float" office:value="126187272.574107" calcext:value-type="float">
            <text:p>126,187,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79114.1245963" calcext:value-type="float">
            <text:p>52,479,114</text:p>
          </table:table-cell>
          <table:table-cell office:value-type="float" office:value="0" calcext:value-type="float">
            <text:p>0</text:p>
          </table:table-cell>
          <table:table-cell office:value-type="float" office:value="26017997.1770415" calcext:value-type="float">
            <text:p>26,017,997</text:p>
          </table:table-cell>
          <table:table-cell office:value-type="float" office:value="12133605" calcext:value-type="float">
            <text:p>12,133,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76672.7545814" calcext:value-type="float">
            <text:p>88,676,673</text:p>
          </table:table-cell>
          <table:table-cell office:value-type="float" office:value="23189559.5198697" calcext:value-type="float">
            <text:p>23,189,560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4699187.352923" calcext:value-type="float">
            <text:p>124,699,187</text:p>
          </table:table-cell>
          <table:table-cell office:value-type="float" office:value="0" calcext:value-type="float">
            <text:p>0</text:p>
          </table:table-cell>
          <table:table-cell office:value-type="float" office:value="2417395262.89653" calcext:value-type="float">
            <text:p>2,417,395,263</text:p>
          </table:table-cell>
          <table:table-cell office:value-type="float" office:value="110629084.367143" calcext:value-type="float">
            <text:p>110,629,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377587.625" calcext:value-type="float">
            <text:p>853,377,588</text:p>
          </table:table-cell>
          <table:table-cell office:value-type="float" office:value="1232532837.75" calcext:value-type="float">
            <text:p>1,232,532,838</text:p>
          </table:table-cell>
          <table:table-cell office:value-type="float" office:value="0" calcext:value-type="float">
            <text:p>0</text:p>
          </table:table-cell>
          <table:table-cell office:value-type="float" office:value="74965147.2468512" calcext:value-type="float">
            <text:p>74,965,147</text:p>
          </table:table-cell>
          <table:table-cell office:value-type="float" office:value="9600773.32548862" calcext:value-type="float">
            <text:p>9,600,773</text:p>
          </table:table-cell>
          <table:table-cell office:value-type="float" office:value="0" calcext:value-type="float">
            <text:p>0</text:p>
          </table:table-cell>
          <table:table-cell office:value-type="float" office:value="52373781.9" calcext:value-type="float">
            <text:p>52,373,782</text:p>
          </table:table-cell>
          <table:table-cell office:value-type="float" office:value="968877709.65" calcext:value-type="float">
            <text:p>968,877,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4275101.83571" calcext:value-type="float">
            <text:p>6,404,275,102</text:p>
          </table:table-cell>
          <table:table-cell office:value-type="float" office:value="3400680474.64286" calcext:value-type="float">
            <text:p>3,400,680,475</text:p>
          </table:table-cell>
          <table:table-cell office:value-type="float" office:value="586073210.25" calcext:value-type="float">
            <text:p>586,073,210</text:p>
          </table:table-cell>
          <table:table-cell office:value-type="float" office:value="245864737.205357" calcext:value-type="float">
            <text:p>245,864,737</text:p>
          </table:table-cell>
          <table:table-cell office:value-type="float" office:value="0" calcext:value-type="float">
            <text:p>0</text:p>
          </table:table-cell>
          <table:table-cell office:value-type="float" office:value="257881.126851515" calcext:value-type="float">
            <text:p>257,881</text:p>
          </table:table-cell>
          <table:table-cell office:value-type="float" office:value="0" calcext:value-type="float">
            <text:p>0</text:p>
          </table:table-cell>
          <table:table-cell office:value-type="float" office:value="223323868.285714" calcext:value-type="float">
            <text:p>223,323,868</text:p>
          </table:table-cell>
          <table:table-cell office:value-type="float" office:value="102087375" calcext:value-type="float">
            <text:p>102,087,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18833.3333333" calcext:value-type="float">
            <text:p>25,018,833</text:p>
          </table:table-cell>
          <table:table-cell office:value-type="float" office:value="0" calcext:value-type="float">
            <text:p>0</text:p>
          </table:table-cell>
          <table:table-cell office:value-type="float" office:value="53495887.0776506" calcext:value-type="float">
            <text:p>53,495,887</text:p>
          </table:table-cell>
          <table:table-cell office:value-type="float" office:value="1878397851.54854" calcext:value-type="float">
            <text:p>1,878,397,852</text:p>
          </table:table-cell>
          <table:table-cell office:value-type="float" office:value="5105105246.10884" calcext:value-type="float">
            <text:p>5,105,105,246</text:p>
          </table:table-cell>
          <table:table-cell office:value-type="float" office:value="0" calcext:value-type="float">
            <text:p>0</text:p>
          </table:table-cell>
          <table:table-cell office:value-type="float" office:value="95381015.9319163" calcext:value-type="float">
            <text:p>95,381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6807365.52328" calcext:value-type="float">
            <text:p>2,476,807,366</text:p>
          </table:table-cell>
          <table:table-cell office:value-type="float" office:value="0" calcext:value-type="float">
            <text:p>0</text:p>
          </table:table-cell>
          <table:table-cell office:value-type="float" office:value="12466544969.8987" calcext:value-type="float">
            <text:p>12,466,544,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1857003.02828" calcext:value-type="float">
            <text:p>1,811,857,003</text:p>
          </table:table-cell>
          <table:table-cell office:value-type="float" office:value="1800418588.6125" calcext:value-type="float">
            <text:p>1,800,418,589</text:p>
          </table:table-cell>
          <table:table-cell office:value-type="float" office:value="77789118.75" calcext:value-type="float">
            <text:p>77,789,119</text:p>
          </table:table-cell>
          <table:table-cell office:value-type="float" office:value="0" calcext:value-type="float">
            <text:p>0</text:p>
          </table:table-cell>
          <table:table-cell office:value-type="float" office:value="44670951.587601" calcext:value-type="float">
            <text:p>44,670,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6978169.317111" calcext:value-type="float">
            <text:p>116,978,169</text:p>
          </table:table-cell>
          <table:table-cell office:value-type="float" office:value="39989777317.2445" calcext:value-type="float">
            <text:p>39,989,777,317</text:p>
          </table:table-cell>
          <table:table-cell office:value-type="float" office:value="9609187366.19023" calcext:value-type="float">
            <text:p>9,609,187,366</text:p>
          </table:table-cell>
          <table:table-cell office:value-type="float" office:value="23965378457.8672" calcext:value-type="float">
            <text:p>23,965,378,458</text:p>
          </table:table-cell>
          <table:table-cell office:value-type="float" office:value="16024398859.3773" calcext:value-type="float">
            <text:p>16,024,398,859</text:p>
          </table:table-cell>
          <table:table-cell office:value-type="float" office:value="11658145015.4839" calcext:value-type="float">
            <text:p>11,658,145,015</text:p>
          </table:table-cell>
          <table:table-cell office:value-type="float" office:value="77789118.75" calcext:value-type="float">
            <text:p>77,789,119</text:p>
          </table:table-cell>
          <table:table-cell office:value-type="float" office:value="0" calcext:value-type="float">
            <text:p>0</text:p>
          </table:table-cell>
          <table:table-cell office:value-type="float" office:value="37447682866.995" calcext:value-type="float">
            <text:p>37,447,682,867</text:p>
          </table:table-cell>
          <table:table-cell office:value-type="string" calcext:value-type="string">
            <text:p>Permanently_sick_or_disabl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01395" calcext:value-type="float">
            <text:p>301,395</text:p>
          </table:table-cell>
          <table:table-cell office:value-type="float" office:value="49251" calcext:value-type="float">
            <text:p>49,251</text:p>
          </table:table-cell>
          <table:table-cell office:value-type="float" office:value="297419" calcext:value-type="float">
            <text:p>297,419</text:p>
          </table:table-cell>
          <table:table-cell office:value-type="float" office:value="26992" calcext:value-type="float">
            <text:p>26,992</text:p>
          </table:table-cell>
          <table:table-cell office:value-type="float" office:value="82409" calcext:value-type="float">
            <text:p>82,409</text:p>
          </table:table-cell>
          <table:table-cell office:value-type="float" office:value="14183" calcext:value-type="float">
            <text:p>14,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05" calcext:value-type="float">
            <text:p>183,205</text:p>
          </table:table-cell>
          <table:table-cell office:value-type="float" office:value="0" calcext:value-type="float">
            <text:p>0</text:p>
          </table:table-cell>
          <table:table-cell office:value-type="float" office:value="15847" calcext:value-type="float">
            <text:p>15,847</text:p>
          </table:table-cell>
          <table:table-cell office:value-type="float" office:value="1661" calcext:value-type="float">
            <text:p>1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" calcext:value-type="float">
            <text:p>4,210</text:p>
          </table:table-cell>
          <table:table-cell office:value-type="float" office:value="5695" calcext:value-type="float">
            <text:p>5,695</text:p>
          </table:table-cell>
          <table:table-cell office:value-type="float" office:value="2058" calcext:value-type="float">
            <text:p>2,0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6866" calcext:value-type="float">
            <text:p>76,866</text:p>
          </table:table-cell>
          <table:table-cell office:value-type="float" office:value="0" calcext:value-type="float">
            <text:p>0</text:p>
          </table:table-cell>
          <table:table-cell office:value-type="float" office:value="1812401" calcext:value-type="float">
            <text:p>1,812,401</text:p>
          </table:table-cell>
          <table:table-cell office:value-type="float" office:value="112048" calcext:value-type="float">
            <text:p>112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13" calcext:value-type="float">
            <text:p>438,413</text:p>
          </table:table-cell>
          <table:table-cell office:value-type="float" office:value="127580" calcext:value-type="float">
            <text:p>127,58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,324</text:p>
          </table:table-cell>
          <table:table-cell office:value-type="float" office:value="2268" calcext:value-type="float">
            <text:p>2,268</text:p>
          </table:table-cell>
          <table:table-cell office:value-type="float" office:value="0" calcext:value-type="float">
            <text:p>0</text:p>
          </table:table-cell>
          <table:table-cell office:value-type="float" office:value="10863" calcext:value-type="float">
            <text:p>10,863</text:p>
          </table:table-cell>
          <table:table-cell office:value-type="float" office:value="266406" calcext:value-type="float">
            <text:p>266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416" calcext:value-type="float">
            <text:p>1,587,416</text:p>
          </table:table-cell>
          <table:table-cell office:value-type="float" office:value="1280714" calcext:value-type="float">
            <text:p>1,280,714</text:p>
          </table:table-cell>
          <table:table-cell office:value-type="float" office:value="162124" calcext:value-type="float">
            <text:p>162,124</text:p>
          </table:table-cell>
          <table:table-cell office:value-type="float" office:value="113933" calcext:value-type="float">
            <text:p>113,933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,176</text:p>
          </table:table-cell>
          <table:table-cell office:value-type="float" office:value="0" calcext:value-type="float">
            <text:p>0</text:p>
          </table:table-cell>
          <table:table-cell office:value-type="float" office:value="11162" calcext:value-type="float">
            <text:p>11,162</text:p>
          </table:table-cell>
          <table:table-cell office:value-type="float" office:value="1505" calcext:value-type="float">
            <text:p>1,5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29" calcext:value-type="float">
            <text:p>8,729</text:p>
          </table:table-cell>
          <table:table-cell office:value-type="float" office:value="0" calcext:value-type="float">
            <text:p>0</text:p>
          </table:table-cell>
          <table:table-cell office:value-type="float" office:value="14417" calcext:value-type="float">
            <text:p>14,417</text:p>
          </table:table-cell>
          <table:table-cell office:value-type="float" office:value="181591" calcext:value-type="float">
            <text:p>181,591</text:p>
          </table:table-cell>
          <table:table-cell office:value-type="float" office:value="805193" calcext:value-type="float">
            <text:p>805,193</text:p>
          </table:table-cell>
          <table:table-cell office:value-type="float" office:value="0" calcext:value-type="float">
            <text:p>0</text:p>
          </table:table-cell>
          <table:table-cell office:value-type="float" office:value="29206" calcext:value-type="float">
            <text:p>29,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296" calcext:value-type="float">
            <text:p>544,296</text:p>
          </table:table-cell>
          <table:table-cell office:value-type="float" office:value="0" calcext:value-type="float">
            <text:p>0</text:p>
          </table:table-cell>
          <table:table-cell office:value-type="float" office:value="1124814" calcext:value-type="float">
            <text:p>1,124,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3519" calcext:value-type="float">
            <text:p>1,453,519</text:p>
          </table:table-cell>
          <table:table-cell office:value-type="float" office:value="294880" calcext:value-type="float">
            <text:p>294,880</text:p>
          </table:table-cell>
          <table:table-cell office:value-type="float" office:value="35878" calcext:value-type="float">
            <text:p>35,878</text:p>
          </table:table-cell>
          <table:table-cell office:value-type="float" office:value="0" calcext:value-type="float">
            <text:p>0</text:p>
          </table:table-cell>
          <table:table-cell office:value-type="float" office:value="45955" calcext:value-type="float">
            <text:p>45,9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4980" calcext:value-type="float">
            <text:p>74,980</text:p>
          </table:table-cell>
          <table:table-cell office:value-type="float" office:value="2878412" calcext:value-type="float">
            <text:p>2,878,412</text:p>
          </table:table-cell>
          <table:table-cell office:value-type="float" office:value="959709" calcext:value-type="float">
            <text:p>959,709</text:p>
          </table:table-cell>
          <table:table-cell office:value-type="float" office:value="2113547" calcext:value-type="float">
            <text:p>2,113,547</text:p>
          </table:table-cell>
          <table:table-cell office:value-type="float" office:value="2285031" calcext:value-type="float">
            <text:p>2,285,031</text:p>
          </table:table-cell>
          <table:table-cell office:value-type="float" office:value="1962684" calcext:value-type="float">
            <text:p>1,962,684</text:p>
          </table:table-cell>
          <table:table-cell office:value-type="float" office:value="35878" calcext:value-type="float">
            <text:p>35,878</text:p>
          </table:table-cell>
          <table:table-cell office:value-type="float" office:value="0" calcext:value-type="float">
            <text:p>0</text:p>
          </table:table-cell>
          <table:table-cell office:value-type="float" office:value="2869912" calcext:value-type="float">
            <text:p>2,869,912</text:p>
          </table:table-cell>
          <table:table-cell office:value-type="string" calcext:value-type="string">
            <text:p>Permanently_sick_or_disabl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292.186114191" calcext:value-type="float">
            <text:p>256,292</text:p>
          </table:table-cell>
          <table:table-cell office:value-type="float" office:value="138725956.557585" calcext:value-type="float">
            <text:p>138,725,957</text:p>
          </table:table-cell>
          <table:table-cell office:value-type="float" office:value="475297.414512094" calcext:value-type="float">
            <text:p>475,297</text:p>
          </table:table-cell>
          <table:table-cell office:value-type="float" office:value="206157.532334818" calcext:value-type="float">
            <text:p>206,158</text:p>
          </table:table-cell>
          <table:table-cell office:value-type="float" office:value="6893600.20132063" calcext:value-type="float">
            <text:p>6,893,600</text:p>
          </table:table-cell>
          <table:table-cell office:value-type="float" office:value="349464.435015024" calcext:value-type="float">
            <text:p>349,464</text:p>
          </table:table-cell>
          <table:table-cell office:value-type="float" office:value="34166792.7243773" calcext:value-type="float">
            <text:p>34,166,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99.194002268" calcext:value-type="float">
            <text:p>254,099</text:p>
          </table:table-cell>
          <table:table-cell office:value-type="float" office:value="0" calcext:value-type="float">
            <text:p>0</text:p>
          </table:table-cell>
          <table:table-cell office:value-type="float" office:value="3196346.87392113" calcext:value-type="float">
            <text:p>3,196,34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639209.22217171" calcext:value-type="float">
            <text:p>4,639,209</text:p>
          </table:table-cell>
          <table:table-cell office:value-type="float" office:value="0" calcext:value-type="float">
            <text:p>0</text:p>
          </table:table-cell>
          <table:table-cell office:value-type="float" office:value="103854582.583333" calcext:value-type="float">
            <text:p>103,854,583</text:p>
          </table:table-cell>
          <table:table-cell office:value-type="float" office:value="2866221.10714286" calcext:value-type="float">
            <text:p>2,866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78498.6214286" calcext:value-type="float">
            <text:p>56,778,499</text:p>
          </table:table-cell>
          <table:table-cell office:value-type="float" office:value="29861725.9875" calcext:value-type="float">
            <text:p>29,861,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1132.98629386" calcext:value-type="float">
            <text:p>6,681,133</text:p>
          </table:table-cell>
          <table:table-cell office:value-type="float" office:value="0" calcext:value-type="float">
            <text:p>0</text:p>
          </table:table-cell>
          <table:table-cell office:value-type="float" office:value="14902638.3" calcext:value-type="float">
            <text:p>14,902,638</text:p>
          </table:table-cell>
          <table:table-cell office:value-type="float" office:value="35972048.025" calcext:value-type="float">
            <text:p>35,972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6818.2232143" calcext:value-type="float">
            <text:p>93,756,818</text:p>
          </table:table-cell>
          <table:table-cell office:value-type="float" office:value="42953501.7482143" calcext:value-type="float">
            <text:p>42,953,5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3080040.5608824" calcext:value-type="float">
            <text:p>43,080,041</text:p>
          </table:table-cell>
          <table:table-cell office:value-type="float" office:value="124935585" calcext:value-type="float">
            <text:p>124,935,585</text:p>
          </table:table-cell>
          <table:table-cell office:value-type="float" office:value="154928414.4609" calcext:value-type="float">
            <text:p>154,928,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30459.471143" calcext:value-type="float">
            <text:p>11,930,459</text:p>
          </table:table-cell>
          <table:table-cell office:value-type="float" office:value="141568187.710824" calcext:value-type="float">
            <text:p>141,568,188</text:p>
          </table:table-cell>
          <table:table-cell office:value-type="float" office:value="0" calcext:value-type="float">
            <text:p>0</text:p>
          </table:table-cell>
          <table:table-cell office:value-type="float" office:value="606868121.035054" calcext:value-type="float">
            <text:p>606,868,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806131.4178562" calcext:value-type="float">
            <text:p>70,806,131</text:p>
          </table:table-cell>
          <table:table-cell office:value-type="float" office:value="51126818.4" calcext:value-type="float">
            <text:p>51,126,818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351930.10532057" calcext:value-type="float">
            <text:p>1,351,9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63069.20455616" calcext:value-type="float">
            <text:p>4,163,069</text:p>
          </table:table-cell>
          <table:table-cell office:value-type="float" office:value="1492833397.58935" calcext:value-type="float">
            <text:p>1,492,833,398</text:p>
          </table:table-cell>
          <table:table-cell office:value-type="float" office:value="476442687.203749" calcext:value-type="float">
            <text:p>476,442,687</text:p>
          </table:table-cell>
          <table:table-cell office:value-type="float" office:value="1159448285.19237" calcext:value-type="float">
            <text:p>1,159,448,285</text:p>
          </table:table-cell>
          <table:table-cell office:value-type="float" office:value="333385112.396972" calcext:value-type="float">
            <text:p>333,385,112</text:p>
          </table:table-cell>
          <table:table-cell office:value-type="float" office:value="187585006.296429" calcext:value-type="float">
            <text:p>187,585,006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384339605.78384" calcext:value-type="float">
            <text:p>1,384,339,606</text:p>
          </table:table-cell>
          <table:table-cell office:value-type="string" calcext:value-type="string">
            <text:p>Temporarily_sick_or_inju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,039</text:p>
          </table:table-cell>
          <table:table-cell office:value-type="float" office:value="19282" calcext:value-type="float">
            <text:p>19,282</text:p>
          </table:table-cell>
          <table:table-cell office:value-type="float" office:value="1130" calcext:value-type="float">
            <text:p>1,130</text:p>
          </table:table-cell>
          <table:table-cell office:value-type="float" office:value="26249" calcext:value-type="float">
            <text:p>26,249</text:p>
          </table:table-cell>
          <table:table-cell office:value-type="float" office:value="726" calcext:value-type="float">
            <text:p>726</text:p>
          </table:table-cell>
          <table:table-cell office:value-type="float" office:value="8645" calcext:value-type="float">
            <text:p>8,645</text:p>
          </table:table-cell>
          <table:table-cell office:value-type="float" office:value="6502" calcext:value-type="float">
            <text:p>6,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4" calcext:value-type="float">
            <text:p>12,644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,9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0" calcext:value-type="float">
            <text:p>0</text:p>
          </table:table-cell>
          <table:table-cell office:value-type="float" office:value="82831" calcext:value-type="float">
            <text:p>82,831</text:p>
          </table:table-cell>
          <table:table-cell office:value-type="float" office:value="6538" calcext:value-type="float">
            <text:p>6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72" calcext:value-type="float">
            <text:p>33,872</text:p>
          </table:table-cell>
          <table:table-cell office:value-type="float" office:value="3091" calcext:value-type="float">
            <text:p>3,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9891" calcext:value-type="float">
            <text:p>9,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55" calcext:value-type="float">
            <text:p>21,855</text:p>
          </table:table-cell>
          <table:table-cell office:value-type="float" office:value="20078" calcext:value-type="float">
            <text:p>20,0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118" calcext:value-type="float">
            <text:p>12,118</text:p>
          </table:table-cell>
          <table:table-cell office:value-type="float" office:value="10330" calcext:value-type="float">
            <text:p>10,330</text:p>
          </table:table-cell>
          <table:table-cell office:value-type="float" office:value="32165" calcext:value-type="float">
            <text:p>32,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2" calcext:value-type="float">
            <text:p>4,242</text:p>
          </table:table-cell>
          <table:table-cell office:value-type="float" office:value="30423" calcext:value-type="float">
            <text:p>30,423</text:p>
          </table:table-cell>
          <table:table-cell office:value-type="float" office:value="0" calcext:value-type="float">
            <text:p>0</text:p>
          </table:table-cell>
          <table:table-cell office:value-type="float" office:value="72331" calcext:value-type="float">
            <text:p>72,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70" calcext:value-type="float">
            <text:p>67,670</text:p>
          </table:table-cell>
          <table:table-cell office:value-type="float" office:value="8332" calcext:value-type="float">
            <text:p>8,33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,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147504" calcext:value-type="float">
            <text:p>147,504</text:p>
          </table:table-cell>
          <table:table-cell office:value-type="float" office:value="55969" calcext:value-type="float">
            <text:p>55,969</text:p>
          </table:table-cell>
          <table:table-cell office:value-type="float" office:value="128300" calcext:value-type="float">
            <text:p>128,300</text:p>
          </table:table-cell>
          <table:table-cell office:value-type="float" office:value="70927" calcext:value-type="float">
            <text:p>70,927</text:p>
          </table:table-cell>
          <table:table-cell office:value-type="float" office:value="35542" calcext:value-type="float">
            <text:p>35,54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144788" calcext:value-type="float">
            <text:p>144,788</text:p>
          </table:table-cell>
          <table:table-cell office:value-type="string" calcext:value-type="string">
            <text:p>Temporarily_sick_or_inju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8048.7601153" calcext:value-type="float">
            <text:p>10,438,049</text:p>
          </table:table-cell>
          <table:table-cell office:value-type="float" office:value="2629745436.83201" calcext:value-type="float">
            <text:p>2,629,745,437</text:p>
          </table:table-cell>
          <table:table-cell office:value-type="float" office:value="24443153.854915" calcext:value-type="float">
            <text:p>24,443,154</text:p>
          </table:table-cell>
          <table:table-cell office:value-type="float" office:value="8128514.82010294" calcext:value-type="float">
            <text:p>8,128,515</text:p>
          </table:table-cell>
          <table:table-cell office:value-type="float" office:value="246330429.171695" calcext:value-type="float">
            <text:p>246,330,429</text:p>
          </table:table-cell>
          <table:table-cell office:value-type="float" office:value="73851961.4717695" calcext:value-type="float">
            <text:p>73,851,961</text:p>
          </table:table-cell>
          <table:table-cell office:value-type="float" office:value="791014293.64267" calcext:value-type="float">
            <text:p>791,014,294</text:p>
          </table:table-cell>
          <table:table-cell office:value-type="float" office:value="10924887.9782563" calcext:value-type="float">
            <text:p>10,924,888</text:p>
          </table:table-cell>
          <table:table-cell office:value-type="float" office:value="0" calcext:value-type="float">
            <text:p>0</text:p>
          </table:table-cell>
          <table:table-cell office:value-type="float" office:value="67746462.5385736" calcext:value-type="float">
            <text:p>67,746,463</text:p>
          </table:table-cell>
          <table:table-cell office:value-type="float" office:value="0" calcext:value-type="float">
            <text:p>0</text:p>
          </table:table-cell>
          <table:table-cell office:value-type="float" office:value="62930406.4096225" calcext:value-type="float">
            <text:p>62,930,40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05006462.331052" calcext:value-type="float">
            <text:p>405,006,462</text:p>
          </table:table-cell>
          <table:table-cell office:value-type="float" office:value="0" calcext:value-type="float">
            <text:p>0</text:p>
          </table:table-cell>
          <table:table-cell office:value-type="float" office:value="1197636938.60486" calcext:value-type="float">
            <text:p>1,197,636,939</text:p>
          </table:table-cell>
          <table:table-cell office:value-type="float" office:value="5227473.65357143" calcext:value-type="float">
            <text:p>5,227,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262970.595553" calcext:value-type="float">
            <text:p>808,262,971</text:p>
          </table:table-cell>
          <table:table-cell office:value-type="float" office:value="1246570070.9625" calcext:value-type="float">
            <text:p>1,246,570,071</text:p>
          </table:table-cell>
          <table:table-cell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8983.41607143" calcext:value-type="float">
            <text:p>7,128,983</text:p>
          </table:table-cell>
          <table:table-cell office:value-type="float" office:value="1523987764.275" calcext:value-type="float">
            <text:p>1,523,987,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185198.025" calcext:value-type="float">
            <text:p>261,185,198</text:p>
          </table:table-cell>
          <table:table-cell office:value-type="float" office:value="124145117.308929" calcext:value-type="float">
            <text:p>124,145,117</text:p>
          </table:table-cell>
          <table:table-cell office:value-type="float" office:value="240482165.357143" calcext:value-type="float">
            <text:p>240,482,165</text:p>
          </table:table-cell>
          <table:table-cell office:value-type="float" office:value="73500695.0196429" calcext:value-type="float">
            <text:p>73,500,695</text:p>
          </table:table-cell>
          <table:table-cell office:value-type="float" office:value="0" calcext:value-type="float">
            <text:p>0</text:p>
          </table:table-cell>
          <table:table-cell office:value-type="float" office:value="635200.016581636" calcext:value-type="float">
            <text:p>635,200</text:p>
          </table:table-cell>
          <table:table-cell office:value-type="float" office:value="11542104.54" calcext:value-type="float">
            <text:p>11,542,105</text:p>
          </table:table-cell>
          <table:table-cell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96545.5" calcext:value-type="float">
            <text:p>29,096,546</text:p>
          </table:table-cell>
          <table:table-cell office:value-type="float" office:value="730773.9375" calcext:value-type="float">
            <text:p>730,774</text:p>
          </table:table-cell>
          <table:table-cell office:value-type="float" office:value="5225035.30377668" calcext:value-type="float">
            <text:p>5,225,035</text:p>
          </table:table-cell>
          <table:table-cell office:value-type="float" office:value="0" calcext:value-type="float">
            <text:p>0</text:p>
          </table:table-cell>
          <table:table-cell office:value-type="float" office:value="88865207.3180756" calcext:value-type="float">
            <text:p>88,865,207</text:p>
          </table:table-cell>
          <table:table-cell office:value-type="float" office:value="1537174798.26149" calcext:value-type="float">
            <text:p>1,537,174,798</text:p>
          </table:table-cell>
          <table:table-cell office:value-type="float" office:value="642019939.310599" calcext:value-type="float">
            <text:p>642,019,939</text:p>
          </table:table-cell>
          <table:table-cell office:value-type="float" office:value="496287839.991105" calcext:value-type="float">
            <text:p>496,287,840</text:p>
          </table:table-cell>
          <table:table-cell office:value-type="float" office:value="10799928.5837794" calcext:value-type="float">
            <text:p>10,799,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707068.155239" calcext:value-type="float">
            <text:p>832,707,068</text:p>
          </table:table-cell>
          <table:table-cell office:value-type="float" office:value="0" calcext:value-type="float">
            <text:p>0</text:p>
          </table:table-cell>
          <table:table-cell office:value-type="float" office:value="4758876603.77021" calcext:value-type="float">
            <text:p>4,758,876,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447466.289328" calcext:value-type="float">
            <text:p>599,447,466</text:p>
          </table:table-cell>
          <table:table-cell office:value-type="float" office:value="137863904.7" calcext:value-type="float">
            <text:p>137,863,905</text:p>
          </table:table-cell>
          <table:table-cell office:value-type="float" office:value="33167308.9285714" calcext:value-type="float">
            <text:p>33,167,309</text:p>
          </table:table-cell>
          <table:table-cell office:value-type="float" office:value="0" calcext:value-type="float">
            <text:p>0</text:p>
          </table:table-cell>
          <table:table-cell office:value-type="float" office:value="1497607.51551143" calcext:value-type="float">
            <text:p>1,497,6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0113241.709649" calcext:value-type="float">
            <text:p>380,113,242</text:p>
          </table:table-cell>
          <table:table-cell office:value-type="float" office:value="13640619929.929" calcext:value-type="float">
            <text:p>13,640,619,930</text:p>
          </table:table-cell>
          <table:table-cell office:value-type="float" office:value="3607854781.62028" calcext:value-type="float">
            <text:p>3,607,854,782</text:p>
          </table:table-cell>
          <table:table-cell office:value-type="float" office:value="8999346160.60839" calcext:value-type="float">
            <text:p>8,999,346,161</text:p>
          </table:table-cell>
          <table:table-cell office:value-type="float" office:value="4641273769.32057" calcext:value-type="float">
            <text:p>4,641,273,769</text:p>
          </table:table-cell>
          <table:table-cell office:value-type="float" office:value="2230429923.40179" calcext:value-type="float">
            <text:p>2,230,429,923</text:p>
          </table:table-cell>
          <table:table-cell office:value-type="float" office:value="33167308.9285714" calcext:value-type="float">
            <text:p>33,167,309</text:p>
          </table:table-cell>
          <table:table-cell office:value-type="float" office:value="0" calcext:value-type="float">
            <text:p>0</text:p>
          </table:table-cell>
          <table:table-cell office:value-type="float" office:value="12037976528.993" calcext:value-type="float">
            <text:p>12,037,976,529</text:p>
          </table:table-cell>
          <table:table-cell office:value-type="string" calcext:value-type="string">
            <text:p>Other_Inacti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1" calcext:value-type="float">
            <text:p>14,571</text:p>
          </table:table-cell>
          <table:table-cell office:value-type="float" office:value="186998" calcext:value-type="float">
            <text:p>186,998</text:p>
          </table:table-cell>
          <table:table-cell office:value-type="float" office:value="87666" calcext:value-type="float">
            <text:p>87,666</text:p>
          </table:table-cell>
          <table:table-cell office:value-type="float" office:value="292434" calcext:value-type="float">
            <text:p>292,434</text:p>
          </table:table-cell>
          <table:table-cell office:value-type="float" office:value="64748" calcext:value-type="float">
            <text:p>64,748</text:p>
          </table:table-cell>
          <table:table-cell office:value-type="float" office:value="184531" calcext:value-type="float">
            <text:p>184,531</text:p>
          </table:table-cell>
          <table:table-cell office:value-type="float" office:value="73429" calcext:value-type="float">
            <text:p>73,429</text:p>
          </table:table-cell>
          <table:table-cell office:value-type="float" office:value="4621" calcext:value-type="float">
            <text:p>4,621</text:p>
          </table:table-cell>
          <table:table-cell office:value-type="float" office:value="0" calcext:value-type="float">
            <text:p>0</text:p>
          </table:table-cell>
          <table:table-cell office:value-type="float" office:value="297179" calcext:value-type="float">
            <text:p>297,179</text:p>
          </table:table-cell>
          <table:table-cell office:value-type="float" office:value="0" calcext:value-type="float">
            <text:p>0</text:p>
          </table:table-cell>
          <table:table-cell office:value-type="float" office:value="27738" calcext:value-type="float">
            <text:p>27,73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8323" calcext:value-type="float">
            <text:p>138,323</text:p>
          </table:table-cell>
          <table:table-cell office:value-type="float" office:value="0" calcext:value-type="float">
            <text:p>0</text:p>
          </table:table-cell>
          <table:table-cell office:value-type="float" office:value="747110" calcext:value-type="float">
            <text:p>747,110</text:p>
          </table:table-cell>
          <table:table-cell office:value-type="float" office:value="7329" calcext:value-type="float">
            <text:p>7,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841" calcext:value-type="float">
            <text:p>429,841</text:p>
          </table:table-cell>
          <table:table-cell office:value-type="float" office:value="129033" calcext:value-type="float">
            <text:p>129,033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9" calcext:value-type="float">
            <text:p>2,209</text:p>
          </table:table-cell>
          <table:table-cell office:value-type="float" office:value="419041" calcext:value-type="float">
            <text:p>419,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20" calcext:value-type="float">
            <text:p>66,620</text:p>
          </table:table-cell>
          <table:table-cell office:value-type="float" office:value="52030" calcext:value-type="float">
            <text:p>52,030</text:p>
          </table:table-cell>
          <table:table-cell office:value-type="float" office:value="68986" calcext:value-type="float">
            <text:p>68,986</text:p>
          </table:table-cell>
          <table:table-cell office:value-type="float" office:value="39914" calcext:value-type="float">
            <text:p>39,914</text:p>
          </table:table-cell>
          <table:table-cell office:value-type="float" office:value="0" calcext:value-type="float">
            <text:p>0</text:p>
          </table:table-cell>
          <table:table-cell office:value-type="float" office:value="10834" calcext:value-type="float">
            <text:p>10,834</text:p>
          </table:table-cell>
          <table:table-cell office:value-type="float" office:value="1412" calcext:value-type="float">
            <text:p>1,412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2" calcext:value-type="float">
            <text:p>7,242</text:p>
          </table:table-cell>
          <table:table-cell office:value-type="float" office:value="755" calcext:value-type="float">
            <text:p>755</text:p>
          </table:table-cell>
          <table:table-cell office:value-type="float" office:value="1823" calcext:value-type="float">
            <text:p>1,823</text:p>
          </table:table-cell>
          <table:table-cell office:value-type="float" office:value="0" calcext:value-type="float">
            <text:p>0</text:p>
          </table:table-cell>
          <table:table-cell office:value-type="float" office:value="21517" calcext:value-type="float">
            <text:p>21,517</text:p>
          </table:table-cell>
          <table:table-cell office:value-type="float" office:value="170555" calcext:value-type="float">
            <text:p>170,555</text:p>
          </table:table-cell>
          <table:table-cell office:value-type="float" office:value="115551" calcext:value-type="float">
            <text:p>115,551</text:p>
          </table:table-cell>
          <table:table-cell office:value-type="float" office:value="135924" calcext:value-type="float">
            <text:p>135,924</text:p>
          </table:table-cell>
          <table:table-cell office:value-type="float" office:value="3643" calcext:value-type="float">
            <text:p>3,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518" calcext:value-type="float">
            <text:p>160,518</text:p>
          </table:table-cell>
          <table:table-cell office:value-type="float" office:value="0" calcext:value-type="float">
            <text:p>0</text:p>
          </table:table-cell>
          <table:table-cell office:value-type="float" office:value="557060" calcext:value-type="float">
            <text:p>557,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808" calcext:value-type="float">
            <text:p>466,808</text:p>
          </table:table-cell>
          <table:table-cell office:value-type="float" office:value="24933" calcext:value-type="float">
            <text:p>24,933</text:p>
          </table:table-cell>
          <table:table-cell office:value-type="float" office:value="9757" calcext:value-type="float">
            <text:p>9,757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,3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4110" calcext:value-type="float">
            <text:p>134,110</text:p>
          </table:table-cell>
          <table:table-cell office:value-type="float" office:value="1419257" calcext:value-type="float">
            <text:p>1,419,257</text:p>
          </table:table-cell>
          <table:table-cell office:value-type="float" office:value="401479" calcext:value-type="float">
            <text:p>401,479</text:p>
          </table:table-cell>
          <table:table-cell office:value-type="float" office:value="968360" calcext:value-type="float">
            <text:p>968,360</text:p>
          </table:table-cell>
          <table:table-cell office:value-type="float" office:value="896388" calcext:value-type="float">
            <text:p>896,388</text:p>
          </table:table-cell>
          <table:table-cell office:value-type="float" office:value="495520" calcext:value-type="float">
            <text:p>495,520</text:p>
          </table:table-cell>
          <table:table-cell office:value-type="float" office:value="9757" calcext:value-type="float">
            <text:p>9,757</text:p>
          </table:table-cell>
          <table:table-cell office:value-type="float" office:value="0" calcext:value-type="float">
            <text:p>0</text:p>
          </table:table-cell>
          <table:table-cell office:value-type="float" office:value="1397013" calcext:value-type="float">
            <text:p>1,397,013</text:p>
          </table:table-cell>
          <table:table-cell office:value-type="string" calcext:value-type="string">
            <text:p>Other_Inactiv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£p.a</text:p>
          </table:table-cell>
          <table:table-cell office:value-type="float" office:value="30717335574.34" calcext:value-type="float">
            <text:p>30,717,335,574</text:p>
          </table:table-cell>
          <table:table-cell office:value-type="float" office:value="1525411994.74319" calcext:value-type="float">
            <text:p>1,525,411,995</text:p>
          </table:table-cell>
          <table:table-cell office:value-type="float" office:value="16926184.1444755" calcext:value-type="float">
            <text:p>16,926,184</text:p>
          </table:table-cell>
          <table:table-cell office:value-type="float" office:value="1311405290.04061" calcext:value-type="float">
            <text:p>1,311,405,290</text:p>
          </table:table-cell>
          <table:table-cell office:value-type="float" office:value="446086.293331317" calcext:value-type="float">
            <text:p>446,086</text:p>
          </table:table-cell>
          <table:table-cell office:value-type="float" office:value="6320919.89178918" calcext:value-type="float">
            <text:p>6,320,920</text:p>
          </table:table-cell>
          <table:table-cell office:value-type="float" office:value="243646396.416358" calcext:value-type="float">
            <text:p>243,646,396</text:p>
          </table:table-cell>
          <table:table-cell office:value-type="float" office:value="17091988.3012512" calcext:value-type="float">
            <text:p>17,091,988</text:p>
          </table:table-cell>
          <table:table-cell office:value-type="float" office:value="42661897.5799131" calcext:value-type="float">
            <text:p>42,661,898</text:p>
          </table:table-cell>
          <table:table-cell office:value-type="float" office:value="6978723.62419094" calcext:value-type="float">
            <text:p>6,978,724</text:p>
          </table:table-cell>
          <table:table-cell office:value-type="float" office:value="17.9673918707441" calcext:value-type="float">
            <text:p>18</text:p>
          </table:table-cell>
          <table:table-cell office:value-type="float" office:value="172311810.350647" calcext:value-type="float">
            <text:p>172,311,810</text:p>
          </table:table-cell>
          <table:table-cell office:value-type="float" office:value="68189268.8166982" calcext:value-type="float">
            <text:p>68,189,269</text:p>
          </table:table-cell>
          <table:table-cell office:value-type="float" office:value="204026506.771281" calcext:value-type="float">
            <text:p>204,026,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56696.2576418" calcext:value-type="float">
            <text:p>12,356,6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057484.7297018" calcext:value-type="float">
            <text:p>37,057,485</text:p>
          </table:table-cell>
          <table:table-cell office:value-type="float" office:value="7796574.55277653" calcext:value-type="float">
            <text:p>7,796,575</text:p>
          </table:table-cell>
          <table:table-cell office:value-type="float" office:value="3422627633.43596" calcext:value-type="float">
            <text:p>3,422,627,633</text:p>
          </table:table-cell>
          <table:table-cell office:value-type="float" office:value="1675414232.39338" calcext:value-type="float">
            <text:p>1,675,414,232</text:p>
          </table:table-cell>
          <table:table-cell office:value-type="float" office:value="2841489720.32639" calcext:value-type="float">
            <text:p>2,841,489,720</text:p>
          </table:table-cell>
          <table:table-cell office:value-type="float" office:value="61745145.1628572" calcext:value-type="float">
            <text:p>61,745,145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1507977251.09661" calcext:value-type="float">
            <text:p>1,507,977,251</text:p>
          </table:table-cell>
          <table:table-cell office:value-type="float" office:value="5479003882.66607" calcext:value-type="float">
            <text:p>5,479,003,883</text:p>
          </table:table-cell>
          <table:table-cell office:value-type="float" office:value="0" calcext:value-type="float">
            <text:p>0</text:p>
          </table:table-cell>
          <table:table-cell office:value-type="float" office:value="21254516.6852354" calcext:value-type="float">
            <text:p>21,254,517</text:p>
          </table:table-cell>
          <table:table-cell office:value-type="float" office:value="43643639.5575144" calcext:value-type="float">
            <text:p>43,643,640</text:p>
          </table:table-cell>
          <table:table-cell office:value-type="float" office:value="9572811.16071429" calcext:value-type="float">
            <text:p>9,572,811</text:p>
          </table:table-cell>
          <table:table-cell office:value-type="float" office:value="498284569.2" calcext:value-type="float">
            <text:p>498,284,569</text:p>
          </table:table-cell>
          <table:table-cell office:value-type="float" office:value="903669053.185715" calcext:value-type="float">
            <text:p>903,669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057640.11786" calcext:value-type="float">
            <text:p>1,784,057,640</text:p>
          </table:table-cell>
          <table:table-cell office:value-type="float" office:value="920994655.628572" calcext:value-type="float">
            <text:p>920,994,656</text:p>
          </table:table-cell>
          <table:table-cell office:value-type="float" office:value="494509225.189286" calcext:value-type="float">
            <text:p>494,509,225</text:p>
          </table:table-cell>
          <table:table-cell office:value-type="float" office:value="173911929.942857" calcext:value-type="float">
            <text:p>173,911,930</text:p>
          </table:table-cell>
          <table:table-cell office:value-type="float" office:value="0" calcext:value-type="float">
            <text:p>0</text:p>
          </table:table-cell>
          <table:table-cell office:value-type="float" office:value="533380.457929944" calcext:value-type="float">
            <text:p>533,380</text:p>
          </table:table-cell>
          <table:table-cell office:value-type="float" office:value="0" calcext:value-type="float">
            <text:p>0</text:p>
          </table:table-cell>
          <table:table-cell office:value-type="float" office:value="214027838.357143" calcext:value-type="float">
            <text:p>214,027,838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91750.3446429" calcext:value-type="float">
            <text:p>27,991,750</text:p>
          </table:table-cell>
          <table:table-cell office:value-type="float" office:value="0" calcext:value-type="float">
            <text:p>0</text:p>
          </table:table-cell>
          <table:table-cell office:value-type="float" office:value="23841092.364532" calcext:value-type="float">
            <text:p>23,841,092</text:p>
          </table:table-cell>
          <table:table-cell office:value-type="float" office:value="0" calcext:value-type="float">
            <text:p>0</text:p>
          </table:table-cell>
          <table:table-cell office:value-type="float" office:value="369276078.276408" calcext:value-type="float">
            <text:p>369,276,078</text:p>
          </table:table-cell>
          <table:table-cell office:value-type="float" office:value="2325146235.40558" calcext:value-type="float">
            <text:p>2,325,146,235</text:p>
          </table:table-cell>
          <table:table-cell office:value-type="float" office:value="1841003338.44973" calcext:value-type="float">
            <text:p>1,841,003,338</text:p>
          </table:table-cell>
          <table:table-cell office:value-type="float" office:value="283271133.981429" calcext:value-type="float">
            <text:p>283,271,134</text:p>
          </table:table-cell>
          <table:table-cell office:value-type="float" office:value="735618697.52889" calcext:value-type="float">
            <text:p>735,618,698</text:p>
          </table:table-cell>
          <table:table-cell office:value-type="float" office:value="41601031.00978" calcext:value-type="float">
            <text:p>41,601,031</text:p>
          </table:table-cell>
          <table:table-cell office:value-type="float" office:value="70872368.4144427" calcext:value-type="float">
            <text:p>70,872,368</text:p>
          </table:table-cell>
          <table:table-cell office:value-type="float" office:value="2958064204.93323" calcext:value-type="float">
            <text:p>2,958,064,205</text:p>
          </table:table-cell>
          <table:table-cell office:value-type="float" office:value="286620548.513452" calcext:value-type="float">
            <text:p>286,620,549</text:p>
          </table:table-cell>
          <table:table-cell office:value-type="float" office:value="9514234803.09244" calcext:value-type="float">
            <text:p>9,514,234,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2545595.05001" calcext:value-type="float">
            <text:p>1,372,545,595</text:p>
          </table:table-cell>
          <table:table-cell office:value-type="float" office:value="251053335.214286" calcext:value-type="float">
            <text:p>251,053,335</text:p>
          </table:table-cell>
          <table:table-cell office:value-type="float" office:value="182546732.142857" calcext:value-type="float">
            <text:p>182,546,732</text:p>
          </table:table-cell>
          <table:table-cell office:value-type="float" office:value="0" calcext:value-type="float">
            <text:p>0</text:p>
          </table:table-cell>
          <table:table-cell office:value-type="float" office:value="59322674.794528" calcext:value-type="float">
            <text:p>59,322,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9850909.51299" calcext:value-type="float">
            <text:p>2,779,850,910</text:p>
          </table:table-cell>
          <table:table-cell office:value-type="float" office:value="3346168050.26242" calcext:value-type="float">
            <text:p>3,346,168,050</text:p>
          </table:table-cell>
          <table:table-cell office:value-type="float" office:value="32435469622.726" calcext:value-type="float">
            <text:p>32,435,469,623</text:p>
          </table:table-cell>
          <table:table-cell office:value-type="float" office:value="8624853087.99949" calcext:value-type="float">
            <text:p>8,624,853,088</text:p>
          </table:table-cell>
          <table:table-cell office:value-type="float" office:value="19980800766.7982" calcext:value-type="float">
            <text:p>19,980,800,767</text:p>
          </table:table-cell>
          <table:table-cell office:value-type="float" office:value="12454668855.9278" calcext:value-type="float">
            <text:p>12,454,668,856</text:p>
          </table:table-cell>
          <table:table-cell office:value-type="float" office:value="4784999884.425" calcext:value-type="float">
            <text:p>4,784,999,884</text:p>
          </table:table-cell>
          <table:table-cell office:value-type="float" office:value="182546732.142857" calcext:value-type="float">
            <text:p>182,546,732</text:p>
          </table:table-cell>
          <table:table-cell office:value-type="float" office:value="11213514.8206196" calcext:value-type="float">
            <text:p>11,213,515</text:p>
          </table:table-cell>
          <table:table-cell office:value-type="float" office:value="24495938036.5703" calcext:value-type="float">
            <text:p>24,495,938,037</text:p>
          </table:table-cell>
          <table:table-cell office:value-type="string" calcext:value-type="string">
            <text:p>Council_Rent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counts</text:p>
          </table:table-cell>
          <table:table-cell office:value-type="float" office:value="1401735" calcext:value-type="float">
            <text:p>1,401,735</text:p>
          </table:table-cell>
          <table:table-cell office:value-type="float" office:value="97938" calcext:value-type="float">
            <text:p>97,938</text:p>
          </table:table-cell>
          <table:table-cell office:value-type="float" office:value="22113" calcext:value-type="float">
            <text:p>22,113</text:p>
          </table:table-cell>
          <table:table-cell office:value-type="float" office:value="298983" calcext:value-type="float">
            <text:p>298,983</text:p>
          </table:table-cell>
          <table:table-cell office:value-type="float" office:value="40124" calcext:value-type="float">
            <text:p>40,124</text:p>
          </table:table-cell>
          <table:table-cell office:value-type="float" office:value="421347" calcext:value-type="float">
            <text:p>421,347</text:p>
          </table:table-cell>
          <table:table-cell office:value-type="float" office:value="26860" calcext:value-type="float">
            <text:p>26,860</text:p>
          </table:table-cell>
          <table:table-cell office:value-type="float" office:value="178863" calcext:value-type="float">
            <text:p>178,863</text:p>
          </table:table-cell>
          <table:table-cell office:value-type="float" office:value="8979" calcext:value-type="float">
            <text:p>8,979</text:p>
          </table:table-cell>
          <table:table-cell office:value-type="float" office:value="558" calcext:value-type="float">
            <text:p>558</text:p>
          </table:table-cell>
          <table:table-cell office:value-type="float" office:value="1366" calcext:value-type="float">
            <text:p>1,366</text:p>
          </table:table-cell>
          <table:table-cell office:value-type="float" office:value="1954733" calcext:value-type="float">
            <text:p>1,954,733</text:p>
          </table:table-cell>
          <table:table-cell office:value-type="float" office:value="76398" calcext:value-type="float">
            <text:p>76,398</text:p>
          </table:table-cell>
          <table:table-cell office:value-type="float" office:value="69039" calcext:value-type="float">
            <text:p>69,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6" calcext:value-type="float">
            <text:p>1,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9552" calcext:value-type="float">
            <text:p>39,552</text:p>
          </table:table-cell>
          <table:table-cell office:value-type="float" office:value="15718" calcext:value-type="float">
            <text:p>15,718</text:p>
          </table:table-cell>
          <table:table-cell office:value-type="float" office:value="1196080" calcext:value-type="float">
            <text:p>1,196,080</text:p>
          </table:table-cell>
          <table:table-cell office:value-type="float" office:value="1100410" calcext:value-type="float">
            <text:p>1,100,410</text:p>
          </table:table-cell>
          <table:table-cell office:value-type="float" office:value="2259106" calcext:value-type="float">
            <text:p>2,259,106</text:p>
          </table:table-cell>
          <table:table-cell office:value-type="float" office:value="61711" calcext:value-type="float">
            <text:p>61,711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764737" calcext:value-type="float">
            <text:p>764,737</text:p>
          </table:table-cell>
          <table:table-cell office:value-type="float" office:value="682519" calcext:value-type="float">
            <text:p>682,519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,067</text:p>
          </table:table-cell>
          <table:table-cell office:value-type="float" office:value="13283" calcext:value-type="float">
            <text:p>13,283</text:p>
          </table:table-cell>
          <table:table-cell office:value-type="float" office:value="2258" calcext:value-type="float">
            <text:p>2,258</text:p>
          </table:table-cell>
          <table:table-cell office:value-type="float" office:value="118422" calcext:value-type="float">
            <text:p>118,422</text:p>
          </table:table-cell>
          <table:table-cell office:value-type="float" office:value="248476" calcext:value-type="float">
            <text:p>248,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60" calcext:value-type="float">
            <text:p>445,960</text:p>
          </table:table-cell>
          <table:table-cell office:value-type="float" office:value="347142" calcext:value-type="float">
            <text:p>347,142</text:p>
          </table:table-cell>
          <table:table-cell office:value-type="float" office:value="142834" calcext:value-type="float">
            <text:p>142,834</text:p>
          </table:table-cell>
          <table:table-cell office:value-type="float" office:value="84461" calcext:value-type="float">
            <text:p>84,461</text:p>
          </table:table-cell>
          <table:table-cell office:value-type="float" office:value="0" calcext:value-type="float">
            <text:p>0</text:p>
          </table:table-cell>
          <table:table-cell office:value-type="float" office:value="9078" calcext:value-type="float">
            <text:p>9,078</text:p>
          </table:table-cell>
          <table:table-cell office:value-type="float" office:value="0" calcext:value-type="float">
            <text:p>0</text:p>
          </table:table-cell>
          <table:table-cell office:value-type="float" office:value="9846" calcext:value-type="float">
            <text:p>9,846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6" calcext:value-type="float">
            <text:p>8,196</text:p>
          </table:table-cell>
          <table:table-cell office:value-type="float" office:value="0" calcext:value-type="float">
            <text:p>0</text:p>
          </table:table-cell>
          <table:table-cell office:value-type="float" office:value="4470" calcext:value-type="float">
            <text:p>4,470</text:p>
          </table:table-cell>
          <table:table-cell office:value-type="float" office:value="0" calcext:value-type="float">
            <text:p>0</text:p>
          </table:table-cell>
          <table:table-cell office:value-type="float" office:value="126140" calcext:value-type="float">
            <text:p>126,140</text:p>
          </table:table-cell>
          <table:table-cell office:value-type="float" office:value="259515" calcext:value-type="float">
            <text:p>259,515</text:p>
          </table:table-cell>
          <table:table-cell office:value-type="float" office:value="270805" calcext:value-type="float">
            <text:p>270,805</text:p>
          </table:table-cell>
          <table:table-cell office:value-type="float" office:value="67837" calcext:value-type="float">
            <text:p>67,837</text:p>
          </table:table-cell>
          <table:table-cell office:value-type="float" office:value="223444" calcext:value-type="float">
            <text:p>223,444</text:p>
          </table:table-cell>
          <table:table-cell office:value-type="float" office:value="72420" calcext:value-type="float">
            <text:p>72,420</text:p>
          </table:table-cell>
          <table:table-cell office:value-type="float" office:value="21117" calcext:value-type="float">
            <text:p>21,117</text:p>
          </table:table-cell>
          <table:table-cell office:value-type="float" office:value="731200" calcext:value-type="float">
            <text:p>731,200</text:p>
          </table:table-cell>
          <table:table-cell office:value-type="float" office:value="455994" calcext:value-type="float">
            <text:p>455,994</text:p>
          </table:table-cell>
          <table:table-cell office:value-type="float" office:value="948804" calcext:value-type="float">
            <text:p>948,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7039" calcext:value-type="float">
            <text:p>1,297,039</text:p>
          </table:table-cell>
          <table:table-cell office:value-type="float" office:value="41826" calcext:value-type="float">
            <text:p>41,826</text:p>
          </table:table-cell>
          <table:table-cell office:value-type="float" office:value="82149" calcext:value-type="float">
            <text:p>82,149</text:p>
          </table:table-cell>
          <table:table-cell office:value-type="float" office:value="0" calcext:value-type="float">
            <text:p>0</text:p>
          </table:table-cell>
          <table:table-cell office:value-type="float" office:value="72391" calcext:value-type="float">
            <text:p>72,3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3852" calcext:value-type="float">
            <text:p>1,103,852</text:p>
          </table:table-cell>
          <table:table-cell office:value-type="float" office:value="1196080" calcext:value-type="float">
            <text:p>1,196,080</text:p>
          </table:table-cell>
          <table:table-cell office:value-type="float" office:value="3061410" calcext:value-type="float">
            <text:p>3,061,410</text:p>
          </table:table-cell>
          <table:table-cell office:value-type="float" office:value="1066160" calcext:value-type="float">
            <text:p>1,066,160</text:p>
          </table:table-cell>
          <table:table-cell office:value-type="float" office:value="2502575" calcext:value-type="float">
            <text:p>2,502,575</text:p>
          </table:table-cell>
          <table:table-cell office:value-type="float" office:value="1961433" calcext:value-type="float">
            <text:p>1,961,433</text:p>
          </table:table-cell>
          <table:table-cell office:value-type="float" office:value="907402" calcext:value-type="float">
            <text:p>907,402</text:p>
          </table:table-cell>
          <table:table-cell office:value-type="float" office:value="82149" calcext:value-type="float">
            <text:p>82,149</text:p>
          </table:table-cell>
          <table:table-cell office:value-type="float" office:value="39552" calcext:value-type="float">
            <text:p>39,552</text:p>
          </table:table-cell>
          <table:table-cell office:value-type="float" office:value="2863873" calcext:value-type="float">
            <text:p>2,863,873</text:p>
          </table:table-cell>
          <table:table-cell office:value-type="string" calcext:value-type="string">
            <text:p>Council_Rent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£p.a</text:p>
          </table:table-cell>
          <table:table-cell office:value-type="float" office:value="31864080839.4885" calcext:value-type="float">
            <text:p>31,864,080,839</text:p>
          </table:table-cell>
          <table:table-cell office:value-type="float" office:value="2124523695.0058" calcext:value-type="float">
            <text:p>2,124,523,695</text:p>
          </table:table-cell>
          <table:table-cell office:value-type="float" office:value="1379748.52293634" calcext:value-type="float">
            <text:p>1,379,749</text:p>
          </table:table-cell>
          <table:table-cell office:value-type="float" office:value="2582252652.43292" calcext:value-type="float">
            <text:p>2,582,252,652</text:p>
          </table:table-cell>
          <table:table-cell office:value-type="float" office:value="9593665.73822524" calcext:value-type="float">
            <text:p>9,593,666</text:p>
          </table:table-cell>
          <table:table-cell office:value-type="float" office:value="6787148.42828738" calcext:value-type="float">
            <text:p>6,787,148</text:p>
          </table:table-cell>
          <table:table-cell office:value-type="float" office:value="33292040.1428352" calcext:value-type="float">
            <text:p>33,292,040</text:p>
          </table:table-cell>
          <table:table-cell office:value-type="float" office:value="15590379.0217049" calcext:value-type="float">
            <text:p>15,590,379</text:p>
          </table:table-cell>
          <table:table-cell office:value-type="float" office:value="1301225.14821245" calcext:value-type="float">
            <text:p>1,301,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94542.747517" calcext:value-type="float">
            <text:p>159,294,543</text:p>
          </table:table-cell>
          <table:table-cell office:value-type="float" office:value="18439998.4718004" calcext:value-type="float">
            <text:p>18,439,998</text:p>
          </table:table-cell>
          <table:table-cell office:value-type="float" office:value="130234846.157466" calcext:value-type="float">
            <text:p>130,234,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299585.119036" calcext:value-type="float">
            <text:p>18,299,585</text:p>
          </table:table-cell>
          <table:table-cell office:value-type="float" office:value="5679863.5569308" calcext:value-type="float">
            <text:p>5,679,864</text:p>
          </table:table-cell>
          <table:table-cell office:value-type="float" office:value="3734047650.53378" calcext:value-type="float">
            <text:p>3,734,047,651</text:p>
          </table:table-cell>
          <table:table-cell office:value-type="float" office:value="1881437978.01442" calcext:value-type="float">
            <text:p>1,881,437,978</text:p>
          </table:table-cell>
          <table:table-cell office:value-type="float" office:value="3331251874.73125" calcext:value-type="float">
            <text:p>3,331,251,875</text:p>
          </table:table-cell>
          <table:table-cell office:value-type="float" office:value="44664414.1467857" calcext:value-type="float">
            <text:p>44,664,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3243366.51647" calcext:value-type="float">
            <text:p>1,383,243,367</text:p>
          </table:table-cell>
          <table:table-cell office:value-type="float" office:value="7033456064.12679" calcext:value-type="float">
            <text:p>7,033,456,064</text:p>
          </table:table-cell>
          <table:table-cell office:value-type="float" office:value="0" calcext:value-type="float">
            <text:p>0</text:p>
          </table:table-cell>
          <table:table-cell office:value-type="float" office:value="2561759.14285714" calcext:value-type="float">
            <text:p>2,561,759</text:p>
          </table:table-cell>
          <table:table-cell office:value-type="float" office:value="58222241.037827" calcext:value-type="float">
            <text:p>58,222,241</text:p>
          </table:table-cell>
          <table:table-cell office:value-type="float" office:value="4493879.46428571" calcext:value-type="float">
            <text:p>4,493,879</text:p>
          </table:table-cell>
          <table:table-cell office:value-type="float" office:value="496096335.578571" calcext:value-type="float">
            <text:p>496,096,336</text:p>
          </table:table-cell>
          <table:table-cell office:value-type="float" office:value="1065865130.20714" calcext:value-type="float">
            <text:p>1,065,865,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1926699.21786" calcext:value-type="float">
            <text:p>2,541,926,699</text:p>
          </table:table-cell>
          <table:table-cell office:value-type="float" office:value="1240570057.03393" calcext:value-type="float">
            <text:p>1,240,570,057</text:p>
          </table:table-cell>
          <table:table-cell office:value-type="float" office:value="651808995.514286" calcext:value-type="float">
            <text:p>651,808,996</text:p>
          </table:table-cell>
          <table:table-cell office:value-type="float" office:value="350245741.323214" calcext:value-type="float">
            <text:p>350,245,741</text:p>
          </table:table-cell>
          <table:table-cell office:value-type="float" office:value="0" calcext:value-type="float">
            <text:p>0</text:p>
          </table:table-cell>
          <table:table-cell office:value-type="float" office:value="312980.847651917" calcext:value-type="float">
            <text:p>312,981</text:p>
          </table:table-cell>
          <table:table-cell office:value-type="float" office:value="27343016.775" calcext:value-type="float">
            <text:p>27,343,017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88990553.5714286" calcext:value-type="float">
            <text:p>88,990,5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7688.4625" calcext:value-type="float">
            <text:p>3,357,688</text:p>
          </table:table-cell>
          <table:table-cell office:value-type="float" office:value="32321844.8275862" calcext:value-type="float">
            <text:p>32,321,845</text:p>
          </table:table-cell>
          <table:table-cell office:value-type="float" office:value="0" calcext:value-type="float">
            <text:p>0</text:p>
          </table:table-cell>
          <table:table-cell office:value-type="float" office:value="364796687.038362" calcext:value-type="float">
            <text:p>364,796,687</text:p>
          </table:table-cell>
          <table:table-cell office:value-type="float" office:value="2496509784.05776" calcext:value-type="float">
            <text:p>2,496,509,784</text:p>
          </table:table-cell>
          <table:table-cell office:value-type="float" office:value="2451668537.60856" calcext:value-type="float">
            <text:p>2,451,668,538</text:p>
          </table:table-cell>
          <table:table-cell office:value-type="float" office:value="244505961.111586" calcext:value-type="float">
            <text:p>244,505,961</text:p>
          </table:table-cell>
          <table:table-cell office:value-type="float" office:value="709207483.513884" calcext:value-type="float">
            <text:p>709,207,484</text:p>
          </table:table-cell>
          <table:table-cell office:value-type="float" office:value="39304846.8061119" calcext:value-type="float">
            <text:p>39,304,847</text:p>
          </table:table-cell>
          <table:table-cell office:value-type="float" office:value="166221822.979549" calcext:value-type="float">
            <text:p>166,221,823</text:p>
          </table:table-cell>
          <table:table-cell office:value-type="float" office:value="4175983196.87105" calcext:value-type="float">
            <text:p>4,175,983,197</text:p>
          </table:table-cell>
          <table:table-cell office:value-type="float" office:value="232587078.763036" calcext:value-type="float">
            <text:p>232,587,079</text:p>
          </table:table-cell>
          <table:table-cell office:value-type="float" office:value="8808963015.94468" calcext:value-type="float">
            <text:p>8,808,963,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7187493.19841" calcext:value-type="float">
            <text:p>1,677,187,493</text:p>
          </table:table-cell>
          <table:table-cell office:value-type="float" office:value="620934277.35" calcext:value-type="float">
            <text:p>620,934,277</text:p>
          </table:table-cell>
          <table:table-cell office:value-type="float" office:value="72019473.2142857" calcext:value-type="float">
            <text:p>72,019,473</text:p>
          </table:table-cell>
          <table:table-cell office:value-type="float" office:value="0" calcext:value-type="float">
            <text:p>0</text:p>
          </table:table-cell>
          <table:table-cell office:value-type="float" office:value="20415711.6082717" calcext:value-type="float">
            <text:p>20,415,7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81592177.89893" calcext:value-type="float">
            <text:p>2,981,592,178</text:p>
          </table:table-cell>
          <table:table-cell office:value-type="float" office:value="3731622112.06381" calcext:value-type="float">
            <text:p>3,731,622,112</text:p>
          </table:table-cell>
          <table:table-cell office:value-type="float" office:value="37215465937.9986" calcext:value-type="float">
            <text:p>37,215,465,938</text:p>
          </table:table-cell>
          <table:table-cell office:value-type="float" office:value="10648198319.9869" calcext:value-type="float">
            <text:p>10,648,198,320</text:p>
          </table:table-cell>
          <table:table-cell office:value-type="float" office:value="21438955381.1073" calcext:value-type="float">
            <text:p>21,438,955,381</text:p>
          </table:table-cell>
          <table:table-cell office:value-type="float" office:value="15776510556.8914" calcext:value-type="float">
            <text:p>15,776,510,557</text:p>
          </table:table-cell>
          <table:table-cell office:value-type="float" office:value="6351006838.33929" calcext:value-type="float">
            <text:p>6,351,006,838</text:p>
          </table:table-cell>
          <table:table-cell office:value-type="float" office:value="72019473.2142857" calcext:value-type="float">
            <text:p>72,019,473</text:p>
          </table:table-cell>
          <table:table-cell office:value-type="float" office:value="5994862.1689917" calcext:value-type="float">
            <text:p>5,994,862</text:p>
          </table:table-cell>
          <table:table-cell office:value-type="float" office:value="28268728434.7192" calcext:value-type="float">
            <text:p>28,268,728,435</text:p>
          </table:table-cell>
          <table:table-cell office:value-type="string" calcext:value-type="string">
            <text:p>Housing_Association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counts</text:p>
          </table:table-cell>
          <table:table-cell office:value-type="float" office:value="1401138" calcext:value-type="float">
            <text:p>1,401,138</text:p>
          </table:table-cell>
          <table:table-cell office:value-type="float" office:value="137440" calcext:value-type="float">
            <text:p>137,440</text:p>
          </table:table-cell>
          <table:table-cell office:value-type="float" office:value="6815" calcext:value-type="float">
            <text:p>6,815</text:p>
          </table:table-cell>
          <table:table-cell office:value-type="float" office:value="470408" calcext:value-type="float">
            <text:p>470,408</text:p>
          </table:table-cell>
          <table:table-cell office:value-type="float" office:value="76260" calcext:value-type="float">
            <text:p>76,260</text:p>
          </table:table-cell>
          <table:table-cell office:value-type="float" office:value="351075" calcext:value-type="float">
            <text:p>351,075</text:p>
          </table:table-cell>
          <table:table-cell office:value-type="float" office:value="15425" calcext:value-type="float">
            <text:p>15,425</text:p>
          </table:table-cell>
          <table:table-cell office:value-type="float" office:value="131155" calcext:value-type="float">
            <text:p>131,155</text:p>
          </table:table-cell>
          <table:table-cell office:value-type="float" office:value="1668" calcext:value-type="float">
            <text:p>1,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146" calcext:value-type="float">
            <text:p>1,789,146</text:p>
          </table:table-cell>
          <table:table-cell office:value-type="float" office:value="27235" calcext:value-type="float">
            <text:p>27,235</text:p>
          </table:table-cell>
          <table:table-cell office:value-type="float" office:value="48064" calcext:value-type="float">
            <text:p>48,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318" calcext:value-type="float">
            <text:p>26,318</text:p>
          </table:table-cell>
          <table:table-cell office:value-type="float" office:value="4416" calcext:value-type="float">
            <text:p>4,416</text:p>
          </table:table-cell>
          <table:table-cell office:value-type="float" office:value="1294643" calcext:value-type="float">
            <text:p>1,294,643</text:p>
          </table:table-cell>
          <table:table-cell office:value-type="float" office:value="1172269" calcext:value-type="float">
            <text:p>1,172,269</text:p>
          </table:table-cell>
          <table:table-cell office:value-type="float" office:value="2424724" calcext:value-type="float">
            <text:p>2,424,724</text:p>
          </table:table-cell>
          <table:table-cell office:value-type="float" office:value="62186" calcext:value-type="float">
            <text:p>62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280" calcext:value-type="float">
            <text:p>707,280</text:p>
          </table:table-cell>
          <table:table-cell office:value-type="float" office:value="876061" calcext:value-type="float">
            <text:p>876,061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,292</text:p>
          </table:table-cell>
          <table:table-cell office:value-type="float" office:value="14515" calcext:value-type="float">
            <text:p>14,515</text:p>
          </table:table-cell>
          <table:table-cell office:value-type="float" office:value="1060" calcext:value-type="float">
            <text:p>1,060</text:p>
          </table:table-cell>
          <table:table-cell office:value-type="float" office:value="118636" calcext:value-type="float">
            <text:p>118,636</text:p>
          </table:table-cell>
          <table:table-cell office:value-type="float" office:value="293074" calcext:value-type="float">
            <text:p>293,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329" calcext:value-type="float">
            <text:p>647,329</text:p>
          </table:table-cell>
          <table:table-cell office:value-type="float" office:value="498803" calcext:value-type="float">
            <text:p>498,803</text:p>
          </table:table-cell>
          <table:table-cell office:value-type="float" office:value="183892" calcext:value-type="float">
            <text:p>183,892</text:p>
          </table:table-cell>
          <table:table-cell office:value-type="float" office:value="128713" calcext:value-type="float">
            <text:p>128,713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,361</text:p>
          </table:table-cell>
          <table:table-cell office:value-type="float" office:value="3345" calcext:value-type="float">
            <text:p>3,345</text:p>
          </table:table-cell>
          <table:table-cell office:value-type="float" office:value="5916" calcext:value-type="float">
            <text:p>5,916</text:p>
          </table:table-cell>
          <table:table-cell office:value-type="float" office:value="1137" calcext:value-type="float">
            <text:p>1,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11277" calcext:value-type="float">
            <text:p>11,277</text:p>
          </table:table-cell>
          <table:table-cell office:value-type="float" office:value="0" calcext:value-type="float">
            <text:p>0</text:p>
          </table:table-cell>
          <table:table-cell office:value-type="float" office:value="93619" calcext:value-type="float">
            <text:p>93,619</text:p>
          </table:table-cell>
          <table:table-cell office:value-type="float" office:value="241564" calcext:value-type="float">
            <text:p>241,564</text:p>
          </table:table-cell>
          <table:table-cell office:value-type="float" office:value="387139" calcext:value-type="float">
            <text:p>387,139</text:p>
          </table:table-cell>
          <table:table-cell office:value-type="float" office:value="58713" calcext:value-type="float">
            <text:p>58,713</text:p>
          </table:table-cell>
          <table:table-cell office:value-type="float" office:value="208310" calcext:value-type="float">
            <text:p>208,310</text:p>
          </table:table-cell>
          <table:table-cell office:value-type="float" office:value="82358" calcext:value-type="float">
            <text:p>82,358</text:p>
          </table:table-cell>
          <table:table-cell office:value-type="float" office:value="49745" calcext:value-type="float">
            <text:p>49,745</text:p>
          </table:table-cell>
          <table:table-cell office:value-type="float" office:value="926741" calcext:value-type="float">
            <text:p>926,741</text:p>
          </table:table-cell>
          <table:table-cell office:value-type="float" office:value="352050" calcext:value-type="float">
            <text:p>352,050</text:p>
          </table:table-cell>
          <table:table-cell office:value-type="float" office:value="907570" calcext:value-type="float">
            <text:p>907,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9362" calcext:value-type="float">
            <text:p>1,439,362</text:p>
          </table:table-cell>
          <table:table-cell office:value-type="float" office:value="103145" calcext:value-type="float">
            <text:p>103,145</text:p>
          </table:table-cell>
          <table:table-cell office:value-type="float" office:value="26400" calcext:value-type="float">
            <text:p>26,400</text:p>
          </table:table-cell>
          <table:table-cell office:value-type="float" office:value="0" calcext:value-type="float">
            <text:p>0</text:p>
          </table:table-cell>
          <table:table-cell office:value-type="float" office:value="25642" calcext:value-type="float">
            <text:p>25,6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5366" calcext:value-type="float">
            <text:p>1,105,366</text:p>
          </table:table-cell>
          <table:table-cell office:value-type="float" office:value="1294643" calcext:value-type="float">
            <text:p>1,294,643</text:p>
          </table:table-cell>
          <table:table-cell office:value-type="float" office:value="3267471" calcext:value-type="float">
            <text:p>3,267,471</text:p>
          </table:table-cell>
          <table:table-cell office:value-type="float" office:value="1229351" calcext:value-type="float">
            <text:p>1,229,351</text:p>
          </table:table-cell>
          <table:table-cell office:value-type="float" office:value="2508192" calcext:value-type="float">
            <text:p>2,508,192</text:p>
          </table:table-cell>
          <table:table-cell office:value-type="float" office:value="2329498" calcext:value-type="float">
            <text:p>2,329,498</text:p>
          </table:table-cell>
          <table:table-cell office:value-type="float" office:value="1182131" calcext:value-type="float">
            <text:p>1,182,131</text:p>
          </table:table-cell>
          <table:table-cell office:value-type="float" office:value="26400" calcext:value-type="float">
            <text:p>26,400</text:p>
          </table:table-cell>
          <table:table-cell office:value-type="float" office:value="26318" calcext:value-type="float">
            <text:p>26,318</text:p>
          </table:table-cell>
          <table:table-cell office:value-type="float" office:value="3092049" calcext:value-type="float">
            <text:p>3,092,049</text:p>
          </table:table-cell>
          <table:table-cell office:value-type="string" calcext:value-type="string">
            <text:p>Housing_Association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£p.a</text:p>
          </table:table-cell>
          <table:table-cell office:value-type="float" office:value="139877216413.816" calcext:value-type="float">
            <text:p>139,877,216,414</text:p>
          </table:table-cell>
          <table:table-cell office:value-type="float" office:value="20168231533.8004" calcext:value-type="float">
            <text:p>20,168,231,534</text:p>
          </table:table-cell>
          <table:table-cell office:value-type="float" office:value="25483807.1151168" calcext:value-type="float">
            <text:p>25,483,807</text:p>
          </table:table-cell>
          <table:table-cell office:value-type="float" office:value="2813513962.37923" calcext:value-type="float">
            <text:p>2,813,513,962</text:p>
          </table:table-cell>
          <table:table-cell office:value-type="float" office:value="46440893.409891" calcext:value-type="float">
            <text:p>46,440,893</text:p>
          </table:table-cell>
          <table:table-cell office:value-type="float" office:value="18860167.0066368" calcext:value-type="float">
            <text:p>18,860,167</text:p>
          </table:table-cell>
          <table:table-cell office:value-type="float" office:value="565996237.487969" calcext:value-type="float">
            <text:p>565,996,237</text:p>
          </table:table-cell>
          <table:table-cell office:value-type="float" office:value="212038492.069702" calcext:value-type="float">
            <text:p>212,038,492</text:p>
          </table:table-cell>
          <table:table-cell office:value-type="float" office:value="144815595.126414" calcext:value-type="float">
            <text:p>144,815,595</text:p>
          </table:table-cell>
          <table:table-cell office:value-type="float" office:value="14347862.1411761" calcext:value-type="float">
            <text:p>14,347,862</text:p>
          </table:table-cell>
          <table:table-cell office:value-type="float" office:value="0" calcext:value-type="float">
            <text:p>0</text:p>
          </table:table-cell>
          <table:table-cell office:value-type="float" office:value="394009572.338921" calcext:value-type="float">
            <text:p>394,009,572</text:p>
          </table:table-cell>
          <table:table-cell office:value-type="float" office:value="74366136.3217838" calcext:value-type="float">
            <text:p>74,366,136</text:p>
          </table:table-cell>
          <table:table-cell office:value-type="float" office:value="957640673.565652" calcext:value-type="float">
            <text:p>957,640,674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0090810.716253" calcext:value-type="float">
            <text:p>150,090,811</text:p>
          </table:table-cell>
          <table:table-cell office:value-type="float" office:value="32658645.6635837" calcext:value-type="float">
            <text:p>32,658,646</text:p>
          </table:table-cell>
          <table:table-cell office:value-type="float" office:value="25567922181.9627" calcext:value-type="float">
            <text:p>25,567,922,182</text:p>
          </table:table-cell>
          <table:table-cell office:value-type="float" office:value="9748428245.39145" calcext:value-type="float">
            <text:p>9,748,428,245</text:p>
          </table:table-cell>
          <table:table-cell office:value-type="float" office:value="6365058260.40278" calcext:value-type="float">
            <text:p>6,365,058,260</text:p>
          </table:table-cell>
          <table:table-cell office:value-type="float" office:value="23720968.1892857" calcext:value-type="float">
            <text:p>23,720,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4675889.73335" calcext:value-type="float">
            <text:p>2,234,675,890</text:p>
          </table:table-cell>
          <table:table-cell office:value-type="float" office:value="4213896249.75536" calcext:value-type="float">
            <text:p>4,213,896,250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21830626.3164995" calcext:value-type="float">
            <text:p>21,830,626</text:p>
          </table:table-cell>
          <table:table-cell office:value-type="float" office:value="0" calcext:value-type="float">
            <text:p>0</text:p>
          </table:table-cell>
          <table:table-cell office:value-type="float" office:value="159779319.519643" calcext:value-type="float">
            <text:p>159,779,320</text:p>
          </table:table-cell>
          <table:table-cell office:value-type="float" office:value="580313400.375" calcext:value-type="float">
            <text:p>580,313,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1613489.76071" calcext:value-type="float">
            <text:p>1,061,613,490</text:p>
          </table:table-cell>
          <table:table-cell office:value-type="float" office:value="488398183.0875" calcext:value-type="float">
            <text:p>488,398,183</text:p>
          </table:table-cell>
          <table:table-cell office:value-type="float" office:value="163355706.6375" calcext:value-type="float">
            <text:p>163,355,707</text:p>
          </table:table-cell>
          <table:table-cell office:value-type="float" office:value="96234869.8928571" calcext:value-type="float">
            <text:p>96,234,870</text:p>
          </table:table-cell>
          <table:table-cell office:value-type="float" office:value="0" calcext:value-type="float">
            <text:p>0</text:p>
          </table:table-cell>
          <table:table-cell office:value-type="float" office:value="410390.152196111" calcext:value-type="float">
            <text:p>410,390</text:p>
          </table:table-cell>
          <table:table-cell office:value-type="float" office:value="44607127.815" calcext:value-type="float">
            <text:p>44,607,128</text:p>
          </table:table-cell>
          <table:table-cell office:value-type="float" office:value="219726051.428571" calcext:value-type="float">
            <text:p>219,726,051</text:p>
          </table:table-cell>
          <table:table-cell office:value-type="float" office:value="133269289.285714" calcext:value-type="float">
            <text:p>133,269,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7252038.75" calcext:value-type="float">
            <text:p>7,252,039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458419834.805924" calcext:value-type="float">
            <text:p>458,419,835</text:p>
          </table:table-cell>
          <table:table-cell office:value-type="float" office:value="1814089606.50477" calcext:value-type="float">
            <text:p>1,814,089,607</text:p>
          </table:table-cell>
          <table:table-cell office:value-type="float" office:value="877276486.129276" calcext:value-type="float">
            <text:p>877,276,486</text:p>
          </table:table-cell>
          <table:table-cell office:value-type="float" office:value="187226362.103571" calcext:value-type="float">
            <text:p>187,226,362</text:p>
          </table:table-cell>
          <table:table-cell office:value-type="float" office:value="241667631.179084" calcext:value-type="float">
            <text:p>241,667,631</text:p>
          </table:table-cell>
          <table:table-cell office:value-type="float" office:value="16915024.9511496" calcext:value-type="float">
            <text:p>16,915,025</text:p>
          </table:table-cell>
          <table:table-cell office:value-type="float" office:value="68677959.9036733" calcext:value-type="float">
            <text:p>68,677,960</text:p>
          </table:table-cell>
          <table:table-cell office:value-type="float" office:value="2843938751.9185" calcext:value-type="float">
            <text:p>2,843,938,752</text:p>
          </table:table-cell>
          <table:table-cell office:value-type="float" office:value="297444741.293819" calcext:value-type="float">
            <text:p>297,444,741</text:p>
          </table:table-cell>
          <table:table-cell office:value-type="float" office:value="11473337053.2137" calcext:value-type="float">
            <text:p>11,473,337,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7302185.821067" calcext:value-type="float">
            <text:p>877,302,186</text:p>
          </table:table-cell>
          <table:table-cell office:value-type="float" office:value="156000612.6" calcext:value-type="float">
            <text:p>156,000,613</text:p>
          </table:table-cell>
          <table:table-cell office:value-type="float" office:value="63126940.1785714" calcext:value-type="float">
            <text:p>63,126,9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21090983.2622" calcext:value-type="float">
            <text:p>15,921,090,983</text:p>
          </table:table-cell>
          <table:table-cell office:value-type="float" office:value="25440178919.3072" calcext:value-type="float">
            <text:p>25,440,178,919</text:p>
          </table:table-cell>
          <table:table-cell office:value-type="float" office:value="28841541614.3617" calcext:value-type="float">
            <text:p>28,841,541,614</text:p>
          </table:table-cell>
          <table:table-cell office:value-type="float" office:value="6508211657.49595" calcext:value-type="float">
            <text:p>6,508,211,657</text:p>
          </table:table-cell>
          <table:table-cell office:value-type="float" office:value="19219422578.0031" calcext:value-type="float">
            <text:p>19,219,422,578</text:p>
          </table:table-cell>
          <table:table-cell office:value-type="float" office:value="9622119036.35861" calcext:value-type="float">
            <text:p>9,622,119,036</text:p>
          </table:table-cell>
          <table:table-cell office:value-type="float" office:value="2549694969.27321" calcext:value-type="float">
            <text:p>2,549,694,969</text:p>
          </table:table-cell>
          <table:table-cell office:value-type="float" office:value="63126940.1785714" calcext:value-type="float">
            <text:p>63,126,940</text:p>
          </table:table-cell>
          <table:table-cell office:value-type="float" office:value="45687364.0949592" calcext:value-type="float">
            <text:p>45,687,364</text:p>
          </table:table-cell>
          <table:table-cell office:value-type="float" office:value="-12839867073.3952" calcext:value-type="float">
            <text:p>-12,839,867,073</text:p>
          </table:table-cell>
          <table:table-cell office:value-type="string" calcext:value-type="string">
            <text:p>Private_Rented_Un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counts</text:p>
          </table:table-cell>
          <table:table-cell office:value-type="float" office:value="4347833" calcext:value-type="float">
            <text:p>4,347,833</text:p>
          </table:table-cell>
          <table:table-cell office:value-type="float" office:value="742614" calcext:value-type="float">
            <text:p>742,614</text:p>
          </table:table-cell>
          <table:table-cell office:value-type="float" office:value="35346" calcext:value-type="float">
            <text:p>35,346</text:p>
          </table:table-cell>
          <table:table-cell office:value-type="float" office:value="385996" calcext:value-type="float">
            <text:p>385,996</text:p>
          </table:table-cell>
          <table:table-cell office:value-type="float" office:value="198245" calcext:value-type="float">
            <text:p>198,245</text:p>
          </table:table-cell>
          <table:table-cell office:value-type="float" office:value="980232" calcext:value-type="float">
            <text:p>980,232</text:p>
          </table:table-cell>
          <table:table-cell office:value-type="float" office:value="159175" calcext:value-type="float">
            <text:p>159,175</text:p>
          </table:table-cell>
          <table:table-cell office:value-type="float" office:value="728000" calcext:value-type="float">
            <text:p>728,000</text:p>
          </table:table-cell>
          <table:table-cell office:value-type="float" office:value="33287" calcext:value-type="float">
            <text:p>33,287</text:p>
          </table:table-cell>
          <table:table-cell office:value-type="float" office:value="8784" calcext:value-type="float">
            <text:p>8,784</text:p>
          </table:table-cell>
          <table:table-cell office:value-type="float" office:value="0" calcext:value-type="float">
            <text:p>0</text:p>
          </table:table-cell>
          <table:table-cell office:value-type="float" office:value="3900926" calcext:value-type="float">
            <text:p>3,900,926</text:p>
          </table:table-cell>
          <table:table-cell office:value-type="float" office:value="17659" calcext:value-type="float">
            <text:p>17,659</text:p>
          </table:table-cell>
          <table:table-cell office:value-type="float" office:value="239543" calcext:value-type="float">
            <text:p>239,543</text:p>
          </table:table-cell>
          <table:table-cell office:value-type="float" office:value="1661" calcext:value-type="float">
            <text:p>1,661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1951" calcext:value-type="float">
            <text:p>111,951</text:p>
          </table:table-cell>
          <table:table-cell office:value-type="float" office:value="23890" calcext:value-type="float">
            <text:p>23,890</text:p>
          </table:table-cell>
          <table:table-cell office:value-type="float" office:value="4469645" calcext:value-type="float">
            <text:p>4,469,645</text:p>
          </table:table-cell>
          <table:table-cell office:value-type="float" office:value="4358704" calcext:value-type="float">
            <text:p>4,358,704</text:p>
          </table:table-cell>
          <table:table-cell office:value-type="float" office:value="3993334" calcext:value-type="float">
            <text:p>3,993,334</text:p>
          </table:table-cell>
          <table:table-cell office:value-type="float" office:value="24056" calcext:value-type="float">
            <text:p>24,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237" calcext:value-type="float">
            <text:p>1,296,237</text:p>
          </table:table-cell>
          <table:table-cell office:value-type="float" office:value="508545" calcext:value-type="float">
            <text:p>508,545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5456" calcext:value-type="float">
            <text:p>5,456</text:p>
          </table:table-cell>
          <table:table-cell office:value-type="float" office:value="0" calcext:value-type="float">
            <text:p>0</text:p>
          </table:table-cell>
          <table:table-cell office:value-type="float" office:value="39246" calcext:value-type="float">
            <text:p>39,246</text:p>
          </table:table-cell>
          <table:table-cell office:value-type="float" office:value="159565" calcext:value-type="float">
            <text:p>159,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85" calcext:value-type="float">
            <text:p>267,285</text:p>
          </table:table-cell>
          <table:table-cell office:value-type="float" office:value="206591" calcext:value-type="float">
            <text:p>206,591</text:p>
          </table:table-cell>
          <table:table-cell office:value-type="float" office:value="48936" calcext:value-type="float">
            <text:p>48,936</text:p>
          </table:table-cell>
          <table:table-cell office:value-type="float" office:value="40628" calcext:value-type="float">
            <text:p>40,628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,539</text:p>
          </table:table-cell>
          <table:table-cell office:value-type="float" office:value="5457" calcext:value-type="float">
            <text:p>5,457</text:p>
          </table:table-cell>
          <table:table-cell office:value-type="float" office:value="7979" calcext:value-type="float">
            <text:p>7,979</text:p>
          </table:table-cell>
          <table:table-cell office:value-type="float" office:value="4493" calcext:value-type="float">
            <text:p>4,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805" calcext:value-type="float">
            <text:p>1,805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161368" calcext:value-type="float">
            <text:p>161,368</text:p>
          </table:table-cell>
          <table:table-cell office:value-type="float" office:value="299700" calcext:value-type="float">
            <text:p>299,700</text:p>
          </table:table-cell>
          <table:table-cell office:value-type="float" office:value="154443" calcext:value-type="float">
            <text:p>154,443</text:p>
          </table:table-cell>
          <table:table-cell office:value-type="float" office:value="43545" calcext:value-type="float">
            <text:p>43,545</text:p>
          </table:table-cell>
          <table:table-cell office:value-type="float" office:value="82215" calcext:value-type="float">
            <text:p>82,215</text:p>
          </table:table-cell>
          <table:table-cell office:value-type="float" office:value="28196" calcext:value-type="float">
            <text:p>28,196</text:p>
          </table:table-cell>
          <table:table-cell office:value-type="float" office:value="17899" calcext:value-type="float">
            <text:p>17,899</text:p>
          </table:table-cell>
          <table:table-cell office:value-type="float" office:value="575695" calcext:value-type="float">
            <text:p>575,695</text:p>
          </table:table-cell>
          <table:table-cell office:value-type="float" office:value="480406" calcext:value-type="float">
            <text:p>480,406</text:p>
          </table:table-cell>
          <table:table-cell office:value-type="float" office:value="1150600" calcext:value-type="float">
            <text:p>1,150,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7810" calcext:value-type="float">
            <text:p>857,810</text:p>
          </table:table-cell>
          <table:table-cell office:value-type="float" office:value="25423" calcext:value-type="float">
            <text:p>25,423</text:p>
          </table:table-cell>
          <table:table-cell office:value-type="float" office:value="24117" calcext:value-type="float">
            <text:p>24,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63536" calcext:value-type="float">
            <text:p>3,963,536</text:p>
          </table:table-cell>
          <table:table-cell office:value-type="float" office:value="4466484" calcext:value-type="float">
            <text:p>4,466,484</text:p>
          </table:table-cell>
          <table:table-cell office:value-type="float" office:value="3546903" calcext:value-type="float">
            <text:p>3,546,903</text:p>
          </table:table-cell>
          <table:table-cell office:value-type="float" office:value="856393" calcext:value-type="float">
            <text:p>856,393</text:p>
          </table:table-cell>
          <table:table-cell office:value-type="float" office:value="2502478" calcext:value-type="float">
            <text:p>2,502,478</text:p>
          </table:table-cell>
          <table:table-cell office:value-type="float" office:value="2128068" calcext:value-type="float">
            <text:p>2,128,068</text:p>
          </table:table-cell>
          <table:table-cell office:value-type="float" office:value="509909" calcext:value-type="float">
            <text:p>509,909</text:p>
          </table:table-cell>
          <table:table-cell office:value-type="float" office:value="24117" calcext:value-type="float">
            <text:p>24,117</text:p>
          </table:table-cell>
          <table:table-cell office:value-type="float" office:value="111951" calcext:value-type="float">
            <text:p>111,951</text:p>
          </table:table-cell>
          <table:table-cell office:value-type="float" office:value="3048888" calcext:value-type="float">
            <text:p>3,048,888</text:p>
          </table:table-cell>
          <table:table-cell office:value-type="string" calcext:value-type="string">
            <text:p>Private_Rented_Un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£p.a</text:p>
          </table:table-cell>
          <table:table-cell office:value-type="float" office:value="29623421501.8852" calcext:value-type="float">
            <text:p>29,623,421,502</text:p>
          </table:table-cell>
          <table:table-cell office:value-type="float" office:value="4422762740.5827" calcext:value-type="float">
            <text:p>4,422,762,741</text:p>
          </table:table-cell>
          <table:table-cell office:value-type="float" office:value="10505429.3146304" calcext:value-type="float">
            <text:p>10,505,429</text:p>
          </table:table-cell>
          <table:table-cell office:value-type="float" office:value="205002375.194109" calcext:value-type="float">
            <text:p>205,002,375</text:p>
          </table:table-cell>
          <table:table-cell office:value-type="float" office:value="415927.745291011" calcext:value-type="float">
            <text:p>415,928</text:p>
          </table:table-cell>
          <table:table-cell office:value-type="float" office:value="14141220.6551244" calcext:value-type="float">
            <text:p>14,141,221</text:p>
          </table:table-cell>
          <table:table-cell office:value-type="float" office:value="91835417.6613286" calcext:value-type="float">
            <text:p>91,835,418</text:p>
          </table:table-cell>
          <table:table-cell office:value-type="float" office:value="18901138.8883377" calcext:value-type="float">
            <text:p>18,901,139</text:p>
          </table:table-cell>
          <table:table-cell office:value-type="float" office:value="33088388.6121579" calcext:value-type="float">
            <text:p>33,088,389</text:p>
          </table:table-cell>
          <table:table-cell office:value-type="float" office:value="0" calcext:value-type="float">
            <text:p>0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2474542.7502709" calcext:value-type="float">
            <text:p>42,474,543</text:p>
          </table:table-cell>
          <table:table-cell office:value-type="float" office:value="17297902.8191327" calcext:value-type="float">
            <text:p>17,297,903</text:p>
          </table:table-cell>
          <table:table-cell office:value-type="float" office:value="49208799.1318827" calcext:value-type="float">
            <text:p>49,208,7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528548.623703" calcext:value-type="float">
            <text:p>389,528,549</text:p>
          </table:table-cell>
          <table:table-cell office:value-type="float" office:value="60087170.4335017" calcext:value-type="float">
            <text:p>60,087,170</text:p>
          </table:table-cell>
          <table:table-cell office:value-type="float" office:value="5175152151.0794" calcext:value-type="float">
            <text:p>5,175,152,151</text:p>
          </table:table-cell>
          <table:table-cell office:value-type="float" office:value="2204792034.22646" calcext:value-type="float">
            <text:p>2,204,792,034</text:p>
          </table:table-cell>
          <table:table-cell office:value-type="float" office:value="1289753130.00694" calcext:value-type="float">
            <text:p>1,289,753,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201076.144643" calcext:value-type="float">
            <text:p>215,201,076</text:p>
          </table:table-cell>
          <table:table-cell office:value-type="float" office:value="355852764.514286" calcext:value-type="float">
            <text:p>355,852,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4463.6" calcext:value-type="float">
            <text:p>20,114,464</text:p>
          </table:table-cell>
          <table:table-cell office:value-type="float" office:value="3749588.66785714" calcext:value-type="float">
            <text:p>3,749,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24995.1107143" calcext:value-type="float">
            <text:p>77,124,995</text:p>
          </table:table-cell>
          <table:table-cell office:value-type="float" office:value="54432750.9375" calcext:value-type="float">
            <text:p>54,432,751</text:p>
          </table:table-cell>
          <table:table-cell office:value-type="float" office:value="7395454.1625" calcext:value-type="float">
            <text:p>7,395,454</text:p>
          </table:table-cell>
          <table:table-cell office:value-type="float" office:value="10493872.5214286" calcext:value-type="float">
            <text:p>10,493,8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0575895.5286339" calcext:value-type="float">
            <text:p>70,575,896</text:p>
          </table:table-cell>
          <table:table-cell office:value-type="float" office:value="151009939.290306" calcext:value-type="float">
            <text:p>151,009,939</text:p>
          </table:table-cell>
          <table:table-cell office:value-type="float" office:value="163007928.184517" calcext:value-type="float">
            <text:p>163,007,928</text:p>
          </table:table-cell>
          <table:table-cell office:value-type="float" office:value="56268555.6032161" calcext:value-type="float">
            <text:p>56,268,556</text:p>
          </table:table-cell>
          <table:table-cell office:value-type="float" office:value="20327640.6699988" calcext:value-type="float">
            <text:p>20,327,641</text:p>
          </table:table-cell>
          <table:table-cell office:value-type="float" office:value="0" calcext:value-type="float">
            <text:p>0</text:p>
          </table:table-cell>
          <table:table-cell office:value-type="float" office:value="36381156.7232143" calcext:value-type="float">
            <text:p>36,381,157</text:p>
          </table:table-cell>
          <table:table-cell office:value-type="float" office:value="955371876.15316" calcext:value-type="float">
            <text:p>955,371,876</text:p>
          </table:table-cell>
          <table:table-cell office:value-type="float" office:value="36159663.0913241" calcext:value-type="float">
            <text:p>36,159,663</text:p>
          </table:table-cell>
          <table:table-cell office:value-type="float" office:value="1866281207.49073" calcext:value-type="float">
            <text:p>1,866,281,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864448.191031" calcext:value-type="float">
            <text:p>243,864,448</text:p>
          </table:table-cell>
          <table:table-cell office:value-type="float" office:value="6381648" calcext:value-type="float">
            <text:p>6,381,648</text:p>
          </table:table-cell>
          <table:table-cell office:value-type="float" office:value="2345426.78571429" calcext:value-type="float">
            <text:p>2,345,4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07632622.49677" calcext:value-type="float">
            <text:p>3,407,632,622</text:p>
          </table:table-cell>
          <table:table-cell office:value-type="float" office:value="5157713086.17393" calcext:value-type="float">
            <text:p>5,157,713,086</text:p>
          </table:table-cell>
          <table:table-cell office:value-type="float" office:value="4352340351.37077" calcext:value-type="float">
            <text:p>4,352,340,351</text:p>
          </table:table-cell>
          <table:table-cell office:value-type="float" office:value="1452942992.15305" calcext:value-type="float">
            <text:p>1,452,942,992</text:p>
          </table:table-cell>
          <table:table-cell office:value-type="float" office:value="3601593737.71185" calcext:value-type="float">
            <text:p>3,601,593,738</text:p>
          </table:table-cell>
          <table:table-cell office:value-type="float" office:value="750746613.658929" calcext:value-type="float">
            <text:p>750,746,614</text:p>
          </table:table-cell>
          <table:table-cell office:value-type="float" office:value="173311125" calcext:value-type="float">
            <text:p>173,311,125</text:p>
          </table:table-cell>
          <table:table-cell office:value-type="float" office:value="2345426.78571429" calcext:value-type="float">
            <text:p>2,345,427</text:p>
          </table:table-cell>
          <table:table-cell office:value-type="float" office:value="62997134.0189892" calcext:value-type="float">
            <text:p>62,997,134</text:p>
          </table:table-cell>
          <table:table-cell office:value-type="float" office:value="-4317356963.94203" calcext:value-type="float">
            <text:p>-4,317,356,964</text:p>
          </table:table-cell>
          <table:table-cell office:value-type="string" calcext:value-type="string">
            <text:p>Private_Rented_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counts</text:p>
          </table:table-cell>
          <table:table-cell office:value-type="float" office:value="862779" calcext:value-type="float">
            <text:p>862,779</text:p>
          </table:table-cell>
          <table:table-cell office:value-type="float" office:value="164452" calcext:value-type="float">
            <text:p>164,452</text:p>
          </table:table-cell>
          <table:table-cell office:value-type="float" office:value="21512" calcext:value-type="float">
            <text:p>21,512</text:p>
          </table:table-cell>
          <table:table-cell office:value-type="float" office:value="36645" calcext:value-type="float">
            <text:p>36,645</text:p>
          </table:table-cell>
          <table:table-cell office:value-type="float" office:value="7929" calcext:value-type="float">
            <text:p>7,929</text:p>
          </table:table-cell>
          <table:table-cell office:value-type="float" office:value="296172" calcext:value-type="float">
            <text:p>296,172</text:p>
          </table:table-cell>
          <table:table-cell office:value-type="float" office:value="47030" calcext:value-type="float">
            <text:p>47,030</text:p>
          </table:table-cell>
          <table:table-cell office:value-type="float" office:value="150820" calcext:value-type="float">
            <text:p>150,820</text:p>
          </table:table-cell>
          <table:table-cell office:value-type="float" office:value="4486" calcext:value-type="float">
            <text:p>4,486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,890</text:p>
          </table:table-cell>
          <table:table-cell office:value-type="float" office:value="524389" calcext:value-type="float">
            <text:p>524,389</text:p>
          </table:table-cell>
          <table:table-cell office:value-type="float" office:value="10866" calcext:value-type="float">
            <text:p>10,866</text:p>
          </table:table-cell>
          <table:table-cell office:value-type="float" office:value="13022" calcext:value-type="float">
            <text:p>13,0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04" calcext:value-type="float">
            <text:p>35,804</text:p>
          </table:table-cell>
          <table:table-cell office:value-type="float" office:value="19242" calcext:value-type="float">
            <text:p>19,242</text:p>
          </table:table-cell>
          <table:table-cell office:value-type="float" office:value="900753" calcext:value-type="float">
            <text:p>900,753</text:p>
          </table:table-cell>
          <table:table-cell office:value-type="float" office:value="891993" calcext:value-type="float">
            <text:p>891,993</text:p>
          </table:table-cell>
          <table:table-cell office:value-type="float" office:value="824143" calcext:value-type="float">
            <text:p>824,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097" calcext:value-type="float">
            <text:p>124,097</text:p>
          </table:table-cell>
          <table:table-cell office:value-type="float" office:value="41588" calcext:value-type="float">
            <text:p>41,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2" calcext:value-type="float">
            <text:p>4,172</text:p>
          </table:table-cell>
          <table:table-cell office:value-type="float" office:value="1031" calcext:value-type="float">
            <text:p>1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43" calcext:value-type="float">
            <text:p>22,643</text:p>
          </table:table-cell>
          <table:table-cell office:value-type="float" office:value="16866" calcext:value-type="float">
            <text:p>16,866</text:p>
          </table:table-cell>
          <table:table-cell office:value-type="float" office:value="2863" calcext:value-type="float">
            <text:p>2,863</text:p>
          </table:table-cell>
          <table:table-cell office:value-type="float" office:value="4309" calcext:value-type="float">
            <text:p>4,3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728" calcext:value-type="float">
            <text:p>22,728</text:p>
          </table:table-cell>
          <table:table-cell office:value-type="float" office:value="39263" calcext:value-type="float">
            <text:p>39,263</text:p>
          </table:table-cell>
          <table:table-cell office:value-type="float" office:value="19825" calcext:value-type="float">
            <text:p>19,825</text:p>
          </table:table-cell>
          <table:table-cell office:value-type="float" office:value="14532" calcext:value-type="float">
            <text:p>14,532</text:p>
          </table:table-cell>
          <table:table-cell office:value-type="float" office:value="6693" calcext:value-type="float">
            <text:p>6,693</text:p>
          </table:table-cell>
          <table:table-cell office:value-type="float" office:value="0" calcext:value-type="float">
            <text:p>0</text:p>
          </table:table-cell>
          <table:table-cell office:value-type="float" office:value="10937" calcext:value-type="float">
            <text:p>10,937</text:p>
          </table:table-cell>
          <table:table-cell office:value-type="float" office:value="169319" calcext:value-type="float">
            <text:p>169,319</text:p>
          </table:table-cell>
          <table:table-cell office:value-type="float" office:value="48390" calcext:value-type="float">
            <text:p>48,390</text:p>
          </table:table-cell>
          <table:table-cell office:value-type="float" office:value="219525" calcext:value-type="float">
            <text:p>219,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682" calcext:value-type="float">
            <text:p>240,682</text:p>
          </table:table-cell>
          <table:table-cell office:value-type="float" office:value="1040" calcext:value-type="float">
            <text:p>1,040</text:p>
          </table:table-cell>
          <table:table-cell office:value-type="float" office:value="1798" calcext:value-type="float">
            <text:p>1,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0690" calcext:value-type="float">
            <text:p>770,690</text:p>
          </table:table-cell>
          <table:table-cell office:value-type="float" office:value="900753" calcext:value-type="float">
            <text:p>900,753</text:p>
          </table:table-cell>
          <table:table-cell office:value-type="float" office:value="562142" calcext:value-type="float">
            <text:p>562,142</text:p>
          </table:table-cell>
          <table:table-cell office:value-type="float" office:value="206352" calcext:value-type="float">
            <text:p>206,352</text:p>
          </table:table-cell>
          <table:table-cell office:value-type="float" office:value="474267" calcext:value-type="float">
            <text:p>474,267</text:p>
          </table:table-cell>
          <table:table-cell office:value-type="float" office:value="184687" calcext:value-type="float">
            <text:p>184,687</text:p>
          </table:table-cell>
          <table:table-cell office:value-type="float" office:value="32856" calcext:value-type="float">
            <text:p>32,856</text:p>
          </table:table-cell>
          <table:table-cell office:value-type="float" office:value="1798" calcext:value-type="float">
            <text:p>1,798</text:p>
          </table:table-cell>
          <table:table-cell office:value-type="float" office:value="35804" calcext:value-type="float">
            <text:p>35,804</text:p>
          </table:table-cell>
          <table:table-cell office:value-type="float" office:value="495367" calcext:value-type="float">
            <text:p>495,367</text:p>
          </table:table-cell>
          <table:table-cell office:value-type="string" calcext:value-type="string">
            <text:p>Private_Rented_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£p.a</text:p>
          </table:table-cell>
          <table:table-cell office:value-type="float" office:value="509444657525.867" calcext:value-type="float">
            <text:p>509,444,657,526</text:p>
          </table:table-cell>
          <table:table-cell office:value-type="float" office:value="46610726829.3305" calcext:value-type="float">
            <text:p>46,610,726,829</text:p>
          </table:table-cell>
          <table:table-cell office:value-type="float" office:value="72088823.4565885" calcext:value-type="float">
            <text:p>72,088,823</text:p>
          </table:table-cell>
          <table:table-cell office:value-type="float" office:value="7295705786.98371" calcext:value-type="float">
            <text:p>7,295,705,787</text:p>
          </table:table-cell>
          <table:table-cell office:value-type="float" office:value="103419737.684371" calcext:value-type="float">
            <text:p>103,419,738</text:p>
          </table:table-cell>
          <table:table-cell office:value-type="float" office:value="119431687.648241" calcext:value-type="float">
            <text:p>119,431,688</text:p>
          </table:table-cell>
          <table:table-cell office:value-type="float" office:value="1847927442.08427" calcext:value-type="float">
            <text:p>1,847,927,442</text:p>
          </table:table-cell>
          <table:table-cell office:value-type="float" office:value="539514499.140157" calcext:value-type="float">
            <text:p>539,514,499</text:p>
          </table:table-cell>
          <table:table-cell office:value-type="float" office:value="4911084665.94713" calcext:value-type="float">
            <text:p>4,911,084,666</text:p>
          </table:table-cell>
          <table:table-cell office:value-type="float" office:value="90134138.50573" calcext:value-type="float">
            <text:p>90,134,139</text:p>
          </table:table-cell>
          <table:table-cell office:value-type="float" office:value="707815.355613226" calcext:value-type="float">
            <text:p>707,815</text:p>
          </table:table-cell>
          <table:table-cell office:value-type="float" office:value="890704862.332308" calcext:value-type="float">
            <text:p>890,704,862</text:p>
          </table:table-cell>
          <table:table-cell office:value-type="float" office:value="800246266.874704" calcext:value-type="float">
            <text:p>800,246,267</text:p>
          </table:table-cell>
          <table:table-cell office:value-type="float" office:value="1332059462.63477" calcext:value-type="float">
            <text:p>1,332,059,463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48840794.5019203" calcext:value-type="float">
            <text:p>48,840,795</text:p>
          </table:table-cell>
          <table:table-cell office:value-type="float" office:value="33359743.0921154" calcext:value-type="float">
            <text:p>33,359,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58636.84594" calcext:value-type="float">
            <text:p>1,609,458,637</text:p>
          </table:table-cell>
          <table:table-cell office:value-type="float" office:value="136733443.65624" calcext:value-type="float">
            <text:p>136,733,444</text:p>
          </table:table-cell>
          <table:table-cell office:value-type="float" office:value="109404580433.038" calcext:value-type="float">
            <text:p>109,404,580,433</text:p>
          </table:table-cell>
          <table:table-cell office:value-type="float" office:value="34970681597.1244" calcext:value-type="float">
            <text:p>34,970,681,597</text:p>
          </table:table-cell>
          <table:table-cell office:value-type="float" office:value="15250927226.3271" calcext:value-type="float">
            <text:p>15,250,927,226</text:p>
          </table:table-cell>
          <table:table-cell office:value-type="float" office:value="0" calcext:value-type="float">
            <text:p>0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3832335264.05846" calcext:value-type="float">
            <text:p>3,832,335,264</text:p>
          </table:table-cell>
          <table:table-cell office:value-type="float" office:value="3516339647.38929" calcext:value-type="float">
            <text:p>3,516,339,647</text:p>
          </table:table-cell>
          <table:table-cell office:value-type="float" office:value="0" calcext:value-type="float">
            <text:p>0</text:p>
          </table:table-cell>
          <table:table-cell office:value-type="float" office:value="9173265.4016187" calcext:value-type="float">
            <text:p>9,173,265</text:p>
          </table:table-cell>
          <table:table-cell office:value-type="float" office:value="29367764.1647743" calcext:value-type="float">
            <text:p>29,367,764</text:p>
          </table:table-cell>
          <table:table-cell office:value-type="float" office:value="0" calcext:value-type="float">
            <text:p>0</text:p>
          </table:table-cell>
          <table:table-cell office:value-type="float" office:value="138517660.457143" calcext:value-type="float">
            <text:p>138,517,660</text:p>
          </table:table-cell>
          <table:table-cell office:value-type="float" office:value="538060518.567857" calcext:value-type="float">
            <text:p>538,060,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820478.70714" calcext:value-type="float">
            <text:p>1,318,820,479</text:p>
          </table:table-cell>
          <table:table-cell office:value-type="float" office:value="790629763.901786" calcext:value-type="float">
            <text:p>790,629,764</text:p>
          </table:table-cell>
          <table:table-cell office:value-type="float" office:value="362457726.364286" calcext:value-type="float">
            <text:p>362,457,726</text:p>
          </table:table-cell>
          <table:table-cell office:value-type="float" office:value="135960065.164286" calcext:value-type="float">
            <text:p>135,960,065</text:p>
          </table:table-cell>
          <table:table-cell office:value-type="float" office:value="0" calcext:value-type="float">
            <text:p>0</text:p>
          </table:table-cell>
          <table:table-cell office:value-type="float" office:value="1926075.59861726" calcext:value-type="float">
            <text:p>1,926,076</text:p>
          </table:table-cell>
          <table:table-cell office:value-type="float" office:value="8256037.95" calcext:value-type="float">
            <text:p>8,256,038</text:p>
          </table:table-cell>
          <table:table-cell office:value-type="float" office:value="42619457.1428571" calcext:value-type="float">
            <text:p>42,619,457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9930" calcext:value-type="float">
            <text:p>29,409,930</text:p>
          </table:table-cell>
          <table:table-cell office:value-type="float" office:value="0" calcext:value-type="float">
            <text:p>0</text:p>
          </table:table-cell>
          <table:table-cell office:value-type="float" office:value="59429492.6038177" calcext:value-type="float">
            <text:p>59,429,493</text:p>
          </table:table-cell>
          <table:table-cell office:value-type="float" office:value="0" calcext:value-type="float">
            <text:p>0</text:p>
          </table:table-cell>
          <table:table-cell office:value-type="float" office:value="761741896.089917" calcext:value-type="float">
            <text:p>761,741,896</text:p>
          </table:table-cell>
          <table:table-cell office:value-type="float" office:value="1464147380.70909" calcext:value-type="float">
            <text:p>1,464,147,381</text:p>
          </table:table-cell>
          <table:table-cell office:value-type="float" office:value="452012487.393106" calcext:value-type="float">
            <text:p>452,012,487</text:p>
          </table:table-cell>
          <table:table-cell office:value-type="float" office:value="83812699.8371764" calcext:value-type="float">
            <text:p>83,812,700</text:p>
          </table:table-cell>
          <table:table-cell office:value-type="float" office:value="133816727.261384" calcext:value-type="float">
            <text:p>133,816,727</text:p>
          </table:table-cell>
          <table:table-cell office:value-type="float" office:value="12482754.5937934" calcext:value-type="float">
            <text:p>12,482,755</text:p>
          </table:table-cell>
          <table:table-cell office:value-type="float" office:value="27033141.6566327" calcext:value-type="float">
            <text:p>27,033,142</text:p>
          </table:table-cell>
          <table:table-cell office:value-type="float" office:value="0" calcext:value-type="float">
            <text:p>0</text:p>
          </table:table-cell>
          <table:table-cell office:value-type="float" office:value="372853140.053348" calcext:value-type="float">
            <text:p>372,853,140</text:p>
          </table:table-cell>
          <table:table-cell office:value-type="float" office:value="2865577172.75752" calcext:value-type="float">
            <text:p>2,865,577,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412683.865878" calcext:value-type="float">
            <text:p>333,412,684</text:p>
          </table:table-cell>
          <table:table-cell office:value-type="float" office:value="432649149.417857" calcext:value-type="float">
            <text:p>432,649,149</text:p>
          </table:table-cell>
          <table:table-cell office:value-type="float" office:value="73987909.8214286" calcext:value-type="float">
            <text:p>73,987,9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396574173.7878" calcext:value-type="float">
            <text:p>63,396,574,174</text:p>
          </table:table-cell>
          <table:table-cell office:value-type="float" office:value="108923308029.295" calcext:value-type="float">
            <text:p>108,923,308,029</text:p>
          </table:table-cell>
          <table:table-cell office:value-type="float" office:value="17834437926.6434" calcext:value-type="float">
            <text:p>17,834,437,927</text:p>
          </table:table-cell>
          <table:table-cell office:value-type="float" office:value="2935047087.5411" calcext:value-type="float">
            <text:p>2,935,047,088</text:p>
          </table:table-cell>
          <table:table-cell office:value-type="float" office:value="6580877994.03928" calcext:value-type="float">
            <text:p>6,580,877,994</text:p>
          </table:table-cell>
          <table:table-cell office:value-type="float" office:value="11253559932.6041" calcext:value-type="float">
            <text:p>11,253,559,933</text:p>
          </table:table-cell>
          <table:table-cell office:value-type="float" office:value="3284446213.1625" calcext:value-type="float">
            <text:p>3,284,446,213</text:p>
          </table:table-cell>
          <table:table-cell office:value-type="float" office:value="73987909.8214286" calcext:value-type="float">
            <text:p>73,987,910</text:p>
          </table:table-cell>
          <table:table-cell office:value-type="float" office:value="434434117.870679" calcext:value-type="float">
            <text:p>434,434,118</text:p>
          </table:table-cell>
          <table:table-cell office:value-type="float" office:value="-141791751329.846" calcext:value-type="float">
            <text:p>-141,791,751,330</text:p>
          </table:table-cell>
          <table:table-cell office:value-type="string" calcext:value-type="string">
            <text:p>Mortgaged_Or_Sha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counts</text:p>
          </table:table-cell>
          <table:table-cell office:value-type="float" office:value="12146250" calcext:value-type="float">
            <text:p>12,146,250</text:p>
          </table:table-cell>
          <table:table-cell office:value-type="float" office:value="1497828" calcext:value-type="float">
            <text:p>1,497,828</text:p>
          </table:table-cell>
          <table:table-cell office:value-type="float" office:value="81930" calcext:value-type="float">
            <text:p>81,930</text:p>
          </table:table-cell>
          <table:table-cell office:value-type="float" office:value="571904" calcext:value-type="float">
            <text:p>571,904</text:p>
          </table:table-cell>
          <table:table-cell office:value-type="float" office:value="684483" calcext:value-type="float">
            <text:p>684,483</text:p>
          </table:table-cell>
          <table:table-cell office:value-type="float" office:value="3251810" calcext:value-type="float">
            <text:p>3,251,810</text:p>
          </table:table-cell>
          <table:table-cell office:value-type="float" office:value="599295" calcext:value-type="float">
            <text:p>599,295</text:p>
          </table:table-cell>
          <table:table-cell office:value-type="float" office:value="1941197" calcext:value-type="float">
            <text:p>1,941,197</text:p>
          </table:table-cell>
          <table:table-cell office:value-type="float" office:value="582281" calcext:value-type="float">
            <text:p>582,281</text:p>
          </table:table-cell>
          <table:table-cell office:value-type="float" office:value="35799" calcext:value-type="float">
            <text:p>35,799</text:p>
          </table:table-cell>
          <table:table-cell office:value-type="float" office:value="1616" calcext:value-type="float">
            <text:p>1,616</text:p>
          </table:table-cell>
          <table:table-cell office:value-type="float" office:value="11028954" calcext:value-type="float">
            <text:p>11,028,954</text:p>
          </table:table-cell>
          <table:table-cell office:value-type="float" office:value="85798" calcext:value-type="float">
            <text:p>85,798</text:p>
          </table:table-cell>
          <table:table-cell office:value-type="float" office:value="236162" calcext:value-type="float">
            <text:p>236,162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424" calcext:value-type="float">
            <text:p>2,424</text:p>
          </table:table-cell>
          <table:table-cell office:value-type="float" office:value="7035" calcext:value-type="float">
            <text:p>7,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636" calcext:value-type="float">
            <text:p>612,636</text:p>
          </table:table-cell>
          <table:table-cell office:value-type="float" office:value="89041" calcext:value-type="float">
            <text:p>89,041</text:p>
          </table:table-cell>
          <table:table-cell office:value-type="float" office:value="12268802" calcext:value-type="float">
            <text:p>12,268,802</text:p>
          </table:table-cell>
          <table:table-cell office:value-type="float" office:value="12036550" calcext:value-type="float">
            <text:p>12,036,550</text:p>
          </table:table-cell>
          <table:table-cell office:value-type="float" office:value="7836359" calcext:value-type="float">
            <text:p>7,836,359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2261929" calcext:value-type="float">
            <text:p>2,261,929</text:p>
          </table:table-cell>
          <table:table-cell office:value-type="float" office:value="415754" calcext:value-type="float">
            <text:p>415,754</text:p>
          </table:table-cell>
          <table:table-cell office:value-type="float" office:value="0" calcext:value-type="float">
            <text:p>0</text:p>
          </table:table-cell>
          <table:table-cell office:value-type="float" office:value="4112" calcext:value-type="float">
            <text:p>4,112</text:p>
          </table:table-cell>
          <table:table-cell office:value-type="float" office:value="5380" calcext:value-type="float">
            <text:p>5,380</text:p>
          </table:table-cell>
          <table:table-cell office:value-type="float" office:value="0" calcext:value-type="float">
            <text:p>0</text:p>
          </table:table-cell>
          <table:table-cell office:value-type="float" office:value="32130" calcext:value-type="float">
            <text:p>32,130</text:p>
          </table:table-cell>
          <table:table-cell office:value-type="float" office:value="147947" calcext:value-type="float">
            <text:p>147,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90" calcext:value-type="float">
            <text:p>331,190</text:p>
          </table:table-cell>
          <table:table-cell office:value-type="float" office:value="300879" calcext:value-type="float">
            <text:p>300,879</text:p>
          </table:table-cell>
          <table:table-cell office:value-type="float" office:value="112892" calcext:value-type="float">
            <text:p>112,892</text:p>
          </table:table-cell>
          <table:table-cell office:value-type="float" office:value="75293" calcext:value-type="float">
            <text:p>75,293</text:p>
          </table:table-cell>
          <table:table-cell office:value-type="float" office:value="0" calcext:value-type="float">
            <text:p>0</text:p>
          </table:table-cell>
          <table:table-cell office:value-type="float" office:value="21145" calcext:value-type="float">
            <text:p>21,145</text:p>
          </table:table-cell>
          <table:table-cell office:value-type="float" office:value="1010" calcext:value-type="float">
            <text:p>1,010</text:p>
          </table:table-cell>
          <table:table-cell office:value-type="float" office:value="2554" calcext:value-type="float">
            <text:p>2,554</text:p>
          </table:table-cell>
          <table:table-cell office:value-type="float" office:value="1458" calcext:value-type="float">
            <text:p>1,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0" calcext:value-type="float">
            <text:p>7,320</text:p>
          </table:table-cell>
          <table:table-cell office:value-type="float" office:value="0" calcext:value-type="float">
            <text:p>0</text:p>
          </table:table-cell>
          <table:table-cell office:value-type="float" office:value="9299" calcext:value-type="float">
            <text:p>9,299</text:p>
          </table:table-cell>
          <table:table-cell office:value-type="float" office:value="0" calcext:value-type="float">
            <text:p>0</text:p>
          </table:table-cell>
          <table:table-cell office:value-type="float" office:value="207856" calcext:value-type="float">
            <text:p>207,856</text:p>
          </table:table-cell>
          <table:table-cell office:value-type="float" office:value="236632" calcext:value-type="float">
            <text:p>236,632</text:p>
          </table:table-cell>
          <table:table-cell office:value-type="float" office:value="70132" calcext:value-type="float">
            <text:p>70,132</text:p>
          </table:table-cell>
          <table:table-cell office:value-type="float" office:value="24402" calcext:value-type="float">
            <text:p>24,402</text:p>
          </table:table-cell>
          <table:table-cell office:value-type="float" office:value="47739" calcext:value-type="float">
            <text:p>47,739</text:p>
          </table:table-cell>
          <table:table-cell office:value-type="float" office:value="26158" calcext:value-type="float">
            <text:p>26,158</text:p>
          </table:table-cell>
          <table:table-cell office:value-type="float" office:value="10681" calcext:value-type="float">
            <text:p>10,681</text:p>
          </table:table-cell>
          <table:table-cell office:value-type="float" office:value="0" calcext:value-type="float">
            <text:p>0</text:p>
          </table:table-cell>
          <table:table-cell office:value-type="float" office:value="668657" calcext:value-type="float">
            <text:p>668,657</text:p>
          </table:table-cell>
          <table:table-cell office:value-type="float" office:value="553389" calcext:value-type="float">
            <text:p>553,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363" calcext:value-type="float">
            <text:p>297,363</text:p>
          </table:table-cell>
          <table:table-cell office:value-type="float" office:value="70866" calcext:value-type="float">
            <text:p>70,866</text:p>
          </table:table-cell>
          <table:table-cell office:value-type="float" office:value="36194" calcext:value-type="float">
            <text:p>36,1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18347" calcext:value-type="float">
            <text:p>11,218,347</text:p>
          </table:table-cell>
          <table:table-cell office:value-type="float" office:value="12265687" calcext:value-type="float">
            <text:p>12,265,687</text:p>
          </table:table-cell>
          <table:table-cell office:value-type="float" office:value="4340016" calcext:value-type="float">
            <text:p>4,340,016</text:p>
          </table:table-cell>
          <table:table-cell office:value-type="float" office:value="549837" calcext:value-type="float">
            <text:p>549,837</text:p>
          </table:table-cell>
          <table:table-cell office:value-type="float" office:value="1854158" calcext:value-type="float">
            <text:p>1,854,158</text:p>
          </table:table-cell>
          <table:table-cell office:value-type="float" office:value="3114746" calcext:value-type="float">
            <text:p>3,114,746</text:p>
          </table:table-cell>
          <table:table-cell office:value-type="float" office:value="596855" calcext:value-type="float">
            <text:p>596,855</text:p>
          </table:table-cell>
          <table:table-cell office:value-type="float" office:value="36194" calcext:value-type="float">
            <text:p>36,194</text:p>
          </table:table-cell>
          <table:table-cell office:value-type="float" office:value="616755" calcext:value-type="float">
            <text:p>616,755</text:p>
          </table:table-cell>
          <table:table-cell office:value-type="float" office:value="2967589" calcext:value-type="float">
            <text:p>2,967,589</text:p>
          </table:table-cell>
          <table:table-cell office:value-type="string" calcext:value-type="string">
            <text:p>Mortgaged_Or_Sha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£p.a</text:p>
          </table:table-cell>
          <table:table-cell office:value-type="float" office:value="171927522131.864" calcext:value-type="float">
            <text:p>171,927,522,132</text:p>
          </table:table-cell>
          <table:table-cell office:value-type="float" office:value="26916877654.2719" calcext:value-type="float">
            <text:p>26,916,877,654</text:p>
          </table:table-cell>
          <table:table-cell office:value-type="float" office:value="164227914.934329" calcext:value-type="float">
            <text:p>164,227,915</text:p>
          </table:table-cell>
          <table:table-cell office:value-type="float" office:value="98284722625.9617" calcext:value-type="float">
            <text:p>98,284,722,626</text:p>
          </table:table-cell>
          <table:table-cell office:value-type="float" office:value="557016535.566162" calcext:value-type="float">
            <text:p>557,016,536</text:p>
          </table:table-cell>
          <table:table-cell office:value-type="float" office:value="321543070.074019" calcext:value-type="float">
            <text:p>321,543,070</text:p>
          </table:table-cell>
          <table:table-cell office:value-type="float" office:value="4300169507.42706" calcext:value-type="float">
            <text:p>4,300,169,507</text:p>
          </table:table-cell>
          <table:table-cell office:value-type="float" office:value="2121147309.44072" calcext:value-type="float">
            <text:p>2,121,147,309</text:p>
          </table:table-cell>
          <table:table-cell office:value-type="float" office:value="7066641384.47668" calcext:value-type="float">
            <text:p>7,066,641,384</text:p>
          </table:table-cell>
          <table:table-cell office:value-type="float" office:value="19933908.6718476" calcext:value-type="float">
            <text:p>19,933,909</text:p>
          </table:table-cell>
          <table:table-cell office:value-type="float" office:value="47929850.4119607" calcext:value-type="float">
            <text:p>47,929,850</text:p>
          </table:table-cell>
          <table:table-cell office:value-type="float" office:value="2584364483.22738" calcext:value-type="float">
            <text:p>2,584,364,483</text:p>
          </table:table-cell>
          <table:table-cell office:value-type="float" office:value="1001680926.74153" calcext:value-type="float">
            <text:p>1,001,680,927</text:p>
          </table:table-cell>
          <table:table-cell office:value-type="float" office:value="476430385.855584" calcext:value-type="float">
            <text:p>476,430,386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92720354.7717936" calcext:value-type="float">
            <text:p>92,720,355</text:p>
          </table:table-cell>
          <table:table-cell office:value-type="float" office:value="8769576.01172931" calcext:value-type="float">
            <text:p>8,769,576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4393.4658425" calcext:value-type="float">
            <text:p>10,694,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380265.69043" calcext:value-type="float">
            <text:p>1,914,380,266</text:p>
          </table:table-cell>
          <table:table-cell office:value-type="float" office:value="154650031.869299" calcext:value-type="float">
            <text:p>154,650,032</text:p>
          </table:table-cell>
          <table:table-cell office:value-type="float" office:value="51052107957.1606" calcext:value-type="float">
            <text:p>51,052,107,957</text:p>
          </table:table-cell>
          <table:table-cell office:value-type="float" office:value="11037365960.0373" calcext:value-type="float">
            <text:p>11,037,365,960</text:p>
          </table:table-cell>
          <table:table-cell office:value-type="float" office:value="18671338796.2278" calcext:value-type="float">
            <text:p>18,671,338,796</text:p>
          </table:table-cell>
          <table:table-cell office:value-type="float" office:value="6779947.90714286" calcext:value-type="float">
            <text:p>6,779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157589.420399" calcext:value-type="float">
            <text:p>807,157,589</text:p>
          </table:table-cell>
          <table:table-cell office:value-type="float" office:value="69466683771.3536" calcext:value-type="float">
            <text:p>69,466,683,771</text:p>
          </table:table-cell>
          <table:table-cell office:value-type="float" office:value="0" calcext:value-type="float">
            <text:p>0</text:p>
          </table:table-cell>
          <table:table-cell office:value-type="float" office:value="141913770.61225" calcext:value-type="float">
            <text:p>141,913,771</text:p>
          </table:table-cell>
          <table:table-cell office:value-type="float" office:value="419925576.066543" calcext:value-type="float">
            <text:p>419,925,576</text:p>
          </table:table-cell>
          <table:table-cell office:value-type="float" office:value="21312087.0428571" calcext:value-type="float">
            <text:p>21,312,087</text:p>
          </table:table-cell>
          <table:table-cell office:value-type="float" office:value="1967415028.98214" calcext:value-type="float">
            <text:p>1,967,415,029</text:p>
          </table:table-cell>
          <table:table-cell office:value-type="float" office:value="1763626849.14643" calcext:value-type="float">
            <text:p>1,763,626,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5817374.47857" calcext:value-type="float">
            <text:p>2,215,817,374</text:p>
          </table:table-cell>
          <table:table-cell office:value-type="float" office:value="1189614613.93393" calcext:value-type="float">
            <text:p>1,189,614,614</text:p>
          </table:table-cell>
          <table:table-cell office:value-type="float" office:value="617005969.248214" calcext:value-type="float">
            <text:p>617,005,969</text:p>
          </table:table-cell>
          <table:table-cell office:value-type="float" office:value="545238226.333929" calcext:value-type="float">
            <text:p>545,238,226</text:p>
          </table:table-cell>
          <table:table-cell office:value-type="float" office:value="0" calcext:value-type="float">
            <text:p>0</text:p>
          </table:table-cell>
          <table:table-cell office:value-type="float" office:value="1140056.26618423" calcext:value-type="float">
            <text:p>1,140,056</text:p>
          </table:table-cell>
          <table:table-cell office:value-type="float" office:value="29402939.115" calcext:value-type="float">
            <text:p>29,402,939</text:p>
          </table:table-cell>
          <table:table-cell office:value-type="float" office:value="0" calcext:value-type="float">
            <text:p>0</text:p>
          </table:table-cell>
          <table:table-cell office:value-type="float" office:value="79050535.7142857" calcext:value-type="float">
            <text:p>79,050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37322.5" calcext:value-type="float">
            <text:p>40,137,323</text:p>
          </table:table-cell>
          <table:table-cell office:value-type="float" office:value="1674488.625" calcext:value-type="float">
            <text:p>1,674,489</text:p>
          </table:table-cell>
          <table:table-cell office:value-type="float" office:value="100743955.166544" calcext:value-type="float">
            <text:p>100,743,955</text:p>
          </table:table-cell>
          <table:table-cell office:value-type="float" office:value="0" calcext:value-type="float">
            <text:p>0</text:p>
          </table:table-cell>
          <table:table-cell office:value-type="float" office:value="576134854.802044" calcext:value-type="float">
            <text:p>576,134,855</text:p>
          </table:table-cell>
          <table:table-cell office:value-type="float" office:value="552882452.586371" calcext:value-type="float">
            <text:p>552,882,453</text:p>
          </table:table-cell>
          <table:table-cell office:value-type="float" office:value="966186041.761039" calcext:value-type="float">
            <text:p>966,186,042</text:p>
          </table:table-cell>
          <table:table-cell office:value-type="float" office:value="206371050.067234" calcext:value-type="float">
            <text:p>206,371,050</text:p>
          </table:table-cell>
          <table:table-cell office:value-type="float" office:value="1178060170.74703" calcext:value-type="float">
            <text:p>1,178,060,171</text:p>
          </table:table-cell>
          <table:table-cell office:value-type="float" office:value="174517482.313941" calcext:value-type="float">
            <text:p>174,517,482</text:p>
          </table:table-cell>
          <table:table-cell office:value-type="float" office:value="49368682.9090227" calcext:value-type="float">
            <text:p>49,368,683</text:p>
          </table:table-cell>
          <table:table-cell office:value-type="float" office:value="0" calcext:value-type="float">
            <text:p>0</text:p>
          </table:table-cell>
          <table:table-cell office:value-type="float" office:value="49498963.8596021" calcext:value-type="float">
            <text:p>49,498,964</text:p>
          </table:table-cell>
          <table:table-cell office:value-type="float" office:value="2775810407.82118" calcext:value-type="float">
            <text:p>2,775,810,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2820527.50559" calcext:value-type="float">
            <text:p>2,062,820,528</text:p>
          </table:table-cell>
          <table:table-cell office:value-type="float" office:value="717117628.730357" calcext:value-type="float">
            <text:p>717,117,629</text:p>
          </table:table-cell>
          <table:table-cell office:value-type="float" office:value="6273168.75" calcext:value-type="float">
            <text:p>6,273,1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97466378.2658" calcext:value-type="float">
            <text:p>19,697,466,378</text:p>
          </table:table-cell>
          <table:table-cell office:value-type="float" office:value="49971033607.8866" calcext:value-type="float">
            <text:p>49,971,033,608</text:p>
          </table:table-cell>
          <table:table-cell office:value-type="float" office:value="88722901585.8593" calcext:value-type="float">
            <text:p>88,722,901,586</text:p>
          </table:table-cell>
          <table:table-cell office:value-type="float" office:value="3703520735.18668" calcext:value-type="float">
            <text:p>3,703,520,735</text:p>
          </table:table-cell>
          <table:table-cell office:value-type="float" office:value="8597923803.12304" calcext:value-type="float">
            <text:p>8,597,923,803</text:p>
          </table:table-cell>
          <table:table-cell office:value-type="float" office:value="80124977782.7362" calcext:value-type="float">
            <text:p>80,124,977,783</text:p>
          </table:table-cell>
          <table:table-cell office:value-type="float" office:value="8320030149.16607" calcext:value-type="float">
            <text:p>8,320,030,149</text:p>
          </table:table-cell>
          <table:table-cell office:value-type="float" office:value="6273168.75" calcext:value-type="float">
            <text:p>6,273,169</text:p>
          </table:table-cell>
          <table:table-cell office:value-type="float" office:value="392041751.540782" calcext:value-type="float">
            <text:p>392,041,752</text:p>
          </table:table-cell>
          <table:table-cell office:value-type="float" office:value="7962088872.43356" calcext:value-type="float">
            <text:p>7,962,088,872</text:p>
          </table:table-cell>
          <table:table-cell office:value-type="string" calcext:value-type="string">
            <text:p>Owned_outrigh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counts</text:p>
          </table:table-cell>
          <table:table-cell office:value-type="float" office:value="5307821" calcext:value-type="float">
            <text:p>5,307,821</text:p>
          </table:table-cell>
          <table:table-cell office:value-type="float" office:value="1100624" calcext:value-type="float">
            <text:p>1,100,624</text:p>
          </table:table-cell>
          <table:table-cell office:value-type="float" office:value="71072" calcext:value-type="float">
            <text:p>71,072</text:p>
          </table:table-cell>
          <table:table-cell office:value-type="float" office:value="7519895" calcext:value-type="float">
            <text:p>7,519,895</text:p>
          </table:table-cell>
          <table:table-cell office:value-type="float" office:value="2496428" calcext:value-type="float">
            <text:p>2,496,428</text:p>
          </table:table-cell>
          <table:table-cell office:value-type="float" office:value="4372737" calcext:value-type="float">
            <text:p>4,372,737</text:p>
          </table:table-cell>
          <table:table-cell office:value-type="float" office:value="1596325" calcext:value-type="float">
            <text:p>1,596,325</text:p>
          </table:table-cell>
          <table:table-cell office:value-type="float" office:value="3796000" calcext:value-type="float">
            <text:p>3,796,000</text:p>
          </table:table-cell>
          <table:table-cell office:value-type="float" office:value="806522" calcext:value-type="float">
            <text:p>806,522</text:p>
          </table:table-cell>
          <table:table-cell office:value-type="float" office:value="33068" calcext:value-type="float">
            <text:p>33,068</text:p>
          </table:table-cell>
          <table:table-cell office:value-type="float" office:value="36008" calcext:value-type="float">
            <text:p>36,008</text:p>
          </table:table-cell>
          <table:table-cell office:value-type="float" office:value="6860886" calcext:value-type="float">
            <text:p>6,860,886</text:p>
          </table:table-cell>
          <table:table-cell office:value-type="float" office:value="97250" calcext:value-type="float">
            <text:p>97,250</text:p>
          </table:table-cell>
          <table:table-cell office:value-type="float" office:value="103592" calcext:value-type="float">
            <text:p>103,592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,890</text:p>
          </table:table-cell>
          <table:table-cell office:value-type="float" office:value="2839" calcext:value-type="float">
            <text:p>2,839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9" calcext:value-type="float">
            <text:p>2,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15" calcext:value-type="float">
            <text:p>460,415</text:p>
          </table:table-cell>
          <table:table-cell office:value-type="float" office:value="67482" calcext:value-type="float">
            <text:p>67,482</text:p>
          </table:table-cell>
          <table:table-cell office:value-type="float" office:value="9857346" calcext:value-type="float">
            <text:p>9,857,346</text:p>
          </table:table-cell>
          <table:table-cell office:value-type="float" office:value="4840704" calcext:value-type="float">
            <text:p>4,840,704</text:p>
          </table:table-cell>
          <table:table-cell office:value-type="float" office:value="9672467" calcext:value-type="float">
            <text:p>9,672,467</text:p>
          </table:table-cell>
          <table:table-cell office:value-type="float" office:value="2220" calcext:value-type="float">
            <text:p>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805" calcext:value-type="float">
            <text:p>506,805</text:p>
          </table:table-cell>
          <table:table-cell office:value-type="float" office:value="8667358" calcext:value-type="float">
            <text:p>8,667,358</text:p>
          </table:table-cell>
          <table:table-cell office:value-type="float" office:value="0" calcext:value-type="float">
            <text:p>0</text:p>
          </table:table-cell>
          <table:table-cell office:value-type="float" office:value="17313" calcext:value-type="float">
            <text:p>17,313</text:p>
          </table:table-cell>
          <table:table-cell office:value-type="float" office:value="63413" calcext:value-type="float">
            <text:p>63,413</text:p>
          </table:table-cell>
          <table:table-cell office:value-type="float" office:value="4292" calcext:value-type="float">
            <text:p>4,292</text:p>
          </table:table-cell>
          <table:table-cell office:value-type="float" office:value="474729" calcext:value-type="float">
            <text:p>474,729</text:p>
          </table:table-cell>
          <table:table-cell office:value-type="float" office:value="484933" calcext:value-type="float">
            <text:p>484,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501" calcext:value-type="float">
            <text:p>544,501</text:p>
          </table:table-cell>
          <table:table-cell office:value-type="float" office:value="441561" calcext:value-type="float">
            <text:p>441,561</text:p>
          </table:table-cell>
          <table:table-cell office:value-type="float" office:value="200585" calcext:value-type="float">
            <text:p>200,585</text:p>
          </table:table-cell>
          <table:table-cell office:value-type="float" office:value="189448" calcext:value-type="float">
            <text:p>189,448</text:p>
          </table:table-cell>
          <table:table-cell office:value-type="float" office:value="0" calcext:value-type="float">
            <text:p>0</text:p>
          </table:table-cell>
          <table:table-cell office:value-type="float" office:value="9695" calcext:value-type="float">
            <text:p>9,695</text:p>
          </table:table-cell>
          <table:table-cell office:value-type="float" office:value="3597" calcext:value-type="float">
            <text:p>3,59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0" calcext:value-type="float">
            <text:p>9,990</text:p>
          </table:table-cell>
          <table:table-cell office:value-type="float" office:value="1730" calcext:value-type="float">
            <text:p>1,730</text:p>
          </table:table-cell>
          <table:table-cell office:value-type="float" office:value="24338" calcext:value-type="float">
            <text:p>24,338</text:p>
          </table:table-cell>
          <table:table-cell office:value-type="float" office:value="0" calcext:value-type="float">
            <text:p>0</text:p>
          </table:table-cell>
          <table:table-cell office:value-type="float" office:value="208716" calcext:value-type="float">
            <text:p>208,716</text:p>
          </table:table-cell>
          <table:table-cell office:value-type="float" office:value="96130" calcext:value-type="float">
            <text:p>96,130</text:p>
          </table:table-cell>
          <table:table-cell office:value-type="float" office:value="147848" calcext:value-type="float">
            <text:p>147,848</text:p>
          </table:table-cell>
          <table:table-cell office:value-type="float" office:value="41919" calcext:value-type="float">
            <text:p>41,919</text:p>
          </table:table-cell>
          <table:table-cell office:value-type="float" office:value="422581" calcext:value-type="float">
            <text:p>422,581</text:p>
          </table:table-cell>
          <table:table-cell office:value-type="float" office:value="329389" calcext:value-type="float">
            <text:p>329,389</text:p>
          </table:table-cell>
          <table:table-cell office:value-type="float" office:value="13543" calcext:value-type="float">
            <text:p>13,543</text:p>
          </table:table-cell>
          <table:table-cell office:value-type="float" office:value="0" calcext:value-type="float">
            <text:p>0</text:p>
          </table:table-cell>
          <table:table-cell office:value-type="float" office:value="84998" calcext:value-type="float">
            <text:p>84,998</text:p>
          </table:table-cell>
          <table:table-cell office:value-type="float" office:value="534856" calcext:value-type="float">
            <text:p>534,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6995" calcext:value-type="float">
            <text:p>1,866,995</text:p>
          </table:table-cell>
          <table:table-cell office:value-type="float" office:value="117912" calcext:value-type="float">
            <text:p>117,912</text:p>
          </table:table-cell>
          <table:table-cell office:value-type="float" office:value="3304" calcext:value-type="float">
            <text:p>3,3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18176" calcext:value-type="float">
            <text:p>4,618,176</text:p>
          </table:table-cell>
          <table:table-cell office:value-type="float" office:value="9804871" calcext:value-type="float">
            <text:p>9,804,871</text:p>
          </table:table-cell>
          <table:table-cell office:value-type="float" office:value="10526191" calcext:value-type="float">
            <text:p>10,526,191</text:p>
          </table:table-cell>
          <table:table-cell office:value-type="float" office:value="1098965" calcext:value-type="float">
            <text:p>1,098,965</text:p>
          </table:table-cell>
          <table:table-cell office:value-type="float" office:value="2716500" calcext:value-type="float">
            <text:p>2,716,500</text:p>
          </table:table-cell>
          <table:table-cell office:value-type="float" office:value="9845753" calcext:value-type="float">
            <text:p>9,845,753</text:p>
          </table:table-cell>
          <table:table-cell office:value-type="float" office:value="1729935" calcext:value-type="float">
            <text:p>1,729,935</text:p>
          </table:table-cell>
          <table:table-cell office:value-type="float" office:value="3304" calcext:value-type="float">
            <text:p>3,304</text:p>
          </table:table-cell>
          <table:table-cell office:value-type="float" office:value="460415" calcext:value-type="float">
            <text:p>460,415</text:p>
          </table:table-cell>
          <table:table-cell office:value-type="float" office:value="9638388" calcext:value-type="float">
            <text:p>9,638,388</text:p>
          </table:table-cell>
          <table:table-cell office:value-type="string" calcext:value-type="string">
            <text:p>Owned_outrigh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£p.a</text:p>
          </table:table-cell>
          <table:table-cell office:value-type="float" office:value="6020415773.8479" calcext:value-type="float">
            <text:p>6,020,415,774</text:p>
          </table:table-cell>
          <table:table-cell office:value-type="float" office:value="387196242.760894" calcext:value-type="float">
            <text:p>387,196,243</text:p>
          </table:table-cell>
          <table:table-cell office:value-type="float" office:value="387572.872056515" calcext:value-type="float">
            <text:p>387,573</text:p>
          </table:table-cell>
          <table:table-cell office:value-type="float" office:value="455695739.008443" calcext:value-type="float">
            <text:p>455,695,739</text:p>
          </table:table-cell>
          <table:table-cell office:value-type="float" office:value="7394200.78261567" calcext:value-type="float">
            <text:p>7,394,201</text:p>
          </table:table-cell>
          <table:table-cell office:value-type="float" office:value="1702727.16549482" calcext:value-type="float">
            <text:p>1,702,727</text:p>
          </table:table-cell>
          <table:table-cell office:value-type="float" office:value="26049066.1819267" calcext:value-type="float">
            <text:p>26,049,066</text:p>
          </table:table-cell>
          <table:table-cell office:value-type="float" office:value="8456094.67089125" calcext:value-type="float">
            <text:p>8,456,095</text:p>
          </table:table-cell>
          <table:table-cell office:value-type="float" office:value="192845374.650463" calcext:value-type="float">
            <text:p>192,845,375</text:p>
          </table:table-cell>
          <table:table-cell office:value-type="float" office:value="0" calcext:value-type="float">
            <text:p>0</text:p>
          </table:table-cell>
          <table:table-cell office:value-type="float" office:value="869877.039757343" calcext:value-type="float">
            <text:p>869,877</text:p>
          </table:table-cell>
          <table:table-cell office:value-type="float" office:value="46272571.0876396" calcext:value-type="float">
            <text:p>46,272,571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33466565.1338922" calcext:value-type="float">
            <text:p>33,466,5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68214.3277727" calcext:value-type="float">
            <text:p>40,368,214</text:p>
          </table:table-cell>
          <table:table-cell office:value-type="float" office:value="0" calcext:value-type="float">
            <text:p>0</text:p>
          </table:table-cell>
          <table:table-cell office:value-type="float" office:value="933986657.237536" calcext:value-type="float">
            <text:p>933,986,657</text:p>
          </table:table-cell>
          <table:table-cell office:value-type="float" office:value="406565499.97617" calcext:value-type="float">
            <text:p>406,565,500</text:p>
          </table:table-cell>
          <table:table-cell office:value-type="float" office:value="428659036.631944" calcext:value-type="float">
            <text:p>428,659,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801472.5589286" calcext:value-type="float">
            <text:p>57,801,473</text:p>
          </table:table-cell>
          <table:table-cell office:value-type="float" office:value="755265463.178572" calcext:value-type="float">
            <text:p>755,265,4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57516.5375" calcext:value-type="float">
            <text:p>16,957,517</text:p>
          </table:table-cell>
          <table:table-cell office:value-type="float" office:value="36375737.9785714" calcext:value-type="float">
            <text:p>36,375,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05616.4214286" calcext:value-type="float">
            <text:p>63,805,616</text:p>
          </table:table-cell>
          <table:table-cell office:value-type="float" office:value="18594486.1607143" calcext:value-type="float">
            <text:p>18,594,486</text:p>
          </table:table-cell>
          <table:table-cell office:value-type="float" office:value="9944059.0875" calcext:value-type="float">
            <text:p>9,944,059</text:p>
          </table:table-cell>
          <table:table-cell office:value-type="float" office:value="3557352.375" calcext:value-type="float">
            <text:p>3,557,3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355978.9177823" calcext:value-type="float">
            <text:p>25,355,979</text:p>
          </table:table-cell>
          <table:table-cell office:value-type="float" office:value="0" calcext:value-type="float">
            <text:p>0</text:p>
          </table:table-cell>
          <table:table-cell office:value-type="float" office:value="60732940.3607143" calcext:value-type="float">
            <text:p>60,732,940</text:p>
          </table:table-cell>
          <table:table-cell office:value-type="float" office:value="2744123.25" calcext:value-type="float">
            <text:p>2,744,123</text:p>
          </table:table-cell>
          <table:table-cell office:value-type="float" office:value="47354299.7621619" calcext:value-type="float">
            <text:p>47,354,300</text:p>
          </table:table-cell>
          <table:table-cell office:value-type="float" office:value="2061800.04338093" calcext:value-type="float">
            <text:p>2,061,800</text:p>
          </table:table-cell>
          <table:table-cell office:value-type="float" office:value="8836581.95357143" calcext:value-type="float">
            <text:p>8,836,582</text:p>
          </table:table-cell>
          <table:table-cell office:value-type="float" office:value="0" calcext:value-type="float">
            <text:p>0</text:p>
          </table:table-cell>
          <table:table-cell office:value-type="float" office:value="3362238.94286939" calcext:value-type="float">
            <text:p>3,362,239</text:p>
          </table:table-cell>
          <table:table-cell office:value-type="float" office:value="155278887.226224" calcext:value-type="float">
            <text:p>155,278,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838386.4324702" calcext:value-type="float">
            <text:p>77,838,386</text:p>
          </table:table-cell>
          <table:table-cell office:value-type="float" office:value="0" calcext:value-type="float">
            <text:p>0</text:p>
          </table:table-cell>
          <table:table-cell office:value-type="float" office:value="9503022.32142857" calcext:value-type="float">
            <text:p>9,503,0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1782418.960224" calcext:value-type="float">
            <text:p>691,782,419</text:p>
          </table:table-cell>
          <table:table-cell office:value-type="float" office:value="920135318.572962" calcext:value-type="float">
            <text:p>920,135,319</text:p>
          </table:table-cell>
          <table:table-cell office:value-type="float" office:value="1355369963.50882" calcext:value-type="float">
            <text:p>1,355,369,964</text:p>
          </table:table-cell>
          <table:table-cell office:value-type="float" office:value="147085724.287611" calcext:value-type="float">
            <text:p>147,085,724</text:p>
          </table:table-cell>
          <table:table-cell office:value-type="float" office:value="393068259.210603" calcext:value-type="float">
            <text:p>393,068,259</text:p>
          </table:table-cell>
          <table:table-cell office:value-type="float" office:value="962301704.298214" calcext:value-type="float">
            <text:p>962,301,704</text:p>
          </table:table-cell>
          <table:table-cell office:value-type="float" office:value="149234768.560714" calcext:value-type="float">
            <text:p>149,234,769</text:p>
          </table:table-cell>
          <table:table-cell office:value-type="float" office:value="9503022.32142857" calcext:value-type="float">
            <text:p>9,503,022</text:p>
          </table:table-cell>
          <table:table-cell office:value-type="float" office:value="27746262.4545849" calcext:value-type="float">
            <text:p>27,746,262</text:p>
          </table:table-cell>
          <table:table-cell office:value-type="float" office:value="-413841230.336833" calcext:value-type="float">
            <text:p>-413,841,230</text:p>
          </table:table-cell>
          <table:table-cell office:value-type="string" calcext:value-type="string">
            <text:p>Rent_fr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counts</text:p>
          </table:table-cell>
          <table:table-cell office:value-type="float" office:value="190753" calcext:value-type="float">
            <text:p>190,753</text:p>
          </table:table-cell>
          <table:table-cell office:value-type="float" office:value="35931" calcext:value-type="float">
            <text:p>35,931</text:p>
          </table:table-cell>
          <table:table-cell office:value-type="float" office:value="2774" calcext:value-type="float">
            <text:p>2,774</text:p>
          </table:table-cell>
          <table:table-cell office:value-type="float" office:value="48959" calcext:value-type="float">
            <text:p>48,959</text:p>
          </table:table-cell>
          <table:table-cell office:value-type="float" office:value="31947" calcext:value-type="float">
            <text:p>31,947</text:p>
          </table:table-cell>
          <table:table-cell office:value-type="float" office:value="100349" calcext:value-type="float">
            <text:p>100,349</text:p>
          </table:table-cell>
          <table:table-cell office:value-type="float" office:value="12655" calcext:value-type="float">
            <text:p>12,655</text:p>
          </table:table-cell>
          <table:table-cell office:value-type="float" office:value="69252" calcext:value-type="float">
            <text:p>69,252</text:p>
          </table:table-cell>
          <table:table-cell office:value-type="float" office:value="29631" calcext:value-type="float">
            <text:p>29,631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,986</text:p>
          </table:table-cell>
          <table:table-cell office:value-type="float" office:value="144028" calcext:value-type="float">
            <text:p>144,028</text:p>
          </table:table-cell>
          <table:table-cell office:value-type="float" office:value="3115" calcext:value-type="float">
            <text:p>3,115</text:p>
          </table:table-cell>
          <table:table-cell office:value-type="float" office:value="4824" calcext:value-type="float">
            <text:p>4,8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9" calcext:value-type="float">
            <text:p>17,119</text:p>
          </table:table-cell>
          <table:table-cell office:value-type="float" office:value="0" calcext:value-type="float">
            <text:p>0</text:p>
          </table:table-cell>
          <table:table-cell office:value-type="float" office:value="222116" calcext:value-type="float">
            <text:p>222,116</text:p>
          </table:table-cell>
          <table:table-cell office:value-type="float" office:value="178861" calcext:value-type="float">
            <text:p>178,861</text:p>
          </table:table-cell>
          <table:table-cell office:value-type="float" office:value="241474" calcext:value-type="float">
            <text:p>241,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00" calcext:value-type="float">
            <text:p>38,700</text:p>
          </table:table-cell>
          <table:table-cell office:value-type="float" office:value="98514" calcext:value-type="float">
            <text:p>98,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61" calcext:value-type="float">
            <text:p>4,561</text:p>
          </table:table-cell>
          <table:table-cell office:value-type="float" office:value="10002" calcext:value-type="float">
            <text:p>1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6" calcext:value-type="float">
            <text:p>15,936</text:p>
          </table:table-cell>
          <table:table-cell office:value-type="float" office:value="5525" calcext:value-type="float">
            <text:p>5,525</text:p>
          </table:table-cell>
          <table:table-cell office:value-type="float" office:value="2412" calcext:value-type="float">
            <text:p>2,412</text:p>
          </table:table-cell>
          <table:table-cell office:value-type="float" office:value="1057" calcext:value-type="float">
            <text:p>1,0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94" calcext:value-type="float">
            <text:p>7,594</text:p>
          </table:table-cell>
          <table:table-cell office:value-type="float" office:value="0" calcext:value-type="float">
            <text:p>0</text:p>
          </table:table-cell>
          <table:table-cell office:value-type="float" office:value="7558" calcext:value-type="float">
            <text:p>7,558</text:p>
          </table:table-cell>
          <table:table-cell office:value-type="float" office:value="683" calcext:value-type="float">
            <text:p>683</text:p>
          </table:table-cell>
          <table:table-cell office:value-type="float" office:value="20917" calcext:value-type="float">
            <text:p>20,917</text:p>
          </table:table-cell>
          <table:table-cell office:value-type="float" office:value="5358" calcext:value-type="float">
            <text:p>5,358</text:p>
          </table:table-cell>
          <table:table-cell office:value-type="float" office:value="2774" calcext:value-type="float">
            <text:p>2,77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,653</text:p>
          </table:table-cell>
          <table:table-cell office:value-type="float" office:value="27163" calcext:value-type="float">
            <text:p>27,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52" calcext:value-type="float">
            <text:p>65,052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,4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569" calcext:value-type="float">
            <text:p>178,569</text:p>
          </table:table-cell>
          <table:table-cell office:value-type="float" office:value="222116" calcext:value-type="float">
            <text:p>222,116</text:p>
          </table:table-cell>
          <table:table-cell office:value-type="float" office:value="196613" calcext:value-type="float">
            <text:p>196,613</text:p>
          </table:table-cell>
          <table:table-cell office:value-type="float" office:value="40702" calcext:value-type="float">
            <text:p>40,702</text:p>
          </table:table-cell>
          <table:table-cell office:value-type="float" office:value="96347" calcext:value-type="float">
            <text:p>96,347</text:p>
          </table:table-cell>
          <table:table-cell office:value-type="float" office:value="152061" calcext:value-type="float">
            <text:p>152,061</text:p>
          </table:table-cell>
          <table:table-cell office:value-type="float" office:value="31822" calcext:value-type="float">
            <text:p>31,822</text:p>
          </table:table-cell>
          <table:table-cell office:value-type="float" office:value="1457" calcext:value-type="float">
            <text:p>1,457</text:p>
          </table:table-cell>
          <table:table-cell office:value-type="float" office:value="17119" calcext:value-type="float">
            <text:p>17,119</text:p>
          </table:table-cell>
          <table:table-cell office:value-type="float" office:value="168568" calcext:value-type="float">
            <text:p>168,568</text:p>
          </table:table-cell>
          <table:table-cell office:value-type="string" calcext:value-type="string">
            <text:p>Rent_fr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1176085.109859" calcext:value-type="float">
            <text:p>341,176,085</text:p>
          </table:table-cell>
          <table:table-cell office:value-type="float" office:value="653076.624605901" calcext:value-type="float">
            <text:p>653,077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string" calcext:value-type="string">
            <text:p>0-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48582" calcext:value-type="float">
            <text:p>3,748,582</text:p>
          </table:table-cell>
          <table:table-cell office:value-type="float" office:value="1293" calcext:value-type="float">
            <text:p>1,29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string" calcext:value-type="string">
            <text:p>0-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3068259.891801" calcext:value-type="float">
            <text:p>353,068,260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string" calcext:value-type="string">
            <text:p>5-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78967" calcext:value-type="float">
            <text:p>3,978,96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string" calcext:value-type="string">
            <text:p>5-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3205804.806821" calcext:value-type="float">
            <text:p>323,205,805</text:p>
          </table:table-cell>
          <table:table-cell office:value-type="float" office:value="34465285.1694777" calcext:value-type="float">
            <text:p>34,465,285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string" calcext:value-type="string">
            <text:p>10-1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07314" calcext:value-type="float">
            <text:p>3,907,314</text:p>
          </table:table-cell>
          <table:table-cell office:value-type="float" office:value="12999" calcext:value-type="float">
            <text:p>12,9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string" calcext:value-type="string">
            <text:p>10-1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£p.a</text:p>
          </table:table-cell>
          <table:table-cell office:value-type="float" office:value="7023027497.48541" calcext:value-type="float">
            <text:p>7,023,027,497</text:p>
          </table:table-cell>
          <table:table-cell office:value-type="float" office:value="684495158.842888" calcext:value-type="float">
            <text:p>684,495,159</text:p>
          </table:table-cell>
          <table:table-cell office:value-type="float" office:value="3758567.28396869" calcext:value-type="float">
            <text:p>3,758,567</text:p>
          </table:table-cell>
          <table:table-cell office:value-type="float" office:value="14679396.6170871" calcext:value-type="float">
            <text:p>14,679,397</text:p>
          </table:table-cell>
          <table:table-cell office:value-type="float" office:value="90040.8899466291" calcext:value-type="float">
            <text:p>90,041</text:p>
          </table:table-cell>
          <table:table-cell office:value-type="float" office:value="8326901.53686166" calcext:value-type="float">
            <text:p>8,326,902</text:p>
          </table:table-cell>
          <table:table-cell office:value-type="float" office:value="0" calcext:value-type="float">
            <text:p>0</text:p>
          </table:table-cell>
          <table:table-cell office:value-type="float" office:value="1733069.12464091" calcext:value-type="float">
            <text:p>1,733,069</text:p>
          </table:table-cell>
          <table:table-cell office:value-type="float" office:value="144012640.150312" calcext:value-type="float">
            <text:p>144,012,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88551.826746" calcext:value-type="float">
            <text:p>180,588,552</text:p>
          </table:table-cell>
          <table:table-cell office:value-type="float" office:value="205963948.032369" calcext:value-type="float">
            <text:p>205,963,9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22654771.456184" calcext:value-type="float">
            <text:p>522,654,771</text:p>
          </table:table-cell>
          <table:table-cell office:value-type="float" office:value="292360123.96755" calcext:value-type="float">
            <text:p>292,360,124</text:p>
          </table:table-cell>
          <table:table-cell office:value-type="float" office:value="100991175.256944" calcext:value-type="float">
            <text:p>100,991,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49909.9285714" calcext:value-type="float">
            <text:p>34,249,9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42156.15" calcext:value-type="float">
            <text:p>16,242,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54022.2125" calcext:value-type="float">
            <text:p>121,054,022</text:p>
          </table:table-cell>
          <table:table-cell office:value-type="float" office:value="67853841.3160714" calcext:value-type="float">
            <text:p>67,853,8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645072.5328661" calcext:value-type="float">
            <text:p>12,645,073</text:p>
          </table:table-cell>
          <table:table-cell office:value-type="float" office:value="22490905" calcext:value-type="float">
            <text:p>22,490,905</text:p>
          </table:table-cell>
          <table:table-cell office:value-type="float" office:value="192358951.633929" calcext:value-type="float">
            <text:p>192,358,952</text:p>
          </table:table-cell>
          <table:table-cell office:value-type="float" office:value="50401009.2535714" calcext:value-type="float">
            <text:p>50,401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23165.9375" calcext:value-type="float">
            <text:p>139,923,166</text:p>
          </table:table-cell>
          <table:table-cell office:value-type="float" office:value="86946562.2100733" calcext:value-type="float">
            <text:p>86,946,562</text:p>
          </table:table-cell>
          <table:table-cell office:value-type="float" office:value="79832132.0683717" calcext:value-type="float">
            <text:p>79,832,132</text:p>
          </table:table-cell>
          <table:table-cell office:value-type="float" office:value="841992464.275818" calcext:value-type="float">
            <text:p>841,992,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7704.4166667" calcext:value-type="float">
            <text:p>35,217,7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2654771.456184" calcext:value-type="float">
            <text:p>522,654,771</text:p>
          </table:table-cell>
          <table:table-cell office:value-type="float" office:value="1701207896.93594" calcext:value-type="float">
            <text:p>1,701,207,897</text:p>
          </table:table-cell>
          <table:table-cell office:value-type="float" office:value="504765666.567939" calcext:value-type="float">
            <text:p>504,765,667</text:p>
          </table:table-cell>
          <table:table-cell office:value-type="float" office:value="1461807967.3288" calcext:value-type="float">
            <text:p>1,461,807,967</text:p>
          </table:table-cell>
          <table:table-cell office:value-type="float" office:value="239399929.607143" calcext:value-type="float">
            <text:p>239,399,930</text:p>
          </table:table-cell>
          <table:table-cell office:value-type="float" office:value="205150019.678571" calcext:value-type="float">
            <text:p>205,150,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01826.255259" calcext:value-type="float">
            <text:p>785,201,826</text:p>
          </table:table-cell>
          <table:table-cell office:value-type="string" calcext:value-type="string">
            <text:p>15-1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counts</text:p>
          </table:table-cell>
          <table:table-cell office:value-type="float" office:value="469122" calcext:value-type="float">
            <text:p>469,122</text:p>
          </table:table-cell>
          <table:table-cell office:value-type="float" office:value="30218" calcext:value-type="float">
            <text:p>30,218</text:p>
          </table:table-cell>
          <table:table-cell office:value-type="float" office:value="20600" calcext:value-type="float">
            <text:p>20,600</text:p>
          </table:table-cell>
          <table:table-cell office:value-type="float" office:value="6718" calcext:value-type="float">
            <text:p>6,718</text:p>
          </table:table-cell>
          <table:table-cell office:value-type="float" office:value="14734" calcext:value-type="float">
            <text:p>14,734</text:p>
          </table:table-cell>
          <table:table-cell office:value-type="float" office:value="111656" calcext:value-type="float">
            <text:p>111,656</text:p>
          </table:table-cell>
          <table:table-cell office:value-type="float" office:value="0" calcext:value-type="float">
            <text:p>0</text:p>
          </table:table-cell>
          <table:table-cell office:value-type="float" office:value="36368" calcext:value-type="float">
            <text:p>36,368</text:p>
          </table:table-cell>
          <table:table-cell office:value-type="float" office:value="6427" calcext:value-type="float">
            <text:p>6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622" calcext:value-type="float">
            <text:p>2,391,622</text:p>
          </table:table-cell>
          <table:table-cell office:value-type="float" office:value="205927" calcext:value-type="float">
            <text:p>205,92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267520" calcext:value-type="float">
            <text:p>267,520</text:p>
          </table:table-cell>
          <table:table-cell office:value-type="float" office:value="79661" calcext:value-type="float">
            <text:p>79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10" calcext:value-type="float">
            <text:p>30,1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66" calcext:value-type="float">
            <text:p>4,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4" calcext:value-type="float">
            <text:p>28,184</text:p>
          </table:table-cell>
          <table:table-cell office:value-type="float" office:value="25938" calcext:value-type="float">
            <text:p>25,9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898" calcext:value-type="float">
            <text:p>9,898</text:p>
          </table:table-cell>
          <table:table-cell office:value-type="float" office:value="7663" calcext:value-type="float">
            <text:p>7,663</text:p>
          </table:table-cell>
          <table:table-cell office:value-type="float" office:value="35807" calcext:value-type="float">
            <text:p>35,807</text:p>
          </table:table-cell>
          <table:table-cell office:value-type="float" office:value="15822" calcext:value-type="float">
            <text:p>15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5" calcext:value-type="float">
            <text:p>43,925</text:p>
          </table:table-cell>
          <table:table-cell office:value-type="float" office:value="18793" calcext:value-type="float">
            <text:p>18,793</text:p>
          </table:table-cell>
          <table:table-cell office:value-type="float" office:value="122881" calcext:value-type="float">
            <text:p>122,881</text:p>
          </table:table-cell>
          <table:table-cell office:value-type="float" office:value="202117" calcext:value-type="float">
            <text:p>202,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10" calcext:value-type="float">
            <text:p>32,6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464333" calcext:value-type="float">
            <text:p>464,333</text:p>
          </table:table-cell>
          <table:table-cell office:value-type="float" office:value="120976" calcext:value-type="float">
            <text:p>120,976</text:p>
          </table:table-cell>
          <table:table-cell office:value-type="float" office:value="445974" calcext:value-type="float">
            <text:p>445,974</text:p>
          </table:table-cell>
          <table:table-cell office:value-type="float" office:value="62760" calcext:value-type="float">
            <text:p>62,760</text:p>
          </table:table-cell>
          <table:table-cell office:value-type="float" office:value="32650" calcext:value-type="float">
            <text:p>32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036" calcext:value-type="float">
            <text:p>459,036</text:p>
          </table:table-cell>
          <table:table-cell office:value-type="string" calcext:value-type="string">
            <text:p>15-1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£p.a</text:p>
          </table:table-cell>
          <table:table-cell office:value-type="float" office:value="50518062511.252" calcext:value-type="float">
            <text:p>50,518,062,511</text:p>
          </table:table-cell>
          <table:table-cell office:value-type="float" office:value="1739919491.03458" calcext:value-type="float">
            <text:p>1,739,919,491</text:p>
          </table:table-cell>
          <table:table-cell office:value-type="float" office:value="3600960.02303498" calcext:value-type="float">
            <text:p>3,600,960</text:p>
          </table:table-cell>
          <table:table-cell office:value-type="float" office:value="83855388.726559" calcext:value-type="float">
            <text:p>83,855,389</text:p>
          </table:table-cell>
          <table:table-cell office:value-type="float" office:value="2299006.93645796" calcext:value-type="float">
            <text:p>2,299,007</text:p>
          </table:table-cell>
          <table:table-cell office:value-type="float" office:value="6481781.0957463" calcext:value-type="float">
            <text:p>6,481,781</text:p>
          </table:table-cell>
          <table:table-cell office:value-type="float" office:value="20290710.5333021" calcext:value-type="float">
            <text:p>20,290,711</text:p>
          </table:table-cell>
          <table:table-cell office:value-type="float" office:value="39226152.6951323" calcext:value-type="float">
            <text:p>39,226,153</text:p>
          </table:table-cell>
          <table:table-cell office:value-type="float" office:value="41283351.7842876" calcext:value-type="float">
            <text:p>41,283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72309.401963" calcext:value-type="float">
            <text:p>144,872,3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18392.0079825" calcext:value-type="float">
            <text:p>10,018,392</text:p>
          </table:table-cell>
          <table:table-cell office:value-type="float" office:value="0" calcext:value-type="float">
            <text:p>0</text:p>
          </table:table-cell>
          <table:table-cell office:value-type="float" office:value="5743524538.31094" calcext:value-type="float">
            <text:p>5,743,524,538</text:p>
          </table:table-cell>
          <table:table-cell office:value-type="float" office:value="2867153972.77895" calcext:value-type="float">
            <text:p>2,867,153,973</text:p>
          </table:table-cell>
          <table:table-cell office:value-type="float" office:value="964537337.947917" calcext:value-type="float">
            <text:p>964,537,338</text:p>
          </table:table-cell>
          <table:table-cell office:value-type="float" office:value="3076448.57142857" calcext:value-type="float">
            <text:p>3,076,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811042.975" calcext:value-type="float">
            <text:p>299,811,0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389863.485714" calcext:value-type="float">
            <text:p>115,389,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09452.825" calcext:value-type="float">
            <text:p>552,109,453</text:p>
          </table:table-cell>
          <table:table-cell office:value-type="float" office:value="285425749.992857" calcext:value-type="float">
            <text:p>285,425,7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547702.642857" calcext:value-type="float">
            <text:p>173,547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99582.0946429" calcext:value-type="float">
            <text:p>18,899,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648295.104601" calcext:value-type="float">
            <text:p>163,648,295</text:p>
          </table:table-cell>
          <table:table-cell office:value-type="float" office:value="264174762.526565" calcext:value-type="float">
            <text:p>264,174,763</text:p>
          </table:table-cell>
          <table:table-cell office:value-type="float" office:value="406748181.385714" calcext:value-type="float">
            <text:p>406,748,181</text:p>
          </table:table-cell>
          <table:table-cell office:value-type="float" office:value="326912748.467143" calcext:value-type="float">
            <text:p>326,912,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90487.660212" calcext:value-type="float">
            <text:p>77,690,488</text:p>
          </table:table-cell>
          <table:table-cell office:value-type="float" office:value="839846002.909214" calcext:value-type="float">
            <text:p>839,846,003</text:p>
          </table:table-cell>
          <table:table-cell office:value-type="float" office:value="0" calcext:value-type="float">
            <text:p>0</text:p>
          </table:table-cell>
          <table:table-cell office:value-type="float" office:value="2895628634.25883" calcext:value-type="float">
            <text:p>2,895,628,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874946.536845" calcext:value-type="float">
            <text:p>250,874,947</text:p>
          </table:table-cell>
          <table:table-cell office:value-type="float" office:value="57510749.2125" calcext:value-type="float">
            <text:p>57,510,749</text:p>
          </table:table-cell>
          <table:table-cell office:value-type="float" office:value="19946563.3928571" calcext:value-type="float">
            <text:p>19,946,563</text:p>
          </table:table-cell>
          <table:table-cell office:value-type="float" office:value="0" calcext:value-type="float">
            <text:p>0</text:p>
          </table:table-cell>
          <table:table-cell office:value-type="float" office:value="13926423.2895215" calcext:value-type="float">
            <text:p>13,926,4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74736570.03243" calcext:value-type="float">
            <text:p>3,874,736,570</text:p>
          </table:table-cell>
          <table:table-cell office:value-type="float" office:value="5708683056.69788" calcext:value-type="float">
            <text:p>5,708,683,057</text:p>
          </table:table-cell>
          <table:table-cell office:value-type="float" office:value="6762091188.76008" calcext:value-type="float">
            <text:p>6,762,091,189</text:p>
          </table:table-cell>
          <table:table-cell office:value-type="float" office:value="2079020478.05345" calcext:value-type="float">
            <text:p>2,079,020,478</text:p>
          </table:table-cell>
          <table:table-cell office:value-type="float" office:value="5245470622.24199" calcext:value-type="float">
            <text:p>5,245,470,622</text:p>
          </table:table-cell>
          <table:table-cell office:value-type="float" office:value="1516620566.51809" calcext:value-type="float">
            <text:p>1,516,620,567</text:p>
          </table:table-cell>
          <table:table-cell office:value-type="float" office:value="952925066.303572" calcext:value-type="float">
            <text:p>952,925,066</text:p>
          </table:table-cell>
          <table:table-cell office:value-type="float" office:value="19946563.3928571" calcext:value-type="float">
            <text:p>19,946,563</text:p>
          </table:table-cell>
          <table:table-cell office:value-type="float" office:value="2504598.00199563" calcext:value-type="float">
            <text:p>2,504,598</text:p>
          </table:table-cell>
          <table:table-cell office:value-type="float" office:value="-2813124660.27772" calcext:value-type="float">
            <text:p>-2,813,124,660</text:p>
          </table:table-cell>
          <table:table-cell office:value-type="string" calcext:value-type="string">
            <text:p>20-2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counts</text:p>
          </table:table-cell>
          <table:table-cell office:value-type="float" office:value="2152435" calcext:value-type="float">
            <text:p>2,152,435</text:p>
          </table:table-cell>
          <table:table-cell office:value-type="float" office:value="93416" calcext:value-type="float">
            <text:p>93,416</text:p>
          </table:table-cell>
          <table:table-cell office:value-type="float" office:value="18671" calcext:value-type="float">
            <text:p>18,671</text:p>
          </table:table-cell>
          <table:table-cell office:value-type="float" office:value="11457" calcext:value-type="float">
            <text:p>11,457</text:p>
          </table:table-cell>
          <table:table-cell office:value-type="float" office:value="9717" calcext:value-type="float">
            <text:p>9,717</text:p>
          </table:table-cell>
          <table:table-cell office:value-type="float" office:value="501918" calcext:value-type="float">
            <text:p>501,918</text:p>
          </table:table-cell>
          <table:table-cell office:value-type="float" office:value="45043" calcext:value-type="float">
            <text:p>45,043</text:p>
          </table:table-cell>
          <table:table-cell office:value-type="float" office:value="243149" calcext:value-type="float">
            <text:p>243,149</text:p>
          </table:table-cell>
          <table:table-cell office:value-type="float" office:value="7924" calcext:value-type="float">
            <text:p>7,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98" calcext:value-type="float">
            <text:p>582,4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276" calcext:value-type="float">
            <text:p>8,276</text:p>
          </table:table-cell>
          <table:table-cell office:value-type="float" office:value="0" calcext:value-type="float">
            <text:p>0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855780" calcext:value-type="float">
            <text:p>1,855,780</text:p>
          </table:table-cell>
          <table:table-cell office:value-type="float" office:value="674897" calcext:value-type="float">
            <text:p>674,897</text:p>
          </table:table-cell>
          <table:table-cell office:value-type="float" office:value="2948" calcext:value-type="float">
            <text:p>2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65" calcext:value-type="float">
            <text:p>201,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728" calcext:value-type="float">
            <text:p>31,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6" calcext:value-type="float">
            <text:p>126,406</text:p>
          </table:table-cell>
          <table:table-cell office:value-type="float" office:value="114082" calcext:value-type="float">
            <text:p>114,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53" calcext:value-type="float">
            <text:p>8,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33" calcext:value-type="float">
            <text:p>5,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2" calcext:value-type="float">
            <text:p>52,552</text:p>
          </table:table-cell>
          <table:table-cell office:value-type="float" office:value="51194" calcext:value-type="float">
            <text:p>51,194</text:p>
          </table:table-cell>
          <table:table-cell office:value-type="float" office:value="74007" calcext:value-type="float">
            <text:p>74,007</text:p>
          </table:table-cell>
          <table:table-cell office:value-type="float" office:value="85028" calcext:value-type="float">
            <text:p>8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98" calcext:value-type="float">
            <text:p>29,198</text:p>
          </table:table-cell>
          <table:table-cell office:value-type="float" office:value="156297" calcext:value-type="float">
            <text:p>156,297</text:p>
          </table:table-cell>
          <table:table-cell office:value-type="float" office:value="0" calcext:value-type="float">
            <text:p>0</text:p>
          </table:table-cell>
          <table:table-cell office:value-type="float" office:value="546003" calcext:value-type="float">
            <text:p>546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533" calcext:value-type="float">
            <text:p>243,533</text:p>
          </table:table-cell>
          <table:table-cell office:value-type="float" office:value="10843" calcext:value-type="float">
            <text:p>10,843</text:p>
          </table:table-cell>
          <table:table-cell office:value-type="float" office:value="12167" calcext:value-type="float">
            <text:p>12,167</text:p>
          </table:table-cell>
          <table:table-cell office:value-type="float" office:value="0" calcext:value-type="float">
            <text:p>0</text:p>
          </table:table-cell>
          <table:table-cell office:value-type="float" office:value="21507" calcext:value-type="float">
            <text:p>21,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619" calcext:value-type="float">
            <text:p>1,410,619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058855" calcext:value-type="float">
            <text:p>1,058,855</text:p>
          </table:table-cell>
          <table:table-cell office:value-type="float" office:value="361687" calcext:value-type="float">
            <text:p>361,687</text:p>
          </table:table-cell>
          <table:table-cell office:value-type="float" office:value="913426" calcext:value-type="float">
            <text:p>913,426</text:p>
          </table:table-cell>
          <table:table-cell office:value-type="float" office:value="373872" calcext:value-type="float">
            <text:p>373,872</text:p>
          </table:table-cell>
          <table:table-cell office:value-type="float" office:value="160696" calcext:value-type="float">
            <text:p>160,696</text:p>
          </table:table-cell>
          <table:table-cell office:value-type="float" office:value="12167" calcext:value-type="float">
            <text:p>12,167</text:p>
          </table:table-cell>
          <table:table-cell office:value-type="float" office:value="8276" calcext:value-type="float">
            <text:p>8,276</text:p>
          </table:table-cell>
          <table:table-cell office:value-type="float" office:value="994724" calcext:value-type="float">
            <text:p>994,724</text:p>
          </table:table-cell>
          <table:table-cell office:value-type="string" calcext:value-type="string">
            <text:p>20-2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£p.a</text:p>
          </table:table-cell>
          <table:table-cell office:value-type="float" office:value="103128078681.745" calcext:value-type="float">
            <text:p>103,128,078,682</text:p>
          </table:table-cell>
          <table:table-cell office:value-type="float" office:value="4237921580.717" calcext:value-type="float">
            <text:p>4,237,921,581</text:p>
          </table:table-cell>
          <table:table-cell office:value-type="float" office:value="23982498.3161865" calcext:value-type="float">
            <text:p>23,982,498</text:p>
          </table:table-cell>
          <table:table-cell office:value-type="float" office:value="31622570.6945384" calcext:value-type="float">
            <text:p>31,622,571</text:p>
          </table:table-cell>
          <table:table-cell office:value-type="float" office:value="11857849.6406105" calcext:value-type="float">
            <text:p>11,857,850</text:p>
          </table:table-cell>
          <table:table-cell office:value-type="float" office:value="15829036.4263116" calcext:value-type="float">
            <text:p>15,829,036</text:p>
          </table:table-cell>
          <table:table-cell office:value-type="float" office:value="299658005.859397" calcext:value-type="float">
            <text:p>299,658,006</text:p>
          </table:table-cell>
          <table:table-cell office:value-type="float" office:value="204378530.893876" calcext:value-type="float">
            <text:p>204,378,531</text:p>
          </table:table-cell>
          <table:table-cell office:value-type="float" office:value="74290393.4109286" calcext:value-type="float">
            <text:p>74,290,393</text:p>
          </table:table-cell>
          <table:table-cell office:value-type="float" office:value="1302728.1746197" calcext:value-type="float">
            <text:p>1,302,728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3113794.3577069" calcext:value-type="float">
            <text:p>43,113,794</text:p>
          </table:table-cell>
          <table:table-cell office:value-type="float" office:value="0" calcext:value-type="float">
            <text:p>0</text:p>
          </table:table-cell>
          <table:table-cell office:value-type="float" office:value="194900243.212876" calcext:value-type="float">
            <text:p>194,900,24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07069534.481427" calcext:value-type="float">
            <text:p>507,069,534</text:p>
          </table:table-cell>
          <table:table-cell office:value-type="float" office:value="30001745.2960997" calcext:value-type="float">
            <text:p>30,001,745</text:p>
          </table:table-cell>
          <table:table-cell office:value-type="float" office:value="15149249951.7769" calcext:value-type="float">
            <text:p>15,149,249,952</text:p>
          </table:table-cell>
          <table:table-cell office:value-type="float" office:value="7144357073.33846" calcext:value-type="float">
            <text:p>7,144,357,073</text:p>
          </table:table-cell>
          <table:table-cell office:value-type="float" office:value="2729542567.80694" calcext:value-type="float">
            <text:p>2,729,542,568</text:p>
          </table:table-cell>
          <table:table-cell office:value-type="float" office:value="5778714.17142857" calcext:value-type="float">
            <text:p>5,778,714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959423982.004003" calcext:value-type="float">
            <text:p>959,423,9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888405.521429" calcext:value-type="float">
            <text:p>172,888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158615.325" calcext:value-type="float">
            <text:p>489,158,615</text:p>
          </table:table-cell>
          <table:table-cell office:value-type="float" office:value="196751915.132143" calcext:value-type="float">
            <text:p>196,751,915</text:p>
          </table:table-cell>
          <table:table-cell office:value-type="float" office:value="30567542.9142857" calcext:value-type="float">
            <text:p>30,567,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55.213731049" calcext:value-type="float">
            <text:p>348,855</text:p>
          </table:table-cell>
          <table:table-cell office:value-type="float" office:value="0" calcext:value-type="float">
            <text:p>0</text:p>
          </table:table-cell>
          <table:table-cell office:value-type="float" office:value="219726051.428571" calcext:value-type="float">
            <text:p>219,726,0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101882.141238" calcext:value-type="float">
            <text:p>144,101,882</text:p>
          </table:table-cell>
          <table:table-cell office:value-type="float" office:value="520075207.34027" calcext:value-type="float">
            <text:p>520,075,207</text:p>
          </table:table-cell>
          <table:table-cell office:value-type="float" office:value="283465982.855357" calcext:value-type="float">
            <text:p>283,465,983</text:p>
          </table:table-cell>
          <table:table-cell office:value-type="float" office:value="225980902.369286" calcext:value-type="float">
            <text:p>225,980,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6691.7189286" calcext:value-type="float">
            <text:p>20,606,692</text:p>
          </table:table-cell>
          <table:table-cell office:value-type="float" office:value="493828597.501846" calcext:value-type="float">
            <text:p>493,828,598</text:p>
          </table:table-cell>
          <table:table-cell office:value-type="float" office:value="0" calcext:value-type="float">
            <text:p>0</text:p>
          </table:table-cell>
          <table:table-cell office:value-type="float" office:value="3669705667.46022" calcext:value-type="float">
            <text:p>3,669,705,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975463.324782" calcext:value-type="float">
            <text:p>218,975,463</text:p>
          </table:table-cell>
          <table:table-cell office:value-type="float" office:value="74689826.4" calcext:value-type="float">
            <text:p>74,689,826</text:p>
          </table:table-cell>
          <table:table-cell office:value-type="float" office:value="48882190.1785714" calcext:value-type="float">
            <text:p>48,882,190</text:p>
          </table:table-cell>
          <table:table-cell office:value-type="float" office:value="0" calcext:value-type="float">
            <text:p>0</text:p>
          </table:table-cell>
          <table:table-cell office:value-type="float" office:value="4887666.65191912" calcext:value-type="float">
            <text:p>4,887,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24008836.1437" calcext:value-type="float">
            <text:p>11,924,008,836</text:p>
          </table:table-cell>
          <table:table-cell office:value-type="float" office:value="15055899927.1646" calcext:value-type="float">
            <text:p>15,055,899,927</text:p>
          </table:table-cell>
          <table:table-cell office:value-type="float" office:value="7774065445.48158" calcext:value-type="float">
            <text:p>7,774,065,445</text:p>
          </table:table-cell>
          <table:table-cell office:value-type="float" office:value="1688059263.92692" calcext:value-type="float">
            <text:p>1,688,059,264</text:p>
          </table:table-cell>
          <table:table-cell office:value-type="float" office:value="5625622584.89049" calcext:value-type="float">
            <text:p>5,625,622,585</text:p>
          </table:table-cell>
          <table:table-cell office:value-type="float" office:value="2148442860.59108" calcext:value-type="float">
            <text:p>2,148,442,861</text:p>
          </table:table-cell>
          <table:table-cell office:value-type="float" office:value="889366478.892857" calcext:value-type="float">
            <text:p>889,366,479</text:p>
          </table:table-cell>
          <table:table-cell office:value-type="float" office:value="48882190.1785714" calcext:value-type="float">
            <text:p>48,882,190</text:p>
          </table:table-cell>
          <table:table-cell office:value-type="float" office:value="84861024.1990697" calcext:value-type="float">
            <text:p>84,861,024</text:p>
          </table:table-cell>
          <table:table-cell office:value-type="float" office:value="-17249084147.4407" calcext:value-type="float">
            <text:p>-17,249,084,147</text:p>
          </table:table-cell>
          <table:table-cell office:value-type="string" calcext:value-type="string">
            <text:p>25-2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counts</text:p>
          </table:table-cell>
          <table:table-cell office:value-type="float" office:value="3198285" calcext:value-type="float">
            <text:p>3,198,285</text:p>
          </table:table-cell>
          <table:table-cell office:value-type="float" office:value="213093" calcext:value-type="float">
            <text:p>213,093</text:p>
          </table:table-cell>
          <table:table-cell office:value-type="float" office:value="29118" calcext:value-type="float">
            <text:p>29,118</text:p>
          </table:table-cell>
          <table:table-cell office:value-type="float" office:value="13621" calcext:value-type="float">
            <text:p>13,621</text:p>
          </table:table-cell>
          <table:table-cell office:value-type="float" office:value="85655" calcext:value-type="float">
            <text:p>85,655</text:p>
          </table:table-cell>
          <table:table-cell office:value-type="float" office:value="788673" calcext:value-type="float">
            <text:p>788,673</text:p>
          </table:table-cell>
          <table:table-cell office:value-type="float" office:value="75468" calcext:value-type="float">
            <text:p>75,468</text:p>
          </table:table-cell>
          <table:table-cell office:value-type="float" office:value="522345" calcext:value-type="float">
            <text:p>522,345</text:p>
          </table:table-cell>
          <table:table-cell office:value-type="float" office:value="13199" calcext:value-type="float">
            <text:p>13,199</text:p>
          </table:table-cell>
          <table:table-cell office:value-type="float" office:value="1204" calcext:value-type="float">
            <text:p>1,204</text:p>
          </table:table-cell>
          <table:table-cell office:value-type="float" office:value="2890" calcext:value-type="float">
            <text:p>2,890</text:p>
          </table:table-cell>
          <table:table-cell office:value-type="float" office:value="955965" calcext:value-type="float">
            <text:p>955,965</text:p>
          </table:table-cell>
          <table:table-cell office:value-type="float" office:value="0" calcext:value-type="float">
            <text:p>0</text:p>
          </table:table-cell>
          <table:table-cell office:value-type="float" office:value="55650" calcext:value-type="float">
            <text:p>55,65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2245" calcext:value-type="float">
            <text:p>72,245</text:p>
          </table:table-cell>
          <table:table-cell office:value-type="float" office:value="20161" calcext:value-type="float">
            <text:p>20,161</text:p>
          </table:table-cell>
          <table:table-cell office:value-type="float" office:value="2975606" calcext:value-type="float">
            <text:p>2,975,606</text:p>
          </table:table-cell>
          <table:table-cell office:value-type="float" office:value="3031622" calcext:value-type="float">
            <text:p>3,031,622</text:p>
          </table:table-cell>
          <table:table-cell office:value-type="float" office:value="1717395" calcext:value-type="float">
            <text:p>1,717,395</text:p>
          </table:table-cell>
          <table:table-cell office:value-type="float" office:value="11920" calcext:value-type="float">
            <text:p>11,920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584961" calcext:value-type="float">
            <text:p>584,9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38" calcext:value-type="float">
            <text:p>47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83" calcext:value-type="float">
            <text:p>110,683</text:p>
          </table:table-cell>
          <table:table-cell office:value-type="float" office:value="89412" calcext:value-type="float">
            <text:p>89,412</text:p>
          </table:table-cell>
          <table:table-cell office:value-type="float" office:value="8919" calcext:value-type="float">
            <text:p>8,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" calcext:value-type="float">
            <text:p>6,068</text:p>
          </table:table-cell>
          <table:table-cell office:value-type="float" office:value="0" calcext:value-type="float">
            <text:p>0</text:p>
          </table:table-cell>
          <table:table-cell office:value-type="float" office:value="7979" calcext:value-type="float">
            <text:p>7,9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791" calcext:value-type="float">
            <text:p>54,791</text:p>
          </table:table-cell>
          <table:table-cell office:value-type="float" office:value="89714" calcext:value-type="float">
            <text:p>89,714</text:p>
          </table:table-cell>
          <table:table-cell office:value-type="float" office:value="48499" calcext:value-type="float">
            <text:p>48,499</text:p>
          </table:table-cell>
          <table:table-cell office:value-type="float" office:value="49587" calcext:value-type="float">
            <text:p>49,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" calcext:value-type="float">
            <text:p>4,011</text:p>
          </table:table-cell>
          <table:table-cell office:value-type="float" office:value="101347" calcext:value-type="float">
            <text:p>101,347</text:p>
          </table:table-cell>
          <table:table-cell office:value-type="float" office:value="0" calcext:value-type="float">
            <text:p>0</text:p>
          </table:table-cell>
          <table:table-cell office:value-type="float" office:value="477270" calcext:value-type="float">
            <text:p>477,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298" calcext:value-type="float">
            <text:p>207,298</text:p>
          </table:table-cell>
          <table:table-cell office:value-type="float" office:value="12172" calcext:value-type="float">
            <text:p>12,172</text:p>
          </table:table-cell>
          <table:table-cell office:value-type="float" office:value="20817" calcext:value-type="float">
            <text:p>20,817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,8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9675" calcext:value-type="float">
            <text:p>3,009,675</text:p>
          </table:table-cell>
          <table:table-cell office:value-type="float" office:value="2975606" calcext:value-type="float">
            <text:p>2,975,606</text:p>
          </table:table-cell>
          <table:table-cell office:value-type="float" office:value="1118861" calcext:value-type="float">
            <text:p>1,118,861</text:p>
          </table:table-cell>
          <table:table-cell office:value-type="float" office:value="229244" calcext:value-type="float">
            <text:p>229,244</text:p>
          </table:table-cell>
          <table:table-cell office:value-type="float" office:value="711446" calcext:value-type="float">
            <text:p>711,446</text:p>
          </table:table-cell>
          <table:table-cell office:value-type="float" office:value="703467" calcext:value-type="float">
            <text:p>703,467</text:p>
          </table:table-cell>
          <table:table-cell office:value-type="float" office:value="163823" calcext:value-type="float">
            <text:p>163,823</text:p>
          </table:table-cell>
          <table:table-cell office:value-type="float" office:value="20817" calcext:value-type="float">
            <text:p>20,817</text:p>
          </table:table-cell>
          <table:table-cell office:value-type="float" office:value="72245" calcext:value-type="float">
            <text:p>72,245</text:p>
          </table:table-cell>
          <table:table-cell office:value-type="float" office:value="912319" calcext:value-type="float">
            <text:p>912,319</text:p>
          </table:table-cell>
          <table:table-cell office:value-type="string" calcext:value-type="string">
            <text:p>25-2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£p.a</text:p>
          </table:table-cell>
          <table:table-cell office:value-type="float" office:value="116699424019.85" calcext:value-type="float">
            <text:p>116,699,424,020</text:p>
          </table:table-cell>
          <table:table-cell office:value-type="float" office:value="9723857778.27129" calcext:value-type="float">
            <text:p>9,723,857,778</text:p>
          </table:table-cell>
          <table:table-cell office:value-type="float" office:value="4339716.30863135" calcext:value-type="float">
            <text:p>4,339,716</text:p>
          </table:table-cell>
          <table:table-cell office:value-type="float" office:value="24448918.6155601" calcext:value-type="float">
            <text:p>24,448,919</text:p>
          </table:table-cell>
          <table:table-cell office:value-type="float" office:value="31132678.9981985" calcext:value-type="float">
            <text:p>31,132,679</text:p>
          </table:table-cell>
          <table:table-cell office:value-type="float" office:value="15773172.0926494" calcext:value-type="float">
            <text:p>15,773,172</text:p>
          </table:table-cell>
          <table:table-cell office:value-type="float" office:value="237702061.166369" calcext:value-type="float">
            <text:p>237,702,061</text:p>
          </table:table-cell>
          <table:table-cell office:value-type="float" office:value="108800640.013795" calcext:value-type="float">
            <text:p>108,800,640</text:p>
          </table:table-cell>
          <table:table-cell office:value-type="float" office:value="297621433.872516" calcext:value-type="float">
            <text:p>297,621,434</text:p>
          </table:table-cell>
          <table:table-cell office:value-type="float" office:value="4046099.64600801" calcext:value-type="float">
            <text:p>4,046,100</text:p>
          </table:table-cell>
          <table:table-cell office:value-type="float" office:value="0" calcext:value-type="float">
            <text:p>0</text:p>
          </table:table-cell>
          <table:table-cell office:value-type="float" office:value="61541445.998008" calcext:value-type="float">
            <text:p>61,541,446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230434558.875107" calcext:value-type="float">
            <text:p>230,434,559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45256562.1428571" calcext:value-type="float">
            <text:p>45,256,5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458107.963393" calcext:value-type="float">
            <text:p>186,458,108</text:p>
          </table:table-cell>
          <table:table-cell office:value-type="float" office:value="40145581.895013" calcext:value-type="float">
            <text:p>40,145,582</text:p>
          </table:table-cell>
          <table:table-cell office:value-type="float" office:value="20477503454.4439" calcext:value-type="float">
            <text:p>20,477,503,454</text:p>
          </table:table-cell>
          <table:table-cell office:value-type="float" office:value="8330801798.46432" calcext:value-type="float">
            <text:p>8,330,801,798</text:p>
          </table:table-cell>
          <table:table-cell office:value-type="float" office:value="3574181756.71528" calcext:value-type="float">
            <text:p>3,574,181,757</text:p>
          </table:table-cell>
          <table:table-cell office:value-type="float" office:value="11231312.2714286" calcext:value-type="float">
            <text:p>11,231,312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2023154079.35441" calcext:value-type="float">
            <text:p>2,023,154,0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6858974.489286" calcext:value-type="float">
            <text:p>416,858,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632865.275" calcext:value-type="float">
            <text:p>520,632,865</text:p>
          </table:table-cell>
          <table:table-cell office:value-type="float" office:value="218747178.819643" calcext:value-type="float">
            <text:p>218,747,179</text:p>
          </table:table-cell>
          <table:table-cell office:value-type="float" office:value="257864034.5625" calcext:value-type="float">
            <text:p>257,864,035</text:p>
          </table:table-cell>
          <table:table-cell office:value-type="float" office:value="86011091.9196429" calcext:value-type="float">
            <text:p>86,011,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6182.54" calcext:value-type="float">
            <text:p>80,206,183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22611009.9642857" calcext:value-type="float">
            <text:p>22,611,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92168.25" calcext:value-type="float">
            <text:p>9,092,168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184783450.311935" calcext:value-type="float">
            <text:p>184,783,450</text:p>
          </table:table-cell>
          <table:table-cell office:value-type="float" office:value="2167215972.2339" calcext:value-type="float">
            <text:p>2,167,215,972</text:p>
          </table:table-cell>
          <table:table-cell office:value-type="float" office:value="462061823.567699" calcext:value-type="float">
            <text:p>462,061,824</text:p>
          </table:table-cell>
          <table:table-cell office:value-type="float" office:value="160398828.578248" calcext:value-type="float">
            <text:p>160,398,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94712.5845779" calcext:value-type="float">
            <text:p>34,294,713</text:p>
          </table:table-cell>
          <table:table-cell office:value-type="float" office:value="458122425.705104" calcext:value-type="float">
            <text:p>458,122,426</text:p>
          </table:table-cell>
          <table:table-cell office:value-type="float" office:value="0" calcext:value-type="float">
            <text:p>0</text:p>
          </table:table-cell>
          <table:table-cell office:value-type="float" office:value="4849419803.04011" calcext:value-type="float">
            <text:p>4,849,419,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816982.77004" calcext:value-type="float">
            <text:p>314,816,983</text:p>
          </table:table-cell>
          <table:table-cell office:value-type="float" office:value="178950000.6" calcext:value-type="float">
            <text:p>178,950,001</text:p>
          </table:table-cell>
          <table:table-cell office:value-type="float" office:value="108158351.785714" calcext:value-type="float">
            <text:p>108,158,352</text:p>
          </table:table-cell>
          <table:table-cell office:value-type="float" office:value="0" calcext:value-type="float">
            <text:p>0</text:p>
          </table:table-cell>
          <table:table-cell office:value-type="float" office:value="12075922.8153274" calcext:value-type="float">
            <text:p>12,075,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0989245.2329" calcext:value-type="float">
            <text:p>14,100,989,245</text:p>
          </table:table-cell>
          <table:table-cell office:value-type="float" office:value="20428480013.1962" calcext:value-type="float">
            <text:p>20,428,480,013</text:p>
          </table:table-cell>
          <table:table-cell office:value-type="float" office:value="12741602990.1198" calcext:value-type="float">
            <text:p>12,741,602,990</text:p>
          </table:table-cell>
          <table:table-cell office:value-type="float" office:value="3466877212.98146" calcext:value-type="float">
            <text:p>3,466,877,213</text:p>
          </table:table-cell>
          <table:table-cell office:value-type="float" office:value="8739272350.57733" calcext:value-type="float">
            <text:p>8,739,272,351</text:p>
          </table:table-cell>
          <table:table-cell office:value-type="float" office:value="4002330639.54247" calcext:value-type="float">
            <text:p>4,002,330,640</text:p>
          </table:table-cell>
          <table:table-cell office:value-type="float" office:value="1500114145.06607" calcext:value-type="float">
            <text:p>1,500,114,145</text:p>
          </table:table-cell>
          <table:table-cell office:value-type="float" office:value="108158351.785714" calcext:value-type="float">
            <text:p>108,158,352</text:p>
          </table:table-cell>
          <table:table-cell office:value-type="float" office:value="56650922.4646015" calcext:value-type="float">
            <text:p>56,650,922</text:p>
          </table:table-cell>
          <table:table-cell office:value-type="float" office:value="-19640884019.5037" calcext:value-type="float">
            <text:p>-19,640,884,020</text:p>
          </table:table-cell>
          <table:table-cell office:value-type="string" calcext:value-type="string">
            <text:p>30-3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counts</text:p>
          </table:table-cell>
          <table:table-cell office:value-type="float" office:value="3192959" calcext:value-type="float">
            <text:p>3,192,959</text:p>
          </table:table-cell>
          <table:table-cell office:value-type="float" office:value="397100" calcext:value-type="float">
            <text:p>397,100</text:p>
          </table:table-cell>
          <table:table-cell office:value-type="float" office:value="24727" calcext:value-type="float">
            <text:p>24,727</text:p>
          </table:table-cell>
          <table:table-cell office:value-type="float" office:value="11019" calcext:value-type="float">
            <text:p>11,019</text:p>
          </table:table-cell>
          <table:table-cell office:value-type="float" office:value="129644" calcext:value-type="float">
            <text:p>129,644</text:p>
          </table:table-cell>
          <table:table-cell office:value-type="float" office:value="801866" calcext:value-type="float">
            <text:p>801,866</text:p>
          </table:table-cell>
          <table:table-cell office:value-type="float" office:value="102838" calcext:value-type="float">
            <text:p>102,838</text:p>
          </table:table-cell>
          <table:table-cell office:value-type="float" office:value="531409" calcext:value-type="float">
            <text:p>531,409</text:p>
          </table:table-cell>
          <table:table-cell office:value-type="float" office:value="51548" calcext:value-type="float">
            <text:p>51,548</text:p>
          </table:table-cell>
          <table:table-cell office:value-type="float" office:value="3586" calcext:value-type="float">
            <text:p>3,586</text:p>
          </table:table-cell>
          <table:table-cell office:value-type="float" office:value="0" calcext:value-type="float">
            <text:p>0</text:p>
          </table:table-cell>
          <table:table-cell office:value-type="float" office:value="989341" calcext:value-type="float">
            <text:p>989,341</text:p>
          </table:table-cell>
          <table:table-cell office:value-type="float" office:value="3570" calcext:value-type="float">
            <text:p>3,570</text:p>
          </table:table-cell>
          <table:table-cell office:value-type="float" office:value="86794" calcext:value-type="float">
            <text:p>86,794</text:p>
          </table:table-cell>
          <table:table-cell office:value-type="float" office:value="1661" calcext:value-type="float">
            <text:p>1,661</text:p>
          </table:table-cell>
          <table:table-cell office:value-type="float" office:value="5102" calcext:value-type="float">
            <text:p>5,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41" calcext:value-type="float">
            <text:p>83,441</text:p>
          </table:table-cell>
          <table:table-cell office:value-type="float" office:value="23785" calcext:value-type="float">
            <text:p>23,785</text:p>
          </table:table-cell>
          <table:table-cell office:value-type="float" office:value="3116878" calcext:value-type="float">
            <text:p>3,116,878</text:p>
          </table:table-cell>
          <table:table-cell office:value-type="float" office:value="3144458" calcext:value-type="float">
            <text:p>3,144,458</text:p>
          </table:table-cell>
          <table:table-cell office:value-type="float" office:value="2163302" calcext:value-type="float">
            <text:p>2,163,302</text:p>
          </table:table-cell>
          <table:table-cell office:value-type="float" office:value="13061" calcext:value-type="float">
            <text:p>13,061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1070207" calcext:value-type="float">
            <text:p>1,070,2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621" calcext:value-type="float">
            <text:p>114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44" calcext:value-type="float">
            <text:p>130,144</text:p>
          </table:table-cell>
          <table:table-cell office:value-type="float" office:value="88220" calcext:value-type="float">
            <text:p>88,220</text:p>
          </table:table-cell>
          <table:table-cell office:value-type="float" office:value="70518" calcext:value-type="float">
            <text:p>70,518</text:p>
          </table:table-cell>
          <table:table-cell office:value-type="float" office:value="49006" calcext:value-type="float">
            <text:p>49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2" calcext:value-type="float">
            <text:p>9,812</text:p>
          </table:table-cell>
          <table:table-cell office:value-type="float" office:value="5916" calcext:value-type="float">
            <text:p>5,916</text:p>
          </table:table-cell>
          <table:table-cell office:value-type="float" office:value="1367" calcext:value-type="float">
            <text:p>1,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" calcext:value-type="float">
            <text:p>2,263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70980" calcext:value-type="float">
            <text:p>70,980</text:p>
          </table:table-cell>
          <table:table-cell office:value-type="float" office:value="251421" calcext:value-type="float">
            <text:p>251,421</text:p>
          </table:table-cell>
          <table:table-cell office:value-type="float" office:value="74364" calcext:value-type="float">
            <text:p>74,364</text:p>
          </table:table-cell>
          <table:table-cell office:value-type="float" office:value="41477" calcext:value-type="float">
            <text:p>41,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1" calcext:value-type="float">
            <text:p>7,961</text:p>
          </table:table-cell>
          <table:table-cell office:value-type="float" office:value="120054" calcext:value-type="float">
            <text:p>120,054</text:p>
          </table:table-cell>
          <table:table-cell office:value-type="float" office:value="0" calcext:value-type="float">
            <text:p>0</text:p>
          </table:table-cell>
          <table:table-cell office:value-type="float" office:value="499395" calcext:value-type="float">
            <text:p>499,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996" calcext:value-type="float">
            <text:p>296,996</text:p>
          </table:table-cell>
          <table:table-cell office:value-type="float" office:value="29163" calcext:value-type="float">
            <text:p>29,163</text:p>
          </table:table-cell>
          <table:table-cell office:value-type="float" office:value="45089" calcext:value-type="float">
            <text:p>45,089</text:p>
          </table:table-cell>
          <table:table-cell office:value-type="float" office:value="0" calcext:value-type="float">
            <text:p>0</text:p>
          </table:table-cell>
          <table:table-cell office:value-type="float" office:value="12184" calcext:value-type="float">
            <text:p>12,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2217" calcext:value-type="float">
            <text:p>3,002,217</text:p>
          </table:table-cell>
          <table:table-cell office:value-type="float" office:value="3116878" calcext:value-type="float">
            <text:p>3,116,878</text:p>
          </table:table-cell>
          <table:table-cell office:value-type="float" office:value="1544209" calcext:value-type="float">
            <text:p>1,544,209</text:p>
          </table:table-cell>
          <table:table-cell office:value-type="float" office:value="366218" calcext:value-type="float">
            <text:p>366,218</text:p>
          </table:table-cell>
          <table:table-cell office:value-type="float" office:value="881402" calcext:value-type="float">
            <text:p>881,402</text:p>
          </table:table-cell>
          <table:table-cell office:value-type="float" office:value="1222435" calcext:value-type="float">
            <text:p>1,222,435</text:p>
          </table:table-cell>
          <table:table-cell office:value-type="float" office:value="262085" calcext:value-type="float">
            <text:p>262,085</text:p>
          </table:table-cell>
          <table:table-cell office:value-type="float" office:value="45089" calcext:value-type="float">
            <text:p>45,089</text:p>
          </table:table-cell>
          <table:table-cell office:value-type="float" office:value="83441" calcext:value-type="float">
            <text:p>83,441</text:p>
          </table:table-cell>
          <table:table-cell office:value-type="float" office:value="1159770" calcext:value-type="float">
            <text:p>1,159,770</text:p>
          </table:table-cell>
          <table:table-cell office:value-type="string" calcext:value-type="string">
            <text:p>30-3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£p.a</text:p>
          </table:table-cell>
          <table:table-cell office:value-type="float" office:value="131883602863.181" calcext:value-type="float">
            <text:p>131,883,602,863</text:p>
          </table:table-cell>
          <table:table-cell office:value-type="float" office:value="15055125937.4539" calcext:value-type="float">
            <text:p>15,055,125,937</text:p>
          </table:table-cell>
          <table:table-cell office:value-type="float" office:value="10869684.5786548" calcext:value-type="float">
            <text:p>10,869,685</text:p>
          </table:table-cell>
          <table:table-cell office:value-type="float" office:value="56344881.898369" calcext:value-type="float">
            <text:p>56,344,882</text:p>
          </table:table-cell>
          <table:table-cell office:value-type="float" office:value="19114664.2081225" calcext:value-type="float">
            <text:p>19,114,664</text:p>
          </table:table-cell>
          <table:table-cell office:value-type="float" office:value="40340927.6143324" calcext:value-type="float">
            <text:p>40,340,928</text:p>
          </table:table-cell>
          <table:table-cell office:value-type="float" office:value="694799267.389121" calcext:value-type="float">
            <text:p>694,799,267</text:p>
          </table:table-cell>
          <table:table-cell office:value-type="float" office:value="142883423.272584" calcext:value-type="float">
            <text:p>142,883,423</text:p>
          </table:table-cell>
          <table:table-cell office:value-type="float" office:value="527675422.477908" calcext:value-type="float">
            <text:p>527,675,422</text:p>
          </table:table-cell>
          <table:table-cell office:value-type="float" office:value="4531701.39437704" calcext:value-type="float">
            <text:p>4,531,701</text:p>
          </table:table-cell>
          <table:table-cell office:value-type="float" office:value="0" calcext:value-type="float">
            <text:p>0</text:p>
          </table:table-cell>
          <table:table-cell office:value-type="float" office:value="83236082.4605145" calcext:value-type="float">
            <text:p>83,236,082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504755950.438587" calcext:value-type="float">
            <text:p>504,755,9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35241.884189" calcext:value-type="float">
            <text:p>338,335,242</text:p>
          </table:table-cell>
          <table:table-cell office:value-type="float" office:value="85526308.7823288" calcext:value-type="float">
            <text:p>85,526,309</text:p>
          </table:table-cell>
          <table:table-cell office:value-type="float" office:value="28630821479.5666" calcext:value-type="float">
            <text:p>28,630,821,480</text:p>
          </table:table-cell>
          <table:table-cell office:value-type="float" office:value="9226300853.95105" calcext:value-type="float">
            <text:p>9,226,300,854</text:p>
          </table:table-cell>
          <table:table-cell office:value-type="float" office:value="4103977325.44792" calcext:value-type="float">
            <text:p>4,103,977,325</text:p>
          </table:table-cell>
          <table:table-cell office:value-type="float" office:value="9575626.19464286" calcext:value-type="float">
            <text:p>9,575,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291546.31024" calcext:value-type="float">
            <text:p>2,337,291,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7307980.467857" calcext:value-type="float">
            <text:p>457,307,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013866.492857" calcext:value-type="float">
            <text:p>381,013,866</text:p>
          </table:table-cell>
          <table:table-cell office:value-type="float" office:value="126928056.198214" calcext:value-type="float">
            <text:p>126,928,056</text:p>
          </table:table-cell>
          <table:table-cell office:value-type="float" office:value="335463852.064286" calcext:value-type="float">
            <text:p>335,463,852</text:p>
          </table:table-cell>
          <table:table-cell office:value-type="float" office:value="110481091.328571" calcext:value-type="float">
            <text:p>110,481,091</text:p>
          </table:table-cell>
          <table:table-cell office:value-type="float" office:value="0" calcext:value-type="float">
            <text:p>0</text:p>
          </table:table-cell>
          <table:table-cell office:value-type="float" office:value="142347.644890916" calcext:value-type="float">
            <text:p>142,348</text:p>
          </table:table-cell>
          <table:table-cell office:value-type="float" office:value="29402939.115" calcext:value-type="float">
            <text:p>29,402,939</text:p>
          </table:table-cell>
          <table:table-cell office:value-type="float" office:value="26611071.4285714" calcext:value-type="float">
            <text:p>26,611,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4676661" calcext:value-type="float">
            <text:p>4,676,661</text:p>
          </table:table-cell>
          <table:table-cell office:value-type="float" office:value="0" calcext:value-type="float">
            <text:p>0</text:p>
          </table:table-cell>
          <table:table-cell office:value-type="float" office:value="17847665.8456486" calcext:value-type="float">
            <text:p>17,847,666</text:p>
          </table:table-cell>
          <table:table-cell office:value-type="float" office:value="0" calcext:value-type="float">
            <text:p>0</text:p>
          </table:table-cell>
          <table:table-cell office:value-type="float" office:value="261952560.550036" calcext:value-type="float">
            <text:p>261,952,561</text:p>
          </table:table-cell>
          <table:table-cell office:value-type="float" office:value="1682309808.9357" calcext:value-type="float">
            <text:p>1,682,309,809</text:p>
          </table:table-cell>
          <table:table-cell office:value-type="float" office:value="482002218.819637" calcext:value-type="float">
            <text:p>482,002,219</text:p>
          </table:table-cell>
          <table:table-cell office:value-type="float" office:value="48807157.3928572" calcext:value-type="float">
            <text:p>48,807,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2060.6319117" calcext:value-type="float">
            <text:p>23,982,061</text:p>
          </table:table-cell>
          <table:table-cell office:value-type="float" office:value="680086892.844472" calcext:value-type="float">
            <text:p>680,086,893</text:p>
          </table:table-cell>
          <table:table-cell office:value-type="float" office:value="0" calcext:value-type="float">
            <text:p>0</text:p>
          </table:table-cell>
          <table:table-cell office:value-type="float" office:value="4841347689.75626" calcext:value-type="float">
            <text:p>4,841,347,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146761.45944" calcext:value-type="float">
            <text:p>311,146,761</text:p>
          </table:table-cell>
          <table:table-cell office:value-type="float" office:value="116728932.6" calcext:value-type="float">
            <text:p>116,728,933</text:p>
          </table:table-cell>
          <table:table-cell office:value-type="float" office:value="105415063.392857" calcext:value-type="float">
            <text:p>105,415,063</text:p>
          </table:table-cell>
          <table:table-cell office:value-type="float" office:value="0" calcext:value-type="float">
            <text:p>0</text:p>
          </table:table-cell>
          <table:table-cell office:value-type="float" office:value="7019576.10249697" calcext:value-type="float">
            <text:p>7,019,5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53965416.2578" calcext:value-type="float">
            <text:p>16,653,965,416</text:p>
          </table:table-cell>
          <table:table-cell office:value-type="float" office:value="28485354718.2481" calcext:value-type="float">
            <text:p>28,485,354,718</text:p>
          </table:table-cell>
          <table:table-cell office:value-type="float" office:value="12401532574.6899" calcext:value-type="float">
            <text:p>12,401,532,575</text:p>
          </table:table-cell>
          <table:table-cell office:value-type="float" office:value="3179140699.17461" calcext:value-type="float">
            <text:p>3,179,140,699</text:p>
          </table:table-cell>
          <table:table-cell office:value-type="float" office:value="8437050213.78317" calcext:value-type="float">
            <text:p>8,437,050,214</text:p>
          </table:table-cell>
          <table:table-cell office:value-type="float" office:value="3964482360.9067" calcext:value-type="float">
            <text:p>3,964,482,361</text:p>
          </table:table-cell>
          <table:table-cell office:value-type="float" office:value="1411194846.55179" calcext:value-type="float">
            <text:p>1,411,194,847</text:p>
          </table:table-cell>
          <table:table-cell office:value-type="float" office:value="105415063.392857" calcext:value-type="float">
            <text:p>105,415,063</text:p>
          </table:table-cell>
          <table:table-cell office:value-type="float" office:value="123619596.539271" calcext:value-type="float">
            <text:p>123,619,597</text:p>
          </table:table-cell>
          <table:table-cell office:value-type="float" office:value="-29559567084.2757" calcext:value-type="float">
            <text:p>-29,559,567,084</text:p>
          </table:table-cell>
          <table:table-cell office:value-type="string" calcext:value-type="string">
            <text:p>35-3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counts</text:p>
          </table:table-cell>
          <table:table-cell office:value-type="float" office:value="3101212" calcext:value-type="float">
            <text:p>3,101,212</text:p>
          </table:table-cell>
          <table:table-cell office:value-type="float" office:value="447620" calcext:value-type="float">
            <text:p>447,620</text:p>
          </table:table-cell>
          <table:table-cell office:value-type="float" office:value="19597" calcext:value-type="float">
            <text:p>19,597</text:p>
          </table:table-cell>
          <table:table-cell office:value-type="float" office:value="5805" calcext:value-type="float">
            <text:p>5,805</text:p>
          </table:table-cell>
          <table:table-cell office:value-type="float" office:value="145197" calcext:value-type="float">
            <text:p>145,197</text:p>
          </table:table-cell>
          <table:table-cell office:value-type="float" office:value="813539" calcext:value-type="float">
            <text:p>813,539</text:p>
          </table:table-cell>
          <table:table-cell office:value-type="float" office:value="145052" calcext:value-type="float">
            <text:p>145,052</text:p>
          </table:table-cell>
          <table:table-cell office:value-type="float" office:value="533359" calcext:value-type="float">
            <text:p>533,359</text:p>
          </table:table-cell>
          <table:table-cell office:value-type="float" office:value="89189" calcext:value-type="float">
            <text:p>89,189</text:p>
          </table:table-cell>
          <table:table-cell office:value-type="float" office:value="3053" calcext:value-type="float">
            <text:p>3,053</text:p>
          </table:table-cell>
          <table:table-cell office:value-type="float" office:value="0" calcext:value-type="float">
            <text:p>0</text:p>
          </table:table-cell>
          <table:table-cell office:value-type="float" office:value="892806" calcext:value-type="float">
            <text:p>892,806</text:p>
          </table:table-cell>
          <table:table-cell office:value-type="float" office:value="3115" calcext:value-type="float">
            <text:p>3,115</text:p>
          </table:table-cell>
          <table:table-cell office:value-type="float" office:value="116747" calcext:value-type="float">
            <text:p>116,7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13" calcext:value-type="float">
            <text:p>139,013</text:p>
          </table:table-cell>
          <table:table-cell office:value-type="float" office:value="30347" calcext:value-type="float">
            <text:p>30,347</text:p>
          </table:table-cell>
          <table:table-cell office:value-type="float" office:value="3113176" calcext:value-type="float">
            <text:p>3,113,176</text:p>
          </table:table-cell>
          <table:table-cell office:value-type="float" office:value="3133481" calcext:value-type="float">
            <text:p>3,133,481</text:p>
          </table:table-cell>
          <table:table-cell office:value-type="float" office:value="2324087" calcext:value-type="float">
            <text:p>2,324,087</text:p>
          </table:table-cell>
          <table:table-cell office:value-type="float" office:value="6836" calcext:value-type="float">
            <text:p>6,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169" calcext:value-type="float">
            <text:p>1,182,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743" calcext:value-type="float">
            <text:p>125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3" calcext:value-type="float">
            <text:p>95,753</text:p>
          </table:table-cell>
          <table:table-cell office:value-type="float" office:value="50896" calcext:value-type="float">
            <text:p>50,896</text:p>
          </table:table-cell>
          <table:table-cell office:value-type="float" office:value="104463" calcext:value-type="float">
            <text:p>104,463</text:p>
          </table:table-cell>
          <table:table-cell office:value-type="float" office:value="61872" calcext:value-type="float">
            <text:p>61,872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,238</text:p>
          </table:table-cell>
          <table:table-cell office:value-type="float" office:value="3597" calcext:value-type="float">
            <text:p>3,597</text:p>
          </table:table-cell>
          <table:table-cell office:value-type="float" office:value="1020" calcext:value-type="float">
            <text:p>1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164" calcext:value-type="float">
            <text:p>1,164</text:p>
          </table:table-cell>
          <table:table-cell office:value-type="float" office:value="0" calcext:value-type="float">
            <text:p>0</text:p>
          </table:table-cell>
          <table:table-cell office:value-type="float" office:value="6227" calcext:value-type="float">
            <text:p>6,227</text:p>
          </table:table-cell>
          <table:table-cell office:value-type="float" office:value="0" calcext:value-type="float">
            <text:p>0</text:p>
          </table:table-cell>
          <table:table-cell office:value-type="float" office:value="106183" calcext:value-type="float">
            <text:p>106,183</text:p>
          </table:table-cell>
          <table:table-cell office:value-type="float" office:value="231921" calcext:value-type="float">
            <text:p>231,921</text:p>
          </table:table-cell>
          <table:table-cell office:value-type="float" office:value="83246" calcext:value-type="float">
            <text:p>83,246</text:p>
          </table:table-cell>
          <table:table-cell office:value-type="float" office:value="8877" calcext:value-type="float">
            <text:p>8,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" calcext:value-type="float">
            <text:p>7,576</text:p>
          </table:table-cell>
          <table:table-cell office:value-type="float" office:value="142994" calcext:value-type="float">
            <text:p>142,994</text:p>
          </table:table-cell>
          <table:table-cell office:value-type="float" office:value="0" calcext:value-type="float">
            <text:p>0</text:p>
          </table:table-cell>
          <table:table-cell office:value-type="float" office:value="457086" calcext:value-type="float">
            <text:p>457,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179" calcext:value-type="float">
            <text:p>307,179</text:p>
          </table:table-cell>
          <table:table-cell office:value-type="float" office:value="19023" calcext:value-type="float">
            <text:p>19,023</text:p>
          </table:table-cell>
          <table:table-cell office:value-type="float" office:value="44268" calcext:value-type="float">
            <text:p>44,268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,1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39892" calcext:value-type="float">
            <text:p>2,939,892</text:p>
          </table:table-cell>
          <table:table-cell office:value-type="float" office:value="3109612" calcext:value-type="float">
            <text:p>3,109,612</text:p>
          </table:table-cell>
          <table:table-cell office:value-type="float" office:value="1583057" calcext:value-type="float">
            <text:p>1,583,057</text:p>
          </table:table-cell>
          <table:table-cell office:value-type="float" office:value="369056" calcext:value-type="float">
            <text:p>369,056</text:p>
          </table:table-cell>
          <table:table-cell office:value-type="float" office:value="839956" calcext:value-type="float">
            <text:p>839,956</text:p>
          </table:table-cell>
          <table:table-cell office:value-type="float" office:value="1327667" calcext:value-type="float">
            <text:p>1,327,667</text:p>
          </table:table-cell>
          <table:table-cell office:value-type="float" office:value="289735" calcext:value-type="float">
            <text:p>289,735</text:p>
          </table:table-cell>
          <table:table-cell office:value-type="float" office:value="44268" calcext:value-type="float">
            <text:p>44,268</text:p>
          </table:table-cell>
          <table:table-cell office:value-type="float" office:value="139013" calcext:value-type="float">
            <text:p>139,013</text:p>
          </table:table-cell>
          <table:table-cell office:value-type="float" office:value="1106619" calcext:value-type="float">
            <text:p>1,106,619</text:p>
          </table:table-cell>
          <table:table-cell office:value-type="string" calcext:value-type="string">
            <text:p>35-3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£p.a</text:p>
          </table:table-cell>
          <table:table-cell office:value-type="float" office:value="125603857666.761" calcext:value-type="float">
            <text:p>125,603,857,667</text:p>
          </table:table-cell>
          <table:table-cell office:value-type="float" office:value="13875539745.9539" calcext:value-type="float">
            <text:p>13,875,539,746</text:p>
          </table:table-cell>
          <table:table-cell office:value-type="float" office:value="11899155.0840243" calcext:value-type="float">
            <text:p>11,899,155</text:p>
          </table:table-cell>
          <table:table-cell office:value-type="float" office:value="366274227.248839" calcext:value-type="float">
            <text:p>366,274,227</text:p>
          </table:table-cell>
          <table:table-cell office:value-type="float" office:value="33380005.5322802" calcext:value-type="float">
            <text:p>33,380,006</text:p>
          </table:table-cell>
          <table:table-cell office:value-type="float" office:value="19741199.7063853" calcext:value-type="float">
            <text:p>19,741,200</text:p>
          </table:table-cell>
          <table:table-cell office:value-type="float" office:value="887447239.076625" calcext:value-type="float">
            <text:p>887,447,239</text:p>
          </table:table-cell>
          <table:table-cell office:value-type="float" office:value="146066568.295107" calcext:value-type="float">
            <text:p>146,066,568</text:p>
          </table:table-cell>
          <table:table-cell office:value-type="float" office:value="1202742509.37637" calcext:value-type="float">
            <text:p>1,202,742,509</text:p>
          </table:table-cell>
          <table:table-cell office:value-type="float" office:value="14447979.2854748" calcext:value-type="float">
            <text:p>14,447,979</text:p>
          </table:table-cell>
          <table:table-cell office:value-type="float" office:value="906755.957384477" calcext:value-type="float">
            <text:p>906,756</text:p>
          </table:table-cell>
          <table:table-cell office:value-type="float" office:value="107531702.202036" calcext:value-type="float">
            <text:p>107,531,702</text:p>
          </table:table-cell>
          <table:table-cell office:value-type="float" office:value="115685505.329107" calcext:value-type="float">
            <text:p>115,685,505</text:p>
          </table:table-cell>
          <table:table-cell office:value-type="float" office:value="721262916.15852" calcext:value-type="float">
            <text:p>721,262,916</text:p>
          </table:table-cell>
          <table:table-cell office:value-type="float" office:value="6868701.36986391" calcext:value-type="float">
            <text:p>6,868,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99932.81814107" calcext:value-type="float">
            <text:p>8,799,9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9925688.331111" calcext:value-type="float">
            <text:p>899,925,688</text:p>
          </table:table-cell>
          <table:table-cell office:value-type="float" office:value="51713853.8612815" calcext:value-type="float">
            <text:p>51,713,854</text:p>
          </table:table-cell>
          <table:table-cell office:value-type="float" office:value="28509676161.1325" calcext:value-type="float">
            <text:p>28,509,676,161</text:p>
          </table:table-cell>
          <table:table-cell office:value-type="float" office:value="8596273999.45581" calcext:value-type="float">
            <text:p>8,596,273,999</text:p>
          </table:table-cell>
          <table:table-cell office:value-type="float" office:value="4191175485.67847" calcext:value-type="float">
            <text:p>4,191,175,486</text:p>
          </table:table-cell>
          <table:table-cell office:value-type="float" office:value="24548331.4457143" calcext:value-type="float">
            <text:p>24,548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4871604.17472" calcext:value-type="float">
            <text:p>1,964,871,6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8245.71428571" calcext:value-type="float">
            <text:p>1,778,246</text:p>
          </table:table-cell>
          <table:table-cell office:value-type="float" office:value="359927780.496429" calcext:value-type="float">
            <text:p>359,927,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757681.55" calcext:value-type="float">
            <text:p>484,757,682</text:p>
          </table:table-cell>
          <table:table-cell office:value-type="float" office:value="263820268.060714" calcext:value-type="float">
            <text:p>263,820,268</text:p>
          </table:table-cell>
          <table:table-cell office:value-type="float" office:value="191378093.630357" calcext:value-type="float">
            <text:p>191,378,094</text:p>
          </table:table-cell>
          <table:table-cell office:value-type="float" office:value="59718570.6696429" calcext:value-type="float">
            <text:p>59,718,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88521.4285714" calcext:value-type="float">
            <text:p>56,488,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0143.75" calcext:value-type="float">
            <text:p>11,350,144</text:p>
          </table:table-cell>
          <table:table-cell office:value-type="float" office:value="0" calcext:value-type="float">
            <text:p>0</text:p>
          </table:table-cell>
          <table:table-cell office:value-type="float" office:value="26154113.1398194" calcext:value-type="float">
            <text:p>26,154,113</text:p>
          </table:table-cell>
          <table:table-cell office:value-type="float" office:value="0" calcext:value-type="float">
            <text:p>0</text:p>
          </table:table-cell>
          <table:table-cell office:value-type="float" office:value="337947494.638696" calcext:value-type="float">
            <text:p>337,947,495</text:p>
          </table:table-cell>
          <table:table-cell office:value-type="float" office:value="1667330724.38457" calcext:value-type="float">
            <text:p>1,667,330,724</text:p>
          </table:table-cell>
          <table:table-cell office:value-type="float" office:value="512803080.106551" calcext:value-type="float">
            <text:p>512,803,080</text:p>
          </table:table-cell>
          <table:table-cell office:value-type="float" office:value="28188429.2923004" calcext:value-type="float">
            <text:p>28,188,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78085.7350942" calcext:value-type="float">
            <text:p>50,478,086</text:p>
          </table:table-cell>
          <table:table-cell office:value-type="float" office:value="817824203.833901" calcext:value-type="float">
            <text:p>817,824,204</text:p>
          </table:table-cell>
          <table:table-cell office:value-type="float" office:value="0" calcext:value-type="float">
            <text:p>0</text:p>
          </table:table-cell>
          <table:table-cell office:value-type="float" office:value="4480265207.05814" calcext:value-type="float">
            <text:p>4,480,265,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418442.686533" calcext:value-type="float">
            <text:p>352,418,443</text:p>
          </table:table-cell>
          <table:table-cell office:value-type="float" office:value="212786979.75" calcext:value-type="float">
            <text:p>212,786,980</text:p>
          </table:table-cell>
          <table:table-cell office:value-type="float" office:value="67828229.4642857" calcext:value-type="float">
            <text:p>67,828,229</text:p>
          </table:table-cell>
          <table:table-cell office:value-type="float" office:value="0" calcext:value-type="float">
            <text:p>0</text:p>
          </table:table-cell>
          <table:table-cell office:value-type="float" office:value="2826881.30425992" calcext:value-type="float">
            <text:p>2,826,8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89739504.2897" calcext:value-type="float">
            <text:p>15,989,739,504</text:p>
          </table:table-cell>
          <table:table-cell office:value-type="float" office:value="28287160346.4578" calcext:value-type="float">
            <text:p>28,287,160,346</text:p>
          </table:table-cell>
          <table:table-cell office:value-type="float" office:value="11950942780.8689" calcext:value-type="float">
            <text:p>11,950,942,781</text:p>
          </table:table-cell>
          <table:table-cell office:value-type="float" office:value="3414572017.99111" calcext:value-type="float">
            <text:p>3,414,572,018</text:p>
          </table:table-cell>
          <table:table-cell office:value-type="float" office:value="8315083897.20007" calcext:value-type="float">
            <text:p>8,315,083,897</text:p>
          </table:table-cell>
          <table:table-cell office:value-type="float" office:value="3635858883.6688" calcext:value-type="float">
            <text:p>3,635,858,884</text:p>
          </table:table-cell>
          <table:table-cell office:value-type="float" office:value="1361380640.12143" calcext:value-type="float">
            <text:p>1,361,380,640</text:p>
          </table:table-cell>
          <table:table-cell office:value-type="float" office:value="67828229.4642857" calcext:value-type="float">
            <text:p>67,828,229</text:p>
          </table:table-cell>
          <table:table-cell office:value-type="float" office:value="151918567.71532" calcext:value-type="float">
            <text:p>151,918,568</text:p>
          </table:table-cell>
          <table:table-cell office:value-type="float" office:value="-29346182865.3979" calcext:value-type="float">
            <text:p>-29,346,182,865</text:p>
          </table:table-cell>
          <table:table-cell office:value-type="string" calcext:value-type="string">
            <text:p>40-4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counts</text:p>
          </table:table-cell>
          <table:table-cell office:value-type="float" office:value="2850015" calcext:value-type="float">
            <text:p>2,850,015</text:p>
          </table:table-cell>
          <table:table-cell office:value-type="float" office:value="457741" calcext:value-type="float">
            <text:p>457,741</text:p>
          </table:table-cell>
          <table:table-cell office:value-type="float" office:value="24605" calcext:value-type="float">
            <text:p>24,605</text:p>
          </table:table-cell>
          <table:table-cell office:value-type="float" office:value="28971" calcext:value-type="float">
            <text:p>28,971</text:p>
          </table:table-cell>
          <table:table-cell office:value-type="float" office:value="160252" calcext:value-type="float">
            <text:p>160,252</text:p>
          </table:table-cell>
          <table:table-cell office:value-type="float" office:value="695688" calcext:value-type="float">
            <text:p>695,688</text:p>
          </table:table-cell>
          <table:table-cell office:value-type="float" office:value="123601" calcext:value-type="float">
            <text:p>123,601</text:p>
          </table:table-cell>
          <table:table-cell office:value-type="float" office:value="496693" calcext:value-type="float">
            <text:p>496,693</text:p>
          </table:table-cell>
          <table:table-cell office:value-type="float" office:value="129496" calcext:value-type="float">
            <text:p>129,496</text:p>
          </table:table-cell>
          <table:table-cell office:value-type="float" office:value="13508" calcext:value-type="float">
            <text:p>13,508</text:p>
          </table:table-cell>
          <table:table-cell office:value-type="float" office:value="2697" calcext:value-type="float">
            <text:p>2,697</text:p>
          </table:table-cell>
          <table:table-cell office:value-type="float" office:value="958614" calcext:value-type="float">
            <text:p>958,614</text:p>
          </table:table-cell>
          <table:table-cell office:value-type="float" office:value="3578" calcext:value-type="float">
            <text:p>3,578</text:p>
          </table:table-cell>
          <table:table-cell office:value-type="float" office:value="139076" calcext:value-type="float">
            <text:p>139,076</text:p>
          </table:table-cell>
          <table:table-cell office:value-type="float" office:value="1144" calcext:value-type="float">
            <text:p>1,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5" calcext:value-type="float">
            <text:p>2,9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7709" calcext:value-type="float">
            <text:p>157,709</text:p>
          </table:table-cell>
          <table:table-cell office:value-type="float" office:value="24729" calcext:value-type="float">
            <text:p>24,729</text:p>
          </table:table-cell>
          <table:table-cell office:value-type="float" office:value="2884556" calcext:value-type="float">
            <text:p>2,884,556</text:p>
          </table:table-cell>
          <table:table-cell office:value-type="float" office:value="2924289" calcext:value-type="float">
            <text:p>2,924,289</text:p>
          </table:table-cell>
          <table:table-cell office:value-type="float" office:value="2264589" calcext:value-type="float">
            <text:p>2,264,589</text:p>
          </table:table-cell>
          <table:table-cell office:value-type="float" office:value="26137" calcext:value-type="float">
            <text:p>26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651" calcext:value-type="float">
            <text:p>1,090,6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98967" calcext:value-type="float">
            <text:p>98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51" calcext:value-type="float">
            <text:p>118,551</text:p>
          </table:table-cell>
          <table:table-cell office:value-type="float" office:value="105273" calcext:value-type="float">
            <text:p>105,273</text:p>
          </table:table-cell>
          <table:table-cell office:value-type="float" office:value="61065" calcext:value-type="float">
            <text:p>61,065</text:p>
          </table:table-cell>
          <table:table-cell office:value-type="float" office:value="40076" calcext:value-type="float">
            <text:p>40,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,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5" calcext:value-type="float">
            <text:p>2,825</text:p>
          </table:table-cell>
          <table:table-cell office:value-type="float" office:value="0" calcext:value-type="float">
            <text:p>0</text:p>
          </table:table-cell>
          <table:table-cell office:value-type="float" office:value="4512" calcext:value-type="float">
            <text:p>4,512</text:p>
          </table:table-cell>
          <table:table-cell office:value-type="float" office:value="0" calcext:value-type="float">
            <text:p>0</text:p>
          </table:table-cell>
          <table:table-cell office:value-type="float" office:value="91917" calcext:value-type="float">
            <text:p>91,917</text:p>
          </table:table-cell>
          <table:table-cell office:value-type="float" office:value="219838" calcext:value-type="float">
            <text:p>219,838</text:p>
          </table:table-cell>
          <table:table-cell office:value-type="float" office:value="95129" calcext:value-type="float">
            <text:p>95,129</text:p>
          </table:table-cell>
          <table:table-cell office:value-type="float" office:value="6967" calcext:value-type="float">
            <text:p>6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4" calcext:value-type="float">
            <text:p>7,964</text:p>
          </table:table-cell>
          <table:table-cell office:value-type="float" office:value="153057" calcext:value-type="float">
            <text:p>153,057</text:p>
          </table:table-cell>
          <table:table-cell office:value-type="float" office:value="0" calcext:value-type="float">
            <text:p>0</text:p>
          </table:table-cell>
          <table:table-cell office:value-type="float" office:value="461094" calcext:value-type="float">
            <text:p>461,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58" calcext:value-type="float">
            <text:p>353,058</text:p>
          </table:table-cell>
          <table:table-cell office:value-type="float" office:value="35190" calcext:value-type="float">
            <text:p>35,190</text:p>
          </table:table-cell>
          <table:table-cell office:value-type="float" office:value="22246" calcext:value-type="float">
            <text:p>22,246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,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6517" calcext:value-type="float">
            <text:p>2,726,517</text:p>
          </table:table-cell>
          <table:table-cell office:value-type="float" office:value="2883712" calcext:value-type="float">
            <text:p>2,883,712</text:p>
          </table:table-cell>
          <table:table-cell office:value-type="float" office:value="1546444" calcext:value-type="float">
            <text:p>1,546,444</text:p>
          </table:table-cell>
          <table:table-cell office:value-type="float" office:value="358980" calcext:value-type="float">
            <text:p>358,980</text:p>
          </table:table-cell>
          <table:table-cell office:value-type="float" office:value="839720" calcext:value-type="float">
            <text:p>839,720</text:p>
          </table:table-cell>
          <table:table-cell office:value-type="float" office:value="1235259" calcext:value-type="float">
            <text:p>1,235,259</text:p>
          </table:table-cell>
          <table:table-cell office:value-type="float" office:value="257970" calcext:value-type="float">
            <text:p>257,970</text:p>
          </table:table-cell>
          <table:table-cell office:value-type="float" office:value="22246" calcext:value-type="float">
            <text:p>22,246</text:p>
          </table:table-cell>
          <table:table-cell office:value-type="float" office:value="157709" calcext:value-type="float">
            <text:p>157,709</text:p>
          </table:table-cell>
          <table:table-cell office:value-type="float" office:value="1029716" calcext:value-type="float">
            <text:p>1,029,716</text:p>
          </table:table-cell>
          <table:table-cell office:value-type="string" calcext:value-type="string">
            <text:p>40-4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£p.a</text:p>
          </table:table-cell>
          <table:table-cell office:value-type="float" office:value="115538525491.52" calcext:value-type="float">
            <text:p>115,538,525,492</text:p>
          </table:table-cell>
          <table:table-cell office:value-type="float" office:value="14521938486.8647" calcext:value-type="float">
            <text:p>14,521,938,487</text:p>
          </table:table-cell>
          <table:table-cell office:value-type="float" office:value="29052847.2542028" calcext:value-type="float">
            <text:p>29,052,847</text:p>
          </table:table-cell>
          <table:table-cell office:value-type="float" office:value="249831013.648589" calcext:value-type="float">
            <text:p>249,831,014</text:p>
          </table:table-cell>
          <table:table-cell office:value-type="float" office:value="26022401.3996929" calcext:value-type="float">
            <text:p>26,022,401</text:p>
          </table:table-cell>
          <table:table-cell office:value-type="float" office:value="16335965.4442802" calcext:value-type="float">
            <text:p>16,335,965</text:p>
          </table:table-cell>
          <table:table-cell office:value-type="float" office:value="464690379.035953" calcext:value-type="float">
            <text:p>464,690,379</text:p>
          </table:table-cell>
          <table:table-cell office:value-type="float" office:value="116085830.419678" calcext:value-type="float">
            <text:p>116,085,830</text:p>
          </table:table-cell>
          <table:table-cell office:value-type="float" office:value="1106765312.13087" calcext:value-type="float">
            <text:p>1,106,765,312</text:p>
          </table:table-cell>
          <table:table-cell office:value-type="float" office:value="7189247.06276598" calcext:value-type="float">
            <text:p>7,189,247</text:p>
          </table:table-cell>
          <table:table-cell office:value-type="float" office:value="0" calcext:value-type="float">
            <text:p>0</text:p>
          </table:table-cell>
          <table:table-cell office:value-type="float" office:value="328251183.514682" calcext:value-type="float">
            <text:p>328,251,184</text:p>
          </table:table-cell>
          <table:table-cell office:value-type="float" office:value="0" calcext:value-type="float">
            <text:p>0</text:p>
          </table:table-cell>
          <table:table-cell office:value-type="float" office:value="672380719.62622" calcext:value-type="float">
            <text:p>672,380,720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95358782.277158" calcext:value-type="float">
            <text:p>395,358,782</text:p>
          </table:table-cell>
          <table:table-cell office:value-type="float" office:value="10571989.6074972" calcext:value-type="float">
            <text:p>10,571,990</text:p>
          </table:table-cell>
          <table:table-cell office:value-type="float" office:value="26070516315.8968" calcext:value-type="float">
            <text:p>26,070,516,316</text:p>
          </table:table-cell>
          <table:table-cell office:value-type="float" office:value="7843305859.6309" calcext:value-type="float">
            <text:p>7,843,305,860</text:p>
          </table:table-cell>
          <table:table-cell office:value-type="float" office:value="4303895384.91736" calcext:value-type="float">
            <text:p>4,303,895,385</text:p>
          </table:table-cell>
          <table:table-cell office:value-type="float" office:value="23449309.3275" calcext:value-type="float">
            <text:p>23,449,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637204.05507" calcext:value-type="float">
            <text:p>1,539,637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492.29452094" calcext:value-type="float">
            <text:p>2,545,492</text:p>
          </table:table-cell>
          <table:table-cell office:value-type="float" office:value="3972718.3275" calcext:value-type="float">
            <text:p>3,972,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525181.225" calcext:value-type="float">
            <text:p>422,525,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78435.494643" calcext:value-type="float">
            <text:p>839,878,435</text:p>
          </table:table-cell>
          <table:table-cell office:value-type="float" office:value="469568846.394643" calcext:value-type="float">
            <text:p>469,568,846</text:p>
          </table:table-cell>
          <table:table-cell office:value-type="float" office:value="197071741.076786" calcext:value-type="float">
            <text:p>197,071,741</text:p>
          </table:table-cell>
          <table:table-cell office:value-type="float" office:value="30608445.6964286" calcext:value-type="float">
            <text:p>30,608,446</text:p>
          </table:table-cell>
          <table:table-cell office:value-type="float" office:value="0" calcext:value-type="float">
            <text:p>0</text:p>
          </table:table-cell>
          <table:table-cell office:value-type="float" office:value="277566.40934303" calcext:value-type="float">
            <text:p>277,5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03753.75" calcext:value-type="float">
            <text:p>9,903,754</text:p>
          </table:table-cell>
          <table:table-cell office:value-type="float" office:value="0" calcext:value-type="float">
            <text:p>0</text:p>
          </table:table-cell>
          <table:table-cell office:value-type="float" office:value="29089365.7007184" calcext:value-type="float">
            <text:p>29,089,366</text:p>
          </table:table-cell>
          <table:table-cell office:value-type="float" office:value="0" calcext:value-type="float">
            <text:p>0</text:p>
          </table:table-cell>
          <table:table-cell office:value-type="float" office:value="464472782.640854" calcext:value-type="float">
            <text:p>464,472,783</text:p>
          </table:table-cell>
          <table:table-cell office:value-type="float" office:value="1681339324.80599" calcext:value-type="float">
            <text:p>1,681,339,325</text:p>
          </table:table-cell>
          <table:table-cell office:value-type="float" office:value="763767266.260396" calcext:value-type="float">
            <text:p>763,767,266</text:p>
          </table:table-cell>
          <table:table-cell office:value-type="float" office:value="28678893.0825" calcext:value-type="float">
            <text:p>28,678,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3564.3657062" calcext:value-type="float">
            <text:p>10,813,564</text:p>
          </table:table-cell>
          <table:table-cell office:value-type="float" office:value="710556937.174485" calcext:value-type="float">
            <text:p>710,556,937</text:p>
          </table:table-cell>
          <table:table-cell office:value-type="float" office:value="0" calcext:value-type="float">
            <text:p>0</text:p>
          </table:table-cell>
          <table:table-cell office:value-type="float" office:value="4672303032.5298" calcext:value-type="float">
            <text:p>4,672,303,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141640.099245" calcext:value-type="float">
            <text:p>444,141,640</text:p>
          </table:table-cell>
          <table:table-cell office:value-type="float" office:value="141322749.15" calcext:value-type="float">
            <text:p>141,322,749</text:p>
          </table:table-cell>
          <table:table-cell office:value-type="float" office:value="36925470.5357143" calcext:value-type="float">
            <text:p>36,925,471</text:p>
          </table:table-cell>
          <table:table-cell office:value-type="float" office:value="0" calcext:value-type="float">
            <text:p>0</text:p>
          </table:table-cell>
          <table:table-cell office:value-type="float" office:value="9656967.80822562" calcext:value-type="float">
            <text:p>9,656,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47147370.7644" calcext:value-type="float">
            <text:p>14,447,147,371</text:p>
          </table:table-cell>
          <table:table-cell office:value-type="float" office:value="25880914176.8951" calcext:value-type="float">
            <text:p>25,880,914,177</text:p>
          </table:table-cell>
          <table:table-cell office:value-type="float" office:value="12509057378.8776" calcext:value-type="float">
            <text:p>12,509,057,379</text:p>
          </table:table-cell>
          <table:table-cell office:value-type="float" office:value="3659628768.32993" calcext:value-type="float">
            <text:p>3,659,628,768</text:p>
          </table:table-cell>
          <table:table-cell office:value-type="float" office:value="8812998911.49468" calcext:value-type="float">
            <text:p>8,812,998,911</text:p>
          </table:table-cell>
          <table:table-cell office:value-type="float" office:value="3696058467.38288" calcext:value-type="float">
            <text:p>3,696,058,467</text:p>
          </table:table-cell>
          <table:table-cell office:value-type="float" office:value="1959652649.8875" calcext:value-type="float">
            <text:p>1,959,652,650</text:p>
          </table:table-cell>
          <table:table-cell office:value-type="float" office:value="36925470.5357143" calcext:value-type="float">
            <text:p>36,925,471</text:p>
          </table:table-cell>
          <table:table-cell office:value-type="float" office:value="99832748.9561738" calcext:value-type="float">
            <text:p>99,832,749</text:p>
          </table:table-cell>
          <table:table-cell office:value-type="float" office:value="-25708660181.5675" calcext:value-type="float">
            <text:p>-25,708,660,182</text:p>
          </table:table-cell>
          <table:table-cell office:value-type="string" calcext:value-type="string">
            <text:p>45-4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counts</text:p>
          </table:table-cell>
          <table:table-cell office:value-type="float" office:value="2821843" calcext:value-type="float">
            <text:p>2,821,843</text:p>
          </table:table-cell>
          <table:table-cell office:value-type="float" office:value="426124" calcext:value-type="float">
            <text:p>426,124</text:p>
          </table:table-cell>
          <table:table-cell office:value-type="float" office:value="7164" calcext:value-type="float">
            <text:p>7,164</text:p>
          </table:table-cell>
          <table:table-cell office:value-type="float" office:value="32932" calcext:value-type="float">
            <text:p>32,932</text:p>
          </table:table-cell>
          <table:table-cell office:value-type="float" office:value="160041" calcext:value-type="float">
            <text:p>160,041</text:p>
          </table:table-cell>
          <table:table-cell office:value-type="float" office:value="679602" calcext:value-type="float">
            <text:p>679,602</text:p>
          </table:table-cell>
          <table:table-cell office:value-type="float" office:value="140695" calcext:value-type="float">
            <text:p>140,695</text:p>
          </table:table-cell>
          <table:table-cell office:value-type="float" office:value="399998" calcext:value-type="float">
            <text:p>399,998</text:p>
          </table:table-cell>
          <table:table-cell office:value-type="float" office:value="148948" calcext:value-type="float">
            <text:p>148,948</text:p>
          </table:table-cell>
          <table:table-cell office:value-type="float" office:value="10206" calcext:value-type="float">
            <text:p>10,206</text:p>
          </table:table-cell>
          <table:table-cell office:value-type="float" office:value="0" calcext:value-type="float">
            <text:p>0</text:p>
          </table:table-cell>
          <table:table-cell office:value-type="float" office:value="792156" calcext:value-type="float">
            <text:p>792,156</text:p>
          </table:table-cell>
          <table:table-cell office:value-type="float" office:value="0" calcext:value-type="float">
            <text:p>0</text:p>
          </table:table-cell>
          <table:table-cell office:value-type="float" office:value="125574" calcext:value-type="float">
            <text:p>125,574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7152" calcext:value-type="float">
            <text:p>17,152</text:p>
          </table:table-cell>
          <table:table-cell office:value-type="float" office:value="2767674" calcext:value-type="float">
            <text:p>2,767,674</text:p>
          </table:table-cell>
          <table:table-cell office:value-type="float" office:value="2785074" calcext:value-type="float">
            <text:p>2,785,074</text:p>
          </table:table-cell>
          <table:table-cell office:value-type="float" office:value="2407271" calcext:value-type="float">
            <text:p>2,407,271</text:p>
          </table:table-cell>
          <table:table-cell office:value-type="float" office:value="19695" calcext:value-type="float">
            <text:p>19,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134" calcext:value-type="float">
            <text:p>919,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" calcext:value-type="float">
            <text:p>1,375</text:p>
          </table:table-cell>
          <table:table-cell office:value-type="float" office:value="2171" calcext:value-type="float">
            <text:p>2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79" calcext:value-type="float">
            <text:p>116,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19" calcext:value-type="float">
            <text:p>213,019</text:p>
          </table:table-cell>
          <table:table-cell office:value-type="float" office:value="170706" calcext:value-type="float">
            <text:p>170,706</text:p>
          </table:table-cell>
          <table:table-cell office:value-type="float" office:value="55593" calcext:value-type="float">
            <text:p>55,593</text:p>
          </table:table-cell>
          <table:table-cell office:value-type="float" office:value="17558" calcext:value-type="float">
            <text:p>17,558</text:p>
          </table:table-cell>
          <table:table-cell office:value-type="float" office:value="0" calcext:value-type="float">
            <text:p>0</text:p>
          </table:table-cell>
          <table:table-cell office:value-type="float" office:value="4828" calcext:value-type="float">
            <text:p>4,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5" calcext:value-type="float">
            <text:p>2,465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,426</text:p>
          </table:table-cell>
          <table:table-cell office:value-type="float" office:value="0" calcext:value-type="float">
            <text:p>0</text:p>
          </table:table-cell>
          <table:table-cell office:value-type="float" office:value="127274" calcext:value-type="float">
            <text:p>127,274</text:p>
          </table:table-cell>
          <table:table-cell office:value-type="float" office:value="197019" calcext:value-type="float">
            <text:p>197,019</text:p>
          </table:table-cell>
          <table:table-cell office:value-type="float" office:value="117566" calcext:value-type="float">
            <text:p>117,566</text:p>
          </table:table-cell>
          <table:table-cell office:value-type="float" office:value="5852" calcext:value-type="float">
            <text:p>5,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2" calcext:value-type="float">
            <text:p>6,492</text:p>
          </table:table-cell>
          <table:table-cell office:value-type="float" office:value="174948" calcext:value-type="float">
            <text:p>174,948</text:p>
          </table:table-cell>
          <table:table-cell office:value-type="float" office:value="0" calcext:value-type="float">
            <text:p>0</text:p>
          </table:table-cell>
          <table:table-cell office:value-type="float" office:value="472460" calcext:value-type="float">
            <text:p>472,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442" calcext:value-type="float">
            <text:p>416,442</text:p>
          </table:table-cell>
          <table:table-cell office:value-type="float" office:value="24984" calcext:value-type="float">
            <text:p>24,984</text:p>
          </table:table-cell>
          <table:table-cell office:value-type="float" office:value="17612" calcext:value-type="float">
            <text:p>17,612</text:p>
          </table:table-cell>
          <table:table-cell office:value-type="float" office:value="0" calcext:value-type="float">
            <text:p>0</text:p>
          </table:table-cell>
          <table:table-cell office:value-type="float" office:value="12217" calcext:value-type="float">
            <text:p>12,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5042" calcext:value-type="float">
            <text:p>2,665,042</text:p>
          </table:table-cell>
          <table:table-cell office:value-type="float" office:value="2765135" calcext:value-type="float">
            <text:p>2,765,135</text:p>
          </table:table-cell>
          <table:table-cell office:value-type="float" office:value="1515907" calcext:value-type="float">
            <text:p>1,515,907</text:p>
          </table:table-cell>
          <table:table-cell office:value-type="float" office:value="390269" calcext:value-type="float">
            <text:p>390,269</text:p>
          </table:table-cell>
          <table:table-cell office:value-type="float" office:value="867762" calcext:value-type="float">
            <text:p>867,762</text:p>
          </table:table-cell>
          <table:table-cell office:value-type="float" office:value="1175381" calcext:value-type="float">
            <text:p>1,175,381</text:p>
          </table:table-cell>
          <table:table-cell office:value-type="float" office:value="374476" calcext:value-type="float">
            <text:p>374,476</text:p>
          </table:table-cell>
          <table:table-cell office:value-type="float" office:value="17612" calcext:value-type="float">
            <text:p>17,612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087608" calcext:value-type="float">
            <text:p>1,087,608</text:p>
          </table:table-cell>
          <table:table-cell office:value-type="string" calcext:value-type="string">
            <text:p>45-4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£p.a</text:p>
          </table:table-cell>
          <table:table-cell office:value-type="float" office:value="108385184603.154" calcext:value-type="float">
            <text:p>108,385,184,603</text:p>
          </table:table-cell>
          <table:table-cell office:value-type="float" office:value="11155485807.9312" calcext:value-type="float">
            <text:p>11,155,485,808</text:p>
          </table:table-cell>
          <table:table-cell office:value-type="float" office:value="6467178.09926093" calcext:value-type="float">
            <text:p>6,467,178</text:p>
          </table:table-cell>
          <table:table-cell office:value-type="float" office:value="1608307664.98819" calcext:value-type="float">
            <text:p>1,608,307,665</text:p>
          </table:table-cell>
          <table:table-cell office:value-type="float" office:value="56060174.2974076" calcext:value-type="float">
            <text:p>56,060,174</text:p>
          </table:table-cell>
          <table:table-cell office:value-type="float" office:value="29372133.4365681" calcext:value-type="float">
            <text:p>29,372,133</text:p>
          </table:table-cell>
          <table:table-cell office:value-type="float" office:value="420114580.041555" calcext:value-type="float">
            <text:p>420,114,580</text:p>
          </table:table-cell>
          <table:table-cell office:value-type="float" office:value="157837433.550539" calcext:value-type="float">
            <text:p>157,837,434</text:p>
          </table:table-cell>
          <table:table-cell office:value-type="float" office:value="1747124740.66283" calcext:value-type="float">
            <text:p>1,747,124,741</text:p>
          </table:table-cell>
          <table:table-cell office:value-type="float" office:value="1933791.0298951" calcext:value-type="float">
            <text:p>1,933,791</text:p>
          </table:table-cell>
          <table:table-cell office:value-type="float" office:value="538035.398858297" calcext:value-type="float">
            <text:p>538,035</text:p>
          </table:table-cell>
          <table:table-cell office:value-type="float" office:value="237213316.063291" calcext:value-type="float">
            <text:p>237,213,316</text:p>
          </table:table-cell>
          <table:table-cell office:value-type="float" office:value="291078748.811596" calcext:value-type="float">
            <text:p>291,078,749</text:p>
          </table:table-cell>
          <table:table-cell office:value-type="float" office:value="375155542.77751" calcext:value-type="float">
            <text:p>375,155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14384833.831844" calcext:value-type="float">
            <text:p>114,384,834</text:p>
          </table:table-cell>
          <table:table-cell office:value-type="float" office:value="17383336.8055839" calcext:value-type="float">
            <text:p>17,383,337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3626464.500907" calcext:value-type="float">
            <text:p>733,626,465</text:p>
          </table:table-cell>
          <table:table-cell office:value-type="float" office:value="50350722.4187346" calcext:value-type="float">
            <text:p>50,350,722</text:p>
          </table:table-cell>
          <table:table-cell office:value-type="float" office:value="22480546789.58" calcext:value-type="float">
            <text:p>22,480,546,790</text:p>
          </table:table-cell>
          <table:table-cell office:value-type="float" office:value="7305648494.70861" calcext:value-type="float">
            <text:p>7,305,648,495</text:p>
          </table:table-cell>
          <table:table-cell office:value-type="float" office:value="4511670084.67361" calcext:value-type="float">
            <text:p>4,511,670,085</text:p>
          </table:table-cell>
          <table:table-cell office:value-type="float" office:value="25439064.5335714" calcext:value-type="float">
            <text:p>25,439,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913333.940897" calcext:value-type="float">
            <text:p>576,913,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7204.4642857" calcext:value-type="float">
            <text:p>17,387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06013.517857" calcext:value-type="float">
            <text:p>387,706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076525.90893" calcext:value-type="float">
            <text:p>1,195,076,526</text:p>
          </table:table-cell>
          <table:table-cell office:value-type="float" office:value="612051778.253572" calcext:value-type="float">
            <text:p>612,051,778</text:p>
          </table:table-cell>
          <table:table-cell office:value-type="float" office:value="177956601.476786" calcext:value-type="float">
            <text:p>177,956,601</text:p>
          </table:table-cell>
          <table:table-cell office:value-type="float" office:value="86953953.4875" calcext:value-type="float">
            <text:p>86,953,953</text:p>
          </table:table-cell>
          <table:table-cell office:value-type="float" office:value="0" calcext:value-type="float">
            <text:p>0</text:p>
          </table:table-cell>
          <table:table-cell office:value-type="float" office:value="1132398.45316802" calcext:value-type="float">
            <text:p>1,132,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103610.714286" calcext:value-type="float">
            <text:p>128,103,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12041" calcext:value-type="float">
            <text:p>17,212,041</text:p>
          </table:table-cell>
          <table:table-cell office:value-type="float" office:value="0" calcext:value-type="float">
            <text:p>0</text:p>
          </table:table-cell>
          <table:table-cell office:value-type="float" office:value="41082769.3666256" calcext:value-type="float">
            <text:p>41,082,769</text:p>
          </table:table-cell>
          <table:table-cell office:value-type="float" office:value="0" calcext:value-type="float">
            <text:p>0</text:p>
          </table:table-cell>
          <table:table-cell office:value-type="float" office:value="320245820.556584" calcext:value-type="float">
            <text:p>320,245,821</text:p>
          </table:table-cell>
          <table:table-cell office:value-type="float" office:value="568981840.373845" calcext:value-type="float">
            <text:p>568,981,840</text:p>
          </table:table-cell>
          <table:table-cell office:value-type="float" office:value="926957290.268593" calcext:value-type="float">
            <text:p>926,957,290</text:p>
          </table:table-cell>
          <table:table-cell office:value-type="float" office:value="5202986.25" calcext:value-type="float">
            <text:p>5,202,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3975.2081044" calcext:value-type="float">
            <text:p>13,923,975</text:p>
          </table:table-cell>
          <table:table-cell office:value-type="float" office:value="553964048.875295" calcext:value-type="float">
            <text:p>553,964,049</text:p>
          </table:table-cell>
          <table:table-cell office:value-type="float" office:value="0" calcext:value-type="float">
            <text:p>0</text:p>
          </table:table-cell>
          <table:table-cell office:value-type="float" office:value="3411554276.76426" calcext:value-type="float">
            <text:p>3,411,554,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043982.634491" calcext:value-type="float">
            <text:p>436,043,983</text:p>
          </table:table-cell>
          <table:table-cell office:value-type="float" office:value="395129495.4" calcext:value-type="float">
            <text:p>395,129,495</text:p>
          </table:table-cell>
          <table:table-cell office:value-type="float" office:value="14880024.1071429" calcext:value-type="float">
            <text:p>14,880,024</text:p>
          </table:table-cell>
          <table:table-cell office:value-type="float" office:value="0" calcext:value-type="float">
            <text:p>0</text:p>
          </table:table-cell>
          <table:table-cell office:value-type="float" office:value="10543658.5790845" calcext:value-type="float">
            <text:p>10,543,6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12241483.1853" calcext:value-type="float">
            <text:p>13,312,241,483</text:p>
          </table:table-cell>
          <table:table-cell office:value-type="float" office:value="22365406764.1098" calcext:value-type="float">
            <text:p>22,365,406,764</text:p>
          </table:table-cell>
          <table:table-cell office:value-type="float" office:value="9899003629.60131" calcext:value-type="float">
            <text:p>9,899,003,630</text:p>
          </table:table-cell>
          <table:table-cell office:value-type="float" office:value="2389275961.53242" calcext:value-type="float">
            <text:p>2,389,275,962</text:p>
          </table:table-cell>
          <table:table-cell office:value-type="float" office:value="6251754245.03832" calcext:value-type="float">
            <text:p>6,251,754,245</text:p>
          </table:table-cell>
          <table:table-cell office:value-type="float" office:value="3647249384.56299" calcext:value-type="float">
            <text:p>3,647,249,385</text:p>
          </table:table-cell>
          <table:table-cell office:value-type="float" office:value="2459744872.64464" calcext:value-type="float">
            <text:p>2,459,744,873</text:p>
          </table:table-cell>
          <table:table-cell office:value-type="float" office:value="14880024.1071429" calcext:value-type="float">
            <text:p>14,880,024</text:p>
          </table:table-cell>
          <table:table-cell office:value-type="float" office:value="161396380.199913" calcext:value-type="float">
            <text:p>161,396,380</text:p>
          </table:table-cell>
          <table:table-cell office:value-type="float" office:value="-24398861739.3609" calcext:value-type="float">
            <text:p>-24,398,861,739</text:p>
          </table:table-cell>
          <table:table-cell office:value-type="string" calcext:value-type="string">
            <text:p>50-5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counts</text:p>
          </table:table-cell>
          <table:table-cell office:value-type="float" office:value="2798769" calcext:value-type="float">
            <text:p>2,798,769</text:p>
          </table:table-cell>
          <table:table-cell office:value-type="float" office:value="476915" calcext:value-type="float">
            <text:p>476,915</text:p>
          </table:table-cell>
          <table:table-cell office:value-type="float" office:value="5565" calcext:value-type="float">
            <text:p>5,565</text:p>
          </table:table-cell>
          <table:table-cell office:value-type="float" office:value="118115" calcext:value-type="float">
            <text:p>118,115</text:p>
          </table:table-cell>
          <table:table-cell office:value-type="float" office:value="250391" calcext:value-type="float">
            <text:p>250,391</text:p>
          </table:table-cell>
          <table:table-cell office:value-type="float" office:value="768907" calcext:value-type="float">
            <text:p>768,907</text:p>
          </table:table-cell>
          <table:table-cell office:value-type="float" office:value="203514" calcext:value-type="float">
            <text:p>203,514</text:p>
          </table:table-cell>
          <table:table-cell office:value-type="float" office:value="465189" calcext:value-type="float">
            <text:p>465,189</text:p>
          </table:table-cell>
          <table:table-cell office:value-type="float" office:value="203891" calcext:value-type="float">
            <text:p>203,891</text:p>
          </table:table-cell>
          <table:table-cell office:value-type="float" office:value="5362" calcext:value-type="float">
            <text:p>5,362</text:p>
          </table:table-cell>
          <table:table-cell office:value-type="float" office:value="1246" calcext:value-type="float">
            <text:p>1,246</text:p>
          </table:table-cell>
          <table:table-cell office:value-type="float" office:value="998600" calcext:value-type="float">
            <text:p>998,600</text:p>
          </table:table-cell>
          <table:table-cell office:value-type="float" office:value="8408" calcext:value-type="float">
            <text:p>8,408</text:p>
          </table:table-cell>
          <table:table-cell office:value-type="float" office:value="84781" calcext:value-type="float">
            <text:p>84,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430" calcext:value-type="float">
            <text:p>5,430</text:p>
          </table:table-cell>
          <table:table-cell office:value-type="float" office:value="2604" calcext:value-type="float">
            <text:p>2,604</text:p>
          </table:table-cell>
          <table:table-cell office:value-type="float" office:value="2058" calcext:value-type="float">
            <text:p>2,0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8864" calcext:value-type="float">
            <text:p>238,864</text:p>
          </table:table-cell>
          <table:table-cell office:value-type="float" office:value="29865" calcext:value-type="float">
            <text:p>29,865</text:p>
          </table:table-cell>
          <table:table-cell office:value-type="float" office:value="2855125" calcext:value-type="float">
            <text:p>2,855,125</text:p>
          </table:table-cell>
          <table:table-cell office:value-type="float" office:value="2866405" calcext:value-type="float">
            <text:p>2,866,405</text:p>
          </table:table-cell>
          <table:table-cell office:value-type="float" office:value="2471128" calcext:value-type="float">
            <text:p>2,471,128</text:p>
          </table:table-cell>
          <table:table-cell office:value-type="float" office:value="27388" calcext:value-type="float">
            <text:p>27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400" calcext:value-type="float">
            <text:p>417,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3" calcext:value-type="float">
            <text:p>4,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05" calcext:value-type="float">
            <text:p>106,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286" calcext:value-type="float">
            <text:p>306,286</text:p>
          </table:table-cell>
          <table:table-cell office:value-type="float" office:value="236612" calcext:value-type="float">
            <text:p>236,612</text:p>
          </table:table-cell>
          <table:table-cell office:value-type="float" office:value="51900" calcext:value-type="float">
            <text:p>51,900</text:p>
          </table:table-cell>
          <table:table-cell office:value-type="float" office:value="33938" calcext:value-type="float">
            <text:p>33,938</text:p>
          </table:table-cell>
          <table:table-cell office:value-type="float" office:value="0" calcext:value-type="float">
            <text:p>0</text:p>
          </table:table-cell>
          <table:table-cell office:value-type="float" office:value="8781" calcext:value-type="float">
            <text:p>8,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" calcext:value-type="float">
            <text:p>4,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4" calcext:value-type="float">
            <text:p>4,284</text:p>
          </table:table-cell>
          <table:table-cell office:value-type="float" office:value="0" calcext:value-type="float">
            <text:p>0</text:p>
          </table:table-cell>
          <table:table-cell office:value-type="float" office:value="9344" calcext:value-type="float">
            <text:p>9,344</text:p>
          </table:table-cell>
          <table:table-cell office:value-type="float" office:value="0" calcext:value-type="float">
            <text:p>0</text:p>
          </table:table-cell>
          <table:table-cell office:value-type="float" office:value="95373" calcext:value-type="float">
            <text:p>95,373</text:p>
          </table:table-cell>
          <table:table-cell office:value-type="float" office:value="83609" calcext:value-type="float">
            <text:p>83,609</text:p>
          </table:table-cell>
          <table:table-cell office:value-type="float" office:value="133221" calcext:value-type="float">
            <text:p>133,221</text:p>
          </table:table-cell>
          <table:table-cell office:value-type="float" office:value="1295" calcext:value-type="float">
            <text:p>1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" calcext:value-type="float">
            <text:p>5,556</text:p>
          </table:table-cell>
          <table:table-cell office:value-type="float" office:value="116159" calcext:value-type="float">
            <text:p>116,159</text:p>
          </table:table-cell>
          <table:table-cell office:value-type="float" office:value="0" calcext:value-type="float">
            <text:p>0</text:p>
          </table:table-cell>
          <table:table-cell office:value-type="float" office:value="366171" calcext:value-type="float">
            <text:p>366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521" calcext:value-type="float">
            <text:p>366,521</text:p>
          </table:table-cell>
          <table:table-cell office:value-type="float" office:value="64726" calcext:value-type="float">
            <text:p>64,726</text:p>
          </table:table-cell>
          <table:table-cell office:value-type="float" office:value="8957" calcext:value-type="float">
            <text:p>8,957</text:p>
          </table:table-cell>
          <table:table-cell office:value-type="float" office:value="0" calcext:value-type="float">
            <text:p>0</text:p>
          </table:table-cell>
          <table:table-cell office:value-type="float" office:value="12152" calcext:value-type="float">
            <text:p>12,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8224" calcext:value-type="float">
            <text:p>2,678,224</text:p>
          </table:table-cell>
          <table:table-cell office:value-type="float" office:value="2843786" calcext:value-type="float">
            <text:p>2,843,786</text:p>
          </table:table-cell>
          <table:table-cell office:value-type="float" office:value="1149407" calcext:value-type="float">
            <text:p>1,149,407</text:p>
          </table:table-cell>
          <table:table-cell office:value-type="float" office:value="299441" calcext:value-type="float">
            <text:p>299,441</text:p>
          </table:table-cell>
          <table:table-cell office:value-type="float" office:value="670669" calcext:value-type="float">
            <text:p>670,669</text:p>
          </table:table-cell>
          <table:table-cell office:value-type="float" office:value="840107" calcext:value-type="float">
            <text:p>840,107</text:p>
          </table:table-cell>
          <table:table-cell office:value-type="float" office:value="448445" calcext:value-type="float">
            <text:p>448,445</text:p>
          </table:table-cell>
          <table:table-cell office:value-type="float" office:value="8957" calcext:value-type="float">
            <text:p>8,957</text:p>
          </table:table-cell>
          <table:table-cell office:value-type="float" office:value="238864" calcext:value-type="float">
            <text:p>238,864</text:p>
          </table:table-cell>
          <table:table-cell office:value-type="float" office:value="907151" calcext:value-type="float">
            <text:p>907,151</text:p>
          </table:table-cell>
          <table:table-cell office:value-type="string" calcext:value-type="string">
            <text:p>50-5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£p.a</text:p>
          </table:table-cell>
          <table:table-cell office:value-type="float" office:value="94769843306.247" calcext:value-type="float">
            <text:p>94,769,843,306</text:p>
          </table:table-cell>
          <table:table-cell office:value-type="float" office:value="13246548655.2104" calcext:value-type="float">
            <text:p>13,246,548,655</text:p>
          </table:table-cell>
          <table:table-cell office:value-type="float" office:value="97227804.8210408" calcext:value-type="float">
            <text:p>97,227,805</text:p>
          </table:table-cell>
          <table:table-cell office:value-type="float" office:value="6184989526.50917" calcext:value-type="float">
            <text:p>6,184,989,527</text:p>
          </table:table-cell>
          <table:table-cell office:value-type="float" office:value="89285522.3781488" calcext:value-type="float">
            <text:p>89,285,522</text:p>
          </table:table-cell>
          <table:table-cell office:value-type="float" office:value="60748262.8155571" calcext:value-type="float">
            <text:p>60,748,263</text:p>
          </table:table-cell>
          <table:table-cell office:value-type="float" office:value="769344872.172683" calcext:value-type="float">
            <text:p>769,344,872</text:p>
          </table:table-cell>
          <table:table-cell office:value-type="float" office:value="344029087.311472" calcext:value-type="float">
            <text:p>344,029,087</text:p>
          </table:table-cell>
          <table:table-cell office:value-type="float" office:value="2117068105.73464" calcext:value-type="float">
            <text:p>2,117,068,106</text:p>
          </table:table-cell>
          <table:table-cell office:value-type="float" office:value="2837318.22078858" calcext:value-type="float">
            <text:p>2,837,318</text:p>
          </table:table-cell>
          <table:table-cell office:value-type="float" office:value="724364.824894718" calcext:value-type="float">
            <text:p>724,365</text:p>
          </table:table-cell>
          <table:table-cell office:value-type="float" office:value="517314620.288706" calcext:value-type="float">
            <text:p>517,314,620</text:p>
          </table:table-cell>
          <table:table-cell office:value-type="float" office:value="155569924.978582" calcext:value-type="float">
            <text:p>155,569,925</text:p>
          </table:table-cell>
          <table:table-cell office:value-type="float" office:value="272238398.127175" calcext:value-type="float">
            <text:p>272,238,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40183.6365058" calcext:value-type="float">
            <text:p>25,940,184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4847540.437433" calcext:value-type="float">
            <text:p>624,847,540</text:p>
          </table:table-cell>
          <table:table-cell office:value-type="float" office:value="72842047.2795556" calcext:value-type="float">
            <text:p>72,842,047</text:p>
          </table:table-cell>
          <table:table-cell office:value-type="float" office:value="19388666564.2871" calcext:value-type="float">
            <text:p>19,388,666,564</text:p>
          </table:table-cell>
          <table:table-cell office:value-type="float" office:value="6583277577.66732" calcext:value-type="float">
            <text:p>6,583,277,578</text:p>
          </table:table-cell>
          <table:table-cell office:value-type="float" office:value="5009536887.55208" calcext:value-type="float">
            <text:p>5,009,536,888</text:p>
          </table:table-cell>
          <table:table-cell office:value-type="float" office:value="14443790.9003571" calcext:value-type="float">
            <text:p>14,443,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864869.562727" calcext:value-type="float">
            <text:p>214,864,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814.2550611" calcext:value-type="float">
            <text:p>17,043,814</text:p>
          </table:table-cell>
          <table:table-cell office:value-type="float" office:value="1445789.58903877" calcext:value-type="float">
            <text:p>1,445,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196253.221429" calcext:value-type="float">
            <text:p>629,196,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207700.84107" calcext:value-type="float">
            <text:p>1,574,207,701</text:p>
          </table:table-cell>
          <table:table-cell office:value-type="float" office:value="844144659.851786" calcext:value-type="float">
            <text:p>844,144,660</text:p>
          </table:table-cell>
          <table:table-cell office:value-type="float" office:value="129120625.858929" calcext:value-type="float">
            <text:p>129,120,626</text:p>
          </table:table-cell>
          <table:table-cell office:value-type="float" office:value="66606650.8392857" calcext:value-type="float">
            <text:p>66,606,651</text:p>
          </table:table-cell>
          <table:table-cell office:value-type="float" office:value="0" calcext:value-type="float">
            <text:p>0</text:p>
          </table:table-cell>
          <table:table-cell office:value-type="float" office:value="1189248.70181958" calcext:value-type="float">
            <text:p>1,189,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71312" calcext:value-type="float">
            <text:p>4,371,312</text:p>
          </table:table-cell>
          <table:table-cell office:value-type="float" office:value="0" calcext:value-type="float">
            <text:p>0</text:p>
          </table:table-cell>
          <table:table-cell office:value-type="float" office:value="48446660.9753489" calcext:value-type="float">
            <text:p>48,446,661</text:p>
          </table:table-cell>
          <table:table-cell office:value-type="float" office:value="0" calcext:value-type="float">
            <text:p>0</text:p>
          </table:table-cell>
          <table:table-cell office:value-type="float" office:value="279859236.945494" calcext:value-type="float">
            <text:p>279,859,237</text:p>
          </table:table-cell>
          <table:table-cell office:value-type="float" office:value="186034025.67122" calcext:value-type="float">
            <text:p>186,034,026</text:p>
          </table:table-cell>
          <table:table-cell office:value-type="float" office:value="1146361879.57268" calcext:value-type="float">
            <text:p>1,146,361,880</text:p>
          </table:table-cell>
          <table:table-cell office:value-type="float" office:value="71731263.8314286" calcext:value-type="float">
            <text:p>71,731,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9285.5515485" calcext:value-type="float">
            <text:p>19,619,286</text:p>
          </table:table-cell>
          <table:table-cell office:value-type="float" office:value="647897747.172303" calcext:value-type="float">
            <text:p>647,897,747</text:p>
          </table:table-cell>
          <table:table-cell office:value-type="float" office:value="0" calcext:value-type="float">
            <text:p>0</text:p>
          </table:table-cell>
          <table:table-cell office:value-type="float" office:value="3999790160.126" calcext:value-type="float">
            <text:p>3,999,790,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539793.887992" calcext:value-type="float">
            <text:p>628,539,794</text:p>
          </table:table-cell>
          <table:table-cell office:value-type="float" office:value="404068770" calcext:value-type="float">
            <text:p>404,068,770</text:p>
          </table:table-cell>
          <table:table-cell office:value-type="float" office:value="5821824.10714286" calcext:value-type="float">
            <text:p>5,821,824</text:p>
          </table:table-cell>
          <table:table-cell office:value-type="float" office:value="0" calcext:value-type="float">
            <text:p>0</text:p>
          </table:table-cell>
          <table:table-cell office:value-type="float" office:value="5622537.26862232" calcext:value-type="float">
            <text:p>5,622,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25888178.3577" calcext:value-type="float">
            <text:p>11,225,888,178</text:p>
          </table:table-cell>
          <table:table-cell office:value-type="float" office:value="19188391851.7765" calcext:value-type="float">
            <text:p>19,188,391,852</text:p>
          </table:table-cell>
          <table:table-cell office:value-type="float" office:value="10925984109.8309" calcext:value-type="float">
            <text:p>10,925,984,110</text:p>
          </table:table-cell>
          <table:table-cell office:value-type="float" office:value="2351503438.74468" calcext:value-type="float">
            <text:p>2,351,503,439</text:p>
          </table:table-cell>
          <table:table-cell office:value-type="float" office:value="6985655216.86581" calcext:value-type="float">
            <text:p>6,985,655,217</text:p>
          </table:table-cell>
          <table:table-cell office:value-type="float" office:value="3940328892.96512" calcext:value-type="float">
            <text:p>3,940,328,893</text:p>
          </table:table-cell>
          <table:table-cell office:value-type="float" office:value="3243275890.6125" calcext:value-type="float">
            <text:p>3,243,275,891</text:p>
          </table:table-cell>
          <table:table-cell office:value-type="float" office:value="5821824.10714286" calcext:value-type="float">
            <text:p>5,821,824</text:p>
          </table:table-cell>
          <table:table-cell office:value-type="float" office:value="173958438.689372" calcext:value-type="float">
            <text:p>173,958,439</text:p>
          </table:table-cell>
          <table:table-cell office:value-type="float" office:value="-20055496919.6755" calcext:value-type="float">
            <text:p>-20,055,496,920</text:p>
          </table:table-cell>
          <table:table-cell office:value-type="string" calcext:value-type="string">
            <text:p>55-5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counts</text:p>
          </table:table-cell>
          <table:table-cell office:value-type="float" office:value="2755995" calcext:value-type="float">
            <text:p>2,755,995</text:p>
          </table:table-cell>
          <table:table-cell office:value-type="float" office:value="544712" calcext:value-type="float">
            <text:p>544,712</text:p>
          </table:table-cell>
          <table:table-cell office:value-type="float" office:value="30467" calcext:value-type="float">
            <text:p>30,467</text:p>
          </table:table-cell>
          <table:table-cell office:value-type="float" office:value="447130" calcext:value-type="float">
            <text:p>447,130</text:p>
          </table:table-cell>
          <table:table-cell office:value-type="float" office:value="382932" calcext:value-type="float">
            <text:p>382,932</text:p>
          </table:table-cell>
          <table:table-cell office:value-type="float" office:value="950905" calcext:value-type="float">
            <text:p>950,905</text:p>
          </table:table-cell>
          <table:table-cell office:value-type="float" office:value="297145" calcext:value-type="float">
            <text:p>297,145</text:p>
          </table:table-cell>
          <table:table-cell office:value-type="float" office:value="666567" calcext:value-type="float">
            <text:p>666,567</text:p>
          </table:table-cell>
          <table:table-cell office:value-type="float" office:value="213611" calcext:value-type="float">
            <text:p>213,611</text:p>
          </table:table-cell>
          <table:table-cell office:value-type="float" office:value="6789" calcext:value-type="float">
            <text:p>6,789</text:p>
          </table:table-cell>
          <table:table-cell office:value-type="float" office:value="2315" calcext:value-type="float">
            <text:p>2,315</text:p>
          </table:table-cell>
          <table:table-cell office:value-type="float" office:value="1330578" calcext:value-type="float">
            <text:p>1,330,578</text:p>
          </table:table-cell>
          <table:table-cell office:value-type="float" office:value="8944" calcext:value-type="float">
            <text:p>8,944</text:p>
          </table:table-cell>
          <table:table-cell office:value-type="float" office:value="60432" calcext:value-type="float">
            <text:p>60,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22" calcext:value-type="float">
            <text:p>4,62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141" calcext:value-type="float">
            <text:p>273,141</text:p>
          </table:table-cell>
          <table:table-cell office:value-type="float" office:value="42380" calcext:value-type="float">
            <text:p>42,380</text:p>
          </table:table-cell>
          <table:table-cell office:value-type="float" office:value="2926270" calcext:value-type="float">
            <text:p>2,926,270</text:p>
          </table:table-cell>
          <table:table-cell office:value-type="float" office:value="2761399" calcext:value-type="float">
            <text:p>2,761,399</text:p>
          </table:table-cell>
          <table:table-cell office:value-type="float" office:value="2800339" calcext:value-type="float">
            <text:p>2,800,339</text:p>
          </table:table-cell>
          <table:table-cell office:value-type="float" office:value="23612" calcext:value-type="float">
            <text:p>23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29" calcext:value-type="float">
            <text:p>149,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5" calcext:value-type="float">
            <text:p>4,115</text:p>
          </table:table-cell>
          <table:table-cell office:value-type="float" office:value="1204" calcext:value-type="float">
            <text:p>1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06" calcext:value-type="float">
            <text:p>173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861" calcext:value-type="float">
            <text:p>407,861</text:p>
          </table:table-cell>
          <table:table-cell office:value-type="float" office:value="323255" calcext:value-type="float">
            <text:p>323,255</text:p>
          </table:table-cell>
          <table:table-cell office:value-type="float" office:value="34954" calcext:value-type="float">
            <text:p>34,954</text:p>
          </table:table-cell>
          <table:table-cell office:value-type="float" office:value="27596" calcext:value-type="float">
            <text:p>27,596</text:p>
          </table:table-cell>
          <table:table-cell office:value-type="float" office:value="0" calcext:value-type="float">
            <text:p>0</text:p>
          </table:table-cell>
          <table:table-cell office:value-type="float" office:value="14276" calcext:value-type="float">
            <text:p>14,2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" calcext:value-type="float">
            <text:p>1,088</text:p>
          </table:table-cell>
          <table:table-cell office:value-type="float" office:value="0" calcext:value-type="float">
            <text:p>0</text:p>
          </table:table-cell>
          <table:table-cell office:value-type="float" office:value="9304" calcext:value-type="float">
            <text:p>9,304</text:p>
          </table:table-cell>
          <table:table-cell office:value-type="float" office:value="0" calcext:value-type="float">
            <text:p>0</text:p>
          </table:table-cell>
          <table:table-cell office:value-type="float" office:value="78721" calcext:value-type="float">
            <text:p>78,721</text:p>
          </table:table-cell>
          <table:table-cell office:value-type="float" office:value="29949" calcext:value-type="float">
            <text:p>29,949</text:p>
          </table:table-cell>
          <table:table-cell office:value-type="float" office:value="177042" calcext:value-type="float">
            <text:p>177,042</text:p>
          </table:table-cell>
          <table:table-cell office:value-type="float" office:value="16132" calcext:value-type="float">
            <text:p>16,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9" calcext:value-type="float">
            <text:p>5,669</text:p>
          </table:table-cell>
          <table:table-cell office:value-type="float" office:value="147424" calcext:value-type="float">
            <text:p>147,424</text:p>
          </table:table-cell>
          <table:table-cell office:value-type="float" office:value="0" calcext:value-type="float">
            <text:p>0</text:p>
          </table:table-cell>
          <table:table-cell office:value-type="float" office:value="445729" calcext:value-type="float">
            <text:p>445,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078" calcext:value-type="float">
            <text:p>535,078</text:p>
          </table:table-cell>
          <table:table-cell office:value-type="float" office:value="65850" calcext:value-type="float">
            <text:p>65,850</text:p>
          </table:table-cell>
          <table:table-cell office:value-type="float" office:value="2772" calcext:value-type="float">
            <text:p>2,77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,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74963" calcext:value-type="float">
            <text:p>2,574,963</text:p>
          </table:table-cell>
          <table:table-cell office:value-type="float" office:value="2917550" calcext:value-type="float">
            <text:p>2,917,550</text:p>
          </table:table-cell>
          <table:table-cell office:value-type="float" office:value="1173397" calcext:value-type="float">
            <text:p>1,173,397</text:p>
          </table:table-cell>
          <table:table-cell office:value-type="float" office:value="315115" calcext:value-type="float">
            <text:p>315,115</text:p>
          </table:table-cell>
          <table:table-cell office:value-type="float" office:value="789154" calcext:value-type="float">
            <text:p>789,154</text:p>
          </table:table-cell>
          <table:table-cell office:value-type="float" office:value="796524" calcext:value-type="float">
            <text:p>796,524</text:p>
          </table:table-cell>
          <table:table-cell office:value-type="float" office:value="605140" calcext:value-type="float">
            <text:p>605,140</text:p>
          </table:table-cell>
          <table:table-cell office:value-type="float" office:value="2772" calcext:value-type="float">
            <text:p>2,772</text:p>
          </table:table-cell>
          <table:table-cell office:value-type="float" office:value="277260" calcext:value-type="float">
            <text:p>277,260</text:p>
          </table:table-cell>
          <table:table-cell office:value-type="float" office:value="1001437" calcext:value-type="float">
            <text:p>1,001,437</text:p>
          </table:table-cell>
          <table:table-cell office:value-type="string" calcext:value-type="string">
            <text:p>55-5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£p.a</text:p>
          </table:table-cell>
          <table:table-cell office:value-type="float" office:value="48177023595.6423" calcext:value-type="float">
            <text:p>48,177,023,596</text:p>
          </table:table-cell>
          <table:table-cell office:value-type="float" office:value="10072708274.2656" calcext:value-type="float">
            <text:p>10,072,708,274</text:p>
          </table:table-cell>
          <table:table-cell office:value-type="float" office:value="37476193.3498343" calcext:value-type="float">
            <text:p>37,476,193</text:p>
          </table:table-cell>
          <table:table-cell office:value-type="float" office:value="16925706555.0444" calcext:value-type="float">
            <text:p>16,925,706,555</text:p>
          </table:table-cell>
          <table:table-cell office:value-type="float" office:value="105109626.435525" calcext:value-type="float">
            <text:p>105,109,626</text:p>
          </table:table-cell>
          <table:table-cell office:value-type="float" office:value="79908980.5603547" calcext:value-type="float">
            <text:p>79,908,981</text:p>
          </table:table-cell>
          <table:table-cell office:value-type="float" office:value="1044498819.56419" calcext:value-type="float">
            <text:p>1,044,498,820</text:p>
          </table:table-cell>
          <table:table-cell office:value-type="float" office:value="248391999.691415" calcext:value-type="float">
            <text:p>248,392,000</text:p>
          </table:table-cell>
          <table:table-cell office:value-type="float" office:value="1755641739.68368" calcext:value-type="float">
            <text:p>1,755,641,740</text:p>
          </table:table-cell>
          <table:table-cell office:value-type="float" office:value="63232281.5485395" calcext:value-type="float">
            <text:p>63,232,282</text:p>
          </table:table-cell>
          <table:table-cell office:value-type="float" office:value="2796551.15501759" calcext:value-type="float">
            <text:p>2,796,551</text:p>
          </table:table-cell>
          <table:table-cell office:value-type="float" office:value="292689865.465991" calcext:value-type="float">
            <text:p>292,689,865</text:p>
          </table:table-cell>
          <table:table-cell office:value-type="float" office:value="255794155.963115" calcext:value-type="float">
            <text:p>255,794,156</text:p>
          </table:table-cell>
          <table:table-cell office:value-type="float" office:value="82321892.7797624" calcext:value-type="float">
            <text:p>82,321,8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31703.52093929" calcext:value-type="float">
            <text:p>9,931,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181794.857621" calcext:value-type="float">
            <text:p>347,181,795</text:p>
          </table:table-cell>
          <table:table-cell office:value-type="float" office:value="48946438.0393636" calcext:value-type="float">
            <text:p>48,946,438</text:p>
          </table:table-cell>
          <table:table-cell office:value-type="float" office:value="11795603728.2012" calcext:value-type="float">
            <text:p>11,795,603,728</text:p>
          </table:table-cell>
          <table:table-cell office:value-type="float" office:value="3324386533.00423" calcext:value-type="float">
            <text:p>3,324,386,533</text:p>
          </table:table-cell>
          <table:table-cell office:value-type="float" office:value="4402710960.63333" calcext:value-type="float">
            <text:p>4,402,710,961</text:p>
          </table:table-cell>
          <table:table-cell office:value-type="float" office:value="7085943.92142857" calcext:value-type="float">
            <text:p>7,085,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36981.1928571" calcext:value-type="float">
            <text:p>63,936,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21582.2986711" calcext:value-type="float">
            <text:p>76,021,582</text:p>
          </table:table-cell>
          <table:table-cell office:value-type="float" office:value="12090477.7352818" calcext:value-type="float">
            <text:p>12,090,478</text:p>
          </table:table-cell>
          <table:table-cell office:value-type="float" office:value="0" calcext:value-type="float">
            <text:p>0</text:p>
          </table:table-cell>
          <table:table-cell office:value-type="float" office:value="5689718.4" calcext:value-type="float">
            <text:p>5,689,718</text:p>
          </table:table-cell>
          <table:table-cell office:value-type="float" office:value="536343927.053572" calcext:value-type="float">
            <text:p>536,343,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063513.225" calcext:value-type="float">
            <text:p>1,347,063,513</text:p>
          </table:table-cell>
          <table:table-cell office:value-type="float" office:value="756638197.907143" calcext:value-type="float">
            <text:p>756,638,198</text:p>
          </table:table-cell>
          <table:table-cell office:value-type="float" office:value="79165346.8339286" calcext:value-type="float">
            <text:p>79,165,347</text:p>
          </table:table-cell>
          <table:table-cell office:value-type="float" office:value="62967453.7660714" calcext:value-type="float">
            <text:p>62,967,454</text:p>
          </table:table-cell>
          <table:table-cell office:value-type="float" office:value="0" calcext:value-type="float">
            <text:p>0</text:p>
          </table:table-cell>
          <table:table-cell office:value-type="float" office:value="225646.886079004" calcext:value-type="float">
            <text:p>225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5379.75" calcext:value-type="float">
            <text:p>29,285,380</text:p>
          </table:table-cell>
          <table:table-cell office:value-type="float" office:value="0" calcext:value-type="float">
            <text:p>0</text:p>
          </table:table-cell>
          <table:table-cell office:value-type="float" office:value="53715809.9343186" calcext:value-type="float">
            <text:p>53,715,810</text:p>
          </table:table-cell>
          <table:table-cell office:value-type="float" office:value="0" calcext:value-type="float">
            <text:p>0</text:p>
          </table:table-cell>
          <table:table-cell office:value-type="float" office:value="292907425.459779" calcext:value-type="float">
            <text:p>292,907,425</text:p>
          </table:table-cell>
          <table:table-cell office:value-type="float" office:value="43832827.281828" calcext:value-type="float">
            <text:p>43,832,827</text:p>
          </table:table-cell>
          <table:table-cell office:value-type="float" office:value="687081111.164235" calcext:value-type="float">
            <text:p>687,081,111</text:p>
          </table:table-cell>
          <table:table-cell office:value-type="float" office:value="56120995.4078777" calcext:value-type="float">
            <text:p>56,120,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9904.8104287" calcext:value-type="float">
            <text:p>15,749,905</text:p>
          </table:table-cell>
          <table:table-cell office:value-type="float" office:value="571882161.812592" calcext:value-type="float">
            <text:p>571,882,162</text:p>
          </table:table-cell>
          <table:table-cell office:value-type="float" office:value="0" calcext:value-type="float">
            <text:p>0</text:p>
          </table:table-cell>
          <table:table-cell office:value-type="float" office:value="3150685996.35125" calcext:value-type="float">
            <text:p>3,150,685,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733085.534138" calcext:value-type="float">
            <text:p>580,733,086</text:p>
          </table:table-cell>
          <table:table-cell office:value-type="float" office:value="510022535.4" calcext:value-type="float">
            <text:p>510,022,535</text:p>
          </table:table-cell>
          <table:table-cell office:value-type="float" office:value="567441.964285714" calcext:value-type="float">
            <text:p>567,442</text:p>
          </table:table-cell>
          <table:table-cell office:value-type="float" office:value="0" calcext:value-type="float">
            <text:p>0</text:p>
          </table:table-cell>
          <table:table-cell office:value-type="float" office:value="8152370.78698396" calcext:value-type="float">
            <text:p>8,152,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17894969.95683" calcext:value-type="float">
            <text:p>5,417,894,970</text:p>
          </table:table-cell>
          <table:table-cell office:value-type="float" office:value="11596690303.3334" calcext:value-type="float">
            <text:p>11,596,690,303</text:p>
          </table:table-cell>
          <table:table-cell office:value-type="float" office:value="9108920980.24203" calcext:value-type="float">
            <text:p>9,108,920,980</text:p>
          </table:table-cell>
          <table:table-cell office:value-type="float" office:value="1667574425.93674" calcext:value-type="float">
            <text:p>1,667,574,426</text:p>
          </table:table-cell>
          <table:table-cell office:value-type="float" office:value="5399560949.78641" calcext:value-type="float">
            <text:p>5,399,560,950</text:p>
          </table:table-cell>
          <table:table-cell office:value-type="float" office:value="3709360030.45562" calcext:value-type="float">
            <text:p>3,709,360,030</text:p>
          </table:table-cell>
          <table:table-cell office:value-type="float" office:value="2787868157.18571" calcext:value-type="float">
            <text:p>2,787,868,157</text:p>
          </table:table-cell>
          <table:table-cell office:value-type="float" office:value="567441.964285714" calcext:value-type="float">
            <text:p>567,442</text:p>
          </table:table-cell>
          <table:table-cell office:value-type="float" office:value="94721851.6831017" calcext:value-type="float">
            <text:p>94,721,852</text:p>
          </table:table-cell>
          <table:table-cell office:value-type="float" office:value="-10413780241.5967" calcext:value-type="float">
            <text:p>-10,413,780,242</text:p>
          </table:table-cell>
          <table:table-cell office:value-type="string" calcext:value-type="string">
            <text:p>60-6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counts</text:p>
          </table:table-cell>
          <table:table-cell office:value-type="float" office:value="1626270" calcext:value-type="float">
            <text:p>1,626,270</text:p>
          </table:table-cell>
          <table:table-cell office:value-type="float" office:value="365391" calcext:value-type="float">
            <text:p>365,391</text:p>
          </table:table-cell>
          <table:table-cell office:value-type="float" office:value="27292" calcext:value-type="float">
            <text:p>27,292</text:p>
          </table:table-cell>
          <table:table-cell office:value-type="float" office:value="1271784" calcext:value-type="float">
            <text:p>1,271,784</text:p>
          </table:table-cell>
          <table:table-cell office:value-type="float" office:value="462514" calcext:value-type="float">
            <text:p>462,514</text:p>
          </table:table-cell>
          <table:table-cell office:value-type="float" office:value="802652" calcext:value-type="float">
            <text:p>802,652</text:p>
          </table:table-cell>
          <table:table-cell office:value-type="float" office:value="295408" calcext:value-type="float">
            <text:p>295,408</text:p>
          </table:table-cell>
          <table:table-cell office:value-type="float" office:value="684979" calcext:value-type="float">
            <text:p>684,979</text:p>
          </table:table-cell>
          <table:table-cell office:value-type="float" office:value="199365" calcext:value-type="float">
            <text:p>199,365</text:p>
          </table:table-cell>
          <table:table-cell office:value-type="float" office:value="5571" calcext:value-type="float">
            <text:p>5,571</text:p>
          </table:table-cell>
          <table:table-cell office:value-type="float" office:value="6456" calcext:value-type="float">
            <text:p>6,456</text:p>
          </table:table-cell>
          <table:table-cell office:value-type="float" office:value="1072093" calcext:value-type="float">
            <text:p>1,072,093</text:p>
          </table:table-cell>
          <table:table-cell office:value-type="float" office:value="5368" calcext:value-type="float">
            <text:p>5,368</text:p>
          </table:table-cell>
          <table:table-cell office:value-type="float" office:value="18522" calcext:value-type="float">
            <text:p>18,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36" calcext:value-type="float">
            <text:p>2,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07" calcext:value-type="float">
            <text:p>127,007</text:p>
          </table:table-cell>
          <table:table-cell office:value-type="float" office:value="23392" calcext:value-type="float">
            <text:p>23,392</text:p>
          </table:table-cell>
          <table:table-cell office:value-type="float" office:value="2037919" calcext:value-type="float">
            <text:p>2,037,919</text:p>
          </table:table-cell>
          <table:table-cell office:value-type="float" office:value="1607347" calcext:value-type="float">
            <text:p>1,607,347</text:p>
          </table:table-cell>
          <table:table-cell office:value-type="float" office:value="2376159" calcext:value-type="float">
            <text:p>2,376,159</text:p>
          </table:table-cell>
          <table:table-cell office:value-type="float" office:value="9463" calcext:value-type="float">
            <text:p>9,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0" calcext:value-type="float">
            <text:p>35,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" calcext:value-type="float">
            <text:p>4,684</text:p>
          </table:table-cell>
          <table:table-cell office:value-type="float" office:value="3710" calcext:value-type="float">
            <text:p>3,71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,217</text:p>
          </table:table-cell>
          <table:table-cell office:value-type="float" office:value="147475" calcext:value-type="float">
            <text:p>147,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578" calcext:value-type="float">
            <text:p>335,578</text:p>
          </table:table-cell>
          <table:table-cell office:value-type="float" office:value="283978" calcext:value-type="float">
            <text:p>283,978</text:p>
          </table:table-cell>
          <table:table-cell office:value-type="float" office:value="26333" calcext:value-type="float">
            <text:p>26,333</text:p>
          </table:table-cell>
          <table:table-cell office:value-type="float" office:value="26180" calcext:value-type="float">
            <text:p>26,18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9" calcext:value-type="float">
            <text:p>7,289</text:p>
          </table:table-cell>
          <table:table-cell office:value-type="float" office:value="0" calcext:value-type="float">
            <text:p>0</text:p>
          </table:table-cell>
          <table:table-cell office:value-type="float" office:value="15571" calcext:value-type="float">
            <text:p>15,571</text:p>
          </table:table-cell>
          <table:table-cell office:value-type="float" office:value="0" calcext:value-type="float">
            <text:p>0</text:p>
          </table:table-cell>
          <table:table-cell office:value-type="float" office:value="73753" calcext:value-type="float">
            <text:p>73,753</text:p>
          </table:table-cell>
          <table:table-cell office:value-type="float" office:value="10476" calcext:value-type="float">
            <text:p>10,476</text:p>
          </table:table-cell>
          <table:table-cell office:value-type="float" office:value="130194" calcext:value-type="float">
            <text:p>130,194</text:p>
          </table:table-cell>
          <table:table-cell office:value-type="float" office:value="14390" calcext:value-type="float">
            <text:p>1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0" calcext:value-type="float">
            <text:p>4,420</text:p>
          </table:table-cell>
          <table:table-cell office:value-type="float" office:value="115934" calcext:value-type="float">
            <text:p>115,934</text:p>
          </table:table-cell>
          <table:table-cell office:value-type="float" office:value="0" calcext:value-type="float">
            <text:p>0</text:p>
          </table:table-cell>
          <table:table-cell office:value-type="float" office:value="345037" calcext:value-type="float">
            <text:p>345,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547" calcext:value-type="float">
            <text:p>468,547</text:p>
          </table:table-cell>
          <table:table-cell office:value-type="float" office:value="83117" calcext:value-type="float">
            <text:p>83,1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120" calcext:value-type="float">
            <text:p>8,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9896" calcext:value-type="float">
            <text:p>1,439,896</text:p>
          </table:table-cell>
          <table:table-cell office:value-type="float" office:value="2034382" calcext:value-type="float">
            <text:p>2,034,382</text:p>
          </table:table-cell>
          <table:table-cell office:value-type="float" office:value="916080" calcext:value-type="float">
            <text:p>916,080</text:p>
          </table:table-cell>
          <table:table-cell office:value-type="float" office:value="234038" calcext:value-type="float">
            <text:p>234,038</text:p>
          </table:table-cell>
          <table:table-cell office:value-type="float" office:value="602233" calcext:value-type="float">
            <text:p>602,233</text:p>
          </table:table-cell>
          <table:table-cell office:value-type="float" office:value="582992" calcext:value-type="float">
            <text:p>582,992</text:p>
          </table:table-cell>
          <table:table-cell office:value-type="float" office:value="511283" calcext:value-type="float">
            <text:p>511,283</text:p>
          </table:table-cell>
          <table:table-cell office:value-type="float" office:value="435" calcext:value-type="float">
            <text:p>435</text:p>
          </table:table-cell>
          <table:table-cell office:value-type="float" office:value="127007" calcext:value-type="float">
            <text:p>127,007</text:p>
          </table:table-cell>
          <table:table-cell office:value-type="float" office:value="863083" calcext:value-type="float">
            <text:p>863,083</text:p>
          </table:table-cell>
          <table:table-cell office:value-type="string" calcext:value-type="string">
            <text:p>60-6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£p.a</text:p>
          </table:table-cell>
          <table:table-cell office:value-type="float" office:value="14651045079.6996" calcext:value-type="float">
            <text:p>14,651,045,080</text:p>
          </table:table-cell>
          <table:table-cell office:value-type="float" office:value="3911154525.15738" calcext:value-type="float">
            <text:p>3,911,154,525</text:p>
          </table:table-cell>
          <table:table-cell office:value-type="float" office:value="11319871.6721922" calcext:value-type="float">
            <text:p>11,319,872</text:p>
          </table:table-cell>
          <table:table-cell office:value-type="float" office:value="23079360194.8494" calcext:value-type="float">
            <text:p>23,079,360,195</text:p>
          </table:table-cell>
          <table:table-cell office:value-type="float" office:value="91489957.978595" calcext:value-type="float">
            <text:p>91,489,958</text:p>
          </table:table-cell>
          <table:table-cell office:value-type="float" office:value="48211026.9400054" calcext:value-type="float">
            <text:p>48,211,027</text:p>
          </table:table-cell>
          <table:table-cell office:value-type="float" office:value="759457874.223994" calcext:value-type="float">
            <text:p>759,457,874</text:p>
          </table:table-cell>
          <table:table-cell office:value-type="float" office:value="422452982.654134" calcext:value-type="float">
            <text:p>422,452,983</text:p>
          </table:table-cell>
          <table:table-cell office:value-type="float" office:value="1163942412.42129" calcext:value-type="float">
            <text:p>1,163,942,412</text:p>
          </table:table-cell>
          <table:table-cell office:value-type="float" office:value="15389937.4027606" calcext:value-type="float">
            <text:p>15,389,937</text:p>
          </table:table-cell>
          <table:table-cell office:value-type="float" office:value="15026365.7958817" calcext:value-type="float">
            <text:p>15,026,366</text:p>
          </table:table-cell>
          <table:table-cell office:value-type="float" office:value="346724319.351508" calcext:value-type="float">
            <text:p>346,724,319</text:p>
          </table:table-cell>
          <table:table-cell office:value-type="float" office:value="358449813.715052" calcext:value-type="float">
            <text:p>358,449,814</text:p>
          </table:table-cell>
          <table:table-cell office:value-type="float" office:value="45591893.3113876" calcext:value-type="float">
            <text:p>45,591,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96386.9158429" calcext:value-type="float">
            <text:p>24,896,3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689.944903185" calcext:value-type="float">
            <text:p>762,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361999.311607" calcext:value-type="float">
            <text:p>116,361,999</text:p>
          </table:table-cell>
          <table:table-cell office:value-type="float" office:value="7507042.55245801" calcext:value-type="float">
            <text:p>7,507,043</text:p>
          </table:table-cell>
          <table:table-cell office:value-type="float" office:value="8352686041.43849" calcext:value-type="float">
            <text:p>8,352,686,041</text:p>
          </table:table-cell>
          <table:table-cell office:value-type="float" office:value="410819260.196398" calcext:value-type="float">
            <text:p>410,819,260</text:p>
          </table:table-cell>
          <table:table-cell office:value-type="float" office:value="3721113121.39236" calcext:value-type="float">
            <text:p>3,721,113,121</text:p>
          </table:table-cell>
          <table:table-cell office:value-type="float" office:value="5063199.85714286" calcext:value-type="float">
            <text:p>5,063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2059.71964286" calcext:value-type="float">
            <text:p>9,542,060</text:p>
          </table:table-cell>
          <table:table-cell office:value-type="float" office:value="24991095888.6375" calcext:value-type="float">
            <text:p>24,991,095,889</text:p>
          </table:table-cell>
          <table:table-cell office:value-type="float" office:value="0" calcext:value-type="float">
            <text:p>0</text:p>
          </table:table-cell>
          <table:table-cell office:value-type="float" office:value="16732064.5970155" calcext:value-type="float">
            <text:p>16,732,065</text:p>
          </table:table-cell>
          <table:table-cell office:value-type="float" office:value="23911002.1804604" calcext:value-type="float">
            <text:p>23,911,002</text:p>
          </table:table-cell>
          <table:table-cell office:value-type="float" office:value="0" calcext:value-type="float">
            <text:p>0</text:p>
          </table:table-cell>
          <table:table-cell office:value-type="float" office:value="227313681.878571" calcext:value-type="float">
            <text:p>227,313,682</text:p>
          </table:table-cell>
          <table:table-cell office:value-type="float" office:value="403068052.832143" calcext:value-type="float">
            <text:p>403,068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067177.96786" calcext:value-type="float">
            <text:p>1,132,067,178</text:p>
          </table:table-cell>
          <table:table-cell office:value-type="float" office:value="614543091.107143" calcext:value-type="float">
            <text:p>614,543,091</text:p>
          </table:table-cell>
          <table:table-cell office:value-type="float" office:value="79236883.6553571" calcext:value-type="float">
            <text:p>79,236,884</text:p>
          </table:table-cell>
          <table:table-cell office:value-type="float" office:value="79111764.6589286" calcext:value-type="float">
            <text:p>79,111,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3964.8625" calcext:value-type="float">
            <text:p>4,193,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13021.0807741" calcext:value-type="float">
            <text:p>57,413,021</text:p>
          </table:table-cell>
          <table:table-cell office:value-type="float" office:value="0" calcext:value-type="float">
            <text:p>0</text:p>
          </table:table-cell>
          <table:table-cell office:value-type="float" office:value="673981031.188484" calcext:value-type="float">
            <text:p>673,981,031</text:p>
          </table:table-cell>
          <table:table-cell office:value-type="float" office:value="10174251.1682868" calcext:value-type="float">
            <text:p>10,174,251</text:p>
          </table:table-cell>
          <table:table-cell office:value-type="float" office:value="350464214.024571" calcext:value-type="float">
            <text:p>350,464,214</text:p>
          </table:table-cell>
          <table:table-cell office:value-type="float" office:value="0" calcext:value-type="float">
            <text:p>0</text:p>
          </table:table-cell>
          <table:table-cell office:value-type="float" office:value="15465796.1611442" calcext:value-type="float">
            <text:p>15,465,796</text:p>
          </table:table-cell>
          <table:table-cell office:value-type="float" office:value="1248564720.4248" calcext:value-type="float">
            <text:p>1,248,564,720</text:p>
          </table:table-cell>
          <table:table-cell office:value-type="float" office:value="0" calcext:value-type="float">
            <text:p>0</text:p>
          </table:table-cell>
          <table:table-cell office:value-type="float" office:value="646789615.925806" calcext:value-type="float">
            <text:p>646,789,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681568.298036" calcext:value-type="float">
            <text:p>586,681,568</text:p>
          </table:table-cell>
          <table:table-cell office:value-type="float" office:value="92926612.8" calcext:value-type="float">
            <text:p>92,926,6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60107832.62633" calcext:value-type="float">
            <text:p>1,660,107,833</text:p>
          </table:table-cell>
          <table:table-cell office:value-type="float" office:value="8157365132.16809" calcext:value-type="float">
            <text:p>8,157,365,132</text:p>
          </table:table-cell>
          <table:table-cell office:value-type="float" office:value="31294458377.4547" calcext:value-type="float">
            <text:p>31,294,458,377</text:p>
          </table:table-cell>
          <table:table-cell office:value-type="float" office:value="2356063034.04806" calcext:value-type="float">
            <text:p>2,356,063,034</text:p>
          </table:table-cell>
          <table:table-cell office:value-type="float" office:value="3589534218.2719" calcext:value-type="float">
            <text:p>3,589,534,218</text:p>
          </table:table-cell>
          <table:table-cell office:value-type="float" office:value="27704924159.1828" calcext:value-type="float">
            <text:p>27,704,924,159</text:p>
          </table:table-cell>
          <table:table-cell office:value-type="float" office:value="2535340652.1" calcext:value-type="float">
            <text:p>2,535,340,652</text:p>
          </table:table-cell>
          <table:table-cell office:value-type="float" office:value="0" calcext:value-type="float">
            <text:p>0</text:p>
          </table:table-cell>
          <table:table-cell office:value-type="float" office:value="30650878.5207878" calcext:value-type="float">
            <text:p>30,650,879</text:p>
          </table:table-cell>
          <table:table-cell office:value-type="float" office:value="18809839954.4275" calcext:value-type="float">
            <text:p>18,809,839,954</text:p>
          </table:table-cell>
          <table:table-cell office:value-type="string" calcext:value-type="string">
            <text:p>65-6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counts</text:p>
          </table:table-cell>
          <table:table-cell office:value-type="float" office:value="508643" calcext:value-type="float">
            <text:p>508,643</text:p>
          </table:table-cell>
          <table:table-cell office:value-type="float" office:value="179929" calcext:value-type="float">
            <text:p>179,929</text:p>
          </table:table-cell>
          <table:table-cell office:value-type="float" office:value="16769" calcext:value-type="float">
            <text:p>16,769</text:p>
          </table:table-cell>
          <table:table-cell office:value-type="float" office:value="1819949" calcext:value-type="float">
            <text:p>1,819,949</text:p>
          </table:table-cell>
          <table:table-cell office:value-type="float" office:value="424920" calcext:value-type="float">
            <text:p>424,920</text:p>
          </table:table-cell>
          <table:table-cell office:value-type="float" office:value="786535" calcext:value-type="float">
            <text:p>786,535</text:p>
          </table:table-cell>
          <table:table-cell office:value-type="float" office:value="285335" calcext:value-type="float">
            <text:p>285,335</text:p>
          </table:table-cell>
          <table:table-cell office:value-type="float" office:value="673870" calcext:value-type="float">
            <text:p>673,870</text:p>
          </table:table-cell>
          <table:table-cell office:value-type="float" office:value="143272" calcext:value-type="float">
            <text:p>143,272</text:p>
          </table:table-cell>
          <table:table-cell office:value-type="float" office:value="10948" calcext:value-type="float">
            <text:p>10,948</text:p>
          </table:table-cell>
          <table:table-cell office:value-type="float" office:value="6351" calcext:value-type="float">
            <text:p>6,351</text:p>
          </table:table-cell>
          <table:table-cell office:value-type="float" office:value="1016274" calcext:value-type="float">
            <text:p>1,016,274</text:p>
          </table:table-cell>
          <table:table-cell office:value-type="float" office:value="20298" calcext:value-type="float">
            <text:p>20,298</text:p>
          </table:table-cell>
          <table:table-cell office:value-type="float" office:value="8251" calcext:value-type="float">
            <text:p>8,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6" calcext:value-type="float">
            <text:p>1,2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44" calcext:value-type="float">
            <text:p>45,344</text:p>
          </table:table-cell>
          <table:table-cell office:value-type="float" office:value="7978" calcext:value-type="float">
            <text:p>7,978</text:p>
          </table:table-cell>
          <table:table-cell office:value-type="float" office:value="1741789" calcext:value-type="float">
            <text:p>1,741,789</text:p>
          </table:table-cell>
          <table:table-cell office:value-type="float" office:value="202116" calcext:value-type="float">
            <text:p>202,116</text:p>
          </table:table-cell>
          <table:table-cell office:value-type="float" office:value="2064172" calcext:value-type="float">
            <text:p>2,064,172</text:p>
          </table:table-cell>
          <table:table-cell office:value-type="float" office:value="2895" calcext:value-type="float">
            <text:p>2,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2" calcext:value-type="float">
            <text:p>6,772</text:p>
          </table:table-cell>
          <table:table-cell office:value-type="float" office:value="2586839" calcext:value-type="float">
            <text:p>2,586,839</text:p>
          </table:table-cell>
          <table:table-cell office:value-type="float" office:value="0" calcext:value-type="float">
            <text:p>0</text:p>
          </table:table-cell>
          <table:table-cell office:value-type="float" office:value="6074" calcext:value-type="float">
            <text:p>6,074</text:p>
          </table:table-cell>
          <table:table-cell office:value-type="float" office:value="7091" calcext:value-type="float">
            <text:p>7,091</text:p>
          </table:table-cell>
          <table:table-cell office:value-type="float" office:value="0" calcext:value-type="float">
            <text:p>0</text:p>
          </table:table-cell>
          <table:table-cell office:value-type="float" office:value="50056" calcext:value-type="float">
            <text:p>50,056</text:p>
          </table:table-cell>
          <table:table-cell office:value-type="float" office:value="110829" calcext:value-type="float">
            <text:p>110,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575" calcext:value-type="float">
            <text:p>290,575</text:p>
          </table:table-cell>
          <table:table-cell office:value-type="float" office:value="232355" calcext:value-type="float">
            <text:p>232,355</text:p>
          </table:table-cell>
          <table:table-cell office:value-type="float" office:value="26408" calcext:value-type="float">
            <text:p>26,408</text:p>
          </table:table-cell>
          <table:table-cell office:value-type="float" office:value="31660" calcext:value-type="float">
            <text:p>31,6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3" calcext:value-type="float">
            <text:p>4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37" calcext:value-type="float">
            <text:p>26,337</text:p>
          </table:table-cell>
          <table:table-cell office:value-type="float" office:value="0" calcext:value-type="float">
            <text:p>0</text:p>
          </table:table-cell>
          <table:table-cell office:value-type="float" office:value="69868" calcext:value-type="float">
            <text:p>69,868</text:p>
          </table:table-cell>
          <table:table-cell office:value-type="float" office:value="3021" calcext:value-type="float">
            <text:p>3,021</text:p>
          </table:table-cell>
          <table:table-cell office:value-type="float" office:value="105650" calcext:value-type="float">
            <text:p>105,650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,073</text:p>
          </table:table-cell>
          <table:table-cell office:value-type="float" office:value="263090" calcext:value-type="float">
            <text:p>263,090</text:p>
          </table:table-cell>
          <table:table-cell office:value-type="float" office:value="0" calcext:value-type="float">
            <text:p>0</text:p>
          </table:table-cell>
          <table:table-cell office:value-type="float" office:value="69545" calcext:value-type="float">
            <text:p>69,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800" calcext:value-type="float">
            <text:p>511,800</text:p>
          </table:table-cell>
          <table:table-cell office:value-type="float" office:value="15144" calcext:value-type="float">
            <text:p>15,1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4220" calcext:value-type="float">
            <text:p>394,220</text:p>
          </table:table-cell>
          <table:table-cell office:value-type="float" office:value="1734910" calcext:value-type="float">
            <text:p>1,734,910</text:p>
          </table:table-cell>
          <table:table-cell office:value-type="float" office:value="2752429" calcext:value-type="float">
            <text:p>2,752,429</text:p>
          </table:table-cell>
          <table:table-cell office:value-type="float" office:value="350177" calcext:value-type="float">
            <text:p>350,177</text:p>
          </table:table-cell>
          <table:table-cell office:value-type="float" office:value="563898" calcext:value-type="float">
            <text:p>563,898</text:p>
          </table:table-cell>
          <table:table-cell office:value-type="float" office:value="2692282" calcext:value-type="float">
            <text:p>2,692,282</text:p>
          </table:table-cell>
          <table:table-cell office:value-type="float" office:value="486556" calcext:value-type="float">
            <text:p>486,556</text:p>
          </table:table-cell>
          <table:table-cell office:value-type="float" office:value="0" calcext:value-type="float">
            <text:p>0</text:p>
          </table:table-cell>
          <table:table-cell office:value-type="float" office:value="45344" calcext:value-type="float">
            <text:p>45,344</text:p>
          </table:table-cell>
          <table:table-cell office:value-type="float" office:value="2572184" calcext:value-type="float">
            <text:p>2,572,184</text:p>
          </table:table-cell>
          <table:table-cell office:value-type="string" calcext:value-type="string">
            <text:p>65-6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£p.a</text:p>
          </table:table-cell>
          <table:table-cell office:value-type="float" office:value="2466288199.3409" calcext:value-type="float">
            <text:p>2,466,288,199</text:p>
          </table:table-cell>
          <table:table-cell office:value-type="float" office:value="2957474131.07067" calcext:value-type="float">
            <text:p>2,957,474,131</text:p>
          </table:table-cell>
          <table:table-cell office:value-type="float" office:value="6786733.41461675" calcext:value-type="float">
            <text:p>6,786,733</text:p>
          </table:table-cell>
          <table:table-cell office:value-type="float" office:value="23152477114.7665" calcext:value-type="float">
            <text:p>23,152,477,115</text:p>
          </table:table-cell>
          <table:table-cell office:value-type="float" office:value="98998380.7280696" calcext:value-type="float">
            <text:p>98,998,381</text:p>
          </table:table-cell>
          <table:table-cell office:value-type="float" office:value="56892192.8380316" calcext:value-type="float">
            <text:p>56,892,193</text:p>
          </table:table-cell>
          <table:table-cell office:value-type="float" office:value="475725546.914012" calcext:value-type="float">
            <text:p>475,725,547</text:p>
          </table:table-cell>
          <table:table-cell office:value-type="float" office:value="467354270.112559" calcext:value-type="float">
            <text:p>467,354,270</text:p>
          </table:table-cell>
          <table:table-cell office:value-type="float" office:value="1331732235.00635" calcext:value-type="float">
            <text:p>1,331,732,235</text:p>
          </table:table-cell>
          <table:table-cell office:value-type="float" office:value="3149629.28873189" calcext:value-type="float">
            <text:p>3,149,629</text:p>
          </table:table-cell>
          <table:table-cell office:value-type="float" office:value="5132428.3133614" calcext:value-type="float">
            <text:p>5,132,428</text:p>
          </table:table-cell>
          <table:table-cell office:value-type="float" office:value="576223676.138574" calcext:value-type="float">
            <text:p>576,223,676</text:p>
          </table:table-cell>
          <table:table-cell office:value-type="float" office:value="153895708.157325" calcext:value-type="float">
            <text:p>153,895,708</text:p>
          </table:table-cell>
          <table:table-cell office:value-type="float" office:value="57674066.1325174" calcext:value-type="float">
            <text:p>57,674,06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612721954.2995" calcext:value-type="float">
            <text:p>5,612,721,954</text:p>
          </table:table-cell>
          <table:table-cell office:value-type="float" office:value="0" calcext:value-type="float">
            <text:p>0</text:p>
          </table:table-cell>
          <table:table-cell office:value-type="float" office:value="3813677279.53194" calcext:value-type="float">
            <text:p>3,813,677,280</text:p>
          </table:table-cell>
          <table:table-cell office:value-type="float" office:value="3536454.85714286" calcext:value-type="float">
            <text:p>3,536,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7605.1464286" calcext:value-type="float">
            <text:p>11,297,605</text:p>
          </table:table-cell>
          <table:table-cell office:value-type="float" office:value="25417379273.2125" calcext:value-type="float">
            <text:p>25,417,379,273</text:p>
          </table:table-cell>
          <table:table-cell office:value-type="float" office:value="0" calcext:value-type="float">
            <text:p>0</text:p>
          </table:table-cell>
          <table:table-cell office:value-type="float" office:value="33168199.6390124" calcext:value-type="float">
            <text:p>33,168,200</text:p>
          </table:table-cell>
          <table:table-cell office:value-type="float" office:value="54279783.7443103" calcext:value-type="float">
            <text:p>54,279,784</text:p>
          </table:table-cell>
          <table:table-cell office:value-type="float" office:value="0" calcext:value-type="float">
            <text:p>0</text:p>
          </table:table-cell>
          <table:table-cell office:value-type="float" office:value="602277818.7" calcext:value-type="float">
            <text:p>602,277,819</text:p>
          </table:table-cell>
          <table:table-cell office:value-type="float" office:value="368630754" calcext:value-type="float">
            <text:p>368,630,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12915.9" calcext:value-type="float">
            <text:p>423,312,916</text:p>
          </table:table-cell>
          <table:table-cell office:value-type="float" office:value="246760927.65" calcext:value-type="float">
            <text:p>246,760,928</text:p>
          </table:table-cell>
          <table:table-cell office:value-type="float" office:value="229274150.817857" calcext:value-type="float">
            <text:p>229,274,151</text:p>
          </table:table-cell>
          <table:table-cell office:value-type="float" office:value="197782757.598214" calcext:value-type="float">
            <text:p>197,782,758</text:p>
          </table:table-cell>
          <table:table-cell office:value-type="float" office:value="0" calcext:value-type="float">
            <text:p>0</text:p>
          </table:table-cell>
          <table:table-cell office:value-type="float" office:value="255814.048586914" calcext:value-type="float">
            <text:p>255,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2171967.7646715" calcext:value-type="float">
            <text:p>52,171,968</text:p>
          </table:table-cell>
          <table:table-cell office:value-type="float" office:value="0" calcext:value-type="float">
            <text:p>0</text:p>
          </table:table-cell>
          <table:table-cell office:value-type="float" office:value="123569686.910617" calcext:value-type="float">
            <text:p>123,569,687</text:p>
          </table:table-cell>
          <table:table-cell office:value-type="float" office:value="51602420.8607143" calcext:value-type="float">
            <text:p>51,602,421</text:p>
          </table:table-cell>
          <table:table-cell office:value-type="float" office:value="858115099.583761" calcext:value-type="float">
            <text:p>858,115,100</text:p>
          </table:table-cell>
          <table:table-cell office:value-type="float" office:value="67036186.843966" calcext:value-type="float">
            <text:p>67,036,187</text:p>
          </table:table-cell>
          <table:table-cell office:value-type="float" office:value="4843984.17494982" calcext:value-type="float">
            <text:p>4,843,984</text:p>
          </table:table-cell>
          <table:table-cell office:value-type="float" office:value="1492274933.91349" calcext:value-type="float">
            <text:p>1,492,274,9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2475477.513804" calcext:value-type="float">
            <text:p>752,475,478</text:p>
          </table:table-cell>
          <table:table-cell office:value-type="float" office:value="0" calcext:value-type="float">
            <text:p>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1422694.38090888" calcext:value-type="float">
            <text:p>1,422,6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607176.105304" calcext:value-type="float">
            <text:p>234,607,176</text:p>
          </table:table-cell>
          <table:table-cell office:value-type="float" office:value="5435433573.20285" calcext:value-type="float">
            <text:p>5,435,433,573</text:p>
          </table:table-cell>
          <table:table-cell office:value-type="float" office:value="30989309966.6895" calcext:value-type="float">
            <text:p>30,989,309,967</text:p>
          </table:table-cell>
          <table:table-cell office:value-type="float" office:value="2649614280.05217" calcext:value-type="float">
            <text:p>2,649,614,280</text:p>
          </table:table-cell>
          <table:table-cell office:value-type="float" office:value="3403467271.85169" calcext:value-type="float">
            <text:p>3,403,467,272</text:p>
          </table:table-cell>
          <table:table-cell office:value-type="float" office:value="27585842694.8378" calcext:value-type="float">
            <text:p>27,585,842,695</text:p>
          </table:table-cell>
          <table:table-cell office:value-type="float" office:value="2068039324.66607" calcext:value-type="float">
            <text:p>2,068,039,325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21562910732.8581" calcext:value-type="float">
            <text:p>21,562,910,733</text:p>
          </table:table-cell>
          <table:table-cell office:value-type="string" calcext:value-type="string">
            <text:p>70-7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counts</text:p>
          </table:table-cell>
          <table:table-cell office:value-type="float" office:value="128000" calcext:value-type="float">
            <text:p>128,000</text:p>
          </table:table-cell>
          <table:table-cell office:value-type="float" office:value="91713" calcext:value-type="float">
            <text:p>91,713</text:p>
          </table:table-cell>
          <table:table-cell office:value-type="float" office:value="6529" calcext:value-type="float">
            <text:p>6,529</text:p>
          </table:table-cell>
          <table:table-cell office:value-type="float" office:value="2003347" calcext:value-type="float">
            <text:p>2,003,347</text:p>
          </table:table-cell>
          <table:table-cell office:value-type="float" office:value="535284" calcext:value-type="float">
            <text:p>535,284</text:p>
          </table:table-cell>
          <table:table-cell office:value-type="float" office:value="772674" calcext:value-type="float">
            <text:p>772,674</text:p>
          </table:table-cell>
          <table:table-cell office:value-type="float" office:value="253097" calcext:value-type="float">
            <text:p>253,097</text:p>
          </table:table-cell>
          <table:table-cell office:value-type="float" office:value="716128" calcext:value-type="float">
            <text:p>716,128</text:p>
          </table:table-cell>
          <table:table-cell office:value-type="float" office:value="118660" calcext:value-type="float">
            <text:p>118,660</text:p>
          </table:table-cell>
          <table:table-cell office:value-type="float" office:value="11216" calcext:value-type="float">
            <text:p>11,216</text:p>
          </table:table-cell>
          <table:table-cell office:value-type="float" office:value="9062" calcext:value-type="float">
            <text:p>9,062</text:p>
          </table:table-cell>
          <table:table-cell office:value-type="float" office:value="1006285" calcext:value-type="float">
            <text:p>1,006,285</text:p>
          </table:table-cell>
          <table:table-cell office:value-type="float" office:value="15844" calcext:value-type="float">
            <text:p>15,844</text:p>
          </table:table-cell>
          <table:table-cell office:value-type="float" office:value="14244" calcext:value-type="float">
            <text:p>14,24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26730" calcext:value-type="float">
            <text:p>1,426,730</text:p>
          </table:table-cell>
          <table:table-cell office:value-type="float" office:value="0" calcext:value-type="float">
            <text:p>0</text:p>
          </table:table-cell>
          <table:table-cell office:value-type="float" office:value="2095729" calcext:value-type="float">
            <text:p>2,095,729</text:p>
          </table:table-cell>
          <table:table-cell office:value-type="float" office:value="3005" calcext:value-type="float">
            <text:p>3,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" calcext:value-type="float">
            <text:p>8,780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,910</text:p>
          </table:table-cell>
          <table:table-cell office:value-type="float" office:value="12875" calcext:value-type="float">
            <text:p>12,875</text:p>
          </table:table-cell>
          <table:table-cell office:value-type="float" office:value="0" calcext:value-type="float">
            <text:p>0</text:p>
          </table:table-cell>
          <table:table-cell office:value-type="float" office:value="135659" calcext:value-type="float">
            <text:p>135,659</text:p>
          </table:table-cell>
          <table:table-cell office:value-type="float" office:value="101360" calcext:value-type="float">
            <text:p>101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26" calcext:value-type="float">
            <text:p>110,926</text:p>
          </table:table-cell>
          <table:table-cell office:value-type="float" office:value="96640" calcext:value-type="float">
            <text:p>96,640</text:p>
          </table:table-cell>
          <table:table-cell office:value-type="float" office:value="68663" calcext:value-type="float">
            <text:p>68,663</text:p>
          </table:table-cell>
          <table:table-cell office:value-type="float" office:value="64303" calcext:value-type="float">
            <text:p>64,303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,2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787" calcext:value-type="float">
            <text:p>12,787</text:p>
          </table:table-cell>
          <table:table-cell office:value-type="float" office:value="0" calcext:value-type="float">
            <text:p>0</text:p>
          </table:table-cell>
          <table:table-cell office:value-type="float" office:value="9379" calcext:value-type="float">
            <text:p>9,379</text:p>
          </table:table-cell>
          <table:table-cell office:value-type="float" office:value="3183" calcext:value-type="float">
            <text:p>3,183</text:p>
          </table:table-cell>
          <table:table-cell office:value-type="float" office:value="287999" calcext:value-type="float">
            <text:p>287,999</text:p>
          </table:table-cell>
          <table:table-cell office:value-type="float" office:value="130685" calcext:value-type="float">
            <text:p>130,685</text:p>
          </table:table-cell>
          <table:table-cell office:value-type="float" office:value="851" calcext:value-type="float">
            <text:p>851</text:p>
          </table:table-cell>
          <table:table-cell office:value-type="float" office:value="337069" calcext:value-type="float">
            <text:p>337,0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2897" calcext:value-type="float">
            <text:p>712,897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,8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413" calcext:value-type="float">
            <text:p>85,413</text:p>
          </table:table-cell>
          <table:table-cell office:value-type="float" office:value="1416322" calcext:value-type="float">
            <text:p>1,416,322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529750" calcext:value-type="float">
            <text:p>529,750</text:p>
          </table:table-cell>
          <table:table-cell office:value-type="float" office:value="783449" calcext:value-type="float">
            <text:p>783,449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420081" calcext:value-type="float">
            <text:p>420,081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3048687" calcext:value-type="float">
            <text:p>3,048,687</text:p>
          </table:table-cell>
          <table:table-cell office:value-type="string" calcext:value-type="string">
            <text:p>70-7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£p.a</text:p>
          </table:table-cell>
          <table:table-cell office:value-type="float" office:value="476211790.240172" calcext:value-type="float">
            <text:p>476,211,790</text:p>
          </table:table-cell>
          <table:table-cell office:value-type="float" office:value="763788614.971638" calcext:value-type="float">
            <text:p>763,788,615</text:p>
          </table:table-cell>
          <table:table-cell office:value-type="float" office:value="6873940.60279114" calcext:value-type="float">
            <text:p>6,873,941</text:p>
          </table:table-cell>
          <table:table-cell office:value-type="float" office:value="17751617834.1115" calcext:value-type="float">
            <text:p>17,751,617,834</text:p>
          </table:table-cell>
          <table:table-cell office:value-type="float" office:value="85814030.7541566" calcext:value-type="float">
            <text:p>85,814,031</text:p>
          </table:table-cell>
          <table:table-cell office:value-type="float" office:value="36960995.9319122" calcext:value-type="float">
            <text:p>36,960,996</text:p>
          </table:table-cell>
          <table:table-cell office:value-type="float" office:value="251932761.643851" calcext:value-type="float">
            <text:p>251,932,762</text:p>
          </table:table-cell>
          <table:table-cell office:value-type="float" office:value="245857878.684808" calcext:value-type="float">
            <text:p>245,857,879</text:p>
          </table:table-cell>
          <table:table-cell office:value-type="float" office:value="380688854.225845" calcext:value-type="float">
            <text:p>380,688,854</text:p>
          </table:table-cell>
          <table:table-cell office:value-type="float" office:value="11256925.5972729" calcext:value-type="float">
            <text:p>11,256,926</text:p>
          </table:table-cell>
          <table:table-cell office:value-type="float" office:value="3842905.43196439" calcext:value-type="float">
            <text:p>3,842,905</text:p>
          </table:table-cell>
          <table:table-cell office:value-type="float" office:value="155187582.659491" calcext:value-type="float">
            <text:p>155,187,583</text:p>
          </table:table-cell>
          <table:table-cell office:value-type="float" office:value="118353751.76716" calcext:value-type="float">
            <text:p>118,353,752</text:p>
          </table:table-cell>
          <table:table-cell office:value-type="float" office:value="18122922.3307302" calcext:value-type="float">
            <text:p>18,122,922</text:p>
          </table:table-cell>
          <table:table-cell office:value-type="float" office:value="1501177.5" calcext:value-type="float">
            <text:p>1,501,1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927340532.36565" calcext:value-type="float">
            <text:p>2,927,340,532</text:p>
          </table:table-cell>
          <table:table-cell office:value-type="float" office:value="0" calcext:value-type="float">
            <text:p>0</text:p>
          </table:table-cell>
          <table:table-cell office:value-type="float" office:value="2863582705.88958" calcext:value-type="float">
            <text:p>2,863,582,706</text:p>
          </table:table-cell>
          <table:table-cell office:value-type="float" office:value="2214980.35714286" calcext:value-type="float">
            <text:p>2,214,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7691.16428571" calcext:value-type="float">
            <text:p>3,397,691</text:p>
          </table:table-cell>
          <table:table-cell office:value-type="float" office:value="17845082289.5411" calcext:value-type="float">
            <text:p>17,845,082,290</text:p>
          </table:table-cell>
          <table:table-cell office:value-type="float" office:value="0" calcext:value-type="float">
            <text:p>0</text:p>
          </table:table-cell>
          <table:table-cell office:value-type="float" office:value="2580958.56986185" calcext:value-type="float">
            <text:p>2,580,959</text:p>
          </table:table-cell>
          <table:table-cell office:value-type="float" office:value="125624942.925797" calcext:value-type="float">
            <text:p>125,624,943</text:p>
          </table:table-cell>
          <table:table-cell office:value-type="float" office:value="10286702.7214286" calcext:value-type="float">
            <text:p>10,286,703</text:p>
          </table:table-cell>
          <table:table-cell office:value-type="float" office:value="734899044.910714" calcext:value-type="float">
            <text:p>734,899,045</text:p>
          </table:table-cell>
          <table:table-cell office:value-type="float" office:value="260369109.514286" calcext:value-type="float">
            <text:p>260,369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3520.79642857" calcext:value-type="float">
            <text:p>2,833,521</text:p>
          </table:table-cell>
          <table:table-cell office:value-type="float" office:value="0" calcext:value-type="float">
            <text:p>0</text:p>
          </table:table-cell>
          <table:table-cell office:value-type="float" office:value="346339963.928571" calcext:value-type="float">
            <text:p>346,339,964</text:p>
          </table:table-cell>
          <table:table-cell office:value-type="float" office:value="341950827.728571" calcext:value-type="float">
            <text:p>341,950,828</text:p>
          </table:table-cell>
          <table:table-cell office:value-type="float" office:value="0" calcext:value-type="float">
            <text:p>0</text:p>
          </table:table-cell>
          <table:table-cell office:value-type="float" office:value="751005.964960945" calcext:value-type="float">
            <text:p>751,0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212.225" calcext:value-type="float">
            <text:p>838,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60438.6824253" calcext:value-type="float">
            <text:p>39,760,439</text:p>
          </table:table-cell>
          <table:table-cell office:value-type="float" office:value="0" calcext:value-type="float">
            <text:p>0</text:p>
          </table:table-cell>
          <table:table-cell office:value-type="float" office:value="51899853.8868256" calcext:value-type="float">
            <text:p>51,899,854</text:p>
          </table:table-cell>
          <table:table-cell office:value-type="float" office:value="0" calcext:value-type="float">
            <text:p>0</text:p>
          </table:table-cell>
          <table:table-cell office:value-type="float" office:value="770645849.216226" calcext:value-type="float">
            <text:p>770,645,849</text:p>
          </table:table-cell>
          <table:table-cell office:value-type="float" office:value="73443016.893589" calcext:value-type="float">
            <text:p>73,443,017</text:p>
          </table:table-cell>
          <table:table-cell office:value-type="float" office:value="0" calcext:value-type="float">
            <text:p>0</text:p>
          </table:table-cell>
          <table:table-cell office:value-type="float" office:value="1010736067.38566" calcext:value-type="float">
            <text:p>1,010,736,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7902613.855379" calcext:value-type="float">
            <text:p>687,902,6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500484.1880457" calcext:value-type="float">
            <text:p>27,500,484</text:p>
          </table:table-cell>
          <table:table-cell office:value-type="float" office:value="2894827519.45169" calcext:value-type="float">
            <text:p>2,894,827,519</text:p>
          </table:table-cell>
          <table:table-cell office:value-type="float" office:value="22309342109.9111" calcext:value-type="float">
            <text:p>22,309,342,110</text:p>
          </table:table-cell>
          <table:table-cell office:value-type="float" office:value="1946485226.06473" calcext:value-type="float">
            <text:p>1,946,485,226</text:p>
          </table:table-cell>
          <table:table-cell office:value-type="float" office:value="2634387839.92011" calcext:value-type="float">
            <text:p>2,634,387,840</text:p>
          </table:table-cell>
          <table:table-cell office:value-type="float" office:value="19674954269.991" calcext:value-type="float">
            <text:p>19,674,954,270</text:p>
          </table:table-cell>
          <table:table-cell office:value-type="float" office:value="1696679169.6" calcext:value-type="float">
            <text:p>1,696,679,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18418871.6558" calcext:value-type="float">
            <text:p>16,518,418,872</text:p>
          </table:table-cell>
          <table:table-cell office:value-type="string" calcext:value-type="string">
            <text:p>75-7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counts</text:p>
          </table:table-cell>
          <table:table-cell office:value-type="float" office:value="35693" calcext:value-type="float">
            <text:p>35,693</text:p>
          </table:table-cell>
          <table:table-cell office:value-type="float" office:value="37481" calcext:value-type="float">
            <text:p>37,481</text:p>
          </table:table-cell>
          <table:table-cell office:value-type="float" office:value="8740" calcext:value-type="float">
            <text:p>8,740</text:p>
          </table:table-cell>
          <table:table-cell office:value-type="float" office:value="1545909" calcext:value-type="float">
            <text:p>1,545,909</text:p>
          </table:table-cell>
          <table:table-cell office:value-type="float" office:value="374927" calcext:value-type="float">
            <text:p>374,927</text:p>
          </table:table-cell>
          <table:table-cell office:value-type="float" office:value="562346" calcext:value-type="float">
            <text:p>562,346</text:p>
          </table:table-cell>
          <table:table-cell office:value-type="float" office:value="191937" calcext:value-type="float">
            <text:p>191,937</text:p>
          </table:table-cell>
          <table:table-cell office:value-type="float" office:value="473492" calcext:value-type="float">
            <text:p>473,492</text:p>
          </table:table-cell>
          <table:table-cell office:value-type="float" office:value="72929" calcext:value-type="float">
            <text:p>72,929</text:p>
          </table:table-cell>
          <table:table-cell office:value-type="float" office:value="5368" calcext:value-type="float">
            <text:p>5,368</text:p>
          </table:table-cell>
          <table:table-cell office:value-type="float" office:value="4680" calcext:value-type="float">
            <text:p>4,680</text:p>
          </table:table-cell>
          <table:table-cell office:value-type="float" office:value="672108" calcext:value-type="float">
            <text:p>672,108</text:p>
          </table:table-cell>
          <table:table-cell office:value-type="float" office:value="13510" calcext:value-type="float">
            <text:p>13,510</text:p>
          </table:table-cell>
          <table:table-cell office:value-type="float" office:value="3515" calcext:value-type="float">
            <text:p>3,515</text:p>
          </table:table-cell>
          <table:table-cell office:value-type="float" office:value="822" calcext:value-type="float">
            <text:p>8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49541" calcext:value-type="float">
            <text:p>949,541</text:p>
          </table:table-cell>
          <table:table-cell office:value-type="float" office:value="0" calcext:value-type="float">
            <text:p>0</text:p>
          </table:table-cell>
          <table:table-cell office:value-type="float" office:value="1592731" calcext:value-type="float">
            <text:p>1,592,731</text:p>
          </table:table-cell>
          <table:table-cell office:value-type="float" office:value="1415" calcext:value-type="float">
            <text:p>1,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" calcext:value-type="float">
            <text:p>2,987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,166</text:p>
          </table:table-cell>
          <table:table-cell office:value-type="float" office:value="22858" calcext:value-type="float">
            <text:p>22,858</text:p>
          </table:table-cell>
          <table:table-cell office:value-type="float" office:value="1976" calcext:value-type="float">
            <text:p>1,976</text:p>
          </table:table-cell>
          <table:table-cell office:value-type="float" office:value="176978" calcext:value-type="float">
            <text:p>176,978</text:p>
          </table:table-cell>
          <table:table-cell office:value-type="float" office:value="71592" calcext:value-type="float">
            <text:p>71,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09156" calcext:value-type="float">
            <text:p>109,156</text:p>
          </table:table-cell>
          <table:table-cell office:value-type="float" office:value="110907" calcext:value-type="float">
            <text:p>110,907</text:p>
          </table:table-cell>
          <table:table-cell office:value-type="float" office:value="0" calcext:value-type="float">
            <text:p>0</text:p>
          </table:table-cell>
          <table:table-cell office:value-type="float" office:value="3741" calcext:value-type="float">
            <text:p>3,7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" calcext:value-type="float">
            <text:p>20,64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,461</text:p>
          </table:table-cell>
          <table:table-cell office:value-type="float" office:value="0" calcext:value-type="float">
            <text:p>0</text:p>
          </table:table-cell>
          <table:table-cell office:value-type="float" office:value="239539" calcext:value-type="float">
            <text:p>239,539</text:p>
          </table:table-cell>
          <table:table-cell office:value-type="float" office:value="139242" calcext:value-type="float">
            <text:p>139,242</text:p>
          </table:table-cell>
          <table:table-cell office:value-type="float" office:value="0" calcext:value-type="float">
            <text:p>0</text:p>
          </table:table-cell>
          <table:table-cell office:value-type="float" office:value="247328" calcext:value-type="float">
            <text:p>247,3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212" calcext:value-type="float">
            <text:p>644,2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91" calcext:value-type="float">
            <text:p>24,991</text:p>
          </table:table-cell>
          <table:table-cell office:value-type="float" office:value="942326" calcext:value-type="float">
            <text:p>942,326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452118" calcext:value-type="float">
            <text:p>452,118</text:p>
          </table:table-cell>
          <table:table-cell office:value-type="float" office:value="692491" calcext:value-type="float">
            <text:p>692,491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377339" calcext:value-type="float">
            <text:p>377,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2527" calcext:value-type="float">
            <text:p>2,272,527</text:p>
          </table:table-cell>
          <table:table-cell office:value-type="string" calcext:value-type="string">
            <text:p>75-7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£p.a</text:p>
          </table:table-cell>
          <table:table-cell office:value-type="float" office:value="154474454.991347" calcext:value-type="float">
            <text:p>154,474,455</text:p>
          </table:table-cell>
          <table:table-cell office:value-type="float" office:value="209772502.750203" calcext:value-type="float">
            <text:p>209,772,503</text:p>
          </table:table-cell>
          <table:table-cell office:value-type="float" office:value="37344329.5516931" calcext:value-type="float">
            <text:p>37,344,330</text:p>
          </table:table-cell>
          <table:table-cell office:value-type="float" office:value="23418783144.2819" calcext:value-type="float">
            <text:p>23,418,783,144</text:p>
          </table:table-cell>
          <table:table-cell office:value-type="float" office:value="74072707.042676" calcext:value-type="float">
            <text:p>74,072,707</text:p>
          </table:table-cell>
          <table:table-cell office:value-type="float" office:value="53864364.4305973" calcext:value-type="float">
            <text:p>53,864,364</text:p>
          </table:table-cell>
          <table:table-cell office:value-type="float" office:value="783253989.780697" calcext:value-type="float">
            <text:p>783,253,990</text:p>
          </table:table-cell>
          <table:table-cell office:value-type="float" office:value="287642034.813026" calcext:value-type="float">
            <text:p>287,642,035</text:p>
          </table:table-cell>
          <table:table-cell office:value-type="float" office:value="501849380.60314" calcext:value-type="float">
            <text:p>501,849,381</text:p>
          </table:table-cell>
          <table:table-cell office:value-type="float" office:value="2076994.29171068" calcext:value-type="float">
            <text:p>2,076,994</text:p>
          </table:table-cell>
          <table:table-cell office:value-type="float" office:value="20540153.8973606" calcext:value-type="float">
            <text:p>20,540,154</text:p>
          </table:table-cell>
          <table:table-cell office:value-type="float" office:value="197493785.296987" calcext:value-type="float">
            <text:p>197,493,785</text:p>
          </table:table-cell>
          <table:table-cell office:value-type="float" office:value="287442081.221948" calcext:value-type="float">
            <text:p>287,442,081</text:p>
          </table:table-cell>
          <table:table-cell office:value-type="float" office:value="8228135.48013937" calcext:value-type="float">
            <text:p>8,228,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279928.52602735" calcext:value-type="float">
            <text:p>2,279,929</text:p>
          </table:table-cell>
          <table:table-cell office:value-type="float" office:value="2362562.10125571" calcext:value-type="float">
            <text:p>2,362,5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8912381.69225" calcext:value-type="float">
            <text:p>3,628,912,382</text:p>
          </table:table-cell>
          <table:table-cell office:value-type="float" office:value="0" calcext:value-type="float">
            <text:p>0</text:p>
          </table:table-cell>
          <table:table-cell office:value-type="float" office:value="3887885971.21042" calcext:value-type="float">
            <text:p>3,887,885,971</text:p>
          </table:table-cell>
          <table:table-cell office:value-type="float" office:value="1467298.99714286" calcext:value-type="float">
            <text:p>1,467,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66940391.5928" calcext:value-type="float">
            <text:p>22,566,940,392</text:p>
          </table:table-cell>
          <table:table-cell office:value-type="float" office:value="0" calcext:value-type="float">
            <text:p>0</text:p>
          </table:table-cell>
          <table:table-cell office:value-type="float" office:value="32217300.4617857" calcext:value-type="float">
            <text:p>32,217,300</text:p>
          </table:table-cell>
          <table:table-cell office:value-type="float" office:value="334277928.176485" calcext:value-type="float">
            <text:p>334,277,928</text:p>
          </table:table-cell>
          <table:table-cell office:value-type="float" office:value="25092074.9464286" calcext:value-type="float">
            <text:p>25,092,075</text:p>
          </table:table-cell>
          <table:table-cell office:value-type="float" office:value="1725206384.27143" calcext:value-type="float">
            <text:p>1,725,206,384</text:p>
          </table:table-cell>
          <table:table-cell office:value-type="float" office:value="345205826.153571" calcext:value-type="float">
            <text:p>345,205,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038299.383929" calcext:value-type="float">
            <text:p>253,038,299</text:p>
          </table:table-cell>
          <table:table-cell office:value-type="float" office:value="193449449.860714" calcext:value-type="float">
            <text:p>193,449,4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391777.0491181" calcext:value-type="float">
            <text:p>14,391,777</text:p>
          </table:table-cell>
          <table:table-cell office:value-type="float" office:value="0" calcext:value-type="float">
            <text:p>0</text:p>
          </table:table-cell>
          <table:table-cell office:value-type="float" office:value="98829402.2662253" calcext:value-type="float">
            <text:p>98,829,402</text:p>
          </table:table-cell>
          <table:table-cell office:value-type="float" office:value="0" calcext:value-type="float">
            <text:p>0</text:p>
          </table:table-cell>
          <table:table-cell office:value-type="float" office:value="1086827487.83787" calcext:value-type="float">
            <text:p>1,086,827,488</text:p>
          </table:table-cell>
          <table:table-cell office:value-type="float" office:value="146403735.980602" calcext:value-type="float">
            <text:p>146,403,736</text:p>
          </table:table-cell>
          <table:table-cell office:value-type="float" office:value="0" calcext:value-type="float">
            <text:p>0</text:p>
          </table:table-cell>
          <table:table-cell office:value-type="float" office:value="1320826728.11271" calcext:value-type="float">
            <text:p>1,320,826,7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5002857.04705" calcext:value-type="float">
            <text:p>1,045,002,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3687.41544944" calcext:value-type="float">
            <text:p>3,603,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62597.04427135" calcext:value-type="float">
            <text:p>7,162,597</text:p>
          </table:table-cell>
          <table:table-cell office:value-type="float" office:value="3482896969.40389" calcext:value-type="float">
            <text:p>3,482,896,969</text:p>
          </table:table-cell>
          <table:table-cell office:value-type="float" office:value="29191313330.5562" calcext:value-type="float">
            <text:p>29,191,313,331</text:p>
          </table:table-cell>
          <table:table-cell office:value-type="float" office:value="2667279131.24652" calcext:value-type="float">
            <text:p>2,667,279,131</text:p>
          </table:table-cell>
          <table:table-cell office:value-type="float" office:value="3712281988.29358" calcext:value-type="float">
            <text:p>3,712,281,988</text:p>
          </table:table-cell>
          <table:table-cell office:value-type="float" office:value="25479031342.2626" calcext:value-type="float">
            <text:p>25,479,031,342</text:p>
          </table:table-cell>
          <table:table-cell office:value-type="float" office:value="2541992034.61607" calcext:value-type="float">
            <text:p>2,541,992,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74514977.6536" calcext:value-type="float">
            <text:p>21,674,514,978</text:p>
          </table:table-cell>
          <table:table-cell office:value-type="string" calcext:value-type="string">
            <text:p>80 and abo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counts</text:p>
          </table:table-cell>
          <table:table-cell office:value-type="float" office:value="19068" calcext:value-type="float">
            <text:p>19,068</text:p>
          </table:table-cell>
          <table:table-cell office:value-type="float" office:value="15374" calcext:value-type="float">
            <text:p>15,374</text:p>
          </table:table-cell>
          <table:table-cell office:value-type="float" office:value="1718" calcext:value-type="float">
            <text:p>1,718</text:p>
          </table:table-cell>
          <table:table-cell office:value-type="float" office:value="2016033" calcext:value-type="float">
            <text:p>2,016,033</text:p>
          </table:table-cell>
          <table:table-cell office:value-type="float" office:value="399208" calcext:value-type="float">
            <text:p>399,208</text:p>
          </table:table-cell>
          <table:table-cell office:value-type="float" office:value="736761" calcext:value-type="float">
            <text:p>736,761</text:p>
          </table:table-cell>
          <table:table-cell office:value-type="float" office:value="297632" calcext:value-type="float">
            <text:p>297,632</text:p>
          </table:table-cell>
          <table:table-cell office:value-type="float" office:value="551741" calcext:value-type="float">
            <text:p>551,741</text:p>
          </table:table-cell>
          <table:table-cell office:value-type="float" office:value="68395" calcext:value-type="float">
            <text:p>68,395</text:p>
          </table:table-cell>
          <table:table-cell office:value-type="float" office:value="1398" calcext:value-type="float">
            <text:p>1,398</text:p>
          </table:table-cell>
          <table:table-cell office:value-type="float" office:value="8169" calcext:value-type="float">
            <text:p>8,169</text:p>
          </table:table-cell>
          <table:table-cell office:value-type="float" office:value="909259" calcext:value-type="float">
            <text:p>909,259</text:p>
          </table:table-cell>
          <table:table-cell office:value-type="float" office:value="15467" calcext:value-type="float">
            <text:p>15,46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79" calcext:value-type="float">
            <text:p>9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5385" calcext:value-type="float">
            <text:p>1,285,385</text:p>
          </table:table-cell>
          <table:table-cell office:value-type="float" office:value="0" calcext:value-type="float">
            <text:p>0</text:p>
          </table:table-cell>
          <table:table-cell office:value-type="float" office:value="2220147" calcext:value-type="float">
            <text:p>2,220,147</text:p>
          </table:table-cell>
          <table:table-cell office:value-type="float" office:value="1798" calcext:value-type="float">
            <text:p>1,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,900</text:p>
          </table:table-cell>
          <table:table-cell office:value-type="float" office:value="47695" calcext:value-type="float">
            <text:p>47,695</text:p>
          </table:table-cell>
          <table:table-cell office:value-type="float" office:value="5634" calcext:value-type="float">
            <text:p>5,634</text:p>
          </table:table-cell>
          <table:table-cell office:value-type="float" office:value="427418" calcext:value-type="float">
            <text:p>427,418</text:p>
          </table:table-cell>
          <table:table-cell office:value-type="float" office:value="94919" calcext:value-type="float">
            <text:p>94,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442" calcext:value-type="float">
            <text:p>76,442</text:p>
          </table:table-cell>
          <table:table-cell office:value-type="float" office:value="60813" calcext:value-type="float">
            <text:p>60,8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15" calcext:value-type="float">
            <text:p>6,815</text:p>
          </table:table-cell>
          <table:table-cell office:value-type="float" office:value="0" calcext:value-type="float">
            <text:p>0</text:p>
          </table:table-cell>
          <table:table-cell office:value-type="float" office:value="4967" calcext:value-type="float">
            <text:p>4,967</text:p>
          </table:table-cell>
          <table:table-cell office:value-type="float" office:value="0" calcext:value-type="float">
            <text:p>0</text:p>
          </table:table-cell>
          <table:table-cell office:value-type="float" office:value="378711" calcext:value-type="float">
            <text:p>378,711</text:p>
          </table:table-cell>
          <table:table-cell office:value-type="float" office:value="273952" calcext:value-type="float">
            <text:p>273,952</text:p>
          </table:table-cell>
          <table:table-cell office:value-type="float" office:value="0" calcext:value-type="float">
            <text:p>0</text:p>
          </table:table-cell>
          <table:table-cell office:value-type="float" office:value="308461" calcext:value-type="float">
            <text:p>308,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8132" calcext:value-type="float">
            <text:p>968,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97" calcext:value-type="float">
            <text:p>5,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67" calcext:value-type="float">
            <text:p>6,867</text:p>
          </table:table-cell>
          <table:table-cell office:value-type="float" office:value="1281679" calcext:value-type="float">
            <text:p>1,281,679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70691" calcext:value-type="float">
            <text:p>670,691</text:p>
          </table:table-cell>
          <table:table-cell office:value-type="float" office:value="1078670" calcext:value-type="float">
            <text:p>1,078,67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00631" calcext:value-type="float">
            <text:p>600,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5594" calcext:value-type="float">
            <text:p>2,885,594</text:p>
          </table:table-cell>
          <table:table-cell office:value-type="string" calcext:value-type="string">
            <text:p>80 and above - counts</text:p>
          </table:table-cell>
          <table:table-cell table:number-columns-repeated="924"/>
        </table:table-row>
        <table:table-row table:style-name="ro1">
          <table:table-cell/>
          <table:table-cell table:number-columns-repeated="98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/>
          <table:table-cell table:number-columns-repeated="98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llCentennial LT Address" svg:font-family="'BellCentennial LT Address'" style:font-adornments="Regular" style:font-pitch="variable"/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Gill Sans" fo:font-family="'Gill Sans'" style:font-style-name="Regular" style:font-family-generic="swiss" style:font-pitch="variable" fo:font-size="11pt"/>
    </style:style>
    <style:style style:name="Heading" style:family="table-cell" style:parent-style-name="Default">
      <style:text-properties fo:color="#4b1f6f" fo:font-size="22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15:28:27.557266738</dc:date>
    <dc:creator>Graham Stark</dc:creator>
    <meta:editing-duration>PT26M13S</meta:editing-duration>
    <meta:editing-cycles>5</meta:editing-cycles>
    <meta:generator>LibreOffice/7.3.7.2$Linux_X86_64 LibreOffice_project/30$Build-2</meta:generator>
    <meta:document-statistic meta:table-count="1" meta:cell-count="8097" meta:object-count="0"/>
  </office:meta>
</office:document-meta>
</file>